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Times New Roman" svg:font-family="'Times New Roman'" style:font-family-generic="roman" style:font-pitch="variable"/>
    <style:font-face style:name="宋体" svg:font-family="宋体, SimSun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text-properties style:font-name-asian="新細明體" style:language-asian="zh" style:country-asian="TW"/>
    </style:style>
    <style:style style:name="P2" style:family="paragraph" style:parent-style-name="Standard">
      <style:text-properties style:font-name-asian="新細明體" style:language-asian="zh" style:country-asian="TW"/>
    </style:style>
    <style:style style:name="P3" style:family="paragraph" style:parent-style-name="Standard">
      <style:paragraph-properties fo:text-align="justify" style:justify-single-word="false" fo:orphans="0" fo:widows="0" style:writing-mode="lr-tb"/>
      <style:text-properties style:font-name-asian="新細明體" style:language-asian="zh" style:country-asian="TW"/>
    </style:style>
    <style:style style:name="P4" style:family="paragraph" style:parent-style-name="Standard">
      <style:paragraph-properties fo:text-align="justify" style:justify-single-word="false" fo:orphans="0" fo:widows="0" style:writing-mode="lr-tb"/>
    </style:style>
    <style:style style:name="T1" style:family="text">
      <style:text-properties style:font-name-asian="Times New Roman"/>
    </style:style>
    <style:style style:name="T2" style:family="text">
      <style:text-properties style:font-name-asian="Times New Roman"/>
    </style:style>
    <style:style style:name="T3" style:family="text">
      <style:text-properties officeooo:rsid="0011298f" style:font-name-asian="Times New Roman"/>
    </style:style>
    <style:style style:name="T4" style:family="text">
      <style:text-properties officeooo:rsid="0011298f"/>
    </style:style>
    <style:style style:name="T5" style:family="text">
      <style:text-properties style:use-window-font-color="true" loext:opacity="0%" style:font-name="Times New Roman" fo:font-size="10.5pt" fo:language="en" fo:country="US" style:letter-kerning="true" style:font-name-asian="宋体" style:font-size-asian="10.5pt" style:language-asian="zh" style:country-asian="CN" style:font-name-complex="Times New Roman" style:font-size-complex="12pt" style:language-complex="ar" style:country-complex="SA"/>
    </style:style>
    <style:style style:name="T6" style:family="text">
      <style:text-properties style:use-window-font-color="true" loext:opacity="0%" style:font-name="Times New Roman" fo:font-size="10.5pt" fo:language="en" fo:country="US" style:letter-kerning="true" style:font-size-asian="10.5pt" style:font-name-complex="Times New Roman" style:font-size-complex="12pt" style:language-complex="ar" style:country-complex="SA"/>
    </style:style>
    <style:style style:name="T7" style:family="text">
      <style:text-properties style:use-window-font-color="true" loext:opacity="0%" style:font-name="Times New Roman" fo:font-size="10.5pt" fo:language="en" fo:country="US" style:letter-kerning="true" style:font-name-asian="新細明體" style:font-size-asian="10.5pt" style:language-asian="zh" style:country-asian="TW" style:font-name-complex="Times New Roman" style:font-size-complex="12pt" style:language-complex="ar" style:country-complex="SA"/>
    </style:style>
    <style:style style:name="T8" style:family="text">
      <style:text-properties style:font-name-asian="新細明體" style:language-asian="zh" style:country-asian="TW"/>
    </style:style>
    <style:style style:name="T9" style:family="text">
      <style:text-properties style:font-name-asian="新細明體" style:language-asian="zh" style:country-asian="TW"/>
    </style:style>
    <style:style style:name="T10" style:family="text">
      <style:text-properties officeooo:rsid="0011298f" style:font-name-asian="新細明體" style:language-asian="zh" style:country-asian="TW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第一卦：《乾卦》</text:p>
      <text:p text:style-name="P1"><text:s/></text:p>
      <text:p text:style-name="P3">乾：元，亨，利，<text:span text:style-name="T6">貞</text:span>。</text:p>
      <text:p text:style-name="P1"/>
      <text:p text:style-name="P3">【白<text:span text:style-name="T6">話</text:span>】《乾卦》象<text:span text:style-name="T6">徵</text:span>天：元始，亨通，和<text:span text:style-name="T6">諧</text:span>，<text:span text:style-name="T6">貞</text:span>正。</text:p>
      <text:p text:style-name="P1"/>
      <text:p text:style-name="P3">《象》曰：天行健，君子以自<text:span text:style-name="T6">強</text:span>不息。</text:p>
      <text:p text:style-name="P1"/>
      <text:p text:style-name="P3">【白<text:span text:style-name="T6">話</text:span>】《象<text:span text:style-name="T6">辭</text:span>》<text:span text:style-name="T6">說</text:span>：天道<text:span text:style-name="T6">運</text:span>行周而<text:span text:style-name="T6">復</text:span>始，永<text:span text:style-name="T6">無</text:span>止息，<text:span text:style-name="T6">誰</text:span>也不能阻<text:span text:style-name="T6">擋</text:span>，君子<text:span text:style-name="T6">應</text:span>效法天道，自立自<text:span text:style-name="T6">強</text:span>，不停地<text:span text:style-name="T6">奮</text:span>斗下去。</text:p>
      <text:p text:style-name="P1"/>
      <text:p text:style-name="P3">初九，<text:span text:style-name="T6">潛龍</text:span>勿用。</text:p>
      <text:p text:style-name="P1"/>
      <text:p text:style-name="P3">【白<text:span text:style-name="T6">話</text:span>】初九，<text:span text:style-name="T6">龍</text:span>尚<text:span text:style-name="T6">潛</text:span>伏在水中，<text:span text:style-name="T6">養</text:span>精蓄<text:span text:style-name="T6">銳</text:span>，<text:span text:style-name="T6">暫時還</text:span>不能<text:span text:style-name="T6">發揮</text:span>作用。</text:p>
      <text:p text:style-name="P1"/>
      <text:p text:style-name="P3">《象》曰：<text:span text:style-name="T6">潛龍</text:span>勿用，<text:span text:style-name="T6">陽</text:span>在下也。</text:p>
      <text:p text:style-name="P1"/>
      <text:p text:style-name="P4"><text:span text:style-name="T8">【白</text:span><text:span text:style-name="T7">話</text:span><text:span text:style-name="T8">】《象</text:span><text:span text:style-name="T7">辭</text:span><text:span text:style-name="T8">》</text:span><text:span text:style-name="T7">說</text:span><text:span text:style-name="T8">：</text:span><text:span text:style-name="T7">龍</text:span><text:span text:style-name="T8">象</text:span><text:span text:style-name="T7">徵陽</text:span><text:span text:style-name="T8">。"</text:span><text:span text:style-name="T7">龍</text:span><text:span text:style-name="T8">尚</text:span><text:span text:style-name="T7">潛</text:span><text:span text:style-name="T8">伏在水中，</text:span><text:span text:style-name="T7">養</text:span><text:span text:style-name="T8">精蓄</text:span><text:span text:style-name="T7">銳</text:span><text:span text:style-name="T8">，</text:span><text:span text:style-name="T7">暫時還</text:span><text:span text:style-name="T8">不能</text:span><text:span text:style-name="T7">發揮</text:span><text:span text:style-name="T8">作用"，是因</text:span><text:span text:style-name="T7">為</text:span><text:span text:style-name="T8">此爻位置最低，</text:span><text:span text:style-name="T7">陽氣</text:span><text:span text:style-name="T8">不能散</text:span><text:span text:style-name="T7">發</text:span><text:span text:style-name="T8">出</text:span><text:span text:style-name="T7">來</text:span><text:span text:style-name="T8">的</text:span><text:span text:style-name="T7">緣</text:span><text:span text:style-name="T8">故。</text:span></text:p>
      <text:p text:style-name="P1"/>
      <text:p text:style-name="P3">九二，<text:span text:style-name="T6">見龍</text:span>在田，利<text:span text:style-name="T6">見</text:span>大人。</text:p>
      <text:p text:style-name="P1"/>
      <text:p text:style-name="P3">【白<text:span text:style-name="T6">話</text:span>】九二，<text:span text:style-name="T6">龍</text:span>已出<text:span text:style-name="T6">現</text:span>在地上，利<text:span text:style-name="T6">於</text:span>出<text:span text:style-name="T6">現</text:span>德高<text:span text:style-name="T6">勢</text:span>隆的大人物。</text:p>
      <text:p text:style-name="P1"/>
      <text:p text:style-name="P4"><text:span text:style-name="T8">《象》曰："</text:span><text:span text:style-name="T7">見龍</text:span><text:span text:style-name="T8">在田"，德施普也。</text:span></text:p>
      <text:p text:style-name="P1"/>
      <text:p text:style-name="P4"><text:span text:style-name="T8">【白</text:span><text:span text:style-name="T7">話</text:span><text:span text:style-name="T8">】《象</text:span><text:span text:style-name="T7">辭</text:span><text:span text:style-name="T8">》</text:span><text:span text:style-name="T7">說</text:span><text:span text:style-name="T8">："</text:span><text:span text:style-name="T7">龍</text:span><text:span text:style-name="T8">已出</text:span><text:span text:style-name="T7">現</text:span><text:span text:style-name="T8">在地上"，</text:span><text:span text:style-name="T7">猶</text:span><text:span text:style-name="T8">如</text:span><text:span text:style-name="T7">陽</text:span><text:span text:style-name="T8">光普照，天下人普遍得到恩惠。</text:span></text:p>
      <text:p text:style-name="P1"/>
      <text:p text:style-name="P3">九三，君子<text:span text:style-name="T6">終</text:span>日乾乾，夕惕若，<text:span text:style-name="T6">厲無</text:span>咎。</text:p>
      <text:p text:style-name="P1"/>
      <text:p text:style-name="P3">【白<text:span text:style-name="T6">話</text:span>】九三，君子整天自<text:span text:style-name="T6">強</text:span>不息，晚上也不敢有<text:span text:style-name="T6">絲</text:span>毫的懈怠，<text:span text:style-name="T6">這樣</text:span>即使遇到危<text:span text:style-name="T6">險</text:span>也<text:span text:style-name="T6">會</text:span>逢凶化吉。</text:p>
      <text:p text:style-name="P1"/>
      <text:p text:style-name="P4"><text:span text:style-name="T8">《象》曰："</text:span><text:span text:style-name="T7">終</text:span><text:span text:style-name="T8">日乾乾"，反</text:span><text:span text:style-name="T7">復</text:span><text:span text:style-name="T8">道也。</text:span></text:p>
      <text:p text:style-name="P1"/>
      <text:p text:style-name="P4"><text:span text:style-name="T8">【白</text:span><text:span text:style-name="T7">話</text:span><text:span text:style-name="T8">】《象</text:span><text:span text:style-name="T7">辭</text:span><text:span text:style-name="T8">》</text:span><text:span text:style-name="T7">說</text:span><text:span text:style-name="T8">："整天自</text:span><text:span text:style-name="T7">強</text:span><text:span text:style-name="T8">不息"，是因</text:span><text:span text:style-name="T7">為</text:span><text:span text:style-name="T8">要避免出</text:span><text:span text:style-name="T7">現</text:span><text:span text:style-name="T8">反</text:span><text:span text:style-name="T7">復</text:span><text:span text:style-name="T8">，不敢有</text:span><text:span text:style-name="T7">絲</text:span><text:span text:style-name="T8">毫大意。</text:span></text:p>
      <text:p text:style-name="P1"/>
      <text:p text:style-name="P3">九四，或<text:span text:style-name="T6">躍</text:span>在<text:span text:style-name="T6">淵</text:span>，<text:span text:style-name="T6">無</text:span>咎。</text:p>
      <text:p text:style-name="P1"/>
      <text:p text:style-name="P3">【白<text:span text:style-name="T6">話</text:span>】九四，<text:span text:style-name="T6">龍</text:span>或<text:span text:style-name="T6">騰躍</text:span>而起，或退居<text:span text:style-name="T6">於淵</text:span>，均不<text:span text:style-name="T6">會</text:span>有危害。</text:p>
      <text:p text:style-name="P1"/>
      <text:p text:style-name="P4"><text:span text:style-name="T8">《象》曰："或</text:span><text:span text:style-name="T7">躍</text:span><text:span text:style-name="T8">在</text:span><text:span text:style-name="T7">淵</text:span><text:span text:style-name="T8">"，</text:span><text:span text:style-name="T7">進無</text:span><text:span text:style-name="T8">咎也。</text:span></text:p>
      <text:p text:style-name="P1"/>
      <text:p text:style-name="P4"><text:span text:style-name="T8">【白</text:span><text:span text:style-name="T7">話</text:span><text:span text:style-name="T8">】《象</text:span><text:span text:style-name="T7">辭</text:span><text:span text:style-name="T8">》</text:span><text:span text:style-name="T7">說</text:span><text:span text:style-name="T8">："</text:span><text:span text:style-name="T7">龍</text:span><text:span text:style-name="T8">或</text:span><text:span text:style-name="T7">騰躍</text:span><text:span text:style-name="T8">而起，或退居</text:span><text:span text:style-name="T7">於淵</text:span><text:span text:style-name="T8">，均不</text:span><text:span text:style-name="T7">會</text:span><text:span text:style-name="T8">有危害"，因</text:span><text:span text:style-name="T7">為</text:span><text:span text:style-name="T8">能</text:span><text:span text:style-name="T7">審時</text:span><text:span text:style-name="T8">度</text:span><text:span text:style-name="T7">勢</text:span><text:span text:style-name="T8">，故</text:span><text:span text:style-name="T7">進</text:span><text:span text:style-name="T8">退自</text:span><text:soft-page-break/><text:span text:style-name="T8">如，不</text:span><text:span text:style-name="T7">會</text:span><text:span text:style-name="T8">有危害。</text:span></text:p>
      <text:p text:style-name="P1"/>
      <text:p text:style-name="P3">九五，<text:span text:style-name="T6">飛龍</text:span>在天，利<text:span text:style-name="T6">見</text:span>大人。</text:p>
      <text:p text:style-name="P1"/>
      <text:p text:style-name="P3">【白<text:span text:style-name="T6">話</text:span>】九五，<text:span text:style-name="T6">龍飛</text:span>上了高空，利<text:span text:style-name="T6">於</text:span>出<text:span text:style-name="T6">現</text:span>德高<text:span text:style-name="T6">勢</text:span>隆的大人物。</text:p>
      <text:p text:style-name="P1"/>
      <text:p text:style-name="P4"><text:span text:style-name="T8">《象》曰："</text:span><text:span text:style-name="T7">飛龍</text:span><text:span text:style-name="T8">在天"，大人造也。</text:span></text:p>
      <text:p text:style-name="P1"/>
      <text:p text:style-name="P4"><text:span text:style-name="T8">【白</text:span><text:span text:style-name="T7">話</text:span><text:span text:style-name="T8">】《象</text:span><text:span text:style-name="T7">辭</text:span><text:span text:style-name="T8">》</text:span><text:span text:style-name="T7">說</text:span><text:span text:style-name="T8">："</text:span><text:span text:style-name="T7">龍飛</text:span><text:span text:style-name="T8">上了高空"，象</text:span><text:span text:style-name="T7">徵</text:span><text:span text:style-name="T8">德高</text:span><text:span text:style-name="T7">勢</text:span><text:span text:style-name="T8">隆的大人物一定</text:span><text:span text:style-name="T7">會</text:span><text:span text:style-name="T8">有所作</text:span><text:span text:style-name="T7">為</text:span><text:span text:style-name="T8">。</text:span></text:p>
      <text:p text:style-name="P1"/>
      <text:p text:style-name="P3">上九，亢<text:span text:style-name="T6">龍</text:span>有悔。</text:p>
      <text:p text:style-name="P1"/>
      <text:p text:style-name="P3">【白<text:span text:style-name="T6">話</text:span>】上九，<text:span text:style-name="T6">龍飛</text:span>到了<text:span text:style-name="T6">過</text:span>高的地方，必<text:span text:style-name="T6">將會</text:span>后悔。</text:p>
      <text:p text:style-name="P1"/>
      <text:p text:style-name="P4"><text:span text:style-name="T8">《象》曰："亢</text:span><text:span text:style-name="T7">龍</text:span><text:span text:style-name="T8">有悔"，盈不可久也。</text:span></text:p>
      <text:p text:style-name="P1"/>
      <text:p text:style-name="P4"><text:span text:style-name="T8">【白</text:span><text:span text:style-name="T7">話</text:span><text:span text:style-name="T8">】《象</text:span><text:span text:style-name="T7">辭</text:span><text:span text:style-name="T8">》</text:span><text:span text:style-name="T7">說</text:span><text:span text:style-name="T8">"</text:span><text:span text:style-name="T7">龍飛</text:span><text:span text:style-name="T8">到了</text:span><text:span text:style-name="T7">過</text:span><text:span text:style-name="T8">高的地方，必</text:span><text:span text:style-name="T7">將會</text:span><text:span text:style-name="T8">后悔"，因</text:span><text:span text:style-name="T7">為</text:span><text:span text:style-name="T8">物</text:span><text:span text:style-name="T7">極</text:span><text:span text:style-name="T8">必反，事物</text:span><text:span text:style-name="T7">發</text:span><text:span text:style-name="T8">展到了</text:span><text:span text:style-name="T7">盡頭</text:span><text:span text:style-name="T8">，必</text:span><text:span text:style-name="T7">將</text:span><text:span text:style-name="T8">走向自己的反面。</text:span></text:p>
      <text:p text:style-name="P1"/>
      <text:p text:style-name="P3">用九，<text:span text:style-name="T6">見</text:span>群<text:span text:style-name="T6">龍無</text:span>首，吉。</text:p>
      <text:p text:style-name="P1"/>
      <text:p text:style-name="P3">【白<text:span text:style-name="T6">話</text:span>】用九，出<text:span text:style-name="T6">現</text:span>群<text:span text:style-name="T6">龍</text:span>也不<text:span text:style-name="T6">願</text:span>意<text:span text:style-name="T6">為</text:span>首的<text:span text:style-name="T6">現</text:span>象，是很吉利的。</text:p>
      <text:p text:style-name="P1"/>
      <text:p text:style-name="P4"><text:span text:style-name="T8">《象》曰："用九"，天德不可</text:span><text:span text:style-name="T7">為</text:span><text:span text:style-name="T8">首也。</text:span></text:p>
      <text:p text:style-name="P1"/>
      <text:p text:style-name="P4"><text:span text:style-name="T8">【白</text:span><text:span text:style-name="T7">話</text:span><text:span text:style-name="T8">】《象</text:span><text:span text:style-name="T7">辭</text:span><text:span text:style-name="T8">》</text:span><text:span text:style-name="T7">說</text:span><text:span text:style-name="T8">："用九"的爻象</text:span><text:span text:style-name="T7">說</text:span><text:span text:style-name="T8">明，天</text:span><text:span text:style-name="T7">雖</text:span><text:span text:style-name="T8">生</text:span><text:span text:style-name="T7">萬</text:span><text:span text:style-name="T8">物，但</text:span><text:span text:style-name="T7">卻</text:span><text:span text:style-name="T8">不居首、不居功。 </text:span></text:p>
      <text:p text:style-name="P1"/>
      <text:p text:style-name="P1"/>
      <text:p text:style-name="P1">第二卦：《坤卦》</text:p>
      <text:p text:style-name="P1"><text:s/></text:p>
      <text:p text:style-name="P3">坤：元，亨，利牝<text:span text:style-name="T6">馬</text:span>之<text:span text:style-name="T6">貞</text:span>。君子有攸往，先迷，后得主，利。西南得朋，<text:span text:style-name="T6">東</text:span>北<text:span text:style-name="T6">喪</text:span>朋。安<text:span text:style-name="T6">貞</text:span>吉。</text:p>
      <text:p text:style-name="P1"/>
      <text:p text:style-name="P3">【白<text:span text:style-name="T6">話</text:span>】《坤卦》象<text:span text:style-name="T6">徵</text:span>地：元始，亨通，如果像雌<text:span text:style-name="T6">馬</text:span>那<text:span text:style-name="T6">樣</text:span>柔<text:span text:style-name="T6">順</text:span>，<text:span text:style-name="T6">則</text:span>是吉利的。君子<text:span text:style-name="T6">從</text:span>事某<text:span text:style-name="T6">項</text:span>事<text:span text:style-name="T6">業</text:span>，<text:span text:style-name="T6">雖</text:span>然<text:span text:style-name="T6">開</text:span>始<text:span text:style-name="T6">時</text:span>不知所<text:span text:style-name="T6">從</text:span>，但<text:span text:style-name="T6">結</text:span>果<text:span text:style-name="T6">會</text:span>是有</text:p>
      <text:p text:style-name="P1"/>
      <text:p text:style-name="P3">利的。如往西南方，<text:span text:style-name="T6">則會</text:span>得到朋友的<text:span text:style-name="T6">幫</text:span>助。如往<text:span text:style-name="T6">東</text:span>南方，<text:span text:style-name="T6">則會</text:span>失去朋友的<text:span text:style-name="T6">幫</text:span>助。如果保持<text:span text:style-name="T6">現狀</text:span>，也是吉利的。</text:p>
      <text:p text:style-name="P1"/>
      <text:p text:style-name="P3">《象》曰：地<text:span text:style-name="T6">勢</text:span>坤，君子以厚德<text:span text:style-name="T6">載</text:span>物。</text:p>
      <text:p text:style-name="P1"/>
      <text:p text:style-name="P3">【白<text:span text:style-name="T6">話</text:span>】＜＜象<text:span text:style-name="T6">辭</text:span>＞＞<text:span text:style-name="T6">說</text:span>：坤象<text:span text:style-name="T6">徵</text:span>大地，君子<text:span text:style-name="T6">應</text:span>效法大地，胸<text:span text:style-name="T6">懷寬廣</text:span>，包容<text:span text:style-name="T6">萬</text:span>物。</text:p>
      <text:p text:style-name="P1"/>
      <text:p text:style-name="P4"><text:span text:style-name="T8">初六,履霜，</text:span><text:span text:style-name="T7">堅</text:span><text:span text:style-name="T8">冰至。</text:span></text:p>
      <text:p text:style-name="P1"/>
      <text:p text:style-name="P3"><text:soft-page-break/>【白<text:span text:style-name="T6">話</text:span>】初六， <text:span text:style-name="T6">腳</text:span>踏上了霜，<text:span text:style-name="T6">氣</text:span>候<text:span text:style-name="T6">變</text:span>冷，冰雪即<text:span text:style-name="T6">將</text:span>到<text:span text:style-name="T6">來</text:span>。</text:p>
      <text:p text:style-name="P1"/>
      <text:p text:style-name="P4"><text:span text:style-name="T8">《象》曰："履霜</text:span><text:span text:style-name="T7">堅</text:span><text:span text:style-name="T8">冰"，</text:span><text:span text:style-name="T7">陰</text:span><text:span text:style-name="T8">始凝也；</text:span><text:span text:style-name="T7">馴</text:span><text:span text:style-name="T8">致其道，至</text:span><text:span text:style-name="T7">堅</text:span><text:span text:style-name="T8">冰也。</text:span></text:p>
      <text:p text:style-name="P1"/>
      <text:p text:style-name="P4"><text:span text:style-name="T8">【白</text:span><text:span text:style-name="T7">話</text:span><text:span text:style-name="T8">】《象</text:span><text:span text:style-name="T7">辭</text:span><text:span text:style-name="T8">》</text:span><text:span text:style-name="T7">說</text:span><text:span text:style-name="T8">："</text:span><text:span text:style-name="T7">腳</text:span><text:span text:style-name="T8">踏上了霜，</text:span><text:span text:style-name="T7">氣</text:span><text:span text:style-name="T8">候</text:span><text:span text:style-name="T7">變</text:span><text:span text:style-name="T8">冷，冰雪即</text:span><text:span text:style-name="T7">將</text:span><text:span text:style-name="T8">到</text:span><text:span text:style-name="T7">來</text:span><text:span text:style-name="T8">"，</text:span><text:span text:style-name="T7">說</text:span><text:span text:style-name="T8">明</text:span><text:span text:style-name="T7">陰氣開</text:span><text:span text:style-name="T8">始凝聚；按照</text:span><text:span text:style-name="T7">這種</text:span><text:span text:style-name="T8">情</text:span><text:span text:style-name="T7">況發</text:span><text:span text:style-name="T8">展下去，必然迎</text:span><text:span text:style-name="T7">來</text:span><text:span text:style-name="T8">冰雪的季</text:span><text:span text:style-name="T7">節</text:span><text:span text:style-name="T8">。</text:span></text:p>
      <text:p text:style-name="P1"/>
      <text:p text:style-name="P3">六二，直方大，不<text:span text:style-name="T6">習無</text:span>不利。</text:p>
      <text:p text:style-name="P1"/>
      <text:p text:style-name="P3">【白<text:span text:style-name="T6">話</text:span>】六二，正直，端正，<text:span text:style-name="T6">廣</text:span>大，具<text:span text:style-name="T6">備這樣</text:span>的品<text:span text:style-name="T6">質</text:span>，即使不<text:span text:style-name="T6">學習</text:span>也不<text:span text:style-name="T6">會</text:span>有什么不利。</text:p>
      <text:p text:style-name="P1"/>
      <text:p text:style-name="P4"><text:span text:style-name="T8">《象》曰：六二之</text:span><text:span text:style-name="T7">動</text:span><text:span text:style-name="T8">，直以方也，"不</text:span><text:span text:style-name="T7">習無</text:span><text:span text:style-name="T8">不利"，地道光也。</text:span></text:p>
      <text:p text:style-name="P1"/>
      <text:p text:style-name="P4"><text:span text:style-name="T8">【白</text:span><text:span text:style-name="T7">話</text:span><text:span text:style-name="T8">】《象</text:span><text:span text:style-name="T7">辭</text:span><text:span text:style-name="T8">》</text:span><text:span text:style-name="T7">說</text:span><text:span text:style-name="T8">：六二爻若是出</text:span><text:span text:style-name="T7">現變</text:span><text:span text:style-name="T8">化的</text:span><text:span text:style-name="T7">話</text:span><text:span text:style-name="T8">，</text:span><text:span text:style-name="T7">總</text:span><text:span text:style-name="T8">是表</text:span><text:span text:style-name="T7">現</text:span><text:span text:style-name="T8">出正直、端正的性</text:span><text:span text:style-name="T7">質</text:span><text:span text:style-name="T8">。"即使不</text:span><text:span text:style-name="T7">學習</text:span><text:span text:style-name="T8">也不</text:span><text:span text:style-name="T7">會</text:span><text:span text:style-name="T8">有什么不利"，是因</text:span><text:span text:style-name="T7">為</text:span><text:span text:style-name="T8">地德</text:span><text:span text:style-name="T7">廣</text:span><text:span text:style-name="T8">大，</text:span></text:p>
      <text:p text:style-name="P1"/>
      <text:p text:style-name="P3">包容<text:span text:style-name="T6">萬</text:span>物的<text:span text:style-name="T6">緣</text:span>故。</text:p>
      <text:p text:style-name="P1"/>
      <text:p text:style-name="P3">六三，含章可<text:span text:style-name="T6">貞</text:span>，或<text:span text:style-name="T6">從</text:span>王事，<text:span text:style-name="T6">無</text:span>成有<text:span text:style-name="T6">終</text:span>。</text:p>
      <text:p text:style-name="P1"/>
      <text:p text:style-name="P3">【白<text:span text:style-name="T6">話</text:span>】六三，胸<text:span text:style-name="T6">懷</text:span>才<text:span text:style-name="T6">華</text:span>而不<text:span text:style-name="T6">顯</text:span>露，如果<text:span text:style-name="T6">輔</text:span>佐君主，能克<text:span text:style-name="T6">盡職</text:span>守，功成不居。</text:p>
      <text:p text:style-name="P1"/>
      <text:p text:style-name="P4"><text:span text:style-name="T8">《象》曰："含章可</text:span><text:span text:style-name="T7">貞</text:span><text:span text:style-name="T8">"，以</text:span><text:span text:style-name="T7">時發</text:span><text:span text:style-name="T8">也；"或</text:span><text:span text:style-name="T7">從</text:span><text:span text:style-name="T8">王事"，知光大也。</text:span></text:p>
      <text:p text:style-name="P1"/>
      <text:p text:style-name="P4"><text:span text:style-name="T8">【白</text:span><text:span text:style-name="T7">話</text:span><text:span text:style-name="T8">】《象</text:span><text:span text:style-name="T7">辭</text:span><text:span text:style-name="T8">》</text:span><text:span text:style-name="T7">說</text:span><text:span text:style-name="T8">："胸</text:span><text:span text:style-name="T7">懷</text:span><text:span text:style-name="T8">才</text:span><text:span text:style-name="T7">華</text:span><text:span text:style-name="T8">而不</text:span><text:span text:style-name="T7">顯</text:span><text:span text:style-name="T8">露"，是要把握</text:span><text:span text:style-name="T7">時機</text:span><text:span text:style-name="T8">才</text:span><text:span text:style-name="T7">發揮</text:span><text:span text:style-name="T8">，"如果</text:span><text:span text:style-name="T7">輔</text:span><text:span text:style-name="T8">佐君主"，必能大</text:span><text:span text:style-name="T7">顯</text:span><text:span text:style-name="T8">身手，一展抱</text:span><text:span text:style-name="T7">負</text:span><text:span text:style-name="T8">。</text:span></text:p>
      <text:p text:style-name="P1"/>
      <text:p text:style-name="P3">六四，括囊，<text:span text:style-name="T6">無</text:span>咎<text:span text:style-name="T6">無譽</text:span>。</text:p>
      <text:p text:style-name="P1"/>
      <text:p text:style-name="P3">【白<text:span text:style-name="T6">話</text:span>】六四，扎<text:span text:style-name="T6">緊</text:span>袋口，不<text:span text:style-name="T6">說</text:span>也不<text:span text:style-name="T6">動</text:span>，<text:span text:style-name="T6">這樣雖</text:span>得不到<text:span text:style-name="T6">稱贊</text:span>，但也免遭<text:span text:style-name="T6">禍</text:span>患。</text:p>
      <text:p text:style-name="P1"/>
      <text:p text:style-name="P4"><text:span text:style-name="T8">《象》曰："括囊</text:span><text:span text:style-name="T7">無</text:span><text:span text:style-name="T8">咎"，慎不害也。</text:span></text:p>
      <text:p text:style-name="P1"/>
      <text:p text:style-name="P4"><text:span text:style-name="T8">【白</text:span><text:span text:style-name="T7">話</text:span><text:span text:style-name="T8">】《象</text:span><text:span text:style-name="T7">辭</text:span><text:span text:style-name="T8">》</text:span><text:span text:style-name="T7">說</text:span><text:span text:style-name="T8">："扎</text:span><text:span text:style-name="T7">緊</text:span><text:span text:style-name="T8">袋口，不</text:span><text:span text:style-name="T7">說</text:span><text:span text:style-name="T8">也不</text:span><text:span text:style-name="T7">動</text:span><text:span text:style-name="T8">，可以免遭</text:span><text:span text:style-name="T7">禍</text:span><text:span text:style-name="T8">患"，</text:span><text:span text:style-name="T7">說</text:span><text:span text:style-name="T8">明小心</text:span><text:span text:style-name="T7">謹</text:span><text:span text:style-name="T8">慎</text:span><text:span text:style-name="T7">從</text:span><text:span text:style-name="T8">事，是不</text:span><text:span text:style-name="T7">會</text:span><text:span text:style-name="T8">有害的。</text:span></text:p>
      <text:p text:style-name="P1"/>
      <text:p text:style-name="P3">六五，<text:span text:style-name="T6">黃</text:span>裳，元吉。</text:p>
      <text:p text:style-name="P1"/>
      <text:p text:style-name="P3">【白<text:span text:style-name="T6">話</text:span>】六五，<text:span text:style-name="T6">黃</text:span>色的衣服，最<text:span text:style-name="T6">為</text:span>吉祥。</text:p>
      <text:p text:style-name="P1"/>
      <text:p text:style-name="P4"><text:span text:style-name="T8">《象》曰："</text:span><text:span text:style-name="T7">黃</text:span><text:span text:style-name="T8">裳元吉"，文在中也。</text:span></text:p>
      <text:p text:style-name="P1"/>
      <text:p text:style-name="P4"><text:span text:style-name="T8">【白</text:span><text:span text:style-name="T7">話</text:span><text:span text:style-name="T8">】《象</text:span><text:span text:style-name="T7">辭</text:span><text:span text:style-name="T8">》</text:span><text:span text:style-name="T7">說</text:span><text:span text:style-name="T8">："</text:span><text:span text:style-name="T7">黃</text:span><text:span text:style-name="T8">色的衣服，最</text:span><text:span text:style-name="T7">為</text:span><text:span text:style-name="T8">吉祥"，是因</text:span><text:span text:style-name="T7">為黃</text:span><text:span text:style-name="T8">色代表中，行事以中道</text:span><text:span text:style-name="T7">為</text:span><text:span text:style-name="T8">准</text:span><text:span text:style-name="T7">則</text:span><text:span text:style-name="T8">，</text:span><text:span text:style-name="T7">當</text:span><text:span text:style-name="T8">然是吉祥的。</text:span></text:p>
      <text:p text:style-name="P1"><text:soft-page-break/></text:p>
      <text:p text:style-name="P3">上六，<text:span text:style-name="T6">龍戰於</text:span>野，其血玄<text:span text:style-name="T6">黃</text:span>。</text:p>
      <text:p text:style-name="P1"/>
      <text:p text:style-name="P3">【白<text:span text:style-name="T6">話</text:span>】上六，<text:span text:style-name="T6">陰氣</text:span>盛<text:span text:style-name="T6">極</text:span>，<text:span text:style-name="T6">與陽氣</text:span>相<text:span text:style-name="T6">戰</text:span>郊外，天地混<text:span text:style-name="T6">雜</text:span>，乾坤莫辨，后果是不堪<text:span text:style-name="T6">設</text:span>想的。</text:p>
      <text:p text:style-name="P1"/>
      <text:p text:style-name="P4"><text:span text:style-name="T8">《象》曰："</text:span><text:span text:style-name="T7">龍戰於</text:span><text:span text:style-name="T8">野"，其道</text:span><text:span text:style-name="T7">窮</text:span><text:span text:style-name="T8">也。</text:span></text:p>
      <text:p text:style-name="P1"/>
      <text:p text:style-name="P4"><text:span text:style-name="T8">【白</text:span><text:span text:style-name="T7">話</text:span><text:span text:style-name="T8">】《象</text:span><text:span text:style-name="T7">辭</text:span><text:span text:style-name="T8">》</text:span><text:span text:style-name="T7">說</text:span><text:span text:style-name="T8">："</text:span><text:span text:style-name="T7">陰氣</text:span><text:span text:style-name="T8">盛</text:span><text:span text:style-name="T7">極</text:span><text:span text:style-name="T8">，</text:span><text:span text:style-name="T7">與陽氣</text:span><text:span text:style-name="T8">相</text:span><text:span text:style-name="T7">戰於</text:span><text:span text:style-name="T8">郊外"，</text:span><text:span text:style-name="T7">說</text:span><text:span text:style-name="T8">明</text:span><text:span text:style-name="T7">陰氣</text:span><text:span text:style-name="T8">已</text:span><text:span text:style-name="T7">經發</text:span><text:span text:style-name="T8">展到</text:span><text:span text:style-name="T7">盡頭</text:span><text:span text:style-name="T8">了。</text:span></text:p>
      <text:p text:style-name="P1"/>
      <text:p text:style-name="P3">用六，利永<text:span text:style-name="T6">貞</text:span>。</text:p>
      <text:p text:style-name="P1"/>
      <text:p text:style-name="P4"><text:span text:style-name="T8">【白</text:span><text:span text:style-name="T7">話</text:span><text:span text:style-name="T8">】"用六"</text:span><text:span text:style-name="T7">這</text:span><text:span text:style-name="T8">一爻，利</text:span><text:span text:style-name="T7">於</text:span><text:span text:style-name="T8">永</text:span><text:span text:style-name="T7">遠</text:span><text:span text:style-name="T8">保持中正。</text:span></text:p>
      <text:p text:style-name="P1"/>
      <text:p text:style-name="P4"><text:span text:style-name="T8">《象》曰：用六"永</text:span><text:span text:style-name="T7">貞</text:span><text:span text:style-name="T8">"，以大</text:span><text:span text:style-name="T7">終</text:span><text:span text:style-name="T8">也。</text:span></text:p>
      <text:p text:style-name="P1"/>
      <text:p text:style-name="P4"><text:span text:style-name="T8">【白</text:span><text:span text:style-name="T7">話</text:span><text:span text:style-name="T8">】《象</text:span><text:span text:style-name="T7">辭</text:span><text:span text:style-name="T8">》</text:span><text:span text:style-name="T7">說</text:span><text:span text:style-name="T8">：用六的爻</text:span><text:span text:style-name="T7">辭說</text:span><text:span text:style-name="T8">"利</text:span><text:span text:style-name="T7">於</text:span><text:span text:style-name="T8">永</text:span><text:span text:style-name="T7">遠</text:span><text:span text:style-name="T8">保持中正"，即是指</text:span><text:span text:style-name="T7">陰</text:span><text:span text:style-name="T8">盛到了</text:span><text:span text:style-name="T7">極點</text:span><text:span text:style-name="T8">就</text:span><text:span text:style-name="T7">會</text:span><text:span text:style-name="T8">向</text:span><text:span text:style-name="T7">陽轉</text:span><text:span text:style-name="T8">化。 </text:span></text:p>
      <text:p text:style-name="P1"/>
      <text:p text:style-name="P1"/>
      <text:p text:style-name="P1">第三卦：《屯卦》</text:p>
      <text:p text:style-name="P1"><text:s/></text:p>
      <text:p text:style-name="P3">屯：元，亨，利，<text:span text:style-name="T6">貞</text:span>；勿用有攸往，利建侯。</text:p>
      <text:p text:style-name="P1"/>
      <text:p text:style-name="P3">【白<text:span text:style-name="T6">話</text:span>】《屯卦》象<text:span text:style-name="T6">徵</text:span>初生：元始，亨通，和<text:span text:style-name="T6">諧</text:span>，<text:span text:style-name="T6">貞</text:span>正。不要急<text:span text:style-name="T6">於發</text:span>展，首先要立君建<text:span text:style-name="T6">國</text:span>。</text:p>
      <text:p text:style-name="P1"/>
      <text:p text:style-name="P3">《象》曰：云雷屯，君子以<text:span text:style-name="T6">經綸</text:span>。</text:p>
      <text:p text:style-name="P1"/>
      <text:p text:style-name="P3">【白<text:span text:style-name="T6">話</text:span>】《象<text:span text:style-name="T6">辭</text:span>》<text:span text:style-name="T6">說</text:span>：《屯卦》的卦象是震（雷）下坎（水）上，<text:span text:style-name="T6">為</text:span>雷上有水之表象，水在上表示雨尚未落，故<text:span text:style-name="T6">釋為</text:span>云。云雷大作，是</text:p>
      <text:p text:style-name="P1"/>
      <text:p text:style-name="P3">即<text:span text:style-name="T6">將</text:span>下雨的<text:span text:style-name="T6">徵</text:span>兆，故《屯卦》象<text:span text:style-name="T6">徵</text:span>初生。<text:span text:style-name="T6">這</text:span>里表示天地初<text:span text:style-name="T6">創</text:span>，<text:span text:style-name="T6">國</text:span>家始建，正人君子<text:span text:style-name="T6">應</text:span>以全部才智投入到<text:span text:style-name="T6">創</text:span>建<text:span text:style-name="T6">國</text:span>家的事<text:span text:style-name="T6">業</text:span>中去。</text:p>
      <text:p text:style-name="P1"/>
      <text:p text:style-name="P3">初九，磐桓，利居<text:span text:style-name="T6">貞</text:span>，利建侯。</text:p>
      <text:p text:style-name="P1"/>
      <text:p text:style-name="P3">【白<text:span text:style-name="T6">話</text:span>】初九，<text:span text:style-name="T6">萬</text:span>事<text:span text:style-name="T6">開頭難</text:span>，在初<text:span text:style-name="T6">創時</text:span>期困<text:span text:style-name="T6">難</text:span>特<text:span text:style-name="T6">別</text:span>大，<text:span text:style-name="T6">難</text:span>免徘徊不前，但只要能守正不阿，仍然可建功立<text:span text:style-name="T6">業</text:span>。</text:p>
      <text:p text:style-name="P1"/>
      <text:p text:style-name="P3">《象》曰：<text:span text:style-name="T6">雖</text:span>磐桓，志行正也。以<text:span text:style-name="T6">貴</text:span>下<text:span text:style-name="T6">賤</text:span>，大得民也。</text:p>
      <text:p text:style-name="P1"/>
      <text:p text:style-name="P4"><text:span text:style-name="T8">白</text:span><text:span text:style-name="T7">話</text:span><text:span text:style-name="T8">：《象</text:span><text:span text:style-name="T7">辭</text:span><text:span text:style-name="T8">》</text:span><text:span text:style-name="T7">說</text:span><text:span text:style-name="T8">："</text:span><text:span text:style-name="T7">雖</text:span><text:span text:style-name="T8">然徘徊不前，但志向和行</text:span><text:span text:style-name="T7">為純</text:span><text:span text:style-name="T8">正。只要能下定</text:span><text:span text:style-name="T7">決</text:span><text:span text:style-name="T8">心，深入基</text:span><text:span text:style-name="T7">層</text:span><text:span text:style-name="T8">，仍然</text:span><text:span text:style-name="T7">會</text:span><text:span text:style-name="T8">大得民心的。</text:span></text:p>
      <text:p text:style-name="P1"/>
      <text:p text:style-name="P3">六二，屯如邅如，乘<text:span text:style-name="T6">馬</text:span>班如。匪寇婚媾，女子<text:span text:style-name="T6">貞</text:span>不字，十年后才生育。</text:p>
      <text:p text:style-name="P1"/>
      <text:p text:style-name="P4"><text:soft-page-break/><text:span text:style-name="T8">《象》曰：六二之</text:span><text:span text:style-name="T7">難</text:span><text:span text:style-name="T8">，乘</text:span><text:span text:style-name="T7">剛</text:span><text:span text:style-name="T8">也。"十年乃字"，反常也。</text:span></text:p>
      <text:p text:style-name="P1"/>
      <text:p text:style-name="P4"><text:span text:style-name="T8">【白</text:span><text:span text:style-name="T7">話</text:span><text:span text:style-name="T8">】《象</text:span><text:span text:style-name="T7">辭</text:span><text:span text:style-name="T8">》</text:span><text:span text:style-name="T7">說</text:span><text:span text:style-name="T8">：六二爻之所以出</text:span><text:span text:style-name="T7">現</text:span><text:span text:style-name="T8">困</text:span><text:span text:style-name="T7">難</text:span><text:span text:style-name="T8">，是由</text:span><text:span text:style-name="T7">於陽剛</text:span><text:span text:style-name="T8">一方所造成的。"婚后十年才生育"，是很反常的</text:span><text:span text:style-name="T7">現</text:span><text:span text:style-name="T8">象。</text:span></text:p>
      <text:p text:style-name="P1"/>
      <text:p text:style-name="P3">六三，即主鹿<text:span text:style-name="T6">無</text:span>虞，惟入<text:span text:style-name="T6">於</text:span>林中，君子几，不如舍，往吝。</text:p>
      <text:p text:style-name="P1"/>
      <text:p text:style-name="P3">【白<text:span text:style-name="T6">話</text:span>】六三，追逐鹿<text:span text:style-name="T6">時</text:span>，由<text:span text:style-name="T6">於</text:span>缺少管山林之人的引<text:span text:style-name="T6">導</text:span>，致使鹿逃入<text:span text:style-name="T6">樹</text:span>林中去。君子此<text:span text:style-name="T6">時</text:span>如仍不<text:span text:style-name="T6">願</text:span>舍<text:span text:style-name="T6">棄</text:span>，<text:span text:style-name="T6">輕</text:span>率地<text:span text:style-name="T6">繼續</text:span>追<text:span text:style-name="T6">蹤</text:span>，<text:span text:style-name="T6">則</text:span>必然<text:span text:style-name="T6">會發</text:span></text:p>
      <text:p text:style-name="P1"/>
      <text:p text:style-name="P3">生<text:span text:style-name="T6">禍</text:span>事。</text:p>
      <text:p text:style-name="P1"/>
      <text:p text:style-name="P4"><text:span text:style-name="T8">《象》曰："即鹿</text:span><text:span text:style-name="T7">無</text:span><text:span text:style-name="T8">虞"，以</text:span><text:span text:style-name="T7">從</text:span><text:span text:style-name="T8">禽也。君子舍之，往吝</text:span><text:span text:style-name="T7">窮</text:span><text:span text:style-name="T8">也。</text:span></text:p>
      <text:p text:style-name="P1"/>
      <text:p text:style-name="P4"><text:span text:style-name="T8">【白</text:span><text:span text:style-name="T7">話</text:span><text:span text:style-name="T8">】《象</text:span><text:span text:style-name="T7">辭</text:span><text:span text:style-name="T8">》</text:span><text:span text:style-name="T7">說</text:span><text:span text:style-name="T8">："追逐鹿缺少管山林之人引</text:span><text:span text:style-name="T7">導</text:span><text:span text:style-name="T8">"，是因</text:span><text:span text:style-name="T7">為獲</text:span><text:span text:style-name="T8">鹿之心</text:span><text:span text:style-name="T7">過於</text:span><text:span text:style-name="T8">急切。君子</text:span><text:span text:style-name="T7">應</text:span><text:span text:style-name="T8">及</text:span><text:span text:style-name="T7">時</text:span><text:span text:style-name="T8">放</text:span><text:span text:style-name="T7">棄</text:span><text:span text:style-name="T8">，否</text:span><text:span text:style-name="T7">則</text:span><text:span text:style-name="T8">必有</text:span><text:span text:style-name="T7">禍</text:span><text:span text:style-name="T8">事或</text:span><text:span text:style-name="T7">導</text:span><text:span text:style-name="T8">致</text:span><text:span text:style-name="T7">窮</text:span><text:span text:style-name="T8">困。</text:span></text:p>
      <text:p text:style-name="P1"/>
      <text:p text:style-name="P3">六四，乘<text:span text:style-name="T6">馬</text:span>班如，求婚媾，往吉，<text:span text:style-name="T6">無</text:span>不利。</text:p>
      <text:p text:style-name="P1"/>
      <text:p text:style-name="P3">【白<text:span text:style-name="T6">話</text:span>】六四，四<text:span text:style-name="T6">馬</text:span>前<text:span text:style-name="T6">進</text:span>，步<text:span text:style-name="T6">調</text:span>不一，但如<text:span text:style-name="T6">堅</text:span>定不移地去求婚，<text:span text:style-name="T6">則結</text:span>果必然是吉祥<text:span text:style-name="T6">順</text:span>利的。</text:p>
      <text:p text:style-name="P1"/>
      <text:p text:style-name="P1">《象》曰：求而往，明也。</text:p>
      <text:p text:style-name="P1"/>
      <text:p text:style-name="P4"><text:span text:style-name="T8">【白</text:span><text:span text:style-name="T7">話</text:span><text:span text:style-name="T8">】《象</text:span><text:span text:style-name="T7">辭</text:span><text:span text:style-name="T8">》</text:span><text:span text:style-name="T7">說</text:span><text:span text:style-name="T8">："</text:span><text:span text:style-name="T7">堅</text:span><text:span text:style-name="T8">定不移地去追求，是明智之</text:span><text:span text:style-name="T7">舉</text:span><text:span text:style-name="T8">。</text:span></text:p>
      <text:p text:style-name="P1"/>
      <text:p text:style-name="P3">九五，屯其膏，小<text:span text:style-name="T6">貞</text:span>吉，大<text:span text:style-name="T6">貞</text:span>凶。</text:p>
      <text:p text:style-name="P1"/>
      <text:p text:style-name="P3">【白<text:span text:style-name="T6">話</text:span>】九五，只<text:span text:style-name="T6">顧</text:span>自己囤<text:span text:style-name="T6">積財</text:span>富而不注意<text:span text:style-name="T6">幫</text:span>助<text:span text:style-name="T6">別</text:span>人，是很危<text:span text:style-name="T6">險</text:span>的，那<text:span text:style-name="T6">樣</text:span>做，<text:span text:style-name="T6">辦</text:span>小事<text:span text:style-name="T6">雖</text:span>有成功的可能，但<text:span text:style-name="T6">辦</text:span>大事<text:span text:style-name="T6">則</text:span>必然<text:span text:style-name="T6">會</text:span>出<text:span text:style-name="T6">現</text:span>凶<text:span text:style-name="T6">險</text:span>。</text:p>
      <text:p text:style-name="P1"/>
      <text:p text:style-name="Standard"><text:span text:style-name="T8">《象》曰："屯其膏"，施未光也。</text:span></text:p>
      <text:p text:style-name="P1"/>
      <text:p text:style-name="P4"><text:span text:style-name="T8">【白</text:span><text:span text:style-name="T7">話</text:span><text:span text:style-name="T8">】《象</text:span><text:span text:style-name="T7">辭</text:span><text:span text:style-name="T8">》</text:span><text:span text:style-name="T7">說</text:span><text:span text:style-name="T8">："只</text:span><text:span text:style-name="T7">顧</text:span><text:span text:style-name="T8">自己囤</text:span><text:span text:style-name="T7">積財</text:span><text:span text:style-name="T8">富而不注意</text:span><text:span text:style-name="T7">幫</text:span><text:span text:style-name="T8">助</text:span><text:span text:style-name="T7">別</text:span><text:span text:style-name="T8">人"，</text:span><text:span text:style-name="T7">這樣</text:span><text:span text:style-name="T8">的人即使想有所作</text:span><text:span text:style-name="T7">為</text:span><text:span text:style-name="T8">，其前景也不大光明。</text:span></text:p>
      <text:p text:style-name="P1"/>
      <text:p text:style-name="P3">上六，乘<text:span text:style-name="T6">馬</text:span>班如，泣血<text:span text:style-name="T6">漣</text:span>如。</text:p>
      <text:p text:style-name="P1"/>
      <text:p text:style-name="P3">【白<text:span text:style-name="T6">話</text:span>】上六，四<text:span text:style-name="T6">馬</text:span>前<text:span text:style-name="T6">進</text:span>，步<text:span text:style-name="T6">調</text:span>不一，<text:span text:style-name="T6">進</text:span>退<text:span text:style-name="T6">兩難</text:span>，悲<text:span text:style-name="T6">傷</text:span>哭泣，泣血不止。</text:p>
      <text:p text:style-name="P1"/>
      <text:p text:style-name="P4"><text:span text:style-name="T8">《象》曰："泣血</text:span><text:span text:style-name="T7">漣</text:span><text:span text:style-name="T8">如"，何可</text:span><text:span text:style-name="T7">長</text:span><text:span text:style-name="T8">也？</text:span></text:p>
      <text:p text:style-name="P1"/>
      <text:p text:style-name="P4"><text:span text:style-name="T8">【白</text:span><text:span text:style-name="T7">話</text:span><text:span text:style-name="T8">】《象</text:span><text:span text:style-name="T7">辭</text:span><text:span text:style-name="T8">》</text:span><text:span text:style-name="T7">說</text:span><text:span text:style-name="T8">："悲</text:span><text:span text:style-name="T7">傷</text:span><text:span text:style-name="T8">哭泣，泣血不止"，</text:span><text:span text:style-name="T7">這種狀況</text:span><text:span text:style-name="T8">怎能</text:span><text:span text:style-name="T7">維</text:span><text:span text:style-name="T8">持</text:span><text:span text:style-name="T7">長</text:span><text:span text:style-name="T8">久呢？ </text:span></text:p>
      <text:p text:style-name="P1"/>
      <text:p text:style-name="P1"/>
      <text:p text:style-name="P1"><text:soft-page-break/>第四卦：《蒙卦》</text:p>
      <text:p text:style-name="P1"><text:s/></text:p>
      <text:p text:style-name="P3">蒙：亨。匪我求童蒙，童蒙求我；初筮告，再三<text:span text:style-name="T6">瀆</text:span>，<text:span text:style-name="T6">瀆則</text:span>不告。利<text:span text:style-name="T6">貞</text:span>。</text:p>
      <text:p text:style-name="P1"/>
      <text:p text:style-name="P3">【白<text:span text:style-name="T6">話</text:span>】《蒙卦》象<text:span text:style-name="T6">徵啟</text:span>蒙：亨通。不是我有求<text:span text:style-name="T6">於</text:span>幼童，而是幼童有求<text:span text:style-name="T6">於</text:span>我，第一次向我<text:span text:style-name="T6">請</text:span>教，我有<text:span text:style-name="T6">問</text:span>必答，如果一而再、再而三地<text:span text:style-name="T6">沒</text:span></text:p>
      <text:p text:style-name="P1"/>
      <text:p text:style-name="P3">有<text:span text:style-name="T6">禮</text:span>貌地<text:span text:style-name="T6">亂問</text:span>，<text:span text:style-name="T6">則</text:span>不予回答。利<text:span text:style-name="T6">於</text:span>守正道。</text:p>
      <text:p text:style-name="P1"/>
      <text:p text:style-name="P1">《象》曰：山下出泉，蒙；君子以果行育德。</text:p>
      <text:p text:style-name="P1"/>
      <text:p text:style-name="P4"><text:span text:style-name="T8">【白</text:span><text:span text:style-name="T7">話</text:span><text:span text:style-name="T8">】《象</text:span><text:span text:style-name="T7">辭</text:span><text:span text:style-name="T8">》</text:span><text:span text:style-name="T7">說</text:span><text:span text:style-name="T8">："《蒙卦》的卦象是坎（水）下艮（山）上，</text:span><text:span text:style-name="T7">為</text:span><text:span text:style-name="T8">山下有泉水之表象，但要想</text:span><text:span text:style-name="T7">發現</text:span><text:span text:style-name="T8">甘泉，必</text:span><text:span text:style-name="T7">須設</text:span><text:span text:style-name="T8">法准</text:span><text:span text:style-name="T7">確</text:span><text:span text:style-name="T8">地找出泉水</text:span></text:p>
      <text:p text:style-name="P1"/>
      <text:p text:style-name="P3">的位置，即意味着先必<text:span text:style-name="T6">須進</text:span>行<text:span text:style-name="T6">啟</text:span>蒙教育。君子必<text:span text:style-name="T6">須</text:span>行<text:span text:style-name="T6">動</text:span>果<text:span text:style-name="T6">斷</text:span>，才能培<text:span text:style-name="T6">養</text:span>出良好的品德。</text:p>
      <text:p text:style-name="P1"/>
      <text:p text:style-name="P3">初六，<text:span text:style-name="T6">發</text:span>蒙，利用刑人，用<text:span text:style-name="T6">說</text:span>桎梏；以往吝。</text:p>
      <text:p text:style-name="P1"/>
      <text:p text:style-name="P3">【白<text:span text:style-name="T6">話</text:span>】初六，要<text:span text:style-name="T6">進</text:span>行<text:span text:style-name="T6">啟</text:span>蒙教育，<text:span text:style-name="T6">貴</text:span>在<text:span text:style-name="T6">樹</text:span>立典型，以便防止罪<text:span text:style-name="T6">惡發</text:span>生；如不<text:span text:style-name="T6">專</text:span>心求<text:span text:style-name="T6">學</text:span>，而是急功冒<text:span text:style-name="T6">進</text:span>，<text:span text:style-name="T6">將來</text:span>必然<text:span text:style-name="T6">會</text:span>后悔。</text:p>
      <text:p text:style-name="P1"/>
      <text:p text:style-name="P1">《象》曰：利用刑人，以正法也。</text:p>
      <text:p text:style-name="P1"/>
      <text:p text:style-name="P3">【白<text:span text:style-name="T6">話</text:span>】《象<text:span text:style-name="T6">辭</text:span>》<text:span text:style-name="T6">說</text:span>：用<text:span text:style-name="T6">樹</text:span>立典型的<text:span text:style-name="T6">辦</text:span>法<text:span text:style-name="T6">來進</text:span>行<text:span text:style-name="T6">啟</text:span>蒙教育，是<text:span text:style-name="T6">為</text:span>了<text:span text:style-name="T6">確</text:span>立正<text:span text:style-name="T6">確</text:span>的法度，以便遵循。</text:p>
      <text:p text:style-name="P1"/>
      <text:p text:style-name="P3">九二，包蒙，吉。<text:span text:style-name="T6">納婦</text:span>，吉；子克家。</text:p>
      <text:p text:style-name="P1"/>
      <text:p text:style-name="P3">【白<text:span text:style-name="T6">話</text:span>】九二，周<text:span text:style-name="T6">圍</text:span>都是上<text:span text:style-name="T6">進</text:span>心很<text:span text:style-name="T6">強</text:span>的蒙童，希望<text:span text:style-name="T6">獲</text:span>得知<text:span text:style-name="T6">識</text:span>，<text:span text:style-name="T6">這</text:span>是很吉利的。如果迎娶新媳<text:span text:style-name="T6">婦</text:span>，也是吉祥的。由<text:span text:style-name="T6">於</text:span>渴望接受教育，上<text:span text:style-name="T6">進</text:span></text:p>
      <text:p text:style-name="P1"/>
      <text:p text:style-name="P3">心很<text:span text:style-name="T6">強</text:span>，所以<text:span text:style-name="T6">連</text:span>孩子<text:span text:style-name="T6">們</text:span>已<text:span text:style-name="T6">經</text:span>能<text:span text:style-name="T6">夠</text:span>治家了。</text:p>
      <text:p text:style-name="P1"/>
      <text:p text:style-name="P4"><text:span text:style-name="T8">《象》曰："子克家"，</text:span><text:span text:style-name="T7">剛</text:span><text:span text:style-name="T8">柔接也。</text:span></text:p>
      <text:p text:style-name="P1"/>
      <text:p text:style-name="P4"><text:span text:style-name="T8">【白</text:span><text:span text:style-name="T7">話</text:span><text:span text:style-name="T8">】《象</text:span><text:span text:style-name="T7">辭</text:span><text:span text:style-name="T8">》</text:span><text:span text:style-name="T7">說</text:span><text:span text:style-name="T8">："由</text:span><text:span text:style-name="T7">於</text:span><text:span text:style-name="T8">渴望接受教育，上</text:span><text:span text:style-name="T7">進</text:span><text:span text:style-name="T8">心很</text:span><text:span text:style-name="T7">強</text:span><text:span text:style-name="T8">，所以</text:span><text:span text:style-name="T7">連</text:span><text:span text:style-name="T8">孩子</text:span><text:span text:style-name="T7">們</text:span><text:span text:style-name="T8">都已</text:span><text:span text:style-name="T7">經</text:span><text:span text:style-name="T8">能</text:span><text:span text:style-name="T7">夠</text:span><text:span text:style-name="T8">治家了"，</text:span><text:span text:style-name="T7">這</text:span><text:span text:style-name="T8">是因</text:span><text:span text:style-name="T7">為剛</text:span><text:span text:style-name="T8">柔相</text:span><text:span text:style-name="T7">濟</text:span><text:span text:style-name="T8">，孩子</text:span><text:span text:style-name="T7">們</text:span><text:span text:style-name="T8">受到了很好的</text:span></text:p>
      <text:p text:style-name="P1"/>
      <text:p text:style-name="P3"><text:span text:style-name="T6">啟</text:span>蒙教育的<text:span text:style-name="T6">結</text:span>果。</text:p>
      <text:p text:style-name="P1"/>
      <text:p text:style-name="P3">六三，勿用取女，<text:span text:style-name="T6">見</text:span>金夫，不有躬，<text:span text:style-name="T6">無</text:span>攸利。</text:p>
      <text:p text:style-name="P1"/>
      <text:p text:style-name="P3">【白<text:span text:style-name="T6">話</text:span>】六三，不能娶<text:span text:style-name="T6">這樣</text:span>的女子，她的心目中只有美貌的郎君，不能守<text:span text:style-name="T6">禮儀</text:span>，也<text:span text:style-name="T6">難</text:span>以保住自己的<text:span text:style-name="T6">節</text:span>操，娶<text:span text:style-name="T6">這樣</text:span>的女子是<text:span text:style-name="T6">沒</text:span>有什么好<text:span text:style-name="T6">處</text:span></text:p>
      <text:p text:style-name="P1"/>
      <text:p text:style-name="P1"><text:soft-page-break/>的。</text:p>
      <text:p text:style-name="P1"/>
      <text:p text:style-name="P4"><text:span text:style-name="T8">《象》曰："勿用取女"，行不</text:span><text:span text:style-name="T7">順</text:span><text:span text:style-name="T8">也。</text:span></text:p>
      <text:p text:style-name="P1"/>
      <text:p text:style-name="P4"><text:span text:style-name="T8">【白</text:span><text:span text:style-name="T7">話</text:span><text:span text:style-name="T8">】《象</text:span><text:span text:style-name="T7">辭</text:span><text:span text:style-name="T8">》</text:span><text:span text:style-name="T7">說</text:span><text:span text:style-name="T8">："不能娶</text:span><text:span text:style-name="T7">這個</text:span><text:span text:style-name="T8">女子"，主要是指</text:span><text:span text:style-name="T7">這個</text:span><text:span text:style-name="T8">女子的行</text:span><text:span text:style-name="T7">為</text:span><text:span text:style-name="T8">是不合乎</text:span><text:span text:style-name="T7">禮儀</text:span><text:span text:style-name="T8">的，即</text:span><text:span text:style-name="T7">這個</text:span><text:span text:style-name="T8">女子</text:span><text:span text:style-name="T7">沒</text:span><text:span text:style-name="T8">有受</text:span><text:span text:style-name="T7">過</text:span><text:span text:style-name="T8">良好的</text:span><text:span text:style-name="T7">啟</text:span><text:span text:style-name="T8">蒙教育。</text:span></text:p>
      <text:p text:style-name="P1"/>
      <text:p text:style-name="P1">六四，困蒙，吝。</text:p>
      <text:p text:style-name="P1"/>
      <text:p text:style-name="P3">【白<text:span text:style-name="T6">話</text:span>】六四，人<text:span text:style-name="T6">處於</text:span>困<text:span text:style-name="T6">難</text:span>的境地，不利<text:span text:style-name="T6">於</text:span>接受<text:span text:style-name="T6">啟</text:span>蒙教育，因而孤陋寡<text:span text:style-name="T6">聞</text:span>，<text:span text:style-name="T6">結</text:span>果是不大好的。</text:p>
      <text:p text:style-name="P1"/>
      <text:p text:style-name="P4"><text:span text:style-name="T8">《象》曰："困蒙之吝",</text:span><text:span text:style-name="T7">獨遠實</text:span><text:span text:style-name="T8">也。</text:span></text:p>
      <text:p text:style-name="P1"/>
      <text:p text:style-name="P4"><text:span text:style-name="T8">【白</text:span><text:span text:style-name="T7">話</text:span><text:span text:style-name="T8">】《象</text:span><text:span text:style-name="T7">辭</text:span><text:span text:style-name="T8">》</text:span><text:span text:style-name="T7">說</text:span><text:span text:style-name="T8">："人</text:span><text:span text:style-name="T7">處於</text:span><text:span text:style-name="T8">困</text:span><text:span text:style-name="T7">難</text:span><text:span text:style-name="T8">的境地，不利</text:span><text:span text:style-name="T7">於</text:span><text:span text:style-name="T8">接受</text:span><text:span text:style-name="T7">啟</text:span><text:span text:style-name="T8">蒙教育"，是因</text:span><text:span text:style-name="T7">為</text:span><text:span text:style-name="T8">疏</text:span><text:span text:style-name="T7">遠</text:span><text:span text:style-name="T8">有真才</text:span><text:span text:style-name="T7">實學</text:span><text:span text:style-name="T8">的老</text:span><text:span text:style-name="T7">師</text:span><text:span text:style-name="T8">。</text:span></text:p>
      <text:p text:style-name="P1"/>
      <text:p text:style-name="P1">六五，童蒙，吉。</text:p>
      <text:p text:style-name="P1"/>
      <text:p text:style-name="P3">【白<text:span text:style-name="T6">話</text:span>】六五，蒙童<text:span text:style-name="T6">虛</text:span>心地向老<text:span text:style-name="T6">師</text:span>求教，<text:span text:style-name="T6">這</text:span>是很吉祥的。</text:p>
      <text:p text:style-name="P1"/>
      <text:p text:style-name="P4"><text:span text:style-name="T8">《象》曰："童蒙之吉""，</text:span><text:span text:style-name="T7">順</text:span><text:span text:style-name="T8">以巽也。</text:span></text:p>
      <text:p text:style-name="P1"/>
      <text:p text:style-name="P4"><text:span text:style-name="T8">【白</text:span><text:span text:style-name="T7">話</text:span><text:span text:style-name="T8">】《象</text:span><text:span text:style-name="T7">辭</text:span><text:span text:style-name="T8">》</text:span><text:span text:style-name="T7">說</text:span><text:span text:style-name="T8">："蒙童</text:span><text:span text:style-name="T7">虛</text:span><text:span text:style-name="T8">心地向老</text:span><text:span text:style-name="T7">師</text:span><text:span text:style-name="T8">求教，</text:span><text:span text:style-name="T7">這</text:span><text:span text:style-name="T8">是很吉祥的"，</text:span><text:span text:style-name="T7">這</text:span><text:span text:style-name="T8">是因</text:span><text:span text:style-name="T7">為</text:span><text:span text:style-name="T8">蒙童</text:span><text:span text:style-name="T7">對</text:span><text:span text:style-name="T8">老</text:span><text:span text:style-name="T7">師釆</text:span><text:span text:style-name="T8">取了</text:span><text:span text:style-name="T7">謙遜</text:span><text:span text:style-name="T8">的</text:span><text:span text:style-name="T7">態</text:span><text:span text:style-name="T8">度。蒙童</text:span><text:span text:style-name="T7">謙遜</text:span><text:span text:style-name="T8">，</text:span><text:span text:style-name="T7">則</text:span><text:span text:style-name="T8">老</text:span><text:span text:style-name="T7">師樂</text:span><text:span text:style-name="T8">教，其</text:span></text:p>
      <text:p text:style-name="P1"/>
      <text:p text:style-name="P3">教育<text:span text:style-name="T6">結</text:span>果自然是比<text:span text:style-name="T6">較</text:span>有效的，<text:span text:style-name="T6">當</text:span>然也是吉祥的。</text:p>
      <text:p text:style-name="P1"/>
      <text:p text:style-name="P3">上九，<text:span text:style-name="T6">擊</text:span>蒙，不利<text:span text:style-name="T6">為</text:span>寇，利御寇。</text:p>
      <text:p text:style-name="P1"/>
      <text:p text:style-name="P3">【白<text:span text:style-name="T6">話</text:span>】上九，<text:span text:style-name="T6">啟</text:span>蒙教育要及早<text:span text:style-name="T6">實</text:span>行，要<text:span text:style-name="T6">針對</text:span>蒙童的缺<text:span text:style-name="T6">點</text:span>，先<text:span text:style-name="T6">發</text:span>治人。不要等到蒙童的<text:span text:style-name="T6">問題徹</text:span>底暴露再去教育，而要防患<text:span text:style-name="T6">於</text:span>未然，事先</text:p>
      <text:p text:style-name="P1"/>
      <text:p text:style-name="P3"><text:span text:style-name="T6">進</text:span>行<text:span text:style-name="T6">啟</text:span>蒙教育。</text:p>
      <text:p text:style-name="P1"/>
      <text:p text:style-name="P4"><text:span text:style-name="T8">《象》曰："利用御寇"，上下</text:span><text:span text:style-name="T7">順</text:span><text:span text:style-name="T8">也。</text:span></text:p>
      <text:p text:style-name="P1"/>
      <text:p text:style-name="P4"><text:span text:style-name="T8">【白</text:span><text:span text:style-name="T7">話</text:span><text:span text:style-name="T8">】《象</text:span><text:span text:style-name="T7">辭</text:span><text:span text:style-name="T8">》</text:span><text:span text:style-name="T7">說</text:span><text:span text:style-name="T8">："</text:span><text:span text:style-name="T7">啟</text:span><text:span text:style-name="T8">蒙教育要及早</text:span><text:span text:style-name="T7">實</text:span><text:span text:style-name="T8">行，要</text:span><text:span text:style-name="T7">針對</text:span><text:span text:style-name="T8">蒙童的缺</text:span><text:span text:style-name="T7">點</text:span><text:span text:style-name="T8">，先</text:span><text:span text:style-name="T7">發</text:span><text:span text:style-name="T8">治人"，因</text:span><text:span text:style-name="T7">為</text:span><text:span text:style-name="T8">只有</text:span><text:span text:style-name="T7">這樣</text:span><text:span text:style-name="T8">，才能使老</text:span><text:span text:style-name="T7">師</text:span><text:span text:style-name="T8">和蒙童互相配合，才能</text:span><text:span text:style-name="T7">達</text:span><text:span text:style-name="T8">到</text:span></text:p>
      <text:p text:style-name="P1"/>
      <text:p text:style-name="P1">治病救人、上下一心的目的。 </text:p>
      <text:p text:style-name="P1"/>
      <text:p text:style-name="P1"/>
      <text:p text:style-name="P1">第五卦：《需卦》</text:p>
      <text:p text:style-name="P1"><text:s/></text:p>
      <text:p text:style-name="P3"><text:soft-page-break/>需：有孚，光亨，<text:span text:style-name="T6">貞</text:span>吉，利涉大川。</text:p>
      <text:p text:style-name="P1"/>
      <text:p text:style-name="P3">【白<text:span text:style-name="T6">話</text:span>】《需卦》象<text:span text:style-name="T6">徵</text:span>等待：具有<text:span text:style-name="T6">誠實</text:span>守信的品德，光明正大，做事才<text:span text:style-name="T6">會</text:span>亨通<text:span text:style-name="T6">順</text:span>利，占<text:span text:style-name="T6">問</text:span>的<text:span text:style-name="T6">結</text:span>果是吉祥的，出外<text:span text:style-name="T6">遠</text:span>行，渡<text:span text:style-name="T6">過寬闊</text:span>的河流</text:p>
      <text:p text:style-name="P1"/>
      <text:p text:style-name="P3"><text:span text:style-name="T6">會</text:span>很<text:span text:style-name="T6">順</text:span>利。</text:p>
      <text:p text:style-name="P1"/>
      <text:p text:style-name="P3">《象》曰：云上<text:span text:style-name="T6">於</text:span>天，需；君子以<text:span text:style-name="T6">飲</text:span>食宴<text:span text:style-name="T6">樂</text:span>。</text:p>
      <text:p text:style-name="P1"/>
      <text:p text:style-name="P3">【白<text:span text:style-name="T6">話</text:span>】《象<text:span text:style-name="T6">辭</text:span>》<text:span text:style-name="T6">說</text:span>：《需卦》的卦象是乾（天）下坎（水）上，<text:span text:style-name="T6">為</text:span>水在天上之表象。水汽聚集天上成<text:span text:style-name="T6">為</text:span>云<text:span text:style-name="T6">層</text:span>，密云満天，但<text:span text:style-name="T6">還沒</text:span>有下</text:p>
      <text:p text:style-name="P1"/>
      <text:p text:style-name="P3">雨，需要等待；君子在<text:span text:style-name="T6">這個時</text:span>候需要吃喝，<text:span text:style-name="T6">飲</text:span>酒作<text:span text:style-name="T6">樂</text:span>，即在等待的<text:span text:style-name="T6">時</text:span>候<text:span text:style-name="T6">積</text:span>蓄力量。</text:p>
      <text:p text:style-name="P1"/>
      <text:p text:style-name="P3">初九，需<text:span text:style-name="T6">於</text:span>郊，利用<text:span text:style-name="T6">恆</text:span>，<text:span text:style-name="T6">無</text:span>咎。</text:p>
      <text:p text:style-name="P1"/>
      <text:p text:style-name="P3">【白<text:span text:style-name="T6">話</text:span>】初九，在郊外等待，必<text:span text:style-name="T6">須</text:span>有<text:span text:style-name="T6">恆</text:span>心，<text:span text:style-name="T6">長</text:span>久耐心地<text:span text:style-name="T6">靜</text:span>候<text:span text:style-name="T6">時機</text:span>，不<text:span text:style-name="T6">會</text:span>有什么<text:span text:style-name="T6">禍</text:span>患。</text:p>
      <text:p text:style-name="P1"/>
      <text:p text:style-name="P4"><text:span text:style-name="T8">《象》曰："需</text:span><text:span text:style-name="T7">於</text:span><text:span text:style-name="T8">郊"，不犯</text:span><text:span text:style-name="T7">難</text:span><text:span text:style-name="T8">行也；""利用</text:span><text:span text:style-name="T7">恆</text:span><text:span text:style-name="T8">，</text:span><text:span text:style-name="T7">無</text:span><text:span text:style-name="T8">咎"，未失常也。</text:span></text:p>
      <text:p text:style-name="P1"/>
      <text:p text:style-name="P4"><text:span text:style-name="T8">【白</text:span><text:span text:style-name="T7">話</text:span><text:span text:style-name="T8">】《象</text:span><text:span text:style-name="T7">辭</text:span><text:span text:style-name="T8">》</text:span><text:span text:style-name="T7">說</text:span><text:span text:style-name="T8">："在郊外等待"，表明不能冒</text:span><text:span text:style-name="T7">險輕</text:span><text:span text:style-name="T8">率前行；"</text:span><text:span text:style-name="T7">長</text:span><text:span text:style-name="T8">久耐心地等候</text:span><text:span text:style-name="T7">時機</text:span><text:span text:style-name="T8">，不</text:span><text:span text:style-name="T7">會</text:span><text:span text:style-name="T8">有什么</text:span><text:span text:style-name="T7">禍</text:span><text:span text:style-name="T8">患"，表明</text:span><text:span text:style-name="T7">沒</text:span><text:span text:style-name="T8">有偏</text:span><text:span text:style-name="T7">離</text:span><text:span text:style-name="T8">正道，</text:span><text:span text:style-name="T7">沒</text:span><text:span text:style-name="T8">有偏</text:span></text:p>
      <text:p text:style-name="P1"/>
      <text:p text:style-name="P3"><text:span text:style-name="T6">離</text:span>天地<text:span text:style-name="T6">恆</text:span>常之理。</text:p>
      <text:p text:style-name="P1"/>
      <text:p text:style-name="P3">九二，需<text:span text:style-name="T6">於</text:span>沙，小有言，<text:span text:style-name="T6">終</text:span>吉。</text:p>
      <text:p text:style-name="P1"/>
      <text:p text:style-name="P3">【白<text:span text:style-name="T6">話</text:span>】九二，在沙<text:span text:style-name="T6">灘</text:span>上等待，<text:span text:style-name="T6">雖</text:span>然要受到<text:span text:style-name="T6">別</text:span>人的一些非<text:span text:style-name="T6">難</text:span>指<text:span text:style-name="T6">責</text:span>，耐心等待<text:span text:style-name="T6">終</text:span>究<text:span text:style-name="T6">會獲</text:span>得吉祥。</text:p>
      <text:p text:style-name="P1"/>
      <text:p text:style-name="P4"><text:span text:style-name="T8">《象》曰："需</text:span><text:span text:style-name="T7">於</text:span><text:span text:style-name="T8">沙"，衍在中也；</text:span><text:span text:style-name="T7">雖</text:span><text:span text:style-name="T8">有小言，以</text:span><text:span text:style-name="T7">終</text:span><text:span text:style-name="T8">吉也。</text:span></text:p>
      <text:p text:style-name="P1"/>
      <text:p text:style-name="P4"><text:span text:style-name="T8">【白</text:span><text:span text:style-name="T7">話</text:span><text:span text:style-name="T8">】《象</text:span><text:span text:style-name="T7">辭</text:span><text:span text:style-name="T8">》</text:span><text:span text:style-name="T7">說</text:span><text:span text:style-name="T8">："在沙</text:span><text:span text:style-name="T7">灘</text:span><text:span text:style-name="T8">上等待"，表明</text:span><text:span text:style-name="T7">寬</text:span><text:span text:style-name="T8">宏大量不急躁；</text:span><text:span text:style-name="T7">雖</text:span><text:span text:style-name="T8">然受到一些非</text:span><text:span text:style-name="T7">難</text:span><text:span text:style-name="T8">和指</text:span><text:span text:style-name="T7">責</text:span><text:span text:style-name="T8">，但</text:span><text:span text:style-name="T7">終</text:span><text:span text:style-name="T8">久能</text:span><text:span text:style-name="T7">獲</text:span><text:span text:style-name="T8">得吉祥。</text:span></text:p>
      <text:p text:style-name="P1"/>
      <text:p text:style-name="P3">九三，需<text:span text:style-name="T6">於</text:span>泥，致寇至。</text:p>
      <text:p text:style-name="P1"/>
      <text:p text:style-name="P3">【白<text:span text:style-name="T6">話</text:span>】九三，在泥<text:span text:style-name="T6">濘</text:span>中等待，<text:span text:style-name="T6">結</text:span>果<text:span text:style-name="T6">搶</text:span>劫的<text:span text:style-name="T6">強</text:span>徒乘<text:span text:style-name="T6">機</text:span>而至。</text:p>
      <text:p text:style-name="P1"/>
      <text:p text:style-name="P4"><text:span text:style-name="T8">《象》曰："需</text:span><text:span text:style-name="T7">於</text:span><text:span text:style-name="T8">泥"，</text:span><text:span text:style-name="T7">災</text:span><text:span text:style-name="T8">在外也；自我致寇，敬慎不</text:span><text:span text:style-name="T7">敗</text:span><text:span text:style-name="T8">也。</text:span></text:p>
      <text:p text:style-name="P1"/>
      <text:p text:style-name="P4"><text:span text:style-name="T8">【白</text:span><text:span text:style-name="T7">話</text:span><text:span text:style-name="T8">】《象</text:span><text:span text:style-name="T7">辭</text:span><text:span text:style-name="T8">》</text:span><text:span text:style-name="T7">說</text:span><text:span text:style-name="T8">："在泥</text:span><text:span text:style-name="T7">濘</text:span><text:span text:style-name="T8">中等待"，</text:span><text:span text:style-name="T7">說</text:span><text:span text:style-name="T8">明</text:span><text:span text:style-name="T7">災禍還</text:span><text:span text:style-name="T8">在外面，尚未殃及本身；自己招引</text:span><text:span text:style-name="T7">來強盜</text:span><text:span text:style-name="T8">，</text:span><text:span text:style-name="T7">說</text:span><text:span text:style-name="T8">明要</text:span><text:span text:style-name="T7">處處謹</text:span><text:span text:style-name="T8">慎小心才能避</text:span><text:span text:style-name="T7">開</text:span><text:span text:style-name="T8">危</text:span><text:span text:style-name="T7">險</text:span><text:span text:style-name="T8">。</text:span></text:p>
      <text:p text:style-name="P1"/>
      <text:p text:style-name="P3">六四，需<text:span text:style-name="T6">於</text:span>血，出自穴。</text:p>
      <text:p text:style-name="P1"><text:soft-page-break/></text:p>
      <text:p text:style-name="P3">【白<text:span text:style-name="T6">話</text:span>】六四，在血泊中等待，不小心陷<text:span text:style-name="T6">進</text:span>深穴，用<text:span text:style-name="T6">盡</text:span>全力才逃<text:span text:style-name="T6">脫</text:span>出<text:span text:style-name="T6">來</text:span>。</text:p>
      <text:p text:style-name="P1"/>
      <text:p text:style-name="P4"><text:span text:style-name="T8">《象》曰："需</text:span><text:span text:style-name="T7">於</text:span><text:span text:style-name="T8">血"，</text:span><text:span text:style-name="T7">順</text:span><text:span text:style-name="T8">以</text:span><text:span text:style-name="T7">聽</text:span><text:span text:style-name="T8">也。</text:span></text:p>
      <text:p text:style-name="P1"/>
      <text:p text:style-name="P4"><text:span text:style-name="T8">【白</text:span><text:span text:style-name="T7">話</text:span><text:span text:style-name="T8">】《象</text:span><text:span text:style-name="T7">辭</text:span><text:span text:style-name="T8">》</text:span><text:span text:style-name="T7">說</text:span><text:span text:style-name="T8">："在血泊中等待"，表明此</text:span><text:span text:style-name="T7">時</text:span><text:span text:style-name="T8">必</text:span><text:span text:style-name="T7">須</text:span><text:span text:style-name="T8">沉着冷</text:span><text:span text:style-name="T7">靜</text:span><text:span text:style-name="T8">，</text:span><text:span text:style-name="T7">順應時勢</text:span><text:span text:style-name="T8">，</text:span><text:span text:style-name="T7">聽</text:span><text:span text:style-name="T8">天由命，以等待</text:span><text:span text:style-name="T7">轉機</text:span><text:span text:style-name="T8">。</text:span></text:p>
      <text:p text:style-name="P1"/>
      <text:p text:style-name="P3">九五，需<text:span text:style-name="T6">於</text:span>酒食，<text:span text:style-name="T6">貞</text:span>吉。</text:p>
      <text:p text:style-name="P1"/>
      <text:p text:style-name="P3">【白<text:span text:style-name="T6">話</text:span>】九五，准<text:span text:style-name="T6">備</text:span>好酒食招待客人，占<text:span text:style-name="T6">問</text:span>的<text:span text:style-name="T6">結</text:span>果是吉祥的。</text:p>
      <text:p text:style-name="P1"/>
      <text:p text:style-name="P4"><text:span text:style-name="T8">《象》曰："酒食</text:span><text:span text:style-name="T7">貞</text:span><text:span text:style-name="T8">吉"，以中正也。</text:span></text:p>
      <text:p text:style-name="P1"/>
      <text:p text:style-name="P4"><text:span text:style-name="T8">【白</text:span><text:span text:style-name="T7">話</text:span><text:span text:style-name="T8">】《象</text:span><text:span text:style-name="T7">辭</text:span><text:span text:style-name="T8">》</text:span><text:span text:style-name="T7">說</text:span><text:span text:style-name="T8">："准</text:span><text:span text:style-name="T7">備</text:span><text:span text:style-name="T8">好酒食招待客人，占</text:span><text:span text:style-name="T7">問</text:span><text:span text:style-name="T8">的</text:span><text:span text:style-name="T7">結</text:span><text:span text:style-name="T8">果是吉祥的"，</text:span><text:span text:style-name="T7">說</text:span><text:span text:style-name="T8">明此</text:span><text:span text:style-name="T7">時處於</text:span><text:span text:style-name="T8">中位，完美</text:span><text:span text:style-name="T7">無</text:span><text:span text:style-name="T8">缺。</text:span></text:p>
      <text:p text:style-name="P1"/>
      <text:p text:style-name="P3">上六，入<text:span text:style-name="T6">於</text:span>穴，有不速之客三人<text:span text:style-name="T6">來</text:span>；敬之，<text:span text:style-name="T6">終</text:span>吉。</text:p>
      <text:p text:style-name="P1"/>
      <text:p text:style-name="P3">【白<text:span text:style-name="T6">話</text:span>】上六，落入了洞穴之中，忽然有不<text:span text:style-name="T6">請</text:span>自<text:span text:style-name="T6">來</text:span>的三位客人到<text:span text:style-name="T6">來</text:span>；<text:span text:style-name="T6">對</text:span>他<text:span text:style-name="T6">們</text:span>恭恭敬敬，以<text:span text:style-name="T6">禮</text:span>相待，<text:span text:style-name="T6">終</text:span>久<text:span text:style-name="T6">會</text:span>得到吉祥的<text:span text:style-name="T6">結</text:span>果。</text:p>
      <text:p text:style-name="P1"/>
      <text:p text:style-name="P4"><text:span text:style-name="T8">《象》曰："不速之客</text:span><text:span text:style-name="T7">來</text:span><text:span text:style-name="T8">，敬之</text:span><text:span text:style-name="T7">終</text:span><text:span text:style-name="T8">吉"。</text:span><text:span text:style-name="T7">雖</text:span><text:span text:style-name="T8">不</text:span><text:span text:style-name="T7">當</text:span><text:span text:style-name="T8">位，未大失也。</text:span></text:p>
      <text:p text:style-name="P1"/>
      <text:p text:style-name="P4"><text:span text:style-name="T8">【白</text:span><text:span text:style-name="T7">話</text:span><text:span text:style-name="T8">】《象</text:span><text:span text:style-name="T7">辭</text:span><text:span text:style-name="T8">》</text:span><text:span text:style-name="T7">說</text:span><text:span text:style-name="T8">："不</text:span><text:span text:style-name="T7">請</text:span><text:span text:style-name="T8">自</text:span><text:span text:style-name="T7">來</text:span><text:span text:style-name="T8">的三位客人到</text:span><text:span text:style-name="T7">來</text:span><text:span text:style-name="T8">，</text:span><text:span text:style-name="T7">對</text:span><text:span text:style-name="T8">他</text:span><text:span text:style-name="T7">們</text:span><text:span text:style-name="T8">恭敬而且</text:span><text:span text:style-name="T7">熱</text:span><text:span text:style-name="T8">情地招待，</text:span><text:span text:style-name="T7">終</text:span><text:span text:style-name="T8">久</text:span><text:span text:style-name="T7">獲</text:span><text:span text:style-name="T8">得吉祥"，表明此</text:span><text:span text:style-name="T7">時盡</text:span><text:span text:style-name="T8">管</text:span><text:span text:style-name="T7">處</text:span><text:span text:style-name="T8">在不</text:span><text:span text:style-name="T7">適當</text:span><text:span text:style-name="T8">的地位，但</text:span></text:p>
      <text:p text:style-name="P1"/>
      <text:p text:style-name="P3"><text:span text:style-name="T6">還沒</text:span>有遭受大的<text:span text:style-name="T6">損</text:span>失。 </text:p>
      <text:p text:style-name="P1"/>
      <text:p text:style-name="P1"/>
      <text:p text:style-name="P3">第六卦：《<text:span text:style-name="T6">訟</text:span>卦》</text:p>
      <text:p text:style-name="P1"><text:s/></text:p>
      <text:p text:style-name="P3"><text:span text:style-name="T6">訟</text:span>：有孚窒惕，中吉；<text:span text:style-name="T6">終</text:span>凶，利<text:span text:style-name="T6">見</text:span>大人，不利涉大川。</text:p>
      <text:p text:style-name="P1"/>
      <text:p text:style-name="P3">【白<text:span text:style-name="T6">話</text:span>】《<text:span text:style-name="T6">訟</text:span>卦》象<text:span text:style-name="T6">徵</text:span>打官司：<text:span text:style-name="T6">這</text:span>是因<text:span text:style-name="T6">為誠實</text:span>守信的德行被阻塞，心中畏<text:span text:style-name="T6">懼</text:span>有所戒<text:span text:style-name="T6">備</text:span>引起，<text:span text:style-name="T6">堅</text:span>守正道居中不偏<text:span text:style-name="T6">會</text:span>有吉祥；<text:span text:style-name="T6">堅</text:span>持把官司打</text:p>
      <text:p text:style-name="P1"/>
      <text:p text:style-name="P3">到底<text:span text:style-name="T6">則</text:span>有凶<text:span text:style-name="T6">險</text:span>，如有德高望重的大人物出<text:span text:style-name="T6">現則會</text:span>有利，但出外<text:span text:style-name="T6">遠</text:span>行、要渡<text:span text:style-name="T6">過寬闊</text:span>的大河<text:span text:style-name="T6">則</text:span>不<text:span text:style-name="T6">會順</text:span>利。</text:p>
      <text:p text:style-name="P1"/>
      <text:p text:style-name="P3">《象》曰：天<text:span text:style-name="T6">與</text:span>水<text:span text:style-name="T6">違</text:span>行，<text:span text:style-name="T6">訟</text:span>；君子以作事<text:span text:style-name="T6">謀</text:span>始。</text:p>
      <text:p text:style-name="P1"/>
      <text:p text:style-name="P3">【白<text:span text:style-name="T6">話</text:span>】《象<text:span text:style-name="T6">辭</text:span>》<text:span text:style-name="T6">說</text:span>《<text:span text:style-name="T6">訟</text:span>卦》的卦象是坎（水）下乾（天）上，<text:span text:style-name="T6">為</text:span>天在水上之表象。天<text:span text:style-name="T6">從東</text:span>向西<text:span text:style-name="T6">轉動</text:span>，江河百川之水<text:span text:style-name="T6">從</text:span>西向<text:span text:style-name="T6">東</text:span>流，天<text:span text:style-name="T6">與</text:span></text:p>
      <text:p text:style-name="P1"><text:soft-page-break/></text:p>
      <text:p text:style-name="P3">水是逆向相背而行的，象<text:span text:style-name="T6">徵</text:span>着人<text:span text:style-name="T6">們</text:span>由<text:span text:style-name="T6">於</text:span>意<text:span text:style-name="T6">見</text:span>不合而打官司。所以君子在做事前要深<text:span text:style-name="T6">謀遠慮</text:span>，<text:span text:style-name="T6">從開</text:span>始就要消除可能引起<text:span text:style-name="T6">爭</text:span>端的因素。</text:p>
      <text:p text:style-name="P1"/>
      <text:p text:style-name="P3">初六，不永所事；小有言，<text:span text:style-name="T6">終</text:span>吉。</text:p>
      <text:p text:style-name="P1"/>
      <text:p text:style-name="P3">【白<text:span text:style-name="T6">話</text:span>】初六，不久<text:span text:style-name="T6">將</text:span>陷<text:span text:style-name="T6">於爭</text:span>端之中；<text:span text:style-name="T6">雖</text:span>然<text:span text:style-name="T6">會</text:span>受到一些非<text:span text:style-name="T6">難</text:span>和指<text:span text:style-name="T6">責</text:span>，但<text:span text:style-name="T6">終</text:span>久<text:span text:style-name="T6">將獲</text:span>得吉祥。</text:p>
      <text:p text:style-name="P1"/>
      <text:p text:style-name="P4"><text:span text:style-name="T8">《象》曰："不永所事"，</text:span><text:span text:style-name="T7">訟</text:span><text:span text:style-name="T8">不可</text:span><text:span text:style-name="T7">長</text:span><text:span text:style-name="T8">也；</text:span><text:span text:style-name="T7">雖</text:span><text:span text:style-name="T8">"小有言"，其</text:span><text:span text:style-name="T7">辯</text:span><text:span text:style-name="T8">明也。</text:span></text:p>
      <text:p text:style-name="P1"/>
      <text:p text:style-name="P4"><text:span text:style-name="T8">【白</text:span><text:span text:style-name="T7">話</text:span><text:span text:style-name="T8">】《象</text:span><text:span text:style-name="T7">辭</text:span><text:span text:style-name="T8">》</text:span><text:span text:style-name="T7">說</text:span><text:span text:style-name="T8">："不久陷</text:span><text:span text:style-name="T7">於爭</text:span><text:span text:style-name="T8">端之中"，</text:span><text:span text:style-name="T7">說</text:span><text:span text:style-name="T8">明</text:span><text:span text:style-name="T7">與</text:span><text:span text:style-name="T8">人</text:span><text:span text:style-name="T7">爭</text:span><text:span text:style-name="T8">端</text:span><text:span text:style-name="T7">決</text:span><text:span text:style-name="T8">不可</text:span><text:span text:style-name="T7">長</text:span><text:span text:style-name="T8">久，</text:span><text:span text:style-name="T7">決</text:span><text:span text:style-name="T8">不可互不</text:span><text:span text:style-name="T7">讓</text:span><text:span text:style-name="T8">步，相持不下；</text:span><text:span text:style-name="T7">雖</text:span><text:span text:style-name="T8">然"受到一些非</text:span><text:span text:style-name="T7">難</text:span><text:span text:style-name="T8">指</text:span><text:span text:style-name="T7">責</text:span><text:span text:style-name="T8">"，但通</text:span></text:p>
      <text:p text:style-name="P1"/>
      <text:p text:style-name="P3"><text:span text:style-name="T6">過擺</text:span>事<text:span text:style-name="T6">實講</text:span>道理，可以明辨事非。</text:p>
      <text:p text:style-name="P1"/>
      <text:p text:style-name="P3">九二，不克<text:span text:style-name="T6">訟</text:span>，<text:span text:style-name="T6">歸</text:span>而逋，其邑人三百<text:span text:style-name="T6">戶</text:span>，<text:span text:style-name="T6">無</text:span>眚。</text:p>
      <text:p text:style-name="P1"/>
      <text:p text:style-name="P3">【白<text:span text:style-name="T6">話</text:span>】九二，打官司失利，走<text:span text:style-name="T6">為</text:span>上策，<text:span text:style-name="T6">趕</text:span>快逃回<text:span text:style-name="T6">來</text:span>，跑到只有三百<text:span text:style-name="T6">戶</text:span>人家的小<text:span text:style-name="T6">國</text:span>中，在此居住可以避<text:span text:style-name="T6">開災禍</text:span>。</text:p>
      <text:p text:style-name="P1"/>
      <text:p text:style-name="P4"><text:span text:style-name="T8">《象》曰："不克</text:span><text:span text:style-name="T7">訟</text:span><text:span text:style-name="T8">，</text:span><text:span text:style-name="T7">歸</text:span><text:span text:style-name="T8">逋</text:span><text:span text:style-name="T7">竄</text:span><text:span text:style-name="T8">也"；自下</text:span><text:span text:style-name="T7">訟</text:span><text:span text:style-name="T8">上，患至掇也。</text:span></text:p>
      <text:p text:style-name="P1"/>
      <text:p text:style-name="P4"><text:span text:style-name="T8">【白</text:span><text:span text:style-name="T7">話</text:span><text:span text:style-name="T8">】《象</text:span><text:span text:style-name="T7">辭</text:span><text:span text:style-name="T8">》</text:span><text:span text:style-name="T7">說</text:span><text:span text:style-name="T8">："打官司失利，迅速逃回</text:span><text:span text:style-name="T7">來</text:span><text:span text:style-name="T8">"，因</text:span><text:span text:style-name="T7">為</text:span><text:span text:style-name="T8">自己</text:span><text:span text:style-name="T7">處於</text:span><text:span text:style-name="T8">下位，</text:span><text:span text:style-name="T7">與</text:span><text:span text:style-name="T8">上面有</text:span><text:span text:style-name="T7">權</text:span><text:span text:style-name="T8">有</text:span><text:span text:style-name="T7">勢</text:span><text:span text:style-name="T8">的人打官司，必然要失</text:span><text:span text:style-name="T7">敗</text:span><text:span text:style-name="T8">而且有</text:span><text:span text:style-name="T7">災禍</text:span><text:span text:style-name="T8">降</text:span><text:span text:style-name="T7">臨</text:span><text:span text:style-name="T8">，但</text:span></text:p>
      <text:p text:style-name="P1"/>
      <text:p text:style-name="P3">逃走避<text:span text:style-name="T6">開</text:span>，<text:span text:style-name="T6">災禍</text:span>就<text:span text:style-name="T6">沒</text:span>有了。</text:p>
      <text:p text:style-name="P1"/>
      <text:p text:style-name="P3">六三，食<text:span text:style-name="T6">舊</text:span>德，<text:span text:style-name="T6">貞厲</text:span>，<text:span text:style-name="T6">終</text:span>吉；或<text:span text:style-name="T6">從</text:span>王事，<text:span text:style-name="T6">無</text:span>成。</text:p>
      <text:p text:style-name="P1"/>
      <text:p text:style-name="P3">【白<text:span text:style-name="T6">話</text:span>】六三，安享着原有的家<text:span text:style-name="T6">業</text:span>，吃喝不愁，<text:span text:style-name="T6">堅</text:span>守正道，<text:span text:style-name="T6">處處</text:span>小心防<text:span text:style-name="T6">備</text:span>危<text:span text:style-name="T6">險</text:span>，<text:span text:style-name="T6">終</text:span>久<text:span text:style-name="T6">會獲</text:span>得吉祥；如果<text:span text:style-name="T6">輔</text:span>佐君王建功立<text:span text:style-name="T6">業</text:span>，成功后不<text:span text:style-name="T6">歸</text:span></text:p>
      <text:p text:style-name="P1"/>
      <text:p text:style-name="P3">功<text:span text:style-name="T6">於</text:span>自己。</text:p>
      <text:p text:style-name="P1"/>
      <text:p text:style-name="P4"><text:span text:style-name="T8">《象》曰"食</text:span><text:span text:style-name="T7">舊</text:span><text:span text:style-name="T8">德"，</text:span><text:span text:style-name="T7">從</text:span><text:span text:style-name="T8">上吉也。</text:span></text:p>
      <text:p text:style-name="P1"/>
      <text:p text:style-name="P4"><text:span text:style-name="T8">【白</text:span><text:span text:style-name="T7">話</text:span><text:span text:style-name="T8">】《象</text:span><text:span text:style-name="T7">辭</text:span><text:span text:style-name="T8">》</text:span><text:span text:style-name="T7">說</text:span><text:span text:style-name="T8">："安享着祖上</text:span><text:span text:style-name="T7">遺</text:span><text:span text:style-name="T8">留下</text:span><text:span text:style-name="T7">來</text:span><text:span text:style-name="T8">的家</text:span><text:span text:style-name="T7">業</text:span><text:span text:style-name="T8">"，</text:span><text:span text:style-name="T7">說</text:span><text:span text:style-name="T8">明只要</text:span><text:span text:style-name="T7">順從</text:span><text:span text:style-name="T8">上</text:span><text:span text:style-name="T7">級</text:span><text:span text:style-name="T8">，</text:span><text:span text:style-name="T7">則</text:span><text:span text:style-name="T8">可以</text:span><text:span text:style-name="T7">獲</text:span><text:span text:style-name="T8">得吉祥的</text:span><text:span text:style-name="T7">結</text:span><text:span text:style-name="T8">果。</text:span></text:p>
      <text:p text:style-name="P1"/>
      <text:p text:style-name="P3">九四，不克<text:span text:style-name="T6">訟</text:span>；<text:span text:style-name="T6">復</text:span>即命，渝，安<text:span text:style-name="T6">貞</text:span>吉。</text:p>
      <text:p text:style-name="P1"/>
      <text:p text:style-name="P3">【白<text:span text:style-name="T6">話</text:span>】九四，打官司失利，<text:span text:style-name="T6">經過</text:span>反思改<text:span text:style-name="T6">變</text:span>了主意，<text:span text:style-name="T6">決</text:span>定不打官司了，安分守己，必然<text:span text:style-name="T6">會</text:span>得到吉利的<text:span text:style-name="T6">結</text:span>果。</text:p>
      <text:p text:style-name="P1"/>
      <text:p text:style-name="P4"><text:soft-page-break/><text:span text:style-name="T8">《象》曰："</text:span><text:span text:style-name="T7">復</text:span><text:span text:style-name="T8">即命，渝"，安</text:span><text:span text:style-name="T7">貞</text:span><text:span text:style-name="T8">不失也。</text:span></text:p>
      <text:p text:style-name="P1"/>
      <text:p text:style-name="P4"><text:span text:style-name="T8">【白</text:span><text:span text:style-name="T7">話</text:span><text:span text:style-name="T8">】《象</text:span><text:span text:style-name="T7">辭</text:span><text:span text:style-name="T8">》</text:span><text:span text:style-name="T7">說</text:span><text:span text:style-name="T8">："打官司失利后，回</text:span><text:span text:style-name="T7">過頭</text:span><text:span text:style-name="T8">仔</text:span><text:span text:style-name="T7">細</text:span><text:span text:style-name="T8">反思，</text:span><text:span text:style-name="T7">覺</text:span><text:span text:style-name="T8">得"和</text:span><text:span text:style-name="T7">為貴</text:span><text:span text:style-name="T8">"，</text:span><text:span text:style-name="T7">還</text:span><text:span text:style-name="T8">是息事</text:span><text:span text:style-name="T7">寧</text:span><text:span text:style-name="T8">人</text:span><text:span text:style-name="T7">為</text:span><text:span text:style-name="T8">好，</text:span><text:span text:style-name="T7">於</text:span><text:span text:style-name="T8">是改</text:span><text:span text:style-name="T7">變</text:span><text:span text:style-name="T8">了主意，撤回</text:span><text:span text:style-name="T7">訴狀</text:span><text:span text:style-name="T8">，退出</text:span><text:span text:style-name="T7">爭</text:span><text:span text:style-name="T8">端</text:span></text:p>
      <text:p text:style-name="P1"/>
      <text:p text:style-name="P3">不打官司了，<text:span text:style-name="T6">說</text:span>明<text:span text:style-name="T6">堅</text:span>守正道，安分守己就<text:span text:style-name="T6">沒</text:span>有什么<text:span text:style-name="T6">損</text:span>失了。</text:p>
      <text:p text:style-name="P1"/>
      <text:p text:style-name="P3">九五，<text:span text:style-name="T6">訟</text:span>，元吉。</text:p>
      <text:p text:style-name="P1"/>
      <text:p text:style-name="P3">【白<text:span text:style-name="T6">話</text:span>】九五，官司得到了公正的判<text:span text:style-name="T6">決</text:span>，<text:span text:style-name="T6">開</text:span>始<text:span text:style-name="T6">獲</text:span>得吉祥。</text:p>
      <text:p text:style-name="P1"/>
      <text:p text:style-name="P4"><text:span text:style-name="T8">《象》曰："</text:span><text:span text:style-name="T7">訟</text:span><text:span text:style-name="T8">，元吉"，以中正也。</text:span></text:p>
      <text:p text:style-name="P1"/>
      <text:p text:style-name="P4"><text:span text:style-name="T8">【白</text:span><text:span text:style-name="T7">話</text:span><text:span text:style-name="T8">】《象</text:span><text:span text:style-name="T7">辭</text:span><text:span text:style-name="T8">》</text:span><text:span text:style-name="T7">說</text:span><text:span text:style-name="T8">："官司得到公正的判</text:span><text:span text:style-name="T7">決</text:span><text:span text:style-name="T8">，</text:span><text:span text:style-name="T7">開</text:span><text:span text:style-name="T8">始</text:span><text:span text:style-name="T7">獲</text:span><text:span text:style-name="T8">得吉祥"，表明此</text:span><text:span text:style-name="T7">時</text:span><text:span text:style-name="T8">居</text:span><text:span text:style-name="T7">於</text:span><text:span text:style-name="T8">正中地位，得到了大人物的公正的判</text:span><text:span text:style-name="T7">處</text:span><text:span text:style-name="T8">。</text:span></text:p>
      <text:p text:style-name="P1"/>
      <text:p text:style-name="P3">上九，或<text:span text:style-name="T6">錫</text:span>之鞶<text:span text:style-name="T6">帶</text:span>，<text:span text:style-name="T6">終</text:span>朝三褫之。</text:p>
      <text:p text:style-name="P1"/>
      <text:p text:style-name="P3">【白<text:span text:style-name="T6">話</text:span>】上九，因打官司<text:span text:style-name="T6">獲勝</text:span>，君王偶然<text:span text:style-name="T6">賞賜給飾</text:span>有皮束衣<text:span text:style-name="T6">帶</text:span>的<text:span text:style-name="T6">華貴</text:span>衣服，但在一天之<text:span text:style-name="T6">內卻</text:span>几次被<text:span text:style-name="T6">剝</text:span>下身<text:span text:style-name="T6">來</text:span>。</text:p>
      <text:p text:style-name="P1"/>
      <text:p text:style-name="P3">《象》曰：以<text:span text:style-name="T6">訟</text:span>受服，亦不足敬也。</text:p>
      <text:p text:style-name="P1"/>
      <text:p text:style-name="P3">【白<text:span text:style-name="T6">話</text:span>】《象<text:span text:style-name="T6">辭</text:span>》<text:span text:style-name="T6">說</text:span>：因<text:span text:style-name="T6">為</text:span>打官司<text:span text:style-name="T6">獲勝</text:span>而得到<text:span text:style-name="T6">賞賜</text:span>，<text:span text:style-name="T6">沒</text:span>有什么可以值得尊敬的。 </text:p>
      <text:p text:style-name="P1"/>
      <text:p text:style-name="P1"/>
      <text:p text:style-name="P3">第七卦：《<text:span text:style-name="T6">師</text:span>卦》</text:p>
      <text:p text:style-name="P1"><text:s/></text:p>
      <text:p text:style-name="P3"><text:span text:style-name="T6">師</text:span>：<text:span text:style-name="T6">貞</text:span>，丈人吉，<text:span text:style-name="T6">無</text:span>咎。</text:p>
      <text:p text:style-name="P1"/>
      <text:p text:style-name="P3">【白<text:span text:style-name="T6">話</text:span>】《<text:span text:style-name="T6">師</text:span>卦》象<text:span text:style-name="T6">徵</text:span>兵<text:span text:style-name="T6">眾</text:span>（<text:span text:style-name="T6">師</text:span>指<text:span text:style-name="T6">軍隊</text:span>）：<text:span text:style-name="T6">堅</text:span>守正道，德高望重富有<text:span text:style-name="T6">經驗</text:span>的<text:span text:style-name="T6">長</text:span>者<text:span text:style-name="T6">統帥軍隊</text:span>可以得到吉祥，不<text:span text:style-name="T6">會</text:span>有什么<text:span text:style-name="T6">災禍</text:span>。</text:p>
      <text:p text:style-name="P1"/>
      <text:p text:style-name="P3">《象》曰：地中有水，<text:span text:style-name="T6">師</text:span>；君子以容民畜<text:span text:style-name="T6">眾</text:span>。</text:p>
      <text:p text:style-name="P1"/>
      <text:p text:style-name="P3">【白<text:span text:style-name="T6">話</text:span>】《象<text:span text:style-name="T6">辭</text:span>》<text:span text:style-name="T6">說</text:span>：《<text:span text:style-name="T6">師</text:span>卦》的卦象是坎（水）下坤（地）上，是地中有水之表象。地中<text:span text:style-name="T6">蘊</text:span>藏聚集了大量的水，取之不<text:span text:style-name="T6">盡</text:span>，用之不</text:p>
      <text:p text:style-name="P1"/>
      <text:p text:style-name="P3">竭，象<text:span text:style-name="T6">徵</text:span>兵源充足；君子要像地中藏水一<text:span text:style-name="T6">樣</text:span>容<text:span text:style-name="T6">納</text:span>天下百姓，<text:span text:style-name="T6">養</text:span>育<text:span text:style-name="T6">眾</text:span>人，<text:span text:style-name="T6">這樣</text:span>就<text:span text:style-name="T6">會</text:span>有<text:span text:style-name="T6">眾</text:span>多的士兵可用。</text:p>
      <text:p text:style-name="P1"/>
      <text:p text:style-name="P3">初六，<text:span text:style-name="T6">師</text:span>出以律，否臧凶。</text:p>
      <text:p text:style-name="P1"/>
      <text:p text:style-name="P3">【白<text:span text:style-name="T6">話</text:span>】初六，出<text:span text:style-name="T6">師徵戰</text:span>必<text:span text:style-name="T6">須</text:span>要有<text:span text:style-name="T6">嚴</text:span>明的<text:span text:style-name="T6">紀</text:span>律，如果<text:span text:style-name="T6">軍紀</text:span>混<text:span text:style-name="T6">亂</text:span>必然有凶<text:span text:style-name="T6">險</text:span>。</text:p>
      <text:p text:style-name="P1"><text:soft-page-break/></text:p>
      <text:p text:style-name="P4"><text:span text:style-name="T8">《象》曰："</text:span><text:span text:style-name="T7">師</text:span><text:span text:style-name="T8">出以律"，失律凶也。</text:span></text:p>
      <text:p text:style-name="P1"/>
      <text:p text:style-name="P4"><text:span text:style-name="T8">【白</text:span><text:span text:style-name="T7">話</text:span><text:span text:style-name="T8">】《象</text:span><text:span text:style-name="T7">辭</text:span><text:span text:style-name="T8">》</text:span><text:span text:style-name="T7">說</text:span><text:span text:style-name="T8">："出</text:span><text:span text:style-name="T7">師徵戰</text:span><text:span text:style-name="T8">必</text:span><text:span text:style-name="T7">須</text:span><text:span text:style-name="T8">要有</text:span><text:span text:style-name="T7">嚴</text:span><text:span text:style-name="T8">明的</text:span><text:span text:style-name="T7">紀</text:span><text:span text:style-name="T8">律"，要</text:span><text:span text:style-name="T7">號</text:span><text:span text:style-name="T8">令整</text:span><text:span text:style-name="T7">齊</text:span><text:span text:style-name="T8">，行</text:span><text:span text:style-name="T7">動</text:span><text:span text:style-name="T8">一致，</text:span><text:span text:style-name="T7">賞罰</text:span><text:span text:style-name="T8">分明。如果</text:span><text:span text:style-name="T7">軍紀</text:span><text:span text:style-name="T8">不良，指</text:span><text:span text:style-name="T7">揮</text:span><text:span text:style-name="T8">不</text:span><text:span text:style-name="T7">靈</text:span><text:span text:style-name="T8">，必然要</text:span><text:span text:style-name="T7">發</text:span><text:span text:style-name="T8">生凶</text:span></text:p>
      <text:p text:style-name="P1"/>
      <text:p text:style-name="P3"><text:span text:style-name="T6">險</text:span>。</text:p>
      <text:p text:style-name="P1"/>
      <text:p text:style-name="P3">九二，在<text:span text:style-name="T6">師</text:span>，中吉，<text:span text:style-name="T6">無</text:span>咎；王三<text:span text:style-name="T6">錫</text:span>命。</text:p>
      <text:p text:style-name="P1"/>
      <text:p text:style-name="P3">【白<text:span text:style-name="T6">話</text:span>】九二，在<text:span text:style-name="T6">軍</text:span>中任<text:span text:style-name="T6">統帥</text:span>，持中不偏可得吉祥，不<text:span text:style-name="T6">會</text:span>有什么<text:span text:style-name="T6">災禍</text:span>；君王多次<text:span text:style-name="T6">進</text:span>行<text:span text:style-name="T6">獎勵</text:span>，并被委以重任。</text:p>
      <text:p text:style-name="P1"/>
      <text:p text:style-name="P4"><text:span text:style-name="T8">《象》曰："在</text:span><text:span text:style-name="T7">師</text:span><text:span text:style-name="T8">中吉"，承天</text:span><text:span text:style-name="T7">寵</text:span><text:span text:style-name="T8">也；"王三</text:span><text:span text:style-name="T7">錫</text:span><text:span text:style-name="T8">命"，</text:span><text:span text:style-name="T7">懷萬</text:span><text:span text:style-name="T8">邦也。</text:span></text:p>
      <text:p text:style-name="P1"/>
      <text:p text:style-name="P4"><text:span text:style-name="T8">【白</text:span><text:span text:style-name="T7">話</text:span><text:span text:style-name="T8">】《象</text:span><text:span text:style-name="T7">辭</text:span><text:span text:style-name="T8">》</text:span><text:span text:style-name="T7">說</text:span><text:span text:style-name="T8">："在</text:span><text:span text:style-name="T7">軍</text:span><text:span text:style-name="T8">中任</text:span><text:span text:style-name="T7">統帥</text:span><text:span text:style-name="T8">，持中不偏可得吉祥，不</text:span><text:span text:style-name="T7">會</text:span><text:span text:style-name="T8">有什么</text:span><text:span text:style-name="T7">災禍</text:span><text:span text:style-name="T8">"，表明承受"天命"，因此得到君王的</text:span><text:span text:style-name="T7">寵</text:span><text:span text:style-name="T8">幸；"君王多次</text:span><text:span text:style-name="T7">進</text:span></text:p>
      <text:p text:style-name="P1"/>
      <text:p text:style-name="P4"><text:span text:style-name="T8">行</text:span><text:span text:style-name="T7">獎勵</text:span><text:span text:style-name="T8">"，</text:span><text:span text:style-name="T7">說</text:span><text:span text:style-name="T8">明</text:span><text:span text:style-name="T7">懷</text:span><text:span text:style-name="T8">有治</text:span><text:span text:style-name="T7">國</text:span><text:span text:style-name="T8">平天下使</text:span><text:span text:style-name="T7">萬</text:span><text:span text:style-name="T8">邦</text:span><text:span text:style-name="T7">悅</text:span><text:span text:style-name="T8">服的弘大志向。</text:span></text:p>
      <text:p text:style-name="P1"/>
      <text:p text:style-name="P3">六三，<text:span text:style-name="T6">師</text:span>或<text:span text:style-name="T6">輿</text:span>尸，凶。</text:p>
      <text:p text:style-name="P1"/>
      <text:p text:style-name="P3">【白<text:span text:style-name="T6">話</text:span>】六三，不<text:span text:style-name="T6">時</text:span>有士兵<text:span text:style-name="T6">從戰場</text:span>上<text:span text:style-name="T6">運</text:span>送<text:span text:style-name="T6">戰</text:span>死者的尸<text:span text:style-name="T6">體</text:span>回<text:span text:style-name="T6">來</text:span>，凶<text:span text:style-name="T6">險</text:span>。</text:p>
      <text:p text:style-name="P1"/>
      <text:p text:style-name="P4"><text:span text:style-name="T8">《象》曰："</text:span><text:span text:style-name="T7">師</text:span><text:span text:style-name="T8">或</text:span><text:span text:style-name="T7">輿</text:span><text:span text:style-name="T8">尸"，大</text:span><text:span text:style-name="T7">無</text:span><text:span text:style-name="T8">功也。</text:span></text:p>
      <text:p text:style-name="P1"/>
      <text:p text:style-name="P4"><text:span text:style-name="T8">【白</text:span><text:span text:style-name="T7">話</text:span><text:span text:style-name="T8">】《象</text:span><text:span text:style-name="T7">辭</text:span><text:span text:style-name="T8">》</text:span><text:span text:style-name="T7">說</text:span><text:span text:style-name="T8">："士兵不</text:span><text:span text:style-name="T7">時運</text:span><text:span text:style-name="T8">送</text:span><text:span text:style-name="T7">戰</text:span><text:span text:style-name="T8">死者的尸</text:span><text:span text:style-name="T7">體</text:span><text:span text:style-name="T8">回</text:span><text:span text:style-name="T7">來</text:span><text:span text:style-name="T8">"，</text:span><text:span text:style-name="T7">說</text:span><text:span text:style-name="T8">明不能知己知彼，在</text:span><text:span text:style-name="T7">敵強</text:span><text:span text:style-name="T8">我弱的情</text:span><text:span text:style-name="T7">況</text:span><text:span text:style-name="T8">下，不自量力</text:span><text:span text:style-name="T7">發動進</text:span><text:span text:style-name="T8">攻，</text:span><text:span text:style-name="T7">結</text:span><text:span text:style-name="T8">果</text:span><text:span text:style-name="T7">戰敗</text:span><text:span text:style-name="T8">，</text:span></text:p>
      <text:p text:style-name="P1"/>
      <text:p text:style-name="P3"><text:span text:style-name="T6">沒</text:span>有任何功<text:span text:style-name="T6">績</text:span>可言了。</text:p>
      <text:p text:style-name="P1"/>
      <text:p text:style-name="P3">六四，<text:span text:style-name="T6">師</text:span>左次，<text:span text:style-name="T6">無</text:span>咎。</text:p>
      <text:p text:style-name="P1"/>
      <text:p text:style-name="P3">【白<text:span text:style-name="T6">話</text:span>】六四，率<text:span text:style-name="T6">軍暫時</text:span>撤退，免得遭受<text:span text:style-name="T6">損</text:span>失。</text:p>
      <text:p text:style-name="P1"/>
      <text:p text:style-name="P4"><text:span text:style-name="T8">《象》曰："左次</text:span><text:span text:style-name="T7">無</text:span><text:span text:style-name="T8">咎"，示失常也。</text:span></text:p>
      <text:p text:style-name="P1"/>
      <text:p text:style-name="P4"><text:span text:style-name="T8">【白</text:span><text:span text:style-name="T7">話</text:span><text:span text:style-name="T8">】《象</text:span><text:span text:style-name="T7">辭</text:span><text:span text:style-name="T8">》</text:span><text:span text:style-name="T7">說</text:span><text:span text:style-name="T8">"</text:span><text:span text:style-name="T7">觀</text:span><text:span text:style-name="T8">察了</text:span><text:span text:style-name="T7">戰場</text:span><text:span text:style-name="T8">形</text:span><text:span text:style-name="T7">勢</text:span><text:span text:style-name="T8">后，</text:span><text:span text:style-name="T7">暫時</text:span><text:span text:style-name="T8">后退以避</text:span><text:span text:style-name="T7">敵</text:span><text:span text:style-name="T8">精</text:span><text:span text:style-name="T7">銳</text:span><text:span text:style-name="T8">，免遭更大</text:span><text:span text:style-name="T7">損</text:span><text:span text:style-name="T8">失"。</text:span><text:span text:style-name="T7">說</text:span><text:span text:style-name="T8">明深通兵法，懂得用兵有</text:span><text:span text:style-name="T7">進</text:span><text:span text:style-name="T8">有退的常理。</text:span></text:p>
      <text:p text:style-name="P1"/>
      <text:p text:style-name="P3">六五，田有禽，利<text:span text:style-name="T6">執</text:span>言，<text:span text:style-name="T6">無</text:span>咎；<text:span text:style-name="T6">長</text:span>子<text:span text:style-name="T6">帥師</text:span>，弟子<text:span text:style-name="T6">輿</text:span>尸，<text:span text:style-name="T6">貞</text:span>凶。</text:p>
      <text:p text:style-name="P1"/>
      <text:p text:style-name="P3">【白<text:span text:style-name="T6">話</text:span>】六五，田野中有野<text:span text:style-name="T6">獸</text:span>出<text:span text:style-name="T6">沒</text:span>，率<text:span text:style-name="T6">軍圍獵</text:span>捕<text:span text:style-name="T6">獲</text:span>，不<text:span text:style-name="T6">會</text:span>有<text:span text:style-name="T6">損</text:span>失；委任德高望重的<text:span text:style-name="T6">長</text:span>者<text:span text:style-name="T6">為軍</text:span>中主<text:span text:style-name="T6">帥</text:span>，必<text:span text:style-name="T6">將戰無</text:span>不<text:span text:style-name="T6">勝</text:span>，委任<text:span text:style-name="T6">無</text:span>德小人<text:span text:style-name="T6">將運</text:span></text:p>
      <text:p text:style-name="P1"><text:soft-page-break/></text:p>
      <text:p text:style-name="P3">送着尸<text:span text:style-name="T6">體</text:span>大<text:span text:style-name="T6">敗</text:span>回，占<text:span text:style-name="T6">問</text:span>的<text:span text:style-name="T6">結</text:span>果必然是凶<text:span text:style-name="T6">險</text:span>的。</text:p>
      <text:p text:style-name="P1"/>
      <text:p text:style-name="P4"><text:span text:style-name="T8">《象》曰："</text:span><text:span text:style-name="T7">長</text:span><text:span text:style-name="T8">子</text:span><text:span text:style-name="T7">帥師</text:span><text:span text:style-name="T8">"，以中行也；"弟子</text:span><text:span text:style-name="T7">輿</text:span><text:span text:style-name="T8">尸"，使不</text:span><text:span text:style-name="T7">當</text:span><text:span text:style-name="T8">也。</text:span></text:p>
      <text:p text:style-name="P1"/>
      <text:p text:style-name="P4"><text:span text:style-name="T8">【白</text:span><text:span text:style-name="T7">話</text:span><text:span text:style-name="T8">】《象</text:span><text:span text:style-name="T7">辭</text:span><text:span text:style-name="T8">》</text:span><text:span text:style-name="T7">說</text:span><text:span text:style-name="T8">："委任有德</text:span><text:span text:style-name="T7">長</text:span><text:span text:style-name="T8">者</text:span><text:span text:style-name="T7">統帥軍隊戰無</text:span><text:span text:style-name="T8">不</text:span><text:span text:style-name="T7">勝</text:span><text:span text:style-name="T8">"，表明居中恃正，行</text:span><text:span text:style-name="T7">為</text:span><text:span text:style-name="T8">有法度，必然</text:span><text:span text:style-name="T7">獲勝</text:span><text:span text:style-name="T8">；"委任</text:span><text:span text:style-name="T7">無</text:span><text:span text:style-name="T8">德小人</text:span><text:span text:style-name="T7">將運</text:span><text:span text:style-name="T8">送着</text:span><text:span text:style-name="T7">戰</text:span><text:span text:style-name="T8">死者的</text:span></text:p>
      <text:p text:style-name="P1"/>
      <text:p text:style-name="P4"><text:span text:style-name="T8">尸</text:span><text:span text:style-name="T7">體</text:span><text:span text:style-name="T8">，大</text:span><text:span text:style-name="T7">敗</text:span><text:span text:style-name="T8">而</text:span><text:span text:style-name="T7">歸</text:span><text:span text:style-name="T8">"，</text:span><text:span text:style-name="T7">說</text:span><text:span text:style-name="T8">明用人不</text:span><text:span text:style-name="T7">當</text:span><text:span text:style-name="T8">，必招致大</text:span><text:span text:style-name="T7">敗</text:span><text:span text:style-name="T8">，</text:span><text:span text:style-name="T7">將</text:span><text:span text:style-name="T8">自食</text:span><text:span text:style-name="T7">惡</text:span><text:span text:style-name="T8">果。</text:span></text:p>
      <text:p text:style-name="P1"/>
      <text:p text:style-name="P3">上六，大君有命，<text:span text:style-name="T6">開國</text:span>承家，小人勿用。</text:p>
      <text:p text:style-name="P1"/>
      <text:p text:style-name="P3">【白<text:span text:style-name="T6">話</text:span>】上六，<text:span text:style-name="T6">凱</text:span>旋而<text:span text:style-name="T6">歸</text:span>，天子<text:span text:style-name="T6">頒</text:span>布了<text:span text:style-name="T6">詔</text:span>命，分封功臣，或封<text:span text:style-name="T6">為諸</text:span>侯，或封<text:span text:style-name="T6">為</text:span>上卿，或封<text:span text:style-name="T6">為</text:span>大夫，但小人<text:span text:style-name="T6">決</text:span>不可以重用。</text:p>
      <text:p text:style-name="P1"/>
      <text:p text:style-name="P4"><text:span text:style-name="T8">《象》曰："大君有命"，以正功也；"小人勿用。必</text:span><text:span text:style-name="T7">亂</text:span><text:span text:style-name="T8">邦也。</text:span></text:p>
      <text:p text:style-name="P1"/>
      <text:p text:style-name="P4"><text:span text:style-name="T8">【白</text:span><text:span text:style-name="T7">話</text:span><text:span text:style-name="T8">】《象</text:span><text:span text:style-name="T7">辭</text:span><text:span text:style-name="T8">》</text:span><text:span text:style-name="T7">說</text:span><text:span text:style-name="T8">："天子</text:span><text:span text:style-name="T7">頒</text:span><text:span text:style-name="T8">布了</text:span><text:span text:style-name="T7">詔</text:span><text:span text:style-name="T8">命，分封功臣"，是</text:span><text:span text:style-name="T7">為</text:span><text:span text:style-name="T8">了按功</text:span><text:span text:style-name="T7">勞</text:span><text:span text:style-name="T8">大小而公正封</text:span><text:span text:style-name="T7">賞</text:span><text:span text:style-name="T8">。"小人</text:span><text:span text:style-name="T7">決</text:span><text:span text:style-name="T8">不可以重用"，因</text:span><text:span text:style-name="T7">為</text:span><text:span text:style-name="T8">重用小人必然危害并</text:span></text:p>
      <text:p text:style-name="P1"/>
      <text:p text:style-name="P3"><text:span text:style-name="T6">擾亂</text:span>邦<text:span text:style-name="T6">國</text:span>。 </text:p>
      <text:p text:style-name="P1"/>
      <text:p text:style-name="P1"/>
      <text:p text:style-name="P1"><text:s/></text:p>
      <text:p text:style-name="P1"><text:s text:c="3"/></text:p>
      <text:p text:style-name="Standard"><text:span text:style-name="T8"><text:s/>第八卦：《比卦》</text:span></text:p>
      <text:p text:style-name="P1"><text:s/></text:p>
      <text:p text:style-name="P3">比：吉。原筮，元永<text:span text:style-name="T6">貞</text:span>，<text:span text:style-name="T6">無</text:span>咎。不<text:span text:style-name="T6">寧</text:span>方<text:span text:style-name="T6">來</text:span>，后夫凶。</text:p>
      <text:p text:style-name="P1"/>
      <text:p text:style-name="P3">【白<text:span text:style-name="T6">話</text:span>】《比卦》象<text:span text:style-name="T6">徵親</text:span>密<text:span text:style-name="T6">無間</text:span>，<text:span text:style-name="T6">團結</text:span>互助：吉祥。探本求原，再一次卜筮占<text:span text:style-name="T6">問</text:span>，知道要<text:span text:style-name="T6">輔</text:span>佐有德行的<text:span text:style-name="T6">長</text:span>者，<text:span text:style-name="T6">長</text:span>久不<text:span text:style-name="T6">變</text:span>地<text:span text:style-name="T6">堅</text:span>守正道，不</text:p>
      <text:p text:style-name="P1"/>
      <text:p text:style-name="P3"><text:span text:style-name="T6">會</text:span>有<text:span text:style-name="T6">禍</text:span>害。<text:span text:style-name="T6">連</text:span>不安分的<text:span text:style-name="T6">諸</text:span>侯<text:span text:style-name="T6">現</text:span>在也<text:span text:style-name="T6">來</text:span>朝<text:span text:style-name="T6">賀</text:span>，<text:span text:style-name="T6">還</text:span>有少<text:span text:style-name="T6">數來</text:span>得<text:span text:style-name="T6">遲</text:span>的<text:span text:style-name="T6">諸</text:span>侯<text:span text:style-name="T6">將</text:span>有凶<text:span text:style-name="T6">險</text:span>。</text:p>
      <text:p text:style-name="P1"/>
      <text:p text:style-name="P3">《象》曰：地上有水，比；先王以建<text:span text:style-name="T6">萬國</text:span>，<text:span text:style-name="T6">親諸</text:span>侯。</text:p>
      <text:p text:style-name="P1"/>
      <text:p text:style-name="P3">【白<text:span text:style-name="T6">話</text:span>】《象<text:span text:style-name="T6">辭</text:span>》<text:span text:style-name="T6">說</text:span>：《比卦》的卦象<text:span text:style-name="T6">為</text:span>坤，（地）下坎（水）上，象<text:span text:style-name="T6">徵</text:span>地上有水。大地上百川<text:span text:style-name="T6">爭</text:span>流，流水又浸<text:span text:style-name="T6">潤</text:span>着大地，表明地<text:span text:style-name="T6">與</text:span>水</text:p>
      <text:p text:style-name="P1"/>
      <text:p text:style-name="P3"><text:span text:style-name="T6">親</text:span>密<text:span text:style-name="T6">無間</text:span>，互相依存；以前的<text:span text:style-name="T6">曆</text:span>代君主明白<text:span text:style-name="T6">這個</text:span>道理，所以分封土地，建立<text:span text:style-name="T6">萬國</text:span>，安<text:span text:style-name="T6">撫親</text:span>近各地<text:span text:style-name="T6">諸</text:span>侯。</text:p>
      <text:p text:style-name="P1"/>
      <text:p text:style-name="P3">初六，有孚比之，<text:span text:style-name="T6">無</text:span>咎；有孚盈缶，<text:span text:style-name="T6">終來</text:span>有它，吉。</text:p>
      <text:p text:style-name="P1"/>
      <text:p text:style-name="P3"><text:soft-page-break/>【白<text:span text:style-name="T6">話</text:span>】初六，具有<text:span text:style-name="T6">誠實</text:span>守信的德行，<text:span text:style-name="T6">親</text:span>密<text:span text:style-name="T6">團結</text:span>，<text:span text:style-name="T6">輔</text:span>佐君主，不<text:span text:style-name="T6">會</text:span>有<text:span text:style-name="T6">災禍</text:span>；<text:span text:style-name="T6">誠</text:span>信的德行如同美酒注<text:span text:style-name="T6">滿</text:span>了酒缸，<text:span text:style-name="T6">這樣遠</text:span>方的人<text:span text:style-name="T6">紛紛</text:span>前<text:span text:style-name="T6">來歸</text:span></text:p>
      <text:p text:style-name="P1"/>
      <text:p text:style-name="P3">附，<text:span text:style-name="T6">結</text:span>果是吉祥的。</text:p>
      <text:p text:style-name="P1"/>
      <text:p text:style-name="P1">《象》曰：《比》之初六，有它吉也。</text:p>
      <text:p text:style-name="P1"/>
      <text:p text:style-name="P3">【白<text:span text:style-name="T6">話</text:span>】《象<text:span text:style-name="T6">辭</text:span>》<text:span text:style-name="T6">說</text:span>：《比卦》的第一爻位（初六），表示一<text:span text:style-name="T6">開</text:span>始便具有<text:span text:style-name="T6">誠</text:span>信的德行，致使<text:span text:style-name="T6">遠</text:span>方<text:span text:style-name="T6">來</text:span>人<text:span text:style-name="T6">歸</text:span>附，自然可<text:span text:style-name="T6">獲</text:span>吉祥。</text:p>
      <text:p text:style-name="P1"/>
      <text:p text:style-name="P3">六二，比之自<text:span text:style-name="T6">內</text:span>，<text:span text:style-name="T6">貞</text:span>吉。</text:p>
      <text:p text:style-name="P1"/>
      <text:p text:style-name="P3">【白<text:span text:style-name="T6">話</text:span>】六二，在<text:span text:style-name="T6">內</text:span>部<text:span text:style-name="T6">親</text:span>密<text:span text:style-name="T6">團結</text:span>，努力<text:span text:style-name="T6">輔</text:span>佐君主，<text:span text:style-name="T6">結</text:span>果是吉祥的。</text:p>
      <text:p text:style-name="P1"/>
      <text:p text:style-name="P4"><text:span text:style-name="T8">《象》曰："比之自</text:span><text:span text:style-name="T7">內</text:span><text:span text:style-name="T8">"，不自失也。</text:span></text:p>
      <text:p text:style-name="P1"/>
      <text:p text:style-name="P4"><text:span text:style-name="T8">【白</text:span><text:span text:style-name="T7">話</text:span><text:span text:style-name="T8">】《象</text:span><text:span text:style-name="T7">辭</text:span><text:span text:style-name="T8">》</text:span><text:span text:style-name="T7">說</text:span><text:span text:style-name="T8">："</text:span><text:span text:style-name="T7">內</text:span><text:span text:style-name="T8">部</text:span><text:span text:style-name="T7">親</text:span><text:span text:style-name="T8">密</text:span><text:span text:style-name="T7">無間團結</text:span><text:span text:style-name="T8">一致，</text:span><text:span text:style-name="T7">輔</text:span><text:span text:style-name="T8">佐君主"，</text:span><text:span text:style-name="T7">說</text:span><text:span text:style-name="T8">明</text:span><text:span text:style-name="T7">沒</text:span><text:span text:style-name="T8">有偏</text:span><text:span text:style-name="T7">離</text:span><text:span text:style-name="T8">了正道。</text:span></text:p>
      <text:p text:style-name="P1"/>
      <text:p text:style-name="P1">六三，比之匪人。</text:p>
      <text:p text:style-name="P1"/>
      <text:p text:style-name="P3">【白<text:span text:style-name="T6">話</text:span>】六三，和行<text:span text:style-name="T6">為</text:span>不端正的人交朋友，而且<text:span text:style-name="T6">關</text:span>系<text:span text:style-name="T6">親</text:span>密。</text:p>
      <text:p text:style-name="P1"/>
      <text:p text:style-name="P4"><text:span text:style-name="T8">《象》曰"比之匪人"，不亦</text:span><text:span text:style-name="T7">傷</text:span><text:span text:style-name="T8">乎？</text:span></text:p>
      <text:p text:style-name="P1"/>
      <text:p text:style-name="P4"><text:span text:style-name="T8">【白</text:span><text:span text:style-name="T7">話</text:span><text:span text:style-name="T8">】《象</text:span><text:span text:style-name="T7">辭</text:span><text:span text:style-name="T8">》</text:span><text:span text:style-name="T7">說</text:span><text:span text:style-name="T8">："和行</text:span><text:span text:style-name="T7">為</text:span><text:span text:style-name="T8">不端正的人交朋友，而且</text:span><text:span text:style-name="T7">關</text:span><text:span text:style-name="T8">系</text:span><text:span text:style-name="T7">親</text:span><text:span text:style-name="T8">密"，</text:span><text:span text:style-name="T7">難</text:span><text:span text:style-name="T8">道不是一件很可悲的事</text:span><text:span text:style-name="T7">嗎</text:span><text:span text:style-name="T8">？</text:span></text:p>
      <text:p text:style-name="P1"/>
      <text:p text:style-name="P3">六四，外比之，<text:span text:style-name="T6">貞</text:span>吉。</text:p>
      <text:p text:style-name="P1"/>
      <text:p text:style-name="P3">【白<text:span text:style-name="T6">話</text:span>】六四，在<text:span text:style-name="T6">對</text:span>外交往中互相信任，<text:span text:style-name="T6">親</text:span>密<text:span text:style-name="T6">團結</text:span>，<text:span text:style-name="T6">盡</text:span>力<text:span text:style-name="T6">輔</text:span>佐<text:span text:style-name="T6">賢</text:span>明的君主，其<text:span text:style-name="T6">結</text:span>果是吉祥的。</text:p>
      <text:p text:style-name="P1"/>
      <text:p text:style-name="P3">《象》曰：外比<text:span text:style-name="T6">於賢</text:span>，以<text:span text:style-name="T6">從</text:span>上也。</text:p>
      <text:p text:style-name="P1"/>
      <text:p text:style-name="P3">【白<text:span text:style-name="T6">話</text:span>】《象<text:span text:style-name="T6">辭</text:span>》<text:span text:style-name="T6">說</text:span>：在外面<text:span text:style-name="T6">親</text:span>密<text:span text:style-name="T6">團結</text:span>朋友，<text:span text:style-name="T6">輔</text:span>佐<text:span text:style-name="T6">賢</text:span>君，<text:span text:style-name="T6">說</text:span>明要<text:span text:style-name="T6">順從</text:span>居<text:span text:style-name="T6">於</text:span>尊上地位的君主，才<text:span text:style-name="T6">會</text:span>有好的<text:span text:style-name="T6">結</text:span>果。</text:p>
      <text:p text:style-name="P1"/>
      <text:p text:style-name="P3">九五，<text:span text:style-name="T6">顯</text:span>比；王用三<text:span text:style-name="T6">驅</text:span>，失前禽，邑人不<text:span text:style-name="T6">誡</text:span>，吉。</text:p>
      <text:p text:style-name="P1"/>
      <text:p text:style-name="P3">【白<text:span text:style-name="T6">話</text:span>】九五，光明<text:span text:style-name="T6">無</text:span>私，<text:span text:style-name="T6">親</text:span>密<text:span text:style-name="T6">團結</text:span>，互相<text:span text:style-name="T6">輔</text:span>助；跟<text:span text:style-name="T6">隨</text:span>君王去田野<text:span text:style-name="T6">圍獵</text:span>，<text:span text:style-name="T6">從</text:span>三面<text:span text:style-name="T6">驅趕</text:span>，<text:span text:style-name="T6">網開</text:span>一面，看着禽<text:span text:style-name="T6">獸從</text:span>放<text:span text:style-name="T6">開</text:span>的一面逃走，毫不在</text:p>
      <text:p text:style-name="P1"/>
      <text:p text:style-name="P3">乎，君王的部下也不戒<text:span text:style-name="T6">備</text:span>，吉祥。</text:p>
      <text:p text:style-name="P1"/>
      <text:p text:style-name="P4"><text:span text:style-name="T8">《象》曰："</text:span><text:span text:style-name="T7">顯</text:span><text:span text:style-name="T8">比"之吉，位正中也，舍逆取</text:span><text:span text:style-name="T7">順</text:span><text:span text:style-name="T8">，失前禽也；邑人不</text:span><text:span text:style-name="T7">誡</text:span><text:span text:style-name="T8">，上使中也。</text:span></text:p>
      <text:p text:style-name="P1"/>
      <text:p text:style-name="P4"><text:soft-page-break/><text:span text:style-name="T8">【白</text:span><text:span text:style-name="T7">話</text:span><text:span text:style-name="T8">】《象</text:span><text:span text:style-name="T7">辭</text:span><text:span text:style-name="T8">》</text:span><text:span text:style-name="T7">說</text:span><text:span text:style-name="T8">："光明</text:span><text:span text:style-name="T7">無</text:span><text:span text:style-name="T8">私，</text:span><text:span text:style-name="T7">親</text:span><text:span text:style-name="T8">密</text:span><text:span text:style-name="T7">團結</text:span><text:span text:style-name="T8">，互相</text:span><text:span text:style-name="T7">輔</text:span><text:span text:style-name="T8">助"，可</text:span><text:span text:style-name="T7">獲</text:span><text:span text:style-name="T8">得吉祥，因</text:span><text:span text:style-name="T7">為</text:span><text:span text:style-name="T8">此</text:span><text:span text:style-name="T7">時</text:span><text:span text:style-name="T8">居</text:span><text:span text:style-name="T7">於</text:span><text:span text:style-name="T8">正中位置。</text:span><text:span text:style-name="T7">拋棄</text:span><text:span text:style-name="T8">逆天行事的</text:span><text:span text:style-name="T7">舉動</text:span><text:span text:style-name="T8">而</text:span><text:span text:style-name="T7">順</text:span><text:span text:style-name="T8">其自然，就</text:span></text:p>
      <text:p text:style-name="P1"/>
      <text:p text:style-name="P3">好像<text:span text:style-name="T6">圍獵時網開</text:span>一面，<text:span text:style-name="T6">讓該</text:span>被擒的禽<text:span text:style-name="T6">獸</text:span>落<text:span text:style-name="T6">網</text:span>，不<text:span text:style-name="T6">該</text:span>被<text:span text:style-name="T6">獲</text:span>的<text:span text:style-name="T6">從</text:span>前面逃掉；君王的部下<text:span text:style-name="T6">聽</text:span>其自然，不加戒<text:span text:style-name="T6">備</text:span>；<text:span text:style-name="T6">這</text:span>是君王的<text:span text:style-name="T6">賢</text:span>德感化了部下的</text:p>
      <text:p text:style-name="P1"/>
      <text:p text:style-name="P3"><text:span text:style-name="T6">緣</text:span>故。</text:p>
      <text:p text:style-name="P1"/>
      <text:p text:style-name="P3">上六，比之<text:span text:style-name="T6">無</text:span>首，凶。</text:p>
      <text:p text:style-name="P1"/>
      <text:p text:style-name="P3">【白<text:span text:style-name="T6">話</text:span>】上六，和<text:span text:style-name="T6">眾</text:span>人<text:span text:style-name="T6">親</text:span>密<text:span text:style-name="T6">團結</text:span>、互助友<text:span text:style-name="T6">愛</text:span>但自己不居<text:span text:style-name="T6">於領導</text:span>地位，<text:span text:style-name="T6">將</text:span>有凶<text:span text:style-name="T6">險</text:span>。</text:p>
      <text:p text:style-name="P1"/>
      <text:p text:style-name="P4"><text:span text:style-name="T8">《象》曰："比之</text:span><text:span text:style-name="T7">無</text:span><text:span text:style-name="T8">首"，</text:span><text:span text:style-name="T7">無</text:span><text:span text:style-name="T8">所</text:span><text:span text:style-name="T7">終</text:span><text:span text:style-name="T8">也。</text:span></text:p>
      <text:p text:style-name="P1"/>
      <text:p text:style-name="P4"><text:span text:style-name="T8">【白</text:span><text:span text:style-name="T7">話</text:span><text:span text:style-name="T8">】《象</text:span><text:span text:style-name="T7">辭</text:span><text:span text:style-name="T8">》</text:span><text:span text:style-name="T7">說</text:span><text:span text:style-name="T8">："和</text:span><text:span text:style-name="T7">眾</text:span><text:span text:style-name="T8">人</text:span><text:span text:style-name="T7">親</text:span><text:span text:style-name="T8">密</text:span><text:span text:style-name="T7">團結</text:span><text:span text:style-name="T8">、互助友</text:span><text:span text:style-name="T7">愛</text:span><text:span text:style-name="T8">但自己不居</text:span><text:span text:style-name="T7">於領導</text:span><text:span text:style-name="T8">地位，</text:span><text:span text:style-name="T7">將</text:span><text:span text:style-name="T8">有凶</text:span><text:span text:style-name="T7">險</text:span><text:span text:style-name="T8">"，</text:span><text:span text:style-name="T7">說</text:span><text:span text:style-name="T8">明自己</text:span><text:span text:style-name="T7">將來沒</text:span><text:span text:style-name="T8">有可以</text:span><text:span text:style-name="T7">歸</text:span><text:span text:style-name="T8">附的地方，</text:span><text:span text:style-name="T7">無</text:span><text:span text:style-name="T8">立足之</text:span></text:p>
      <text:p text:style-name="P1"/>
      <text:p text:style-name="P1">地。 </text:p>
      <text:p text:style-name="P1"><text:s/></text:p>
      <text:p text:style-name="P1"><text:s/></text:p>
      <text:p text:style-name="P1"/>
      <text:p text:style-name="P1"/>
      <text:p text:style-name="P1">第九卦：《小畜卦》</text:p>
      <text:p text:style-name="P1"><text:s/></text:p>
      <text:p text:style-name="P1">小畜：亨；密云不雨，自我西郊。</text:p>
      <text:p text:style-name="P1"/>
      <text:p text:style-name="P3">【白<text:span text:style-name="T6">話</text:span>】《小畜卦》象<text:span text:style-name="T6">徵</text:span>小有<text:span text:style-name="T6">積</text:span>蓄：亨通<text:span text:style-name="T6">順</text:span>利；天空布<text:span text:style-name="T6">滿濃</text:span>密的<text:span text:style-name="T6">積</text:span>云，但<text:span text:style-name="T6">還沒</text:span>有下雨，云<text:span text:style-name="T6">氣</text:span>是<text:span text:style-name="T6">從</text:span>城西郊<text:span text:style-name="T6">區</text:span>升起<text:span text:style-name="T6">來</text:span>的。</text:p>
      <text:p text:style-name="P1"/>
      <text:p text:style-name="P4"><text:span text:style-name="T8">《象》曰：</text:span><text:span text:style-name="T7">風</text:span><text:span text:style-name="T8">行天上，"小畜"；君子以懿文德。</text:span></text:p>
      <text:p text:style-name="P1"/>
      <text:p text:style-name="P3">【白<text:span text:style-name="T6">話</text:span>】《象<text:span text:style-name="T6">辭</text:span>》<text:span text:style-name="T6">說</text:span>：《小畜卦》的卦象是乾（天）下巽（<text:span text:style-name="T6">風</text:span>）上，是<text:span text:style-name="T6">風飄</text:span>行天上的表象。<text:span text:style-name="T6">風</text:span>在天上吹，密云不雨，<text:span text:style-name="T6">氣</text:span>候不好不<text:span text:style-name="T6">壞</text:span>，收</text:p>
      <text:p text:style-name="P1"/>
      <text:p text:style-name="P4"><text:span text:style-name="T8">成一般，所以只能"小有</text:span><text:span text:style-name="T7">積</text:span><text:span text:style-name="T8">蓄"；君子面</text:span><text:span text:style-name="T7">對這種</text:span><text:span text:style-name="T8">情</text:span><text:span text:style-name="T7">況</text:span><text:span text:style-name="T8">，</text:span><text:span text:style-name="T7">於</text:span><text:span text:style-name="T8">是修</text:span><text:span text:style-name="T7">養</text:span><text:span text:style-name="T8">美好的品德，用心做好文章等待</text:span><text:span text:style-name="T7">發達</text:span><text:span text:style-name="T8">的</text:span><text:span text:style-name="T7">時機</text:span><text:span text:style-name="T8">。</text:span></text:p>
      <text:p text:style-name="P1"/>
      <text:p text:style-name="P3">初九，<text:span text:style-name="T6">復</text:span>自道，何其咎？吉。</text:p>
      <text:p text:style-name="P1"/>
      <text:p text:style-name="P3">【白<text:span text:style-name="T6">話</text:span>】初九，自己<text:span text:style-name="T6">從</text:span>原路返回，哪里<text:span text:style-name="T6">會</text:span>有什么<text:span text:style-name="T6">災</text:span>害呢？吉祥。</text:p>
      <text:p text:style-name="P1"/>
      <text:p text:style-name="P4"><text:span text:style-name="T8">《象》曰："</text:span><text:span text:style-name="T7">復</text:span><text:span text:style-name="T8">自道"，其</text:span><text:span text:style-name="T7">義</text:span><text:span text:style-name="T8">吉也。</text:span></text:p>
      <text:p text:style-name="P1"/>
      <text:p text:style-name="P4"><text:span text:style-name="T8">【白</text:span><text:span text:style-name="T7">話</text:span><text:span text:style-name="T8">】《象</text:span><text:span text:style-name="T7">辭</text:span><text:span text:style-name="T8">》</text:span><text:span text:style-name="T7">說</text:span><text:span text:style-name="T8">："自己</text:span><text:span text:style-name="T7">從</text:span><text:span text:style-name="T8">原路返回"，表明</text:span><text:span text:style-name="T7">這</text:span><text:span text:style-name="T8">行</text:span><text:span text:style-name="T7">動</text:span><text:span text:style-name="T8">很</text:span><text:span text:style-name="T7">適</text:span><text:span text:style-name="T8">宜，符合常理，因而吉祥。</text:span></text:p>
      <text:p text:style-name="P1"><text:soft-page-break/></text:p>
      <text:p text:style-name="P3">九二，<text:span text:style-name="T6">牽復</text:span>，吉。</text:p>
      <text:p text:style-name="P1"/>
      <text:p text:style-name="P3">【白<text:span text:style-name="T6">話</text:span>】九二，<text:span text:style-name="T6">帶</text:span>着<text:span text:style-name="T6">別</text:span>人一道<text:span text:style-name="T6">從</text:span>原路返回，吉祥。</text:p>
      <text:p text:style-name="P1"/>
      <text:p text:style-name="P3">《象》曰：<text:span text:style-name="T6">牽復</text:span>在中，亦不自失也。</text:p>
      <text:p text:style-name="P1"/>
      <text:p text:style-name="P4"><text:span text:style-name="T8">【白</text:span><text:span text:style-name="T7">話</text:span><text:span text:style-name="T8">】《象</text:span><text:span text:style-name="T7">辭</text:span><text:span text:style-name="T8">》</text:span><text:span text:style-name="T7">說</text:span><text:span text:style-name="T8">："</text:span><text:span text:style-name="T7">帶</text:span><text:span text:style-name="T8">着</text:span><text:span text:style-name="T7">別</text:span><text:span text:style-name="T8">人</text:span><text:span text:style-name="T7">從</text:span><text:span text:style-name="T8">原路返回，表明此</text:span><text:span text:style-name="T7">時處於</text:span><text:span text:style-name="T8">居中位置，自己不</text:span><text:span text:style-name="T7">會</text:span><text:span text:style-name="T8">失掉</text:span><text:span text:style-name="T7">陽剛</text:span><text:span text:style-name="T8">的德行。</text:span></text:p>
      <text:p text:style-name="P1"/>
      <text:p text:style-name="P3">九三，<text:span text:style-name="T6">輿說輻</text:span>，夫妻反目。</text:p>
      <text:p text:style-name="P1"/>
      <text:p text:style-name="P3">【白<text:span text:style-name="T6">話</text:span>】九三，行在半路上，忽然大<text:span text:style-name="T6">車</text:span>的<text:span text:style-name="T6">輻條從車輪</text:span>中<text:span text:style-name="T6">脫</text:span>出<text:span text:style-name="T6">來</text:span>，<text:span text:style-name="T6">車</text:span>不能再行了，回到家里，夫妻因此大吵大<text:span text:style-name="T6">鬧</text:span>着要<text:span text:style-name="T6">離</text:span>婚。</text:p>
      <text:p text:style-name="P1"/>
      <text:p text:style-name="P1">《象》曰：夫妻反目，不能正室也。</text:p>
      <text:p text:style-name="P1"/>
      <text:p text:style-name="P3">【白<text:span text:style-name="T6">話</text:span>】《象<text:span text:style-name="T6">辭</text:span>》<text:span text:style-name="T6">說</text:span>：<text:span text:style-name="T6">結發</text:span>夫妻吵<text:span text:style-name="T6">鬧</text:span>着要<text:span text:style-name="T6">離</text:span>婚，<text:span text:style-name="T6">說</text:span>明丈夫不能以家<text:span text:style-name="T6">規</text:span>要求妻子，自己也<text:span text:style-name="T6">沒</text:span>有<text:span text:style-name="T6">給</text:span>妻子做出表率，所以妻子不守<text:span text:style-name="T6">婦</text:span>道。</text:p>
      <text:p text:style-name="P1"/>
      <text:p text:style-name="P3">六四，有孚；血去惕出，<text:span text:style-name="T6">無</text:span>咎。</text:p>
      <text:p text:style-name="P1"/>
      <text:p text:style-name="P3">【白<text:span text:style-name="T6">話</text:span>】六四，具有<text:span text:style-name="T6">誠實</text:span>守信的德行，互相信任；<text:span text:style-name="T6">拋棄憂</text:span>患意<text:span text:style-name="T6">識與</text:span>戒<text:span text:style-name="T6">備</text:span>心理，<text:span text:style-name="T6">這樣</text:span>就<text:span text:style-name="T6">沒</text:span>有<text:span text:style-name="T6">災禍</text:span>。</text:p>
      <text:p text:style-name="P1"/>
      <text:p text:style-name="Standard"><text:span text:style-name="T8">《象》曰："有孚惕出",上合志也。</text:span></text:p>
      <text:p text:style-name="P1"/>
      <text:p text:style-name="P4"><text:span text:style-name="T8">【白</text:span><text:span text:style-name="T7">話</text:span><text:span text:style-name="T8">】《象</text:span><text:span text:style-name="T7">辭</text:span><text:span text:style-name="T8">》</text:span><text:span text:style-name="T7">說</text:span><text:span text:style-name="T8">："具有</text:span><text:span text:style-name="T7">誠</text:span><text:span text:style-name="T8">信之德并</text:span><text:span text:style-name="T7">拋棄</text:span><text:span text:style-name="T8">戒</text:span><text:span text:style-name="T7">備</text:span><text:span text:style-name="T8">心理"表明</text:span><text:span text:style-name="T7">這樣</text:span><text:span text:style-name="T8">符合居</text:span><text:span text:style-name="T7">於</text:span><text:span text:style-name="T8">尊上地位的</text:span><text:span text:style-name="T7">權勢</text:span><text:span text:style-name="T8">者的意</text:span><text:span text:style-name="T7">願</text:span><text:span text:style-name="T8">。</text:span></text:p>
      <text:p text:style-name="P1"/>
      <text:p text:style-name="P3">九五，有孚<text:span text:style-name="T6">攣</text:span>如，富以其<text:span text:style-name="T6">鄰</text:span>。</text:p>
      <text:p text:style-name="P1"/>
      <text:p text:style-name="P3">【白<text:span text:style-name="T6">話</text:span>】九五，具有<text:span text:style-name="T6">誠</text:span>信的德行，<text:span text:style-name="T6">與別</text:span>人<text:span text:style-name="T6">緊</text:span>密<text:span text:style-name="T6">聯</text:span>系并互相<text:span text:style-name="T6">幫</text:span>助，自己致富也要使<text:span text:style-name="T6">鄰</text:span>人跟着一同富起<text:span text:style-name="T6">來</text:span>。</text:p>
      <text:p text:style-name="P1"/>
      <text:p text:style-name="P4"><text:span text:style-name="T8">《象》曰："有孚</text:span><text:span text:style-name="T7">攣</text:span><text:span text:style-name="T8">如"，不</text:span><text:span text:style-name="T7">獨</text:span><text:span text:style-name="T8">富也。</text:span></text:p>
      <text:p text:style-name="P1"/>
      <text:p text:style-name="P4"><text:span text:style-name="T8">【白</text:span><text:span text:style-name="T7">話</text:span><text:span text:style-name="T8">】《象</text:span><text:span text:style-name="T7">辭</text:span><text:span text:style-name="T8">》</text:span><text:span text:style-name="T7">說</text:span><text:span text:style-name="T8">："具有</text:span><text:span text:style-name="T7">誠</text:span><text:span text:style-name="T8">信的德行</text:span><text:span text:style-name="T7">與別</text:span><text:span text:style-name="T8">人</text:span><text:span text:style-name="T7">緊</text:span><text:span text:style-name="T8">密</text:span><text:span text:style-name="T7">聯</text:span><text:span text:style-name="T8">系并互相</text:span><text:span text:style-name="T7">幫</text:span><text:span text:style-name="T8">助"，表明要</text:span><text:span text:style-name="T7">與</text:span><text:span text:style-name="T8">人共同富裕，不</text:span><text:span text:style-name="T7">獨</text:span><text:span text:style-name="T8">自享受富</text:span><text:span text:style-name="T7">貴</text:span><text:span text:style-name="T8">。</text:span></text:p>
      <text:p text:style-name="P1"/>
      <text:p text:style-name="P3">上九，既雨既<text:span text:style-name="T6">處</text:span>，尚德<text:span text:style-name="T6">載</text:span>；<text:span text:style-name="T6">婦貞厲</text:span>，月几望；君子<text:span text:style-name="T6">徵</text:span>凶。</text:p>
      <text:p text:style-name="P1"/>
      <text:p text:style-name="P3">【白<text:span text:style-name="T6">話</text:span>】上九，下起了<text:span text:style-name="T6">細</text:span>雨，但不久又停下<text:span text:style-name="T6">來</text:span>，<text:span text:style-name="T6">陽剛</text:span>者的德行被<text:span text:style-name="T6">陰氣</text:span>所<text:span text:style-name="T6">彌</text:span>漫掩<text:span text:style-name="T6">蓋</text:span>；<text:span text:style-name="T6">這時婦</text:span>人要<text:span text:style-name="T6">堅</text:span>守正道，因<text:span text:style-name="T6">為</text:span>十五月<text:span text:style-name="T6">圓</text:span>十六就<text:span text:style-name="T6">開</text:span>始<text:span text:style-name="T6">虧</text:span></text:p>
      <text:p text:style-name="P1"/>
      <text:p text:style-name="P3">了，要小心防<text:span text:style-name="T6">備</text:span>危<text:span text:style-name="T6">險</text:span>。君子要出外<text:span text:style-name="T6">遠</text:span>行，必有凶<text:span text:style-name="T6">險</text:span>。</text:p>
      <text:p text:style-name="P1"><text:soft-page-break/></text:p>
      <text:p text:style-name="P4"><text:span text:style-name="T8">《象》曰："既雨既</text:span><text:span text:style-name="T7">處</text:span><text:span text:style-name="T8">"，德</text:span><text:span text:style-name="T7">積載</text:span><text:span text:style-name="T8">也；"君子</text:span><text:span text:style-name="T7">徵</text:span><text:span text:style-name="T8">凶"，有所疑也。</text:span></text:p>
      <text:p text:style-name="P1"/>
      <text:p text:style-name="P4"><text:span text:style-name="T8">【白</text:span><text:span text:style-name="T7">話</text:span><text:span text:style-name="T8">】《象</text:span><text:span text:style-name="T7">辭</text:span><text:span text:style-name="T8">》</text:span><text:span text:style-name="T7">說</text:span><text:span text:style-name="T8">："下起了</text:span><text:span text:style-name="T7">細</text:span><text:span text:style-name="T8">雨，但不久又停下</text:span><text:span text:style-name="T7">來</text:span><text:span text:style-name="T8">"，表明</text:span><text:span text:style-name="T7">這時陰氣彌</text:span><text:span text:style-name="T8">漫掩</text:span><text:span text:style-name="T7">蓋</text:span><text:span text:style-name="T8">了</text:span><text:span text:style-name="T7">陽剛</text:span><text:span text:style-name="T8">之德；"君子外出</text:span><text:span text:style-name="T7">遠</text:span><text:span text:style-name="T8">行必遭凶</text:span><text:span text:style-name="T7">險</text:span><text:span text:style-name="T8">"，</text:span><text:span text:style-name="T7">說</text:span><text:span text:style-name="T8">明</text:span><text:span text:style-name="T7">陰溼</text:span><text:span text:style-name="T8">之</text:span><text:span text:style-name="T7">氣</text:span></text:p>
      <text:p text:style-name="P1"/>
      <text:p text:style-name="P3">聚集，到<text:span text:style-name="T6">處</text:span>一片茫茫，方向不清，情<text:span text:style-name="T6">況</text:span>不明，自然<text:span text:style-name="T6">會發</text:span>生危<text:span text:style-name="T6">險</text:span>。 </text:p>
      <text:p text:style-name="P1"/>
      <text:p text:style-name="P1"/>
      <text:p text:style-name="P1">第十卦：《履卦》</text:p>
      <text:p text:style-name="P1"><text:s/></text:p>
      <text:p text:style-name="P1">履：履虎尾，不咥人，亨。</text:p>
      <text:p text:style-name="P1"/>
      <text:p text:style-name="P3">【白<text:span text:style-name="T6">話</text:span>】《履卦》象<text:span text:style-name="T6">徵</text:span>小心行<text:span text:style-name="T6">動</text:span>：跟在老虎尾巴后面走路，老虎<text:span text:style-name="T6">卻沒</text:span>有回<text:span text:style-name="T6">頭</text:span>咬人，<text:span text:style-name="T6">當</text:span>然亨通<text:span text:style-name="T6">順</text:span>利。</text:p>
      <text:p text:style-name="P1"/>
      <text:p text:style-name="P4"><text:span text:style-name="T8">《象》曰：上天下</text:span><text:span text:style-name="T7">澤</text:span><text:span text:style-name="T8">，"履"；君子以</text:span><text:span text:style-name="T7">辯</text:span><text:span text:style-name="T8">上下，定民志。</text:span></text:p>
      <text:p text:style-name="P1"/>
      <text:p text:style-name="P3">【白<text:span text:style-name="T6">話</text:span>】《象<text:span text:style-name="T6">辭</text:span>》<text:span text:style-name="T6">說</text:span>：《履卦》的卦象是<text:span text:style-name="T6">兌</text:span>（<text:span text:style-name="T6">澤</text:span>）下乾（天）上，<text:span text:style-name="T6">為</text:span>天下有<text:span text:style-name="T6">澤</text:span>之表象。上有天，下有<text:span text:style-name="T6">澤</text:span>，<text:span text:style-name="T6">說</text:span>明要<text:span text:style-name="T6">處處</text:span>小心行<text:span text:style-name="T6">動</text:span>，如行在</text:p>
      <text:p text:style-name="P1"/>
      <text:p text:style-name="P3">沼<text:span text:style-name="T6">澤</text:span>之上，一不注意就<text:span text:style-name="T6">會</text:span>陷下去；君子要深明大<text:span text:style-name="T6">義</text:span>，分清上下尊卑名分，<text:span text:style-name="T6">堅</text:span>定百姓的意志，遵循<text:span text:style-name="T6">禮儀</text:span>而行，必然秩序井然。</text:p>
      <text:p text:style-name="P1"/>
      <text:p text:style-name="P3">初九，素履，往<text:span text:style-name="T6">無</text:span>咎。</text:p>
      <text:p text:style-name="P1"/>
      <text:p text:style-name="P3">【白<text:span text:style-name="T6">話</text:span>】初九，心地<text:span text:style-name="T6">純</text:span>朴，品行端正，<text:span text:style-name="T6">處處</text:span>小心行事，那么<text:span text:style-name="T6">無論</text:span>到什么地方都<text:span text:style-name="T6">沒</text:span>有<text:span text:style-name="T6">災禍</text:span>。</text:p>
      <text:p text:style-name="P1"/>
      <text:p text:style-name="P4"><text:span text:style-name="T8">《象》曰："素履之往"，</text:span><text:span text:style-name="T7">獨</text:span><text:span text:style-name="T8">行</text:span><text:span text:style-name="T7">願</text:span><text:span text:style-name="T8">也。</text:span></text:p>
      <text:p text:style-name="P1"/>
      <text:p text:style-name="P4"><text:span text:style-name="T8">【白</text:span><text:span text:style-name="T7">話</text:span><text:span text:style-name="T8">】《象</text:span><text:span text:style-name="T7">辭</text:span><text:span text:style-name="T8">》</text:span><text:span text:style-name="T7">說</text:span><text:span text:style-name="T8">："心地</text:span><text:span text:style-name="T7">純</text:span><text:span text:style-name="T8">朴，品行端正，</text:span><text:span text:style-name="T7">處處</text:span><text:span text:style-name="T8">小心行事"，表明要</text:span><text:span text:style-name="T7">專</text:span><text:span text:style-name="T8">心致志，遵循</text:span><text:span text:style-name="T7">禮儀實現</text:span><text:span text:style-name="T8">自己的意</text:span><text:span text:style-name="T7">願</text:span><text:span text:style-name="T8">。</text:span></text:p>
      <text:p text:style-name="P1"/>
      <text:p text:style-name="P3">九二，履道坦坦，幽人<text:span text:style-name="T6">貞</text:span>吉。</text:p>
      <text:p text:style-name="P1"/>
      <text:p text:style-name="P4"><text:span text:style-name="T8">【白</text:span><text:span text:style-name="T7">話</text:span><text:span text:style-name="T8">】九二，小心行走在平坦</text:span><text:span text:style-name="T7">寬廣</text:span><text:span text:style-name="T8">的大道上,幽居的人安</text:span><text:span text:style-name="T7">於閑</text:span><text:span text:style-name="T8">逸恬</text:span><text:span text:style-name="T7">靜</text:span><text:span text:style-name="T8">的生活，</text:span><text:span text:style-name="T7">結</text:span><text:span text:style-name="T8">果是吉祥的。</text:span></text:p>
      <text:p text:style-name="P1"/>
      <text:p text:style-name="P4"><text:span text:style-name="T8">《象》曰："幽人</text:span><text:span text:style-name="T7">貞</text:span><text:span text:style-name="T8">吉"，中不自</text:span><text:span text:style-name="T7">亂</text:span><text:span text:style-name="T8">也。</text:span></text:p>
      <text:p text:style-name="P1"/>
      <text:p text:style-name="P4"><text:span text:style-name="T8">【白</text:span><text:span text:style-name="T7">話</text:span><text:span text:style-name="T8">】《象</text:span><text:span text:style-name="T7">辭</text:span><text:span text:style-name="T8">》</text:span><text:span text:style-name="T7">說</text:span><text:span text:style-name="T8">："幽居的人可</text:span><text:span text:style-name="T7">獲</text:span><text:span text:style-name="T8">吉祥"，</text:span><text:span text:style-name="T7">說</text:span><text:span text:style-name="T8">明自己</text:span><text:span text:style-name="T7">內</text:span><text:span text:style-name="T8">心平</text:span><text:span text:style-name="T7">靜</text:span><text:span text:style-name="T8">自然毫不紊</text:span><text:span text:style-name="T7">亂</text:span><text:span text:style-name="T8">，循</text:span><text:span text:style-name="T7">禮儀</text:span><text:span text:style-name="T8">而行的信念</text:span><text:span text:style-name="T7">堅</text:span><text:span text:style-name="T8">固。</text:span></text:p>
      <text:p text:style-name="P1"/>
      <text:p text:style-name="P3">六三，眇能<text:span text:style-name="T6">視</text:span>，跛能履。履虎尾咥人，凶；武人<text:span text:style-name="T6">為於</text:span>大君。</text:p>
      <text:p text:style-name="P1"/>
      <text:p text:style-name="P3">【白<text:span text:style-name="T6">話</text:span>】六三，眼睛快要瞎了，但勉<text:span text:style-name="T6">強</text:span>能看到一<text:span text:style-name="T6">點點</text:span>；腿跛了，但勉<text:span text:style-name="T6">強</text:span>能走几步。不小心踩在老<text:soft-page-break/>虎尾巴上，老虎回<text:span text:style-name="T6">頭</text:span>就咬人，凶<text:span text:style-name="T6">險</text:span>；勇</text:p>
      <text:p text:style-name="P1"/>
      <text:p text:style-name="P3">敢的武士要竭力<text:span text:style-name="T6">為</text:span>君主效<text:span text:style-name="T6">勞</text:span>。</text:p>
      <text:p text:style-name="P1"/>
      <text:p text:style-name="P4"><text:span text:style-name="T8">《象》曰："眇能</text:span><text:span text:style-name="T7">視</text:span><text:span text:style-name="T8">"，不足以有明也；"跛能履"，不足以</text:span><text:span text:style-name="T7">與</text:span><text:span text:style-name="T8">行也；"咥人之凶"，位不</text:span><text:span text:style-name="T7">當</text:span><text:span text:style-name="T8">也；"武人</text:span><text:span text:style-name="T7">為於</text:span><text:span text:style-name="T8">大君"，志</text:span><text:span text:style-name="T7">剛</text:span><text:span text:style-name="T8">也。</text:span></text:p>
      <text:p text:style-name="P1"/>
      <text:p text:style-name="P4"><text:span text:style-name="T8">【白</text:span><text:span text:style-name="T7">話</text:span><text:span text:style-name="T8">】《象</text:span><text:span text:style-name="T7">辭</text:span><text:span text:style-name="T8">》</text:span><text:span text:style-name="T7">說</text:span><text:span text:style-name="T8">："眼睛快瞎了，但勉</text:span><text:span text:style-name="T7">強</text:span><text:span text:style-name="T8">能看到一</text:span><text:span text:style-name="T7">點點</text:span><text:span text:style-name="T8">"，不足以分</text:span><text:span text:style-name="T7">辯</text:span><text:span text:style-name="T8">事物；"腿跛了，但勉</text:span><text:span text:style-name="T7">強</text:span><text:span text:style-name="T8">能走几步"，不能出外</text:span><text:span text:style-name="T7">遠</text:span><text:span text:style-name="T8">行；"老虎咬</text:span></text:p>
      <text:p text:style-name="P1"/>
      <text:p text:style-name="P4"><text:span text:style-name="T8">人是凶</text:span><text:span text:style-name="T7">險</text:span><text:span text:style-name="T8">的"，表明</text:span><text:span text:style-name="T7">這時處</text:span><text:span text:style-name="T8">的位置很不妥</text:span><text:span text:style-name="T7">當</text:span><text:span text:style-name="T8">，竟然踩在老虎尾巴上。"武士要竭力</text:span><text:span text:style-name="T7">為</text:span><text:span text:style-name="T8">君主效</text:span><text:span text:style-name="T7">勞</text:span><text:span text:style-name="T8">"，表明武士的志向</text:span><text:span text:style-name="T7">剛強</text:span><text:span text:style-name="T8">。</text:span></text:p>
      <text:p text:style-name="P1"/>
      <text:p text:style-name="P3">九四，履虎尾，愬愬，<text:span text:style-name="T6">終</text:span>吉。</text:p>
      <text:p text:style-name="P1"/>
      <text:p text:style-name="P3">【白<text:span text:style-name="T6">話</text:span>】九四，跟在老虎尾巴后面走路，感到恐<text:span text:style-name="T6">懼</text:span>害怕，但<text:span text:style-name="T6">謹</text:span>慎小心，<text:span text:style-name="T6">終於</text:span>得到吉祥。</text:p>
      <text:p text:style-name="P1"/>
      <text:p text:style-name="P4"><text:span text:style-name="T8">《象》曰："愬愬</text:span><text:span text:style-name="T7">終</text:span><text:span text:style-name="T8">吉"，志行也。</text:span></text:p>
      <text:p text:style-name="P1"/>
      <text:p text:style-name="P4"><text:span text:style-name="T8">【白</text:span><text:span text:style-name="T7">話</text:span><text:span text:style-name="T8">】《象</text:span><text:span text:style-name="T7">辭</text:span><text:span text:style-name="T8">》</text:span><text:span text:style-name="T7">說</text:span><text:span text:style-name="T8">："感到恐</text:span><text:span text:style-name="T7">懼</text:span><text:span text:style-name="T8">害怕，但</text:span><text:span text:style-name="T7">謹</text:span><text:span text:style-name="T8">慎小心，</text:span><text:span text:style-name="T7">終</text:span><text:span text:style-name="T8">久</text:span><text:span text:style-name="T7">獲</text:span><text:span text:style-name="T8">得吉祥"，</text:span><text:span text:style-name="T7">說</text:span><text:span text:style-name="T8">明小心遵循</text:span><text:span text:style-name="T7">禮儀</text:span><text:span text:style-name="T8">而行就能</text:span><text:span text:style-name="T7">實現</text:span><text:span text:style-name="T8">自己的志</text:span><text:span text:style-name="T7">願</text:span><text:span text:style-name="T8">。</text:span></text:p>
      <text:p text:style-name="P1"/>
      <text:p text:style-name="P3">九五，夬履，<text:span text:style-name="T6">貞厲</text:span>。</text:p>
      <text:p text:style-name="P1"/>
      <text:p text:style-name="P3">【白<text:span text:style-name="T6">話</text:span>】九五，<text:span text:style-name="T6">剛</text:span>毅善<text:span text:style-name="T6">於</text:span>作出<text:span text:style-name="T6">決斷</text:span>，小心行<text:span text:style-name="T6">動</text:span>，要提防危<text:span text:style-name="T6">險</text:span>。</text:p>
      <text:p text:style-name="P1"/>
      <text:p text:style-name="P4"><text:span text:style-name="T8">《象》曰："夬履</text:span><text:span text:style-name="T7">貞厲</text:span><text:span text:style-name="T8">"，位正</text:span><text:span text:style-name="T7">當</text:span><text:span text:style-name="T8">也。</text:span></text:p>
      <text:p text:style-name="P1"/>
      <text:p text:style-name="P4"><text:span text:style-name="T8">【白</text:span><text:span text:style-name="T7">話</text:span><text:span text:style-name="T8">】《象</text:span><text:span text:style-name="T7">辭</text:span><text:span text:style-name="T8">》</text:span><text:span text:style-name="T7">說</text:span><text:span text:style-name="T8">："</text:span><text:span text:style-name="T7">剛</text:span><text:span text:style-name="T8">毅果</text:span><text:span text:style-name="T7">斷</text:span><text:span text:style-name="T8">，小心行</text:span><text:span text:style-name="T7">動</text:span><text:span text:style-name="T8">，要提防危</text:span><text:span text:style-name="T7">險</text:span><text:span text:style-name="T8">"，</text:span><text:span text:style-name="T7">說</text:span><text:span text:style-name="T8">明此</text:span><text:span text:style-name="T7">時雖處於</text:span><text:span text:style-name="T8">正</text:span><text:span text:style-name="T7">當</text:span><text:span text:style-name="T8">的位置，但也不能疏忽大意。</text:span></text:p>
      <text:p text:style-name="P1"/>
      <text:p text:style-name="P3">上九，<text:span text:style-name="T6">視</text:span>履考祥，其旋元吉。</text:p>
      <text:p text:style-name="P1"/>
      <text:p text:style-name="P3">【白<text:span text:style-name="T6">話</text:span>】上九，回<text:span text:style-name="T6">頭</text:span>看看走<text:span text:style-name="T6">過</text:span>的路，<text:span text:style-name="T6">詳細</text:span>察看一下吉凶<text:span text:style-name="T6">禍</text:span>福，<text:span text:style-name="T6">轉</text:span>身<text:span text:style-name="T6">來順應陰</text:span>柔自然之道，<text:span text:style-name="T6">這樣</text:span>是吉祥的。</text:p>
      <text:p text:style-name="P1"/>
      <text:p text:style-name="P4"><text:span text:style-name="T8">《象》曰："元吉在上，大有</text:span><text:span text:style-name="T7">慶</text:span><text:span text:style-name="T8">也。</text:span></text:p>
      <text:p text:style-name="P1"/>
      <text:p text:style-name="P3">【白<text:span text:style-name="T6">話</text:span>】《象<text:span text:style-name="T6">辭</text:span>》<text:span text:style-name="T6">說</text:span>：<text:span text:style-name="T6">極為</text:span>吉祥，高居尊上之位，表明有大的福分值得<text:span text:style-name="T6">慶</text:span>祝。 </text:p>
      <text:p text:style-name="P1"/>
      <text:p text:style-name="P1"/>
      <text:p text:style-name="P1">第十一卦：《泰卦》</text:p>
      <text:p text:style-name="P1"><text:s/></text:p>
      <text:p text:style-name="P3">泰：小往大<text:span text:style-name="T6">來</text:span>，吉，亨。</text:p>
      <text:p text:style-name="P1"><text:soft-page-break/></text:p>
      <text:p text:style-name="P3">【白<text:span text:style-name="T6">話</text:span>】《泰卦》象<text:span text:style-name="T6">徵</text:span>通<text:span text:style-name="T6">達</text:span>：<text:span text:style-name="T6">這時</text:span>弱小者<text:span text:style-name="T6">離</text:span>去，<text:span text:style-name="T6">強</text:span>大者到<text:span text:style-name="T6">來</text:span>，吉祥，亨通。</text:p>
      <text:p text:style-name="P1"/>
      <text:p text:style-name="P3">《象》曰：天地交，泰；后以<text:span text:style-name="T6">財</text:span>成天地之道，<text:span text:style-name="T6">輔</text:span>相天地之宜，以左右民。</text:p>
      <text:p text:style-name="P1"/>
      <text:p text:style-name="P3">【白<text:span text:style-name="T6">話</text:span>】《象<text:span text:style-name="T6">辭</text:span>》<text:span text:style-name="T6">說</text:span>：《泰卦》的卦象<text:span text:style-name="T6">為</text:span>乾（天）下坤（地）上，地<text:span text:style-name="T6">氣</text:span>上升，乾<text:span text:style-name="T6">氣</text:span>下降，<text:span text:style-name="T6">為</text:span>地<text:span text:style-name="T6">氣</text:span>居<text:span text:style-name="T6">於</text:span>乾<text:span text:style-name="T6">氣</text:span>之上之表象，<text:span text:style-name="T6">陰陽</text:span>二<text:span text:style-name="T6">氣</text:span>一升一</text:p>
      <text:p text:style-name="P1"/>
      <text:p text:style-name="P3">降，互相交合，<text:span text:style-name="T6">順暢</text:span>通<text:span text:style-name="T6">達</text:span>；君主<text:span text:style-name="T6">這時</text:span>要掌握<text:span text:style-name="T6">時機</text:span>，善<text:span text:style-name="T6">於</text:span>裁<text:span text:style-name="T6">節調</text:span>理，以成就天地交合之道，促成天地化生<text:span text:style-name="T6">萬</text:span>物之<text:span text:style-name="T6">機</text:span>宜，<text:span text:style-name="T6">護</text:span>佑天下百姓，使</text:p>
      <text:p text:style-name="P1"/>
      <text:p text:style-name="P3">他<text:span text:style-name="T6">們</text:span>安居<text:span text:style-name="T6">樂業</text:span>。</text:p>
      <text:p text:style-name="P1"/>
      <text:p text:style-name="P3">初九，拔茅茹，以其<text:span text:style-name="T6">匯</text:span>，<text:span text:style-name="T6">徵</text:span>吉。</text:p>
      <text:p text:style-name="P1"/>
      <text:p text:style-name="P3">【白<text:span text:style-name="T6">話</text:span>】初九，拔起了一把茅草，它<text:span text:style-name="T6">們</text:span>的根相<text:span text:style-name="T6">連</text:span>在一起，真是物以<text:span text:style-name="T6">類</text:span>聚，所以找它<text:span text:style-name="T6">時</text:span>要以其<text:span text:style-name="T6">種類</text:span>而<text:span text:style-name="T6">識別</text:span>，往前行<text:span text:style-name="T6">進</text:span>是吉祥的。</text:p>
      <text:p text:style-name="P1"/>
      <text:p text:style-name="P3">《象》曰：拔茅<text:span text:style-name="T6">徵</text:span>吉，志在外也。</text:p>
      <text:p text:style-name="P1"/>
      <text:p text:style-name="P3">【白<text:span text:style-name="T6">話</text:span>】《象<text:span text:style-name="T6">辭</text:span>》<text:span text:style-name="T6">說</text:span>：拔起一把茅草，往前行<text:span text:style-name="T6">進</text:span>可<text:span text:style-name="T6">獲</text:span>吉祥，<text:span text:style-name="T6">說</text:span>明有<text:span text:style-name="T6">遠</text:span>大的志向，有在外建功立<text:span text:style-name="T6">業</text:span>的<text:span text:style-name="T6">進</text:span>取心。</text:p>
      <text:p text:style-name="P1"/>
      <text:p text:style-name="P3">九二，包荒，用<text:span text:style-name="T6">馮</text:span>河，不遐<text:span text:style-name="T6">遺</text:span>；朋亡，得尚<text:span text:style-name="T6">於</text:span>中行。</text:p>
      <text:p text:style-name="P1"/>
      <text:p text:style-name="P3">【白<text:span text:style-name="T6">話</text:span>】九二，有包容大川似的<text:span text:style-name="T6">寬廣</text:span>胸<text:span text:style-name="T6">懷</text:span>，可以徒步涉<text:span text:style-name="T6">過</text:span>大河急流；<text:span text:style-name="T6">禮賢</text:span>下士，<text:span text:style-name="T6">對遠</text:span>方的<text:span text:style-name="T6">賢</text:span>德之人也不<text:span text:style-name="T6">遺棄</text:span>；不<text:span text:style-name="T6">結</text:span>成小<text:span text:style-name="T6">團體</text:span>，不<text:span text:style-name="T6">結黨營</text:span></text:p>
      <text:p text:style-name="P1"/>
      <text:p text:style-name="P3">私，能<text:span text:style-name="T6">夠輔</text:span>佐公正有道德的君主。</text:p>
      <text:p text:style-name="P1"/>
      <text:p text:style-name="P3">《象》曰：“包荒”，“得尚<text:span text:style-name="T6">於</text:span>中行”，以光在也。</text:p>
      <text:p text:style-name="P1"/>
      <text:p text:style-name="P4"><text:span text:style-name="T8">【白</text:span><text:span text:style-name="T7">話</text:span><text:span text:style-name="T8">】《象</text:span><text:span text:style-name="T7">辭</text:span><text:span text:style-name="T8">》</text:span><text:span text:style-name="T7">說</text:span><text:span text:style-name="T8">：“有包容大川似的</text:span><text:span text:style-name="T7">寬廣</text:span><text:span text:style-name="T8">胸</text:span><text:span text:style-name="T7">懷</text:span><text:span text:style-name="T8">”，“能</text:span><text:span text:style-name="T7">夠輔</text:span><text:span text:style-name="T8">佐公正有道德的君主”,</text:span><text:span text:style-name="T7">說</text:span><text:span text:style-name="T8">明自己光明正大，道德高尚。</text:span></text:p>
      <text:p text:style-name="P1"/>
      <text:p text:style-name="P3">九三，<text:span text:style-name="T6">無</text:span>平不陂，<text:span text:style-name="T6">無</text:span>往不<text:span text:style-name="T6">復</text:span>；<text:span text:style-name="T6">艱貞無</text:span>咎，勿悔<text:span text:style-name="T6">卹</text:span>其孚，<text:span text:style-name="T6">於</text:span>食有福。</text:p>
      <text:p text:style-name="P1"/>
      <text:p text:style-name="P3">【白<text:span text:style-name="T6">話</text:span>】九三，<text:span text:style-name="T6">沒</text:span>有平地不<text:span text:style-name="T6">變為</text:span>陡坡的，<text:span text:style-name="T6">沒</text:span>有只出去不回<text:span text:style-name="T6">來</text:span>的，<text:span text:style-name="T6">處</text:span>在<text:span text:style-name="T6">艱難</text:span>困苦的<text:span text:style-name="T6">環</text:span>境中<text:span text:style-name="T6">堅</text:span>守正道就<text:span text:style-name="T6">沒</text:span>有<text:span text:style-name="T6">災</text:span>害，不要怕不能取信<text:span text:style-name="T6">於</text:span>人，安</text:p>
      <text:p text:style-name="P1"/>
      <text:p text:style-name="P3">心享用自己的俸<text:span text:style-name="T6">祿</text:span>是很有福分的。</text:p>
      <text:p text:style-name="P1"/>
      <text:p text:style-name="P3">《象》曰：“<text:span text:style-name="T6">無</text:span>往不<text:span text:style-name="T6">復</text:span>”，天地<text:span text:style-name="T6">際</text:span>也。</text:p>
      <text:p text:style-name="P1"/>
      <text:p text:style-name="P3"><text:soft-page-break/>【白<text:span text:style-name="T6">話</text:span>】《象<text:span text:style-name="T6">辭</text:span>》<text:span text:style-name="T6">說</text:span>：“<text:span text:style-name="T6">沒</text:span>有只出去而不回<text:span text:style-name="T6">來</text:span>的”，<text:span text:style-name="T6">葉</text:span>落<text:span text:style-name="T6">歸</text:span>根，人回故<text:span text:style-name="T6">鄉</text:span>，事物的正反<text:span text:style-name="T6">兩個</text:span>方面往往互相<text:span text:style-name="T6">轉</text:span>化，表明此<text:span text:style-name="T6">時</text:span>正在天地交合</text:p>
      <text:p text:style-name="P1"/>
      <text:p text:style-name="P3">的<text:span text:style-name="T6">邊</text:span>沿，<text:span text:style-name="T6">處於變</text:span>化之中。</text:p>
      <text:p text:style-name="P1"/>
      <text:p text:style-name="P3">六四，翩翩不富，以其<text:span text:style-name="T6">鄰</text:span>不戒以孚。</text:p>
      <text:p text:style-name="P1"/>
      <text:p text:style-name="P3">【白<text:span text:style-name="T6">話</text:span>】六四，像<text:span text:style-name="T6">飛鳥連</text:span>翩下降，<text:span text:style-name="T6">虛懷</text:span>若谷，<text:span text:style-name="T6">這樣與鄰</text:span>居相<text:span text:style-name="T6">處</text:span>，不互相戒<text:span text:style-name="T6">備</text:span>，彼此以<text:span text:style-name="T6">誠</text:span>相<text:span text:style-name="T6">見</text:span>，<text:span text:style-name="T6">講</text:span>求信用。</text:p>
      <text:p text:style-name="P1"/>
      <text:p text:style-name="P3">《象》曰：“翩翩不富”，皆失<text:span text:style-name="T6">實</text:span>也；“不戒以孚”，中心<text:span text:style-name="T6">願</text:span>也。</text:p>
      <text:p text:style-name="P1"/>
      <text:p text:style-name="P3">【白<text:span text:style-name="T6">話</text:span>】《象<text:span text:style-name="T6">辭</text:span>》<text:span text:style-name="T6">說</text:span>：“像<text:span text:style-name="T6">飛鳥從</text:span>高<text:span text:style-name="T6">處連</text:span>翩下降，<text:span text:style-name="T6">虛懷</text:span>若谷”，<text:span text:style-name="T6">說</text:span>明此<text:span text:style-name="T6">時</text:span>不以<text:span text:style-name="T6">個</text:span>人的殷<text:span text:style-name="T6">實</text:span>富<text:span text:style-name="T6">貴為</text:span>念；“<text:span text:style-name="T6">與鄰</text:span>居相<text:span text:style-name="T6">處</text:span>，不互相戒<text:span text:style-name="T6">備</text:span>，彼此</text:p>
      <text:p text:style-name="P1"/>
      <text:p text:style-name="P3">以<text:span text:style-name="T6">誠</text:span>相<text:span text:style-name="T6">見</text:span>，<text:span text:style-name="T6">講</text:span>求信用”，因<text:span text:style-name="T6">為這</text:span>是大家<text:span text:style-name="T6">內</text:span>心共同的意<text:span text:style-name="T6">願</text:span>。</text:p>
      <text:p text:style-name="P1"/>
      <text:p text:style-name="P3">六五，帝乙<text:span text:style-name="T6">歸</text:span>妹，以祉元吉。</text:p>
      <text:p text:style-name="P1"/>
      <text:p text:style-name="P3">【白<text:span text:style-name="T6">話</text:span>】六五，商代帝王乙嫁出自己的女<text:span text:style-name="T6">兒</text:span>，因此得到了福分，是十分吉祥的事。</text:p>
      <text:p text:style-name="P1"/>
      <text:p text:style-name="P3">《象》曰：“以祉元吉”，中以行<text:span text:style-name="T6">願</text:span>也。</text:p>
      <text:p text:style-name="P1"/>
      <text:p text:style-name="P3">【白<text:span text:style-name="T6">話</text:span>】《象<text:span text:style-name="T6">辭</text:span>》<text:span text:style-name="T6">說</text:span>：“帝乙把女<text:span text:style-name="T6">兒</text:span>嫁<text:span text:style-name="T6">給賢</text:span>德而又富裕的人家，因此<text:span text:style-name="T6">獲</text:span>得了深厚的福分，是在吉在利的事”，<text:span text:style-name="T6">說</text:span>明因<text:span text:style-name="T6">為實現</text:span>了<text:span text:style-name="T6">長</text:span>期以<text:span text:style-name="T6">來</text:span></text:p>
      <text:p text:style-name="P1"/>
      <text:p text:style-name="P3">心中祈求的意<text:span text:style-name="T6">願</text:span>，所以<text:span text:style-name="T6">結</text:span>果是吉祥的。</text:p>
      <text:p text:style-name="P1"/>
      <text:p text:style-name="P3">上六，“城<text:span text:style-name="T6">復於</text:span>隍”；勿用<text:span text:style-name="T6">師</text:span>，自邑告命，<text:span text:style-name="T6">貞</text:span>吝。</text:p>
      <text:p text:style-name="P1"/>
      <text:p text:style-name="P3">【白<text:span text:style-name="T6">話</text:span>】上六，城<text:span text:style-name="T6">牆</text:span>倒塌在久已干涸的<text:span text:style-name="T6">護</text:span>城壕<text:span text:style-name="T6">溝</text:span>里；<text:span text:style-name="T6">這時決</text:span>不可<text:span text:style-name="T6">進</text:span>行<text:span text:style-name="T6">戰爭</text:span>，<text:span text:style-name="T6">應減</text:span>少繁<text:span text:style-name="T6">瑣</text:span>的政令，以防止可能出<text:span text:style-name="T6">現</text:span>的土崩瓦解的局面。</text:p>
      <text:p text:style-name="P1"/>
      <text:p text:style-name="P3">《象》曰：城<text:span text:style-name="T6">復於</text:span>隍，其命<text:span text:style-name="T6">亂</text:span>也。</text:p>
      <text:p text:style-name="P1"/>
      <text:p text:style-name="P3">【白<text:span text:style-name="T6">話</text:span>】《象<text:span text:style-name="T6">辭</text:span>》<text:span text:style-name="T6">說</text:span>：“城<text:span text:style-name="T6">牆</text:span>倒塌在久已干涸的<text:span text:style-name="T6">護</text:span>城壕<text:span text:style-name="T6">溝</text:span>里”，<text:span text:style-name="T6">說</text:span>明形<text:span text:style-name="T6">勢</text:span>已<text:span text:style-name="T6">經</text:span>向<text:span text:style-name="T6">錯亂</text:span>不利的方面<text:span text:style-name="T6">轉</text:span>化，其前景是不大美妙的。 </text:p>
      <text:p text:style-name="P1"/>
      <text:p text:style-name="P1"/>
      <text:p text:style-name="P1">第十二卦：《否卦》</text:p>
      <text:p text:style-name="P1"><text:s/></text:p>
      <text:p text:style-name="P3">否：否之匪人，不利，君子<text:span text:style-name="T6">貞</text:span>；大往小<text:span text:style-name="T6">來</text:span>。</text:p>
      <text:p text:style-name="P1"/>
      <text:p text:style-name="P3">【白<text:span text:style-name="T6">話</text:span>】《否卦》象<text:span text:style-name="T6">徵閉</text:span>塞：一<text:span text:style-name="T6">個</text:span>卦<text:span text:style-name="T6">閉</text:span>的社<text:span text:style-name="T6">會</text:span>，人<text:span text:style-name="T6">們</text:span>之<text:span text:style-name="T6">間</text:span>的<text:span text:style-name="T6">來</text:span>往是不通<text:span text:style-name="T6">暢</text:span>的，天下<text:span text:style-name="T6">沒</text:span>有便利之<text:span text:style-name="T6">處</text:span>，<text:soft-page-break/>君子必<text:span text:style-name="T6">須堅</text:span>守正道；<text:span text:style-name="T6">這時強</text:span>大者<text:span text:style-name="T6">離</text:span></text:p>
      <text:p text:style-name="P1"/>
      <text:p text:style-name="P3">去，弱小者到<text:span text:style-name="T6">來</text:span>。</text:p>
      <text:p text:style-name="P1"/>
      <text:p text:style-name="P3">《象》曰：天地不交，“否”；君子以<text:span text:style-name="T6">儉</text:span>德辟<text:span text:style-name="T6">難</text:span>，不可<text:span text:style-name="T6">榮</text:span>以<text:span text:style-name="T6">祿</text:span>。</text:p>
      <text:p text:style-name="P1"/>
      <text:p text:style-name="P3">【白<text:span text:style-name="T6">話</text:span>】《象<text:span text:style-name="T6">辭</text:span>》<text:span text:style-name="T6">說</text:span>：《否卦》的卦象<text:span text:style-name="T6">為</text:span>坤（地）下乾（天）上，<text:span text:style-name="T6">為</text:span>天在地上之表象。天在<text:span text:style-name="T6">極</text:span>高之<text:span text:style-name="T6">處</text:span>，地在<text:span text:style-name="T6">極</text:span>低之<text:span text:style-name="T6">處</text:span>，天地<text:span text:style-name="T6">陰陽</text:span>之<text:span text:style-name="T6">間</text:span>因</text:p>
      <text:p text:style-name="P1"/>
      <text:p text:style-name="P3">而不能互相交合，所以<text:span text:style-name="T6">時</text:span>世<text:span text:style-name="T6">閉</text:span>塞不通，<text:span text:style-name="T6">這時</text:span>候君子必<text:span text:style-name="T6">須堅</text:span>持勤<text:span text:style-name="T6">儉節約</text:span>的美德，以避<text:span text:style-name="T6">開</text:span>危<text:span text:style-name="T6">險與災難</text:span>不能<text:span text:style-name="T6">謀</text:span>取高官及丰厚的俸<text:span text:style-name="T6">祿</text:span>，去追求<text:span text:style-name="T6">榮</text:span></text:p>
      <text:p text:style-name="P1"/>
      <text:p text:style-name="P3"><text:span text:style-name="T6">華</text:span>富<text:span text:style-name="T6">貴</text:span>。</text:p>
      <text:p text:style-name="P1"/>
      <text:p text:style-name="P3">初六，拔茅茹，以其<text:span text:style-name="T6">匯</text:span>，<text:span text:style-name="T6">貞</text:span>吉，亨。</text:p>
      <text:p text:style-name="P1"/>
      <text:p text:style-name="P3">【白<text:span text:style-name="T6">話</text:span>】初六，拔起一把茅草，只<text:span text:style-name="T6">見</text:span>它<text:span text:style-name="T6">們</text:span>的根<text:span text:style-name="T6">連</text:span>在一起，物以<text:span text:style-name="T6">類</text:span>聚，找它<text:span text:style-name="T6">們時</text:span>要以其<text:span text:style-name="T6">種類來識別</text:span>；<text:span text:style-name="T6">結</text:span>果是吉祥的，亨通。</text:p>
      <text:p text:style-name="P1"/>
      <text:p text:style-name="P3">《象》曰：“拔茅<text:span text:style-name="T6">貞</text:span>吉”，志在君也。</text:p>
      <text:p text:style-name="P1"/>
      <text:p text:style-name="P3">【白<text:span text:style-name="T6">話</text:span>】《象<text:span text:style-name="T6">辭</text:span>》<text:span text:style-name="T6">說</text:span>：“拔起茅草，其根相<text:span text:style-name="T6">連</text:span>，<text:span text:style-name="T6">結</text:span>果吉祥”，<text:span text:style-name="T6">說</text:span>明忠心耿耿，有<text:span text:style-name="T6">為</text:span>君主建功立<text:span text:style-name="T6">業</text:span>的<text:span text:style-name="T6">遠</text:span>大志向。</text:p>
      <text:p text:style-name="P1"/>
      <text:p text:style-name="P1">六二，包承，小人吉；大人否，亨。</text:p>
      <text:p text:style-name="P1"/>
      <text:p text:style-name="P3">【白<text:span text:style-name="T6">話</text:span>】六二，阿<text:span text:style-name="T6">諛</text:span>奉承有<text:span text:style-name="T6">權勢</text:span>的人，小人因此<text:span text:style-name="T6">獲</text:span>得吉祥；德高望重的大人物否定了阿<text:span text:style-name="T6">諛</text:span>奉承，<text:span text:style-name="T6">則</text:span>是吉利的。</text:p>
      <text:p text:style-name="P1"/>
      <text:p text:style-name="P3">《象》曰：“大人否享”，不<text:span text:style-name="T6">亂</text:span>群也。</text:p>
      <text:p text:style-name="P1"/>
      <text:p text:style-name="P3">【白<text:span text:style-name="T6">話</text:span>】《象<text:span text:style-name="T6">辭</text:span>》<text:span text:style-name="T6">說</text:span>：“德高望重的大人物否定了阿<text:span text:style-name="T6">諛</text:span>奉承，<text:span text:style-name="T6">則</text:span>是吉利的”，因<text:span text:style-name="T6">為</text:span>德高望重的大人物是不能<text:span text:style-name="T6">與</text:span>小人<text:span text:style-name="T6">為</text:span>伍的。</text:p>
      <text:p text:style-name="P1"/>
      <text:p text:style-name="P1">六三，包羞。</text:p>
      <text:p text:style-name="P1"/>
      <text:p text:style-name="P3">【白<text:span text:style-name="T6">話</text:span>】六三，由<text:span text:style-name="T6">於</text:span>受<text:span text:style-name="T6">縱</text:span>容而胡作非<text:span text:style-name="T6">為</text:span>，<text:span text:style-name="T6">終於</text:span>召致羞辱。</text:p>
      <text:p text:style-name="P1"/>
      <text:p text:style-name="P3">《象》曰：“包羞”，位不<text:span text:style-name="T6">當</text:span>也。</text:p>
      <text:p text:style-name="P1"/>
      <text:p text:style-name="P3">【白<text:span text:style-name="T6">話</text:span>】《象<text:span text:style-name="T6">辭</text:span>》<text:span text:style-name="T6">說</text:span>：“由<text:span text:style-name="T6">於</text:span>受<text:span text:style-name="T6">縱</text:span>容而胡作非<text:span text:style-name="T6">為</text:span>，<text:span text:style-name="T6">終於</text:span>召致羞辱”，<text:span text:style-name="T6">說</text:span>明此<text:span text:style-name="T6">時處</text:span>的位置不正。</text:p>
      <text:p text:style-name="P1"/>
      <text:p text:style-name="P3">九四，有命<text:span text:style-name="T6">無</text:span>咎，<text:span text:style-name="T6">疇離</text:span>祉。</text:p>
      <text:p text:style-name="P1"/>
      <text:p text:style-name="P3"><text:soft-page-break/>【白<text:span text:style-name="T6">話</text:span>】九四，奉行天命，替天行道，<text:span text:style-name="T6">開</text:span>通<text:span text:style-name="T6">閉</text:span>塞，<text:span text:style-name="T6">沒</text:span>有<text:span text:style-name="T6">災禍</text:span>，大家互相依附都可以<text:span text:style-name="T6">獲</text:span>得福分。</text:p>
      <text:p text:style-name="P1"/>
      <text:p text:style-name="P3">《象》曰：“有命<text:span text:style-name="T6">無</text:span>咎”，志行也。</text:p>
      <text:p text:style-name="P1"/>
      <text:p text:style-name="P3">【白<text:span text:style-name="T6">話</text:span>】《象<text:span text:style-name="T6">辭</text:span>》<text:span text:style-name="T6">說</text:span>：“奉行天命，替天行道，<text:span text:style-name="T6">開</text:span>通<text:span text:style-name="T6">閉</text:span>塞<text:span text:style-name="T6">沒</text:span>有<text:span text:style-name="T6">災禍</text:span>”，<text:span text:style-name="T6">說</text:span>明要<text:span text:style-name="T6">實現濟</text:span>困扶危替天行道的志向。</text:p>
      <text:p text:style-name="P1"/>
      <text:p text:style-name="P3">九五，休否，大人吉；其亡其亡，系<text:span text:style-name="T6">於</text:span>苞桑。</text:p>
      <text:p text:style-name="P1"/>
      <text:p text:style-name="P3">【白<text:span text:style-name="T6">話</text:span>】九五，<text:span text:style-name="T6">時</text:span>世<text:span text:style-name="T6">閉</text:span>塞不通的局面<text:span text:style-name="T6">將</text:span>要停止，德高<text:span text:style-name="T6">勢</text:span>隆的大人物可以<text:span text:style-name="T6">獲</text:span>得吉祥；居安思危，常常以“不久<text:span text:style-name="T6">將</text:span>要<text:span text:style-name="T6">滅</text:span>亡，不久<text:span text:style-name="T6">將</text:span>要<text:span text:style-name="T6">滅</text:span>亡”，</text:p>
      <text:p text:style-name="P1"/>
      <text:p text:style-name="P3"><text:span text:style-name="T6">這樣</text:span>的警句<text:span text:style-name="T6">來</text:span>提醒自己，才能像系<text:span text:style-name="T6">結</text:span>在一大片<text:span text:style-name="T6">叢</text:span>生的桑<text:span text:style-name="T6">樹</text:span>上那<text:span text:style-name="T6">樣</text:span>牢固，安然<text:span text:style-name="T6">無</text:span>事。</text:p>
      <text:p text:style-name="P1"/>
      <text:p text:style-name="P3">《象》曰：“大人之吉”，位正<text:span text:style-name="T6">當</text:span>也。</text:p>
      <text:p text:style-name="P1"/>
      <text:p text:style-name="P3">【白<text:span text:style-name="T6">話</text:span>】《象<text:span text:style-name="T6">辭</text:span>》<text:span text:style-name="T6">說</text:span>：“德高<text:span text:style-name="T6">勢</text:span>隆的大人物可以<text:span text:style-name="T6">獲</text:span>得吉祥”，<text:span text:style-name="T6">說</text:span>明此<text:span text:style-name="T6">時處於</text:span>居中位置，合<text:span text:style-name="T6">適</text:span>得<text:span text:style-name="T6">當</text:span>。</text:p>
      <text:p text:style-name="P1"/>
      <text:p text:style-name="P3">上九，<text:span text:style-name="T6">傾</text:span>否；先否后喜。</text:p>
      <text:p text:style-name="P1"/>
      <text:p text:style-name="P3">【白<text:span text:style-name="T6">話</text:span>】上九，<text:span text:style-name="T6">時</text:span>世<text:span text:style-name="T6">閉</text:span>塞不通的局面<text:span text:style-name="T6">將</text:span>要改<text:span text:style-name="T6">變</text:span>，<text:span text:style-name="T6">發</text:span>生了天翻地覆的<text:span text:style-name="T6">變</text:span>化；起初<text:span text:style-name="T6">閉</text:span>塞不通，后<text:span text:style-name="T6">來順暢</text:span>通<text:span text:style-name="T6">達</text:span>，大家<text:span text:style-name="T6">歡</text:span>喜高<text:span text:style-name="T6">興</text:span>。</text:p>
      <text:p text:style-name="P1"/>
      <text:p text:style-name="P3">《象》曰：否<text:span text:style-name="T6">終則傾</text:span>，何可<text:span text:style-name="T6">長</text:span>也！</text:p>
      <text:p text:style-name="P1"/>
      <text:p text:style-name="P3">【白<text:span text:style-name="T6">話</text:span>】《象<text:span text:style-name="T6">辭</text:span>》<text:span text:style-name="T6">說</text:span>：<text:span text:style-name="T6">閉</text:span>塞到了<text:span text:style-name="T6">極點</text:span>必然要<text:span text:style-name="T6">發</text:span>生<text:span text:style-name="T6">傾</text:span>覆，物<text:span text:style-name="T6">極</text:span>必反，否<text:span text:style-name="T6">極</text:span>泰<text:span text:style-name="T6">來</text:span>，一<text:span text:style-name="T6">種</text:span>局面不<text:span text:style-name="T6">會長</text:span>久持<text:span text:style-name="T6">續</text:span>不<text:span text:style-name="T6">發</text:span>生<text:span text:style-name="T6">變</text:span>化的！ </text:p>
      <text:p text:style-name="P1"/>
      <text:p text:style-name="P1"/>
      <text:p text:style-name="P1">第十三卦：《同人》</text:p>
      <text:p text:style-name="P1"><text:s/></text:p>
      <text:p text:style-name="P3">同人，同人<text:span text:style-name="T6">於</text:span>野，亨，利涉大川，利君子<text:span text:style-name="T6">貞</text:span>。</text:p>
      <text:p text:style-name="P1"/>
      <text:p text:style-name="P3">【白<text:span text:style-name="T6">話</text:span>】《同人卦》象<text:span text:style-name="T6">徵與</text:span>人和睦相<text:span text:style-name="T6">處</text:span>：和<text:span text:style-name="T6">別</text:span>人<text:span text:style-name="T6">親</text:span>密地走在<text:span text:style-name="T6">寬廣</text:span>的原野上，亨通，有利<text:span text:style-name="T6">於</text:span>渡<text:span text:style-name="T6">過</text:span>大河急流，有利<text:span text:style-name="T6">於</text:span>君子<text:span text:style-name="T6">堅</text:span>守正道。</text:p>
      <text:p text:style-name="P1"/>
      <text:p text:style-name="P3">《象》曰：天<text:span text:style-name="T6">與</text:span>火，同人；君子以<text:span text:style-name="T6">類</text:span>族辨物。</text:p>
      <text:p text:style-name="P1"/>
      <text:p text:style-name="P3">【白<text:span text:style-name="T6">話</text:span>】《象<text:span text:style-name="T6">辭</text:span>》<text:span text:style-name="T6">說</text:span>：《同人卦》的卦象是<text:span text:style-name="T6">離</text:span>（<text:span text:style-name="T6">為</text:span>）下乾（天）上，<text:span text:style-name="T6">為</text:span>天下有火之表象。天在高<text:span text:style-name="T6">處</text:span>，火<text:span text:style-name="T6">勢</text:span>熊熊而上，天<text:span text:style-name="T6">與</text:span>火<text:span text:style-name="T6">親</text:span>和相<text:span text:style-name="T6">處</text:span>，</text:p>
      <text:p text:style-name="P1"/>
      <text:p text:style-name="P3">君子要明白物以<text:span text:style-name="T6">類</text:span>聚，人以群分的道理，明辨事物，求同存<text:span text:style-name="T6">異</text:span>，<text:span text:style-name="T6">團結眾</text:span>人以治理天下。</text:p>
      <text:p text:style-name="P1"/>
      <text:p text:style-name="P3">初九，同人<text:span text:style-name="T6">於門</text:span>，<text:span text:style-name="T6">無</text:span>咎。</text:p>
      <text:p text:style-name="P1"><text:soft-page-break/></text:p>
      <text:p text:style-name="P3">【白<text:span text:style-name="T6">話</text:span>】初九，一出<text:span text:style-name="T6">門</text:span>便能<text:span text:style-name="T6">與</text:span>人和睦相<text:span text:style-name="T6">處</text:span>，不<text:span text:style-name="T6">會</text:span>有什么<text:span text:style-name="T6">災禍</text:span>。</text:p>
      <text:p text:style-name="P1"/>
      <text:p text:style-name="P3">《象》曰：出<text:span text:style-name="T6">門</text:span>同人，又<text:span text:style-name="T6">誰</text:span>咎也！</text:p>
      <text:p text:style-name="P1"/>
      <text:p text:style-name="P3">【白<text:span text:style-name="T6">話</text:span>】《象<text:span text:style-name="T6">辭</text:span>》<text:span text:style-name="T6">說</text:span>：一出<text:span text:style-name="T6">門</text:span>便能<text:span text:style-name="T6">與</text:span>人和睦相<text:span text:style-name="T6">處</text:span>，又有<text:span text:style-name="T6">誰會來</text:span>危害你呢？</text:p>
      <text:p text:style-name="P1"/>
      <text:p text:style-name="P3">六二，同人<text:span text:style-name="T6">於</text:span>宗，吝。</text:p>
      <text:p text:style-name="P1"/>
      <text:p text:style-name="P3">【白<text:span text:style-name="T6">話</text:span>】六二，只和本宗本派的人和睦相<text:span text:style-name="T6">處</text:span>，必然<text:span text:style-name="T6">會</text:span>惹<text:span text:style-name="T6">來</text:span>一些麻<text:span text:style-name="T6">煩</text:span>。</text:p>
      <text:p text:style-name="P1"/>
      <text:p text:style-name="P3">《象》曰：“同人<text:span text:style-name="T6">於</text:span>宗”，吝道也。</text:p>
      <text:p text:style-name="P1"/>
      <text:p text:style-name="P3">【白<text:span text:style-name="T6">話</text:span>】《象<text:span text:style-name="T6">辭</text:span>》<text:span text:style-name="T6">說</text:span>“只和本宗本派的人和睦相<text:span text:style-name="T6">處</text:span>”，不能<text:span text:style-name="T6">團結</text:span>各<text:span text:style-name="T6">個階層</text:span>的人，<text:span text:style-name="T6">這</text:span>是引起麻<text:span text:style-name="T6">煩</text:span>的根源。</text:p>
      <text:p text:style-name="P1"/>
      <text:p text:style-name="P3">九三，伏戎<text:span text:style-name="T6">於</text:span>莽，升其高陵，三<text:span text:style-name="T6">歲</text:span>不<text:span text:style-name="T6">興</text:span>。</text:p>
      <text:p text:style-name="P1"/>
      <text:p text:style-name="P3">【白<text:span text:style-name="T6">話</text:span>】九三，把<text:span text:style-name="T6">軍隊</text:span>埋伏在密林草莽之中，占<text:span text:style-name="T6">據</text:span>附近的制高<text:span text:style-name="T6">點頻頻</text:span>瞭望，三年都不敢出兵打仗。</text:p>
      <text:p text:style-name="P1"/>
      <text:p text:style-name="P3">《象》曰：“伏戎<text:span text:style-name="T6">於</text:span>莽”，<text:span text:style-name="T6">敵剛</text:span>也；“三<text:span text:style-name="T6">歲</text:span>不<text:span text:style-name="T6">興</text:span>”，安行也？</text:p>
      <text:p text:style-name="P1"/>
      <text:p text:style-name="P3">【白<text:span text:style-name="T6">話</text:span>】《象<text:span text:style-name="T6">辭</text:span>》<text:span text:style-name="T6">說</text:span>：“埋伏<text:span text:style-name="T6">軍隊</text:span>在密林草莽中”，<text:span text:style-name="T6">說</text:span>明<text:span text:style-name="T6">敵</text:span>人力量<text:span text:style-name="T6">強</text:span>大，我方力量弱小，只能<text:span text:style-name="T6">潛</text:span>伏下<text:span text:style-name="T6">來</text:span>。“三年都不敢<text:span text:style-name="T6">興</text:span>兵打仗”，表</text:p>
      <text:p text:style-name="P1"/>
      <text:p text:style-name="P3">明<text:span text:style-name="T6">敵</text:span>我力量相差<text:span text:style-name="T6">懸</text:span>殊，怎么敢冒<text:span text:style-name="T6">險輕進</text:span>呢？</text:p>
      <text:p text:style-name="P1"/>
      <text:p text:style-name="P1">九四，乘其墉，弗克攻，吉。</text:p>
      <text:p text:style-name="P1"/>
      <text:p text:style-name="P3">【白<text:span text:style-name="T6">話</text:span>】九四，准<text:span text:style-name="T6">備</text:span>登城向<text:span text:style-name="T6">敵</text:span>人<text:span text:style-name="T6">進</text:span>攻，但<text:span text:style-name="T6">終於沒</text:span>有<text:span text:style-name="T6">進</text:span>攻，是吉祥的。</text:p>
      <text:p text:style-name="P1"/>
      <text:p text:style-name="P3">《象》曰：“乘其墉”，<text:span text:style-name="T6">義</text:span>弗克也，其“吉”，<text:span text:style-name="T6">則</text:span>困而反<text:span text:style-name="T6">則</text:span>也。</text:p>
      <text:p text:style-name="P1"/>
      <text:p text:style-name="P3">【白<text:span text:style-name="T6">話</text:span>】《象<text:span text:style-name="T6">辭</text:span>》<text:span text:style-name="T6">說</text:span>：“准<text:span text:style-name="T6">備</text:span>登城向<text:span text:style-name="T6">敵</text:span>人<text:span text:style-name="T6">進</text:span>攻”，但<text:span text:style-name="T6">終於沒</text:span>有<text:span text:style-name="T6">進</text:span>攻，是因<text:span text:style-name="T6">為發現這種進</text:span>攻是不仁<text:span text:style-name="T6">義</text:span>的，<text:span text:style-name="T6">這樣</text:span>做能<text:span text:style-name="T6">獲</text:span>得吉祥，是因<text:span text:style-name="T6">為</text:span>在困</text:p>
      <text:p text:style-name="P1"/>
      <text:p text:style-name="P3">惑<text:span text:style-name="T6">時</text:span>能及<text:span text:style-name="T6">時</text:span>醒悟，反<text:span text:style-name="T6">過來</text:span>能按正<text:span text:style-name="T6">確</text:span>的<text:span text:style-name="T6">辦</text:span>法行事。</text:p>
      <text:p text:style-name="P1"/>
      <text:p text:style-name="P3">九五，同人，先<text:span text:style-name="T6">號</text:span>咷，而后笑，大<text:span text:style-name="T6">師</text:span>克相遇。</text:p>
      <text:p text:style-name="P1"/>
      <text:p text:style-name="P3">【白<text:span text:style-name="T6">話</text:span>】九五，<text:span text:style-name="T6">與</text:span>人和睦相<text:span text:style-name="T6">處</text:span>，<text:span text:style-name="T6">開</text:span>始大<text:span text:style-name="T6">聲</text:span>痛哭，后<text:span text:style-name="T6">來</text:span>破涕<text:span text:style-name="T6">為</text:span>笑，大<text:span text:style-name="T6">軍</text:span>作<text:span text:style-name="T6">戰</text:span>告捷，志同道合者相<text:span text:style-name="T6">會</text:span>在一起。</text:p>
      <text:p text:style-name="P1"/>
      <text:p text:style-name="P3"><text:soft-page-break/>《象》曰：同人之先，以中直也；大<text:span text:style-name="T6">師</text:span>相遇，天罔<text:span text:style-name="T6">極</text:span>上遇，言相克也。</text:p>
      <text:p text:style-name="P1"/>
      <text:p text:style-name="P3">【白<text:span text:style-name="T6">話</text:span>】《象<text:span text:style-name="T6">辭</text:span>》<text:span text:style-name="T6">說</text:span>：<text:span text:style-name="T6">與</text:span>人和睦相<text:span text:style-name="T6">處</text:span>，<text:span text:style-name="T6">開</text:span>始大<text:span text:style-name="T6">聲</text:span>痛哭，<text:span text:style-name="T6">說</text:span>明<text:span text:style-name="T6">這時內</text:span>心中正<text:span text:style-name="T6">誠</text:span>信，因不知<text:span text:style-name="T6">戰</text:span>事的<text:span text:style-name="T6">勝敗</text:span>而焦急痛哭；大<text:span text:style-name="T6">軍</text:span>遇到了志同道合</text:p>
      <text:p text:style-name="P1"/>
      <text:p text:style-name="P3">者，<text:span text:style-name="T6">終於獲</text:span>得了<text:span text:style-name="T6">戰爭</text:span>的<text:span text:style-name="T6">勝</text:span>利，<text:span text:style-name="T6">於</text:span>是<text:span text:style-name="T6">歡</text:span>笑起<text:span text:style-name="T6">來</text:span>。</text:p>
      <text:p text:style-name="P1"/>
      <text:p text:style-name="P3">上九，同人<text:span text:style-name="T6">於</text:span>郊，<text:span text:style-name="T6">無</text:span>悔。</text:p>
      <text:p text:style-name="P1"/>
      <text:p text:style-name="P3">【白<text:span text:style-name="T6">話</text:span>】上九，在荒郊也<text:span text:style-name="T6">願與</text:span>人和睦相<text:span text:style-name="T6">處</text:span>，未遇到志同道合者，也不后悔。</text:p>
      <text:p text:style-name="P1"/>
      <text:p text:style-name="P3">《象》曰：“同人<text:span text:style-name="T6">於</text:span>郊“，志未得也。</text:p>
      <text:p text:style-name="P1"/>
      <text:p text:style-name="P3">【白<text:span text:style-name="T6">話</text:span>】《象<text:span text:style-name="T6">辭</text:span>》<text:span text:style-name="T6">說</text:span>：“在荒郊也<text:span text:style-name="T6">願與</text:span>人和睦相<text:span text:style-name="T6">處</text:span>，未遇到志同道合者”，<text:span text:style-name="T6">說</text:span>明此<text:span text:style-name="T6">時團結眾</text:span>人，而希望天下大同的<text:span text:style-name="T6">願</text:span>望<text:span text:style-name="T6">沒</text:span>有<text:span text:style-name="T6">實現</text:span>。 </text:p>
      <text:p text:style-name="P1"/>
      <text:p text:style-name="P1"/>
      <text:p text:style-name="P1">第十四卦：《大有》</text:p>
      <text:p text:style-name="P1"><text:s/></text:p>
      <text:p text:style-name="P1">大有：元亨。</text:p>
      <text:p text:style-name="P1"/>
      <text:p text:style-name="P3">【白<text:span text:style-name="T6">話</text:span>】《大有卦》象<text:span text:style-name="T6">徵</text:span>大有收<text:span text:style-name="T6">獲</text:span>：至<text:span text:style-name="T6">為</text:span>亨通。</text:p>
      <text:p text:style-name="P1"/>
      <text:p text:style-name="P3">《象》曰：火在天上，“大有“；君子以遏<text:span text:style-name="T6">惡揚</text:span>善，<text:span text:style-name="T6">順</text:span>天休命。</text:p>
      <text:p text:style-name="P1"/>
      <text:p text:style-name="P3">【白<text:span text:style-name="T6">話</text:span>】《象<text:span text:style-name="T6">辭</text:span>》<text:span text:style-name="T6">說</text:span>：《大有卦》的卦象是乾（天）下<text:span text:style-name="T6">離</text:span>（火）上，<text:span text:style-name="T6">為</text:span>火在天上之表象。火焰高<text:span text:style-name="T6">懸於</text:span>天上，象<text:span text:style-name="T6">徵</text:span>太<text:span text:style-name="T6">陽</text:span>照耀<text:span text:style-name="T6">萬</text:span>物，世界一</text:p>
      <text:p text:style-name="P1"/>
      <text:p text:style-name="P3">片光明，<text:span text:style-name="T6">農業</text:span>大丰收，“大有收<text:span text:style-name="T6">獲</text:span>”。君子在<text:span text:style-name="T6">這個時</text:span>候要阻止邪<text:span text:style-name="T6">惡</text:span>，<text:span text:style-name="T6">頌揚</text:span>一切善行，<text:span text:style-name="T6">順應</text:span>天命，替天行道，以保<text:span text:style-name="T6">護萬</text:span>物性命。</text:p>
      <text:p text:style-name="P1"/>
      <text:p text:style-name="P3">初九，<text:span text:style-name="T6">無</text:span>交害，匪咎；<text:span text:style-name="T6">艱則無</text:span>咎。</text:p>
      <text:p text:style-name="P1"/>
      <text:p text:style-name="P3">【白<text:span text:style-name="T6">話</text:span>】初九，不互相<text:span text:style-name="T6">來</text:span>往，也不彼此<text:span text:style-name="T6">傷</text:span>害，<text:span text:style-name="T6">沒</text:span>有什么<text:span text:style-name="T6">禍</text:span>患；要牢<text:span text:style-name="T6">記過</text:span>去的<text:span text:style-name="T6">艱難</text:span>困苦，才能免<text:span text:style-name="T6">於</text:span>引起<text:span text:style-name="T6">禍</text:span>患。</text:p>
      <text:p text:style-name="P1"/>
      <text:p text:style-name="P3">《象》曰：“《大有卦》的第一爻（初九），<text:span text:style-name="T6">說</text:span>明此<text:span text:style-name="T6">時</text:span>不互相往<text:span text:style-name="T6">來</text:span>，一<text:span text:style-name="T6">動</text:span>不如一<text:span text:style-name="T6">靜</text:span>，就不<text:span text:style-name="T6">會</text:span>有什么事非，自然<text:span text:style-name="T6">沒</text:span>有什么<text:span text:style-name="T6">禍</text:span>患了。</text:p>
      <text:p text:style-name="P1"/>
      <text:p text:style-name="P3">九二，大<text:span text:style-name="T6">車</text:span>以<text:span text:style-name="T6">載</text:span>，有攸往，<text:span text:style-name="T6">無</text:span>咎。</text:p>
      <text:p text:style-name="P1"/>
      <text:p text:style-name="P3">【白<text:span text:style-name="T6">話</text:span>】九二，用大<text:span text:style-name="T6">車裝載</text:span>着<text:span text:style-name="T6">財</text:span>物，送到前面的地方，必然<text:span text:style-name="T6">沒</text:span>有什么<text:span text:style-name="T6">禍</text:span>患。</text:p>
      <text:p text:style-name="P1"/>
      <text:p text:style-name="P3">《象》曰：“大<text:span text:style-name="T6">車</text:span>以<text:span text:style-name="T6">載</text:span>”，<text:span text:style-name="T6">積</text:span>中不<text:span text:style-name="T6">敗</text:span>也。</text:p>
      <text:p text:style-name="P1"><text:soft-page-break/></text:p>
      <text:p text:style-name="P3">【白<text:span text:style-name="T6">話</text:span>】《象<text:span text:style-name="T6">辭</text:span>》<text:span text:style-name="T6">說</text:span>：“用大<text:span text:style-name="T6">車裝載</text:span>着<text:span text:style-name="T6">財</text:span>物”，<text:span text:style-name="T6">說</text:span>明很富有，只要把<text:span text:style-name="T6">財</text:span>物放<text:span text:style-name="T6">於車</text:span>中，<text:span text:style-name="T6">無論</text:span>怎<text:span text:style-name="T6">樣顛</text:span>簸震<text:span text:style-name="T6">蕩</text:span>，都不<text:span text:style-name="T6">會傾</text:span>覆。</text:p>
      <text:p text:style-name="P1"/>
      <text:p text:style-name="P3">九三，公用亨<text:span text:style-name="T6">於</text:span>天子，小人弗克。</text:p>
      <text:p text:style-name="P1"/>
      <text:p text:style-name="P3">【白<text:span text:style-name="T6">話</text:span>】九三，王公前<text:span text:style-name="T6">來</text:span>朝<text:span text:style-name="T6">賀</text:span>，向天子<text:span text:style-name="T6">貢獻禮</text:span>品并致以敬意，小人不能<text:span text:style-name="T6">擔</text:span>任如此重要的<text:span text:style-name="T6">職務</text:span>。</text:p>
      <text:p text:style-name="P1"/>
      <text:p text:style-name="P3">《象》曰：“公用亨<text:span text:style-name="T6">於</text:span>天子”，小人害也。</text:p>
      <text:p text:style-name="P1"/>
      <text:p text:style-name="P3">【白<text:span text:style-name="T6">話</text:span>】《象<text:span text:style-name="T6">辭</text:span>》<text:span text:style-name="T6">說</text:span>：“王公前<text:span text:style-name="T6">來</text:span>朝<text:span text:style-name="T6">賀</text:span>，向天子<text:span text:style-name="T6">貢獻禮</text:span>品并致以敬意”，小人若<text:span text:style-name="T6">擔</text:span>任如此重要的<text:span text:style-name="T6">職務</text:span>，必然<text:span text:style-name="T6">發</text:span>生<text:span text:style-name="T6">變亂</text:span>，成<text:span text:style-name="T6">為禍</text:span>害。</text:p>
      <text:p text:style-name="P1"/>
      <text:p text:style-name="P3">九四，匪其彭，<text:span text:style-name="T6">無</text:span>咎。</text:p>
      <text:p text:style-name="P1"/>
      <text:p text:style-name="P3">【白<text:span text:style-name="T6">話</text:span>】九四，<text:span text:style-name="T6">雖</text:span>然家<text:span text:style-name="T6">財萬貫</text:span>，但不<text:span text:style-name="T6">過</text:span>分聚<text:span text:style-name="T6">斂財</text:span>物，就不<text:span text:style-name="T6">會發</text:span>生<text:span text:style-name="T6">災禍</text:span>。</text:p>
      <text:p text:style-name="P1"/>
      <text:p text:style-name="P3">《象》是：“匪其彭，<text:span text:style-name="T6">無</text:span>咎”，明辨晢也。</text:p>
      <text:p text:style-name="P1"/>
      <text:p text:style-name="P3">【白<text:span text:style-name="T6">話</text:span>】《象<text:span text:style-name="T6">辭</text:span>》<text:span text:style-name="T6">說</text:span>：“<text:span text:style-name="T6">雖</text:span>然家<text:span text:style-name="T6">財萬貫</text:span>，但不<text:span text:style-name="T6">過</text:span>分聚<text:span text:style-name="T6">斂財</text:span>物，就不<text:span text:style-name="T6">會發</text:span>生<text:span text:style-name="T6">災禍</text:span>”，<text:span text:style-name="T6">說</text:span>明眼光<text:span text:style-name="T6">遠</text:span>大，智慧<text:span text:style-name="T6">過</text:span>人能明辨事非，懂得凡事不能</text:p>
      <text:p text:style-name="P1"/>
      <text:p text:style-name="P3">做<text:span text:style-name="T6">過頭</text:span>的哲理。</text:p>
      <text:p text:style-name="P1"/>
      <text:p text:style-name="P1">六五，厥孚交加，威如，吉。</text:p>
      <text:p text:style-name="P1"/>
      <text:p text:style-name="P3">【白<text:span text:style-name="T6">話</text:span>】六五，以<text:span text:style-name="T6">誠實</text:span>守信的准<text:span text:style-name="T6">則對</text:span>外交往，<text:span text:style-name="T6">對</text:span>上尊敬，<text:span text:style-name="T6">對</text:span>下<text:span text:style-name="T6">懷</text:span>柔，必然增加<text:span text:style-name="T6">個</text:span>人的威信，是吉祥的。</text:p>
      <text:p text:style-name="P1"/>
      <text:p text:style-name="P3">《象》曰：“厥孚交加”，信以<text:span text:style-name="T6">發</text:span>志也；“威如之吉”，易而<text:span text:style-name="T6">無備</text:span>也。</text:p>
      <text:p text:style-name="P1"/>
      <text:p text:style-name="P3">【白<text:span text:style-name="T6">話</text:span>】《象<text:span text:style-name="T6">辭</text:span>》<text:span text:style-name="T6">說</text:span>：“以<text:span text:style-name="T6">誠實</text:span>守信的准<text:span text:style-name="T6">則對</text:span>外交往，<text:span text:style-name="T6">對</text:span>上尊敬，<text:span text:style-name="T6">對</text:span>下<text:span text:style-name="T6">懷</text:span>柔”，<text:span text:style-name="T6">說</text:span>明以自己的<text:span text:style-name="T6">誠實</text:span>信用感<text:span text:style-name="T6">動別</text:span>人，使<text:span text:style-name="T6">別</text:span>人也<text:span text:style-name="T6">變</text:span>得<text:span text:style-name="T6">誠實</text:span>守</text:p>
      <text:p text:style-name="P1"/>
      <text:p text:style-name="P3">信起<text:span text:style-name="T6">來</text:span>；“必然增加<text:span text:style-name="T6">個</text:span>人的威信，是吉祥的”，<text:span text:style-name="T6">說</text:span>明平易近人，<text:span text:style-name="T6">純</text:span>真<text:span text:style-name="T6">簡</text:span>朴，<text:span text:style-name="T6">無</text:span>所防<text:span text:style-name="T6">備</text:span>，反而使人人敬畏。</text:p>
      <text:p text:style-name="P1"/>
      <text:p text:style-name="P3">上九，自天佑之，吉<text:span text:style-name="T6">無</text:span>不利。</text:p>
      <text:p text:style-name="P1"/>
      <text:p text:style-name="P3">【白<text:span text:style-name="T6">話</text:span>】上九，上天保佑有德之人，<text:span text:style-name="T6">賜</text:span>福<text:span text:style-name="T6">於</text:span>己，吉祥，<text:span text:style-name="T6">無</text:span>往不利。</text:p>
      <text:p text:style-name="P1"/>
      <text:p text:style-name="P1">《象》曰：《大有》上吉，自天佑也。</text:p>
      <text:p text:style-name="P1"/>
      <text:p text:style-name="P3">【白<text:span text:style-name="T6">話</text:span>】《象<text:span text:style-name="T6">辭</text:span>》<text:span text:style-name="T6">說</text:span>：《大有卦》第六爻位（上九）的吉祥，是上天保佑有道德的人，是上天<text:span text:style-name="T6">賜給</text:span>的<text:soft-page-break/>福分，只有<text:span text:style-name="T6">順</text:span>天<text:span text:style-name="T6">應</text:span>人，才能大有收</text:p>
      <text:p text:style-name="P1"/>
      <text:p text:style-name="P3"><text:span text:style-name="T6">獲</text:span>，得到大量的<text:span text:style-name="T6">財</text:span>富。 </text:p>
      <text:p text:style-name="P1"/>
      <text:p text:style-name="P1"/>
      <text:p text:style-name="P3">第十五卦：《<text:span text:style-name="T6">謙</text:span>卦》</text:p>
      <text:p text:style-name="P1"><text:s/></text:p>
      <text:p text:style-name="P3"><text:span text:style-name="T6">謙</text:span>：亨，君子有<text:span text:style-name="T6">終</text:span>。</text:p>
      <text:p text:style-name="P1"/>
      <text:p text:style-name="P3">【白<text:span text:style-name="T6">話</text:span>】《<text:span text:style-name="T6">謙</text:span>卦》象<text:span text:style-name="T6">徵謙虛</text:span>：<text:span text:style-name="T6">謙虛</text:span>的美德可以使百事<text:span text:style-name="T6">順</text:span>利，但<text:span text:style-name="T6">謙虛</text:span>并不是人人都能<text:span text:style-name="T6">堅</text:span>持下去的，而只有君子才能<text:span text:style-name="T6">堅</text:span>持到底。</text:p>
      <text:p text:style-name="P1"/>
      <text:p text:style-name="P3">《象》曰：地中有山，<text:span text:style-name="T6">謙</text:span>。君子以裒多益寡，<text:span text:style-name="T6">稱</text:span>物平施。</text:p>
      <text:p text:style-name="P1"/>
      <text:p text:style-name="P3">【白<text:span text:style-name="T6">話</text:span>】《象<text:span text:style-name="T6">辭</text:span>》<text:span text:style-name="T6">說</text:span>：“《<text:span text:style-name="T6">謙</text:span>卦》的卦象是艮（山）下坤（地）上，<text:span text:style-name="T6">為</text:span>高山<text:span text:style-name="T6">隱</text:span>藏<text:span text:style-name="T6">於</text:span>地中之表象，象<text:span text:style-name="T6">徵</text:span>高才美德<text:span text:style-name="T6">隱</text:span>藏<text:span text:style-name="T6">於</text:span>心中而不外露，所</text:p>
      <text:p text:style-name="P1"/>
      <text:p text:style-name="P3">以<text:span text:style-name="T6">稱</text:span>作<text:span text:style-name="T6">謙</text:span>。君子<text:span text:style-name="T6">總</text:span>是<text:span text:style-name="T6">損</text:span>多益少，衡量各<text:span text:style-name="T6">種</text:span>事物，然后取<text:span text:style-name="T6">長補</text:span>短，使其平均。</text:p>
      <text:p text:style-name="P1"/>
      <text:p text:style-name="P3">初六，<text:span text:style-name="T6">謙謙</text:span>君子，用涉大川，吉。</text:p>
      <text:p text:style-name="P1"/>
      <text:p text:style-name="P3">【白<text:span text:style-name="T6">話</text:span>】初六，<text:span text:style-name="T6">謙虛</text:span>而又<text:span text:style-name="T6">謙虛</text:span>的君子，可以涉<text:span text:style-name="T6">過</text:span>大河（意思是能<text:span text:style-name="T6">夠</text:span>克服一切困<text:span text:style-name="T6">難</text:span>，排除一切障<text:span text:style-name="T6">礙</text:span>），最<text:span text:style-name="T6">終</text:span>必然安全吉祥。</text:p>
      <text:p text:style-name="P1"/>
      <text:p text:style-name="P3">《象》曰：“<text:span text:style-name="T6">謙謙</text:span>君子”，卑以自牧也。</text:p>
      <text:p text:style-name="P1"/>
      <text:p text:style-name="P3">【白<text:span text:style-name="T6">話</text:span>】《象<text:span text:style-name="T6">辭</text:span>》<text:span text:style-name="T6">說</text:span>：“<text:span text:style-name="T6">謙虛</text:span>而又<text:span text:style-name="T6">謙虛</text:span>的君子”，即使<text:span text:style-name="T6">處於</text:span>卑微的地位，也能以<text:span text:style-name="T6">謙虛</text:span>的<text:span text:style-name="T6">態</text:span>度自我<text:span text:style-name="T6">約</text:span>束；而不因<text:span text:style-name="T6">為</text:span>位卑，就在品德方面放</text:p>
      <text:p text:style-name="P1"/>
      <text:p text:style-name="P3">松修<text:span text:style-name="T6">養</text:span>。</text:p>
      <text:p text:style-name="P1"/>
      <text:p text:style-name="P3">六二，<text:span text:style-name="T6">鳴謙</text:span>，<text:span text:style-name="T6">貞</text:span>吉。</text:p>
      <text:p text:style-name="P1"/>
      <text:p text:style-name="P3">【白<text:span text:style-name="T6">話</text:span>】六二，<text:span text:style-name="T6">謙虛</text:span>的美名<text:span text:style-name="T6">遠揚</text:span>四方，固守中正就可<text:span text:style-name="T6">獲</text:span>得吉祥。</text:p>
      <text:p text:style-name="P1"/>
      <text:p text:style-name="P3">《象》曰：“<text:span text:style-name="T6">鳴謙</text:span>，<text:span text:style-name="T6">貞</text:span>吉“，中心得也。</text:p>
      <text:p text:style-name="P1"/>
      <text:p text:style-name="P3">【白<text:span text:style-name="T6">話</text:span>】《象<text:span text:style-name="T6">辭</text:span>》<text:span text:style-name="T6">說</text:span>：“<text:span text:style-name="T6">謙虛</text:span>的美名<text:span text:style-name="T6">遠揚</text:span>四方，固守中正就可<text:span text:style-name="T6">獲</text:span>得吉祥”，<text:span text:style-name="T6">這</text:span>是<text:span text:style-name="T6">說</text:span>六二爻以心中<text:span text:style-name="T6">純</text:span>正羸得名<text:span text:style-name="T6">聲</text:span>，而不是靠沽名<text:span text:style-name="T6">釣譽獲</text:span>取</text:p>
      <text:p text:style-name="P1"/>
      <text:p text:style-name="P3">名<text:span text:style-name="T6">聲</text:span>。</text:p>
      <text:p text:style-name="P1"/>
      <text:p text:style-name="P3">九三，<text:span text:style-name="T6">勞謙</text:span>君子，有<text:span text:style-name="T6">終</text:span>，吉。</text:p>
      <text:p text:style-name="P1"/>
      <text:p text:style-name="P3"><text:soft-page-break/>【白<text:span text:style-name="T6">話</text:span>】九三，勤<text:span text:style-name="T6">勞</text:span>而<text:span text:style-name="T6">謙虛</text:span>的君子，必能把美德保持到底，最<text:span text:style-name="T6">終</text:span>一定是吉祥的。</text:p>
      <text:p text:style-name="P1"/>
      <text:p text:style-name="P3">《象》曰：“<text:span text:style-name="T6">勞謙</text:span>君子”，<text:span text:style-name="T6">萬</text:span>民服也。</text:p>
      <text:p text:style-name="P1"/>
      <text:p text:style-name="P3">【白<text:span text:style-name="T6">話</text:span>】《象<text:span text:style-name="T6">辭</text:span>》<text:span text:style-name="T6">說</text:span>：“勤<text:span text:style-name="T6">勞</text:span>而又<text:span text:style-name="T6">謙虛</text:span>的君子，必能把美德保持到底”，所以天下的老百姓都服<text:span text:style-name="T6">從</text:span>他。</text:p>
      <text:p text:style-name="P1"/>
      <text:p text:style-name="P3">六四，<text:span text:style-name="T6">無</text:span>不利，<text:span text:style-name="T6">揮謙</text:span>。</text:p>
      <text:p text:style-name="P1"/>
      <text:p text:style-name="P3">【白<text:span text:style-name="T6">話</text:span>】六四，<text:span text:style-name="T6">沒</text:span>有任何不吉利，要<text:span text:style-name="T6">發揚</text:span>光大<text:span text:style-name="T6">謙虛</text:span>的美德。</text:p>
      <text:p text:style-name="P1"/>
      <text:p text:style-name="P3">《象》曰：“<text:span text:style-name="T6">無</text:span>不利，<text:span text:style-name="T6">揮謙</text:span>”，不<text:span text:style-name="T6">違則</text:span>也。</text:p>
      <text:p text:style-name="P1"/>
      <text:p text:style-name="P3">【白<text:span text:style-name="T6">話</text:span>】《象<text:span text:style-name="T6">辭</text:span>》<text:span text:style-name="T6">說</text:span>：“<text:span text:style-name="T6">沒</text:span>有任何不吉利，要<text:span text:style-name="T6">發揚</text:span>光大<text:span text:style-name="T6">謙虛</text:span>的美德”<text:span text:style-name="T6">這</text:span>不<text:span text:style-name="T6">違</text:span>背<text:span text:style-name="T6">謙虛導</text:span>致亨通的原<text:span text:style-name="T6">則</text:span>。</text:p>
      <text:p text:style-name="P1"/>
      <text:p text:style-name="P3">六五，不富，以其<text:span text:style-name="T6">鄰</text:span>利用侵伐，<text:span text:style-name="T6">無</text:span>不利。</text:p>
      <text:p text:style-name="P1"/>
      <text:p text:style-name="P3">【白<text:span text:style-name="T6">話</text:span>】六五，<text:span text:style-name="T6">雖</text:span>不富有，但<text:span text:style-name="T6">卻虛懷</text:span>若谷，有利<text:span text:style-name="T6">於</text:span>和近<text:span text:style-name="T6">鄰</text:span>一起<text:span text:style-name="T6">徵</text:span>伐那些<text:span text:style-name="T6">驕</text:span>傲<text:span text:style-name="T6">蠻橫</text:span>不可一世的人，不<text:span text:style-name="T6">會</text:span>有任何不吉利的<text:span text:style-name="T6">結</text:span>果。</text:p>
      <text:p text:style-name="P1"/>
      <text:p text:style-name="P3">《象》曰：“利用侵伐”，<text:span text:style-name="T6">徵</text:span>不服也。</text:p>
      <text:p text:style-name="P1"/>
      <text:p text:style-name="P3">【白<text:span text:style-name="T6">話</text:span>】《象<text:span text:style-name="T6">辭</text:span>》<text:span text:style-name="T6">說</text:span>：“有利<text:span text:style-name="T6">於</text:span>出兵<text:span text:style-name="T6">討</text:span>伐”，是指<text:span text:style-name="T6">徵</text:span>伐那些<text:span text:style-name="T6">驕橫</text:span>而不可一世的人。</text:p>
      <text:p text:style-name="P1"/>
      <text:p text:style-name="P3">上六，<text:span text:style-name="T6">鳴謙</text:span>，利用行<text:span text:style-name="T6">師</text:span>，<text:span text:style-name="T6">徵</text:span>邑<text:span text:style-name="T6">國</text:span>。</text:p>
      <text:p text:style-name="P1"/>
      <text:p text:style-name="P3">【白<text:span text:style-name="T6">話</text:span>】上六，<text:span text:style-name="T6">謙虛</text:span>的美德<text:span text:style-name="T6">遠揚</text:span>四方，有利<text:span text:style-name="T6">於徵</text:span>伐<text:span text:style-name="T6">鄰</text:span>近的小<text:span text:style-name="T6">國</text:span>。</text:p>
      <text:p text:style-name="P1"/>
      <text:p text:style-name="P3">《象》曰：“<text:span text:style-name="T6">鳴謙</text:span>”，志未得也；“可用行<text:span text:style-name="T6">師</text:span>”，<text:span text:style-name="T6">徵</text:span>邑<text:span text:style-name="T6">國</text:span>也。</text:p>
      <text:p text:style-name="P1"/>
      <text:p text:style-name="P3">【白<text:span text:style-name="T6">話</text:span>】《象<text:span text:style-name="T6">辭</text:span>》<text:span text:style-name="T6">說</text:span>：“<text:span text:style-name="T6">謙虛</text:span>的美名<text:span text:style-name="T6">遠揚</text:span>四方”，但安邦定<text:span text:style-name="T6">國</text:span>之志未酬，所以“可用出<text:span text:style-name="T6">師徵討</text:span>”的<text:span text:style-name="T6">辦</text:span>法<text:span text:style-name="T6">來懲處</text:span>那些<text:span text:style-name="T6">驕橫</text:span>不可一世的小</text:p>
      <text:p text:style-name="P1"/>
      <text:p text:style-name="P3"><text:span text:style-name="T6">國</text:span>。 </text:p>
      <text:p text:style-name="P1"/>
      <text:p text:style-name="P1"/>
      <text:p text:style-name="P1">第十六卦：《豫卦》</text:p>
      <text:p text:style-name="P1"><text:s/></text:p>
      <text:p text:style-name="P3">豫：利建侯行<text:span text:style-name="T6">師</text:span>。</text:p>
      <text:p text:style-name="P1"/>
      <text:p text:style-name="P3">【白<text:span text:style-name="T6">話</text:span>】《豫卦》象<text:span text:style-name="T6">徵歡樂</text:span>愉快：有利<text:span text:style-name="T6">於</text:span>建立<text:span text:style-name="T6">諸</text:span>侯的<text:span text:style-name="T6">偉</text:span>大功<text:span text:style-name="T6">業</text:span>，有利<text:span text:style-name="T6">於</text:span>出<text:span text:style-name="T6">師</text:span>南<text:span text:style-name="T6">徵</text:span>北<text:span text:style-name="T6">戰</text:span>。</text:p>
      <text:p text:style-name="P1"/>
      <text:p text:style-name="P3">《象》曰：“雷出地<text:span text:style-name="T6">奮</text:span>，豫。先王以作<text:span text:style-name="T6">樂</text:span>崇德，殷荐之上帝，以配祖考。</text:p>
      <text:p text:style-name="P1"><text:soft-page-break/></text:p>
      <text:p text:style-name="P3">【白<text:span text:style-name="T6">話</text:span>】《象<text:span text:style-name="T6">辭</text:span>》<text:span text:style-name="T6">說</text:span>：《豫卦》的卦象<text:span text:style-name="T6">為</text:span>坤（地）下震（雷）上，<text:span text:style-name="T6">為</text:span>地上<text:span text:style-name="T6">響</text:span>雷之表象。雷在地上<text:span text:style-name="T6">轟鳴</text:span>，使大地振<text:span text:style-name="T6">奮</text:span>起<text:span text:style-name="T6">來</text:span>，<text:span text:style-name="T6">這</text:span>就是大自然</text:p>
      <text:p text:style-name="P1"/>
      <text:p text:style-name="P3">愉快高<text:span text:style-name="T6">興</text:span>的表<text:span text:style-name="T6">現</text:span>。上古<text:span text:style-name="T6">聖</text:span>明的君主，根<text:span text:style-name="T6">據</text:span>大自然<text:span text:style-name="T6">歡樂</text:span>愉快<text:span text:style-name="T6">時</text:span>雷<text:span text:style-name="T6">鳴</text:span>地震的情景<text:span text:style-name="T6">創</text:span>造了音<text:span text:style-name="T6">樂</text:span>，并用音<text:span text:style-name="T6">樂來</text:span>崇尚推<text:span text:style-name="T6">廣偉</text:span>大的功德。他<text:span text:style-name="T6">們</text:span>以盛大</text:p>
      <text:p text:style-name="P1"/>
      <text:p text:style-name="P3">隆重的<text:span text:style-name="T6">儀禮</text:span>，把音<text:span text:style-name="T6">樂獻給</text:span>天帝，并用它<text:span text:style-name="T6">來</text:span>祭祀自己的祖先。</text:p>
      <text:p text:style-name="P1"/>
      <text:p text:style-name="P3">初六，<text:span text:style-name="T6">鳴</text:span>豫，凶。</text:p>
      <text:p text:style-name="P1"/>
      <text:p text:style-name="P3">【白<text:span text:style-name="T6">話</text:span>】初六，自<text:span text:style-name="T6">鳴</text:span>得意，高<text:span text:style-name="T6">興過</text:span>了<text:span text:style-name="T6">頭</text:span>，<text:span text:style-name="T6">結</text:span>果<text:span text:style-name="T6">樂極</text:span>生悲，必遭凶<text:span text:style-name="T6">險</text:span>。</text:p>
      <text:p text:style-name="P1"/>
      <text:p text:style-name="P3">《象》曰：初六，“<text:span text:style-name="T6">鳴</text:span>豫“，志<text:span text:style-name="T6">窮</text:span>凶也。</text:p>
      <text:p text:style-name="P1"/>
      <text:p text:style-name="P3">【白<text:span text:style-name="T6">話</text:span>】《象<text:span text:style-name="T6">辭</text:span>》<text:span text:style-name="T6">說</text:span>：《豫卦》的第一位（初六），“自<text:span text:style-name="T6">鳴</text:span>得意，高<text:span text:style-name="T6">興過</text:span>了<text:span text:style-name="T6">頭</text:span>“，<text:span text:style-name="T6">說</text:span>明它<text:span text:style-name="T6">沒</text:span>有雄心<text:span text:style-name="T6">壯</text:span>志，志向容易<text:span text:style-name="T6">滿</text:span>足。一<text:span text:style-name="T6">滿</text:span>足，就得</text:p>
      <text:p text:style-name="P1"/>
      <text:p text:style-name="P3">意忘形，<text:span text:style-name="T6">結</text:span>果必遭凶<text:span text:style-name="T6">險</text:span>。</text:p>
      <text:p text:style-name="P1"/>
      <text:p text:style-name="P3">六二，介<text:span text:style-name="T6">於</text:span>石，不<text:span text:style-name="T6">終</text:span>日，<text:span text:style-name="T6">貞</text:span>吉。</text:p>
      <text:p text:style-name="P1"/>
      <text:p text:style-name="P3">【白<text:span text:style-name="T6">話</text:span>】六二，正直而不同流合污的品德<text:span text:style-name="T6">堅</text:span>如磐石，<text:span text:style-name="T6">還</text:span>不到一天<text:span text:style-name="T6">時間</text:span>，就明白了<text:span text:style-name="T6">歡樂</text:span>愉快的深刻道理，能守正必<text:span text:style-name="T6">獲</text:span>吉祥。</text:p>
      <text:p text:style-name="P1"/>
      <text:p text:style-name="P3">《象》曰：“不<text:span text:style-name="T6">終</text:span>日，<text:span text:style-name="T6">貞</text:span>吉”，以中正也。</text:p>
      <text:p text:style-name="P1"/>
      <text:p text:style-name="P3">【白<text:span text:style-name="T6">話</text:span>】《象<text:span text:style-name="T6">辭</text:span>》<text:span text:style-name="T6">說</text:span>：“<text:span text:style-name="T6">還</text:span>不到一天<text:span text:style-name="T6">時間</text:span>，就明白了愉快<text:span text:style-name="T6">歡樂</text:span>的深刻道理，能守正必<text:span text:style-name="T6">獲</text:span>吉祥”，<text:span text:style-name="T6">這</text:span>是因<text:span text:style-name="T6">為</text:span>能居中守正，在<text:span text:style-name="T6">歡樂</text:span>中既不<text:span text:style-name="T6">過</text:span></text:p>
      <text:p text:style-name="P1"/>
      <text:p text:style-name="P3">分，也不<text:span text:style-name="T6">會</text:span>不<text:span text:style-name="T6">滿</text:span>足，因而<text:span text:style-name="T6">獲</text:span>得吉祥。</text:p>
      <text:p text:style-name="P1"/>
      <text:p text:style-name="P3">六三，盱豫悔；<text:span text:style-name="T6">遲</text:span>有悔。</text:p>
      <text:p text:style-name="P1"/>
      <text:p text:style-name="P3">【白<text:span text:style-name="T6">話</text:span>】六三，有<text:span text:style-name="T6">諂</text:span>媚奉承暗送秋波的手段取<text:span text:style-name="T6">悅於</text:span>上司，以求得自己的<text:span text:style-name="T6">歡樂</text:span>，<text:span text:style-name="T6">這勢</text:span>必<text:span text:style-name="T6">導</text:span>致悔恨。如若<text:span text:style-name="T6">執</text:span>迷不悟，悔恨不及<text:span text:style-name="T6">時</text:span>，就<text:span text:style-name="T6">會</text:span>招致</text:p>
      <text:p text:style-name="P1"/>
      <text:p text:style-name="P1">更大的悔恨。</text:p>
      <text:p text:style-name="P1"/>
      <text:p text:style-name="P3">《象》曰：“盱豫有悔”，位不<text:span text:style-name="T6">當</text:span>也。</text:p>
      <text:p text:style-name="P1"/>
      <text:p text:style-name="P3">【白<text:span text:style-name="T6">話</text:span>】《象<text:span text:style-name="T6">辭</text:span>》<text:span text:style-name="T6">說</text:span>：“用<text:span text:style-name="T6">諂</text:span>媚奉承、暗送秋波的手段取<text:span text:style-name="T6">悅於</text:span>上司，以求得自己<text:span text:style-name="T6">歡樂</text:span>，<text:span text:style-name="T6">這勢</text:span>必<text:span text:style-name="T6">導</text:span>致悔恨”，<text:span text:style-name="T6">這</text:span>是由<text:span text:style-name="T6">於</text:span>六三爻所<text:span text:style-name="T6">處</text:span>位置不</text:p>
      <text:p text:style-name="P1"/>
      <text:p text:style-name="P3"><text:soft-page-break/>正的<text:span text:style-name="T6">緣</text:span>故。</text:p>
      <text:p text:style-name="P1"/>
      <text:p text:style-name="P1">九四，由豫，大有得；勿疑，朋盍簪。</text:p>
      <text:p text:style-name="P1"/>
      <text:p text:style-name="P3">【白<text:span text:style-name="T6">話</text:span>】九四，人<text:span text:style-name="T6">們</text:span>由<text:span text:style-name="T6">於</text:span>他而得到<text:span text:style-name="T6">歡樂</text:span>愉快，大有所<text:span text:style-name="T6">獲</text:span>；毋庸置疑，朋友<text:span text:style-name="T6">們會</text:span>像<text:span text:style-name="T6">頭發匯</text:span>聚<text:span text:style-name="T6">於</text:span>簪子一<text:span text:style-name="T6">樣</text:span>，<text:span text:style-name="T6">積</text:span>聚在他周<text:span text:style-name="T6">圍</text:span>。</text:p>
      <text:p text:style-name="P1"/>
      <text:p text:style-name="P1">《象》曰：“由豫，大有得”，志大行也。</text:p>
      <text:p text:style-name="P1"/>
      <text:p text:style-name="P3">【白<text:span text:style-name="T6">話</text:span>】《象<text:span text:style-name="T6">辭</text:span>》<text:span text:style-name="T6">說</text:span>：“人<text:span text:style-name="T6">們</text:span>由<text:span text:style-name="T6">於</text:span>得到<text:span text:style-name="T6">歡樂</text:span>愉快，大有所<text:span text:style-name="T6">獲</text:span>”，表明九四爻的<text:span text:style-name="T6">陽剛</text:span>之志，可以放手<text:span text:style-name="T6">實現</text:span>。</text:p>
      <text:p text:style-name="P1"/>
      <text:p text:style-name="P3">六五，<text:span text:style-name="T6">貞</text:span>疾，<text:span text:style-name="T6">恆</text:span>不死。</text:p>
      <text:p text:style-name="P1"/>
      <text:p text:style-name="P3">【白<text:span text:style-name="T6">話</text:span>】六五，<text:span text:style-name="T6">國</text:span>中出<text:span text:style-name="T6">現</text:span>了不少弊病，但仍能<text:span text:style-name="T6">長時間</text:span>地支持下去而不致<text:span text:style-name="T6">滅</text:span>亡。</text:p>
      <text:p text:style-name="P1"/>
      <text:p text:style-name="P3">《象》曰：六五“<text:span text:style-name="T6">貞</text:span>疾”，乘<text:span text:style-name="T6">剛</text:span>也；“<text:span text:style-name="T6">恆</text:span>不死”，中未亡也。</text:p>
      <text:p text:style-name="P1"/>
      <text:p text:style-name="P3">【白<text:span text:style-name="T6">話</text:span>】《象<text:span text:style-name="T6">辭</text:span>》<text:span text:style-name="T6">說</text:span>：《豫卦》的第五爻位（六五）指出，“<text:span text:style-name="T6">國</text:span>中出<text:span text:style-name="T6">現</text:span>了不少弊病”，但有<text:span text:style-name="T6">剛強</text:span>之臣<text:span text:style-name="T6">輔</text:span>佐，“仍能<text:span text:style-name="T6">長時間</text:span>地支持下去而</text:p>
      <text:p text:style-name="P1"/>
      <text:p text:style-name="P3">不致<text:span text:style-name="T6">滅</text:span>亡”，<text:span text:style-name="T6">這</text:span>是因<text:span text:style-name="T6">為</text:span>它居中，只要保持中庸，就<text:span text:style-name="T6">會長時間</text:span>地<text:span text:style-name="T6">堅</text:span>持下去而不致<text:span text:style-name="T6">於滅</text:span>亡。</text:p>
      <text:p text:style-name="P1"/>
      <text:p text:style-name="P3">上六，冥豫成，有渝<text:span text:style-name="T6">無</text:span>咎。</text:p>
      <text:p text:style-name="P1"/>
      <text:p text:style-name="P3">【白<text:span text:style-name="T6">話</text:span>】上六，已<text:span text:style-name="T6">處</text:span>在天昏地暗的局面之中，但<text:span text:style-name="T6">卻執</text:span>迷不悟，仍沈溺<text:span text:style-name="T6">於尋歡</text:span>作<text:span text:style-name="T6">樂</text:span>之中，十分危<text:span text:style-name="T6">險</text:span>。但只要及<text:span text:style-name="T6">時覺</text:span>悟，改弦易<text:span text:style-name="T6">轍</text:span>，<text:span text:style-name="T6">則</text:span>可避</text:p>
      <text:p text:style-name="P1"/>
      <text:p text:style-name="P3">免<text:span text:style-name="T6">禍</text:span>害。</text:p>
      <text:p text:style-name="P1"/>
      <text:p text:style-name="P3">《象》曰：“冥豫”在上，何可<text:span text:style-name="T6">長</text:span>也？</text:p>
      <text:p text:style-name="P1"/>
      <text:p text:style-name="P3">【白<text:span text:style-name="T6">話</text:span>】《象<text:span text:style-name="T6">辭</text:span>》<text:span text:style-name="T6">說</text:span>：“已<text:span text:style-name="T6">處</text:span>在天昏地暗的局面之中，但<text:span text:style-name="T6">卻執</text:span>迷不悟，仍沈溺<text:span text:style-name="T6">於尋歡</text:span>作<text:span text:style-name="T6">樂</text:span>之中”，并高高在上，不察下情，<text:span text:style-name="T6">這樣</text:span>的<text:span text:style-name="T6">歡樂</text:span></text:p>
      <text:p text:style-name="P1"/>
      <text:p text:style-name="P3">愉快怎能<text:span text:style-name="T6">長</text:span>久地保持呢？ </text:p>
      <text:p text:style-name="P1"/>
      <text:p text:style-name="P1"/>
      <text:p text:style-name="P3"><text:span text:style-name="T6">隨</text:span>：元，亨，利，<text:span text:style-name="T6">貞</text:span>，<text:span text:style-name="T6">無</text:span>咎。</text:p>
      <text:p text:style-name="P1"/>
      <text:p text:style-name="P3">【白<text:span text:style-name="T6">話</text:span>】《<text:span text:style-name="T6">隨</text:span>卦》象<text:span text:style-name="T6">徵隨從</text:span>，<text:span text:style-name="T6">隨</text:span>和：如果<text:span text:style-name="T6">隨從</text:span>、<text:span text:style-name="T6">隨</text:span>和，便能始<text:span text:style-name="T6">終</text:span>亨通，和<text:span text:style-name="T6">諧</text:span>有利。固守正道，<text:span text:style-name="T6">沒</text:span>有任何危<text:span text:style-name="T6">險</text:span>。</text:p>
      <text:p text:style-name="P1"/>
      <text:p text:style-name="P3">《象》曰：<text:span text:style-name="T6">澤</text:span>中有雷，<text:span text:style-name="T6">隨</text:span>；君子以向晦入宴息。</text:p>
      <text:p text:style-name="P1"><text:soft-page-break/></text:p>
      <text:p text:style-name="P3">【白<text:span text:style-name="T6">話</text:span>】《象<text:span text:style-name="T6">辭</text:span>》<text:span text:style-name="T6">說</text:span>：《<text:span text:style-name="T6">隨</text:span>卦》的卦象是震（雷）下<text:span text:style-name="T6">兌</text:span>（<text:span text:style-name="T6">澤</text:span>）上，<text:span text:style-name="T6">為澤</text:span>中有雷之表象。<text:span text:style-name="T6">澤</text:span>中有雷<text:span text:style-name="T6">聲</text:span>，<text:span text:style-name="T6">澤隨從</text:span>雷<text:span text:style-name="T6">聲</text:span>而震<text:span text:style-name="T6">動</text:span>，<text:span text:style-name="T6">這</text:span>便象<text:span text:style-name="T6">徵隨</text:span></text:p>
      <text:p text:style-name="P1"/>
      <text:p text:style-name="P3"><text:span text:style-name="T6">從</text:span>。君子行事要遵<text:span text:style-name="T6">從</text:span>合<text:span text:style-name="T6">適</text:span>的作息<text:span text:style-name="T6">時間</text:span>。白天出<text:span text:style-name="T6">處</text:span>辛<text:span text:style-name="T6">勞</text:span>工作，夜晚就回家睡<text:span text:style-name="T6">覺</text:span>安息。</text:p>
      <text:p text:style-name="P1"/>
      <text:p text:style-name="P3">初九，官有渝，<text:span text:style-name="T6">貞</text:span>吉。出<text:span text:style-name="T6">門</text:span>交，有功。</text:p>
      <text:p text:style-name="P1"/>
      <text:p text:style-name="P3">【白<text:span text:style-name="T6">話</text:span>】初九，思想<text:span text:style-name="T6">隨時</text:span>代而<text:span text:style-name="T6">變</text:span>化，<text:span text:style-name="T6">堅</text:span>持正道可<text:span text:style-name="T6">獲</text:span>吉祥。出<text:span text:style-name="T6">門</text:span>交朋友，一定能成功。</text:p>
      <text:p text:style-name="P1"/>
      <text:p text:style-name="P3">《象》曰：“官有渝”，<text:span text:style-name="T6">從</text:span>正吉也；“出<text:span text:style-name="T6">門</text:span>交，有功”，不失也。</text:p>
      <text:p text:style-name="P1"/>
      <text:p text:style-name="P3">【白<text:span text:style-name="T6">話</text:span>】《象<text:span text:style-name="T6">辭</text:span>》<text:span text:style-name="T6">說</text:span>：“思想<text:span text:style-name="T6">隨時</text:span>代而<text:span text:style-name="T6">變</text:span>化”，但<text:span text:style-name="T6">無論</text:span>怎么<text:span text:style-name="T6">變</text:span>，都必然始<text:span text:style-name="T6">終</text:span>遵<text:span text:style-name="T6">從</text:span>正道，<text:span text:style-name="T6">這樣</text:span>就可以<text:span text:style-name="T6">獲</text:span>得吉祥。“出站交朋友，一定能成</text:p>
      <text:p text:style-name="P1"/>
      <text:p text:style-name="P3">功”，<text:span text:style-name="T6">這</text:span>是因<text:span text:style-name="T6">為</text:span>其唯正是<text:span text:style-name="T6">從</text:span>，<text:span text:style-name="T6">見</text:span>善<text:span text:style-name="T6">則從</text:span>，<text:span text:style-name="T6">沒</text:span>有<text:span text:style-name="T6">過</text:span>失的<text:span text:style-name="T6">緣</text:span>故。</text:p>
      <text:p text:style-name="P1"/>
      <text:p text:style-name="P1">六二，係小子，失丈夫。</text:p>
      <text:p text:style-name="P1"/>
      <text:p text:style-name="P3">【白<text:span text:style-name="T6">話</text:span>】六二，<text:span text:style-name="T6">傾</text:span>心<text:span text:style-name="T6">隨從於</text:span>年<text:span text:style-name="T6">輕</text:span>小子，<text:span text:style-name="T6">則會</text:span>失去了<text:span text:style-name="T6">陽剛</text:span>方正的丈夫。</text:p>
      <text:p text:style-name="P1"/>
      <text:p text:style-name="P3">《象》曰：“係小子”，弗兼<text:span text:style-name="T6">與</text:span>也。</text:p>
      <text:p text:style-name="P1"/>
      <text:p text:style-name="P3">【白<text:span text:style-name="T6">話</text:span>】《象<text:span text:style-name="T6">辭</text:span>》<text:span text:style-name="T6">說</text:span>：“<text:span text:style-name="T6">傾</text:span>心<text:span text:style-name="T6">隨從於</text:span>年<text:span text:style-name="T6">輕</text:span>小子<text:span text:style-name="T6">則會</text:span>失去<text:span text:style-name="T6">陽剛</text:span>方正的丈夫”，因<text:span text:style-name="T6">為</text:span>二者是互相排斥的，是不可兼得的。</text:p>
      <text:p text:style-name="P1"/>
      <text:p text:style-name="P3">六三，係丈夫，失小子。<text:span text:style-name="T6">隨</text:span>有求得，利居<text:span text:style-name="T6">貞</text:span>。</text:p>
      <text:p text:style-name="P1"/>
      <text:p text:style-name="P3">【白<text:span text:style-name="T6">話</text:span>】六三，<text:span text:style-name="T6">隨從陽剛</text:span>方正的丈夫行事，<text:span text:style-name="T6">則</text:span>必然<text:span text:style-name="T6">丟</text:span>失年<text:span text:style-name="T6">輕</text:span>小子。<text:span text:style-name="T6">隨從於</text:span>丈夫，有求必得，有利<text:span text:style-name="T6">於</text:span>安居<text:span text:style-name="T6">樂業</text:span>，<text:span text:style-name="T6">堅</text:span>守<text:span text:style-name="T6">婦</text:span>道，<text:span text:style-name="T6">貞節處</text:span>世。</text:p>
      <text:p text:style-name="P1"/>
      <text:p text:style-name="P1">《象》曰：“係丈夫”，志舍下也。</text:p>
      <text:p text:style-name="P1"/>
      <text:p text:style-name="P3">【白<text:span text:style-name="T6">話</text:span>】《象<text:span text:style-name="T6">辭</text:span>》<text:span text:style-name="T6">說</text:span>：“<text:span text:style-name="T6">隨從陽剛</text:span>方正的丈夫行事”，<text:span text:style-name="T6">專</text:span>心不二，<text:span text:style-name="T6">說</text:span>明其志在<text:span text:style-name="T6">於</text:span>舍<text:span text:style-name="T6">棄</text:span>下方的年<text:span text:style-name="T6">輕</text:span>小子。</text:p>
      <text:p text:style-name="P1"/>
      <text:p text:style-name="P3">九四，<text:span text:style-name="T6">隨</text:span>有<text:span text:style-name="T6">獲</text:span>，<text:span text:style-name="T6">貞</text:span>凶；有孚在道，以明，何咎！</text:p>
      <text:p text:style-name="P1"/>
      <text:p text:style-name="P3">【白<text:span text:style-name="T6">話</text:span>】九四，他人追<text:span text:style-name="T6">隨</text:span>自己，<text:span text:style-name="T6">雖</text:span>有收<text:span text:style-name="T6">獲</text:span>，但有可能<text:span text:style-name="T6">發</text:span>生凶<text:span text:style-name="T6">險</text:span>。<text:span text:style-name="T6">雖</text:span>有凶<text:span text:style-name="T6">險</text:span>，但只要心存<text:span text:style-name="T6">誠</text:span>信，不<text:span text:style-name="T6">違</text:span>正道，使自己的美德<text:span text:style-name="T6">顯</text:span>明，那<text:span text:style-name="T6">還</text:span>有什</text:p>
      <text:p text:style-name="P1"/>
      <text:p text:style-name="P1">么危害呢？</text:p>
      <text:p text:style-name="P1"/>
      <text:p text:style-name="P3">《象》曰：“<text:span text:style-name="T6">隨</text:span>有<text:span text:style-name="T6">獲</text:span>”，其<text:span text:style-name="T6">義</text:span>凶也。“有孚在道”，明功也。</text:p>
      <text:p text:style-name="P1"><text:soft-page-break/></text:p>
      <text:p text:style-name="P3">【白<text:span text:style-name="T6">話</text:span>】《象<text:span text:style-name="T6">辭</text:span>》<text:span text:style-name="T6">說</text:span>：“他人追<text:span text:style-name="T6">隨</text:span>自己，<text:span text:style-name="T6">雖</text:span>有收<text:span text:style-name="T6">獲</text:span>”，但因居位不<text:span text:style-name="T6">當</text:span>，有“震主“之嫌，所以可能有凶<text:span text:style-name="T6">險</text:span>。</text:p>
      <text:p text:style-name="P1"/>
      <text:p text:style-name="P3">但只要“心存<text:span text:style-name="T6">誠</text:span>信，不<text:span text:style-name="T6">違</text:span>正道”，<text:span text:style-name="T6">則</text:span>可逢凶化吉，<text:span text:style-name="T6">這</text:span>是由<text:span text:style-name="T6">於</text:span>立身光明磊落所<text:span text:style-name="T6">帶來</text:span>的功效。</text:p>
      <text:p text:style-name="P1"/>
      <text:p text:style-name="P3">九五，孚<text:span text:style-name="T6">於</text:span>嘉，吉。</text:p>
      <text:p text:style-name="P1"/>
      <text:p text:style-name="P3">【白<text:span text:style-name="T6">話</text:span>】九五，把<text:span text:style-name="T6">誠</text:span>信<text:span text:style-name="T6">帶給誠實</text:span>善良之人，可<text:span text:style-name="T6">獲</text:span>吉祥。</text:p>
      <text:p text:style-name="P1"/>
      <text:p text:style-name="P3">《象》曰：“孚<text:span text:style-name="T6">於</text:span>嘉，吉”，位正中也。</text:p>
      <text:p text:style-name="P1"/>
      <text:p text:style-name="P3">【白<text:span text:style-name="T6">話</text:span>】《象<text:span text:style-name="T6">辭</text:span>》<text:span text:style-name="T6">說</text:span>：“把<text:span text:style-name="T6">誠</text:span>信<text:span text:style-name="T6">帶給誠實</text:span>善良之人，可<text:span text:style-name="T6">獲</text:span>吉祥”，<text:span text:style-name="T6">這</text:span>是因<text:span text:style-name="T6">為</text:span>九五爻得正居中，不倚不偏。</text:p>
      <text:p text:style-name="P1"/>
      <text:p text:style-name="P3">上六，拘係之，乃<text:span text:style-name="T6">從</text:span>，<text:span text:style-name="T6">維</text:span>之；王用亨<text:span text:style-name="T6">於</text:span>西山。</text:p>
      <text:p text:style-name="P1"/>
      <text:p text:style-name="P3">【白<text:span text:style-name="T6">話</text:span>】上六，只有拘禁起<text:span text:style-name="T6">來強</text:span>迫、命令他，他才不得不<text:span text:style-name="T6">順</text:span>服追<text:span text:style-name="T6">隨</text:span>，再用<text:span text:style-name="T6">繩</text:span>索捆<text:span text:style-name="T6">綁緊</text:span>，才能追<text:span text:style-name="T6">隨</text:span>到底。君王在西山<text:span text:style-name="T6">設</text:span>祭，要出<text:span text:style-name="T6">師討</text:span>伐那</text:p>
      <text:p text:style-name="P1"/>
      <text:p text:style-name="P3">些不<text:span text:style-name="T6">順從</text:span>的人。</text:p>
      <text:p text:style-name="P1"/>
      <text:p text:style-name="P3">《象》曰：“拘係之”，上<text:span text:style-name="T6">窮</text:span>也。</text:p>
      <text:p text:style-name="P1"/>
      <text:p text:style-name="P3">【白<text:span text:style-name="T6">話</text:span>】《象<text:span text:style-name="T6">辭</text:span>》<text:span text:style-name="T6">說</text:span>：“只有拘禁起<text:span text:style-name="T6">來強</text:span>迫、命令他，他才不得不<text:span text:style-name="T6">順</text:span>服追<text:span text:style-name="T6">隨</text:span>”，<text:span text:style-name="T6">這</text:span>是因<text:span text:style-name="T6">為</text:span>上六爻高居《<text:span text:style-name="T6">隨</text:span>卦》最上爻，物<text:span text:style-name="T6">極</text:span>必反的<text:span text:style-name="T6">緣</text:span></text:p>
      <text:p text:style-name="P1"/>
      <text:p text:style-name="P1">故。</text:p>
      <text:p text:style-name="P1"/>
      <text:p text:style-name="P3">第十八卦：《<text:span text:style-name="T6">蠱</text:span>卦》</text:p>
      <text:p text:style-name="P1"><text:s/></text:p>
      <text:p text:style-name="P3"><text:span text:style-name="T6">蠱</text:span>：元亨，利涉在川；先甲三日，后甲三日。</text:p>
      <text:p text:style-name="P1"/>
      <text:p text:style-name="P3">【白<text:span text:style-name="T6">話</text:span>】《<text:span text:style-name="T6">蠱</text:span>卦》象<text:span text:style-name="T6">徵</text:span>救弊治<text:span text:style-name="T6">亂</text:span>，<text:span text:style-name="T6">撥亂</text:span>反正：<text:span text:style-name="T6">從開</text:span>始就很亨通，有利<text:span text:style-name="T6">於</text:span>涉越大河。不<text:span text:style-name="T6">過</text:span>，在做大事以前，要考察<text:span text:style-name="T6">現狀</text:span>、分析事<text:span text:style-name="T6">態</text:span>；在做</text:p>
      <text:p text:style-name="P1"/>
      <text:p text:style-name="P3">大事以后，要<text:span text:style-name="T6">講</text:span>究治理措施，<text:span text:style-name="T6">預計</text:span>到后果。</text:p>
      <text:p text:style-name="P1"/>
      <text:p text:style-name="P3">《象》曰：“山下有<text:span text:style-name="T6">風</text:span>，<text:span text:style-name="T6">蠱</text:span>；君子以振民育德。</text:p>
      <text:p text:style-name="P1"/>
      <text:p text:style-name="P3">【白<text:span text:style-name="T6">話</text:span>】《象<text:span text:style-name="T6">辭</text:span>》<text:span text:style-name="T6">說</text:span>：《<text:span text:style-name="T6">蠱</text:span>卦》的卦象是巽（<text:span text:style-name="T6">風</text:span>）下艮（山）上，<text:span text:style-name="T6">為</text:span>山下起大<text:span text:style-name="T6">風</text:span>之表象，象<text:span text:style-name="T6">徵</text:span>救弊治<text:span text:style-name="T6">亂</text:span>、<text:span text:style-name="T6">撥亂</text:span>反正。<text:span text:style-name="T6">這時</text:span>候，君子救<text:span text:style-name="T6">濟</text:span></text:p>
      <text:p text:style-name="P1"/>
      <text:p text:style-name="P3">人民，培育美德，<text:span text:style-name="T6">糾</text:span>正<text:span text:style-name="T6">時</text:span>弊。</text:p>
      <text:p text:style-name="P1"><text:soft-page-break/></text:p>
      <text:p text:style-name="P3">初六，干父之<text:span text:style-name="T6">蠱</text:span>，有子考，<text:span text:style-name="T6">無</text:span>咎；<text:span text:style-name="T6">厲終</text:span>吉。</text:p>
      <text:p text:style-name="P1"/>
      <text:p text:style-name="P3">【白<text:span text:style-name="T6">話</text:span>】初六，挽救父<text:span text:style-name="T6">輩</text:span>所<text:span text:style-name="T6">敗壞</text:span>了的基<text:span text:style-name="T6">業</text:span>，由能干的<text:span text:style-name="T6">兒</text:span>子<text:span text:style-name="T6">來繼</text:span>承父<text:span text:style-name="T6">輩</text:span>的事<text:span text:style-name="T6">業</text:span>，必<text:span text:style-name="T6">無</text:span>危害；即使遇到<text:span text:style-name="T6">艱難險</text:span>阻，只要努力<text:span text:style-name="T6">奮</text:span>斗，最<text:span text:style-name="T6">終</text:span>必<text:span text:style-name="T6">獲</text:span></text:p>
      <text:p text:style-name="P1"/>
      <text:p text:style-name="P1">吉祥。</text:p>
      <text:p text:style-name="P1"/>
      <text:p text:style-name="P3">《象》曰：“干父之<text:span text:style-name="T6">蠱</text:span>”，意承考也。</text:p>
      <text:p text:style-name="P1"/>
      <text:p text:style-name="P3">【白<text:span text:style-name="T6">話</text:span>】《象<text:span text:style-name="T6">辭</text:span>》<text:span text:style-name="T6">說</text:span>：“挽救父<text:span text:style-name="T6">輩</text:span>所<text:span text:style-name="T6">敗壞</text:span>了的基<text:span text:style-name="T6">業</text:span>”，表明其志在<text:span text:style-name="T6">繼</text:span>承父<text:span text:style-name="T6">輩</text:span>的<text:span text:style-name="T6">遺業</text:span>。</text:p>
      <text:p text:style-name="P1"/>
      <text:p text:style-name="P3">九二，干母之<text:span text:style-name="T6">蠱</text:span>，不可<text:span text:style-name="T6">貞</text:span>。</text:p>
      <text:p text:style-name="P1"/>
      <text:p text:style-name="P3">【白<text:span text:style-name="T6">話</text:span>】九二，救治母<text:span text:style-name="T6">輩</text:span>所造成的弊病，要耐心等待，如果<text:span text:style-name="T6">時機</text:span>不成熟的<text:span text:style-name="T6">話</text:span>，就要<text:span text:style-name="T6">堅</text:span>守正道等待<text:span text:style-name="T6">時機</text:span>。</text:p>
      <text:p text:style-name="P1"/>
      <text:p text:style-name="P3">《象》曰：“干母之<text:span text:style-name="T6">蠱</text:span>”，得中道也。</text:p>
      <text:p text:style-name="P1"/>
      <text:p text:style-name="P3">【白<text:span text:style-name="T6">話</text:span>】《象<text:span text:style-name="T6">辭</text:span>》<text:span text:style-name="T6">說</text:span>：“救治母<text:span text:style-name="T6">輩</text:span>所造成的弊病”，<text:span text:style-name="T6">剛</text:span>柔<text:span text:style-name="T6">適</text:span>中，既要<text:span text:style-name="T6">順應</text:span>，又要匡救，不可偏<text:span text:style-name="T6">頗</text:span>。</text:p>
      <text:p text:style-name="P1"/>
      <text:p text:style-name="P3">九三，干父之<text:span text:style-name="T6">蠱</text:span>，小有悔，<text:span text:style-name="T6">無</text:span>大咎。</text:p>
      <text:p text:style-name="P1"/>
      <text:p text:style-name="P3">【白<text:span text:style-name="T6">話</text:span>】九三，要挽救父<text:span text:style-name="T6">輩敗壞</text:span>了的基<text:span text:style-name="T6">業</text:span>，其<text:span text:style-name="T6">間</text:span>必<text:span text:style-name="T6">發</text:span>生失<text:span text:style-name="T6">誤</text:span>，因而<text:span text:style-name="T6">會產</text:span>生懊悔，但不<text:span text:style-name="T6">會</text:span>有大的危害。</text:p>
      <text:p text:style-name="P1"/>
      <text:p text:style-name="P3">《象》曰：“干父之<text:span text:style-name="T6">蠱</text:span>”，<text:span text:style-name="T6">終無</text:span>咎也。</text:p>
      <text:p text:style-name="P1"/>
      <text:p text:style-name="P3">【白<text:span text:style-name="T6">話</text:span>】《象<text:span text:style-name="T6">辭</text:span>》<text:span text:style-name="T6">說</text:span>：“挽救父<text:span text:style-name="T6">輩敗壞</text:span>了的基<text:span text:style-name="T6">業</text:span>”，最<text:span text:style-name="T6">終</text:span>不<text:span text:style-name="T6">會</text:span>有<text:span text:style-name="T6">禍</text:span>害。</text:p>
      <text:p text:style-name="P1"/>
      <text:p text:style-name="P3">六四，裕父之<text:span text:style-name="T6">蠱</text:span>，往<text:span text:style-name="T6">見</text:span>吝。</text:p>
      <text:p text:style-name="P1"/>
      <text:p text:style-name="P3">【白<text:span text:style-name="T6">話</text:span>】六四，<text:span text:style-name="T6">寬緩</text:span>地挽救父<text:span text:style-name="T6">輩敗壞</text:span>了的基<text:span text:style-name="T6">業</text:span>，往前<text:span text:style-name="T6">發</text:span>展，必然<text:span text:style-name="T6">會</text:span>因耽<text:span text:style-name="T6">誤時機遺</text:span>憾惋惜。</text:p>
      <text:p text:style-name="P1"/>
      <text:p text:style-name="P3">《象》曰：“裕父之<text:span text:style-name="T6">蠱</text:span>”，往未得也。</text:p>
      <text:p text:style-name="P1"/>
      <text:p text:style-name="P3">【白<text:span text:style-name="T6">話</text:span>】《象<text:span text:style-name="T6">辭</text:span>》<text:span text:style-name="T6">說</text:span>：“<text:span text:style-name="T6">寬緩</text:span>地挽救父<text:span text:style-name="T6">輩</text:span>所<text:span text:style-name="T6">敗壞</text:span>了的基<text:span text:style-name="T6">業</text:span>”，往前<text:span text:style-name="T6">發</text:span>展，<text:span text:style-name="T6">難</text:span>以<text:span text:style-name="T6">達</text:span>到挽救的效果。</text:p>
      <text:p text:style-name="P1"/>
      <text:p text:style-name="P3">六五，干父之<text:span text:style-name="T6">蠱</text:span>，用<text:span text:style-name="T6">譽</text:span>。</text:p>
      <text:p text:style-name="P1"/>
      <text:p text:style-name="P3">【白<text:span text:style-name="T6">話</text:span>】六五，挽救父<text:span text:style-name="T6">輩敗壞</text:span>的基<text:span text:style-name="T6">業</text:span>，一定<text:span text:style-name="T6">會</text:span>受到人<text:span text:style-name="T6">們</text:span>的<text:span text:style-name="T6">贊譽</text:span>。</text:p>
      <text:p text:style-name="P1"/>
      <text:p text:style-name="P3">《象》曰：“干父用<text:span text:style-name="T6">譽</text:span>”，承以德也。</text:p>
      <text:p text:style-name="P1"/>
      <text:p text:style-name="P3"><text:soft-page-break/>【白<text:span text:style-name="T6">話</text:span>】《象<text:span text:style-name="T6">辭</text:span>》<text:span text:style-name="T6">說</text:span>：“挽救父<text:span text:style-name="T6">輩</text:span>所<text:span text:style-name="T6">敗壞</text:span>的基<text:span text:style-name="T6">業</text:span>，一定<text:span text:style-name="T6">會</text:span>受到人<text:span text:style-name="T6">們</text:span>的<text:span text:style-name="T6">贊譽</text:span>”，因<text:span text:style-name="T6">為</text:span>以美德<text:span text:style-name="T6">繼</text:span>承父<text:span text:style-name="T6">輩</text:span>的<text:span text:style-name="T6">遺業</text:span>，<text:span text:style-name="T6">總</text:span>是<text:span text:style-name="T6">會</text:span>受到<text:span text:style-name="T6">歡</text:span>迎的。</text:p>
      <text:p text:style-name="P1"/>
      <text:p text:style-name="P1">上九，不事王侯，高尚其事。</text:p>
      <text:p text:style-name="P1"/>
      <text:p text:style-name="P3">【白<text:span text:style-name="T6">話</text:span>】上九，不侍奉王侯，超然物外，孤芳自<text:span text:style-name="T6">賞</text:span>，使自己的德行至高<text:span text:style-name="T6">無</text:span>上。</text:p>
      <text:p text:style-name="P1"/>
      <text:p text:style-name="P3">《象》曰：“不事王侯”，志可<text:span text:style-name="T6">則</text:span>也。</text:p>
      <text:p text:style-name="P1"/>
      <text:p text:style-name="P3">【白<text:span text:style-name="T6">話</text:span>】《象<text:span text:style-name="T6">辭</text:span>》<text:span text:style-name="T6">說</text:span>：“不侍奉王侯”，<text:span text:style-name="T6">這</text:span>高<text:span text:style-name="T6">潔</text:span>的志向，可作<text:span text:style-name="T6">為</text:span>人<text:span text:style-name="T6">們學習</text:span>的准<text:span text:style-name="T6">則</text:span>。 </text:p>
      <text:p text:style-name="P1"/>
      <text:p text:style-name="P1"/>
      <text:p text:style-name="P3">第十九卦：《<text:span text:style-name="T6">臨</text:span>卦》</text:p>
      <text:p text:style-name="P1"><text:s/></text:p>
      <text:p text:style-name="P3"><text:span text:style-name="T6">臨</text:span>：元，亨，利，<text:span text:style-name="T6">貞</text:span>。至<text:span text:style-name="T6">於</text:span>八月有凶。</text:p>
      <text:p text:style-name="P1"/>
      <text:p text:style-name="P3">【白<text:span text:style-name="T6">話</text:span>】《<text:span text:style-name="T6">臨</text:span>卦》象<text:span text:style-name="T6">徵</text:span>督<text:span text:style-name="T6">導</text:span>：能亨通<text:span text:style-name="T6">無</text:span>阻，祥和有益，<text:span text:style-name="T6">堅</text:span>守正道。但是到了八月（<text:span text:style-name="T6">陽</text:span>衰<text:span text:style-name="T6">陰</text:span>盛），<text:span text:style-name="T6">會</text:span>有凶<text:span text:style-name="T6">險</text:span>。</text:p>
      <text:p text:style-name="P1"/>
      <text:p text:style-name="P3">《象》曰：“<text:span text:style-name="T6">澤</text:span>上有地，<text:span text:style-name="T6">臨</text:span>；君子以教思<text:span text:style-name="T6">無窮</text:span>，容保民<text:span text:style-name="T6">無</text:span>疆。</text:p>
      <text:p text:style-name="P1"/>
      <text:p text:style-name="P3">【白<text:span text:style-name="T6">話</text:span>】《象<text:span text:style-name="T6">辭</text:span>》<text:span text:style-name="T6">說</text:span>：《<text:span text:style-name="T6">臨</text:span>卦》的卦象是<text:span text:style-name="T6">兌</text:span>（<text:span text:style-name="T6">澤</text:span>）下坤（地）上，<text:span text:style-name="T6">為</text:span>地在<text:span text:style-name="T6">澤</text:span>上之表象。<text:span text:style-name="T6">澤</text:span>上有地，地居高而<text:span text:style-name="T6">臨</text:span>下，象<text:span text:style-name="T6">徵</text:span>督<text:span text:style-name="T6">導</text:span>。君子由此</text:p>
      <text:p text:style-name="P1"/>
      <text:p text:style-name="P3">受到<text:span text:style-name="T6">啟發</text:span>，<text:span text:style-name="T6">費盡</text:span>心思地教<text:span text:style-name="T6">導</text:span>人民，并以其<text:span text:style-name="T6">無邊無際</text:span>的盛德保<text:span text:style-name="T6">護</text:span>人民。</text:p>
      <text:p text:style-name="P1"/>
      <text:p text:style-name="P3">初九，咸<text:span text:style-name="T6">臨</text:span>，<text:span text:style-name="T6">貞</text:span>吉。</text:p>
      <text:p text:style-name="P1"/>
      <text:p text:style-name="P3">【白<text:span text:style-name="T6">話</text:span>】初九，感<text:span text:style-name="T6">應</text:span>尊<text:span text:style-name="T6">貴</text:span>者，使其行督<text:span text:style-name="T6">導</text:span>之<text:span text:style-name="T6">責</text:span>。可<text:span text:style-name="T6">獲</text:span>吉祥。</text:p>
      <text:p text:style-name="P1"/>
      <text:p text:style-name="P3">《象》曰：“咸<text:span text:style-name="T6">臨</text:span>，<text:span text:style-name="T6">貞</text:span>吉”，志行正也。</text:p>
      <text:p text:style-name="P1"/>
      <text:p text:style-name="P3">【白<text:span text:style-name="T6">話</text:span>】《象<text:span text:style-name="T6">辭</text:span>》<text:span text:style-name="T6">說</text:span>：“感<text:span text:style-name="T6">應</text:span>尊<text:span text:style-name="T6">貴</text:span>者，使其行督<text:span text:style-name="T6">導</text:span>之<text:span text:style-name="T6">責</text:span>，可<text:span text:style-name="T6">獲</text:span>吉祥”，<text:span text:style-name="T6">說</text:span>明其志向和行<text:span text:style-name="T6">為</text:span>都很正派。</text:p>
      <text:p text:style-name="P1"/>
      <text:p text:style-name="P3">九二，咸<text:span text:style-name="T6">臨</text:span>，吉，<text:span text:style-name="T6">無</text:span>不利。</text:p>
      <text:p text:style-name="P1"/>
      <text:p text:style-name="P3">【白<text:span text:style-name="T6">話</text:span>】九二，“感<text:span text:style-name="T6">應</text:span>尊<text:span text:style-name="T6">貴</text:span>者，使其行督<text:span text:style-name="T6">導</text:span>之<text:span text:style-name="T6">責</text:span>， 可<text:span text:style-name="T6">獲</text:span>吉祥”，不<text:span text:style-name="T6">會</text:span>有什么不利。</text:p>
      <text:p text:style-name="P1"/>
      <text:p text:style-name="P3">《象》曰：“咸<text:span text:style-name="T6">臨</text:span>，吉，<text:span text:style-name="T6">無</text:span>不利”，未<text:span text:style-name="T6">順</text:span>命也。</text:p>
      <text:p text:style-name="P1"/>
      <text:p text:style-name="P3">【白<text:span text:style-name="T6">話</text:span>】《象<text:span text:style-name="T6">辭</text:span>》<text:span text:style-name="T6">說</text:span>：“感<text:span text:style-name="T6">應</text:span>尊<text:span text:style-name="T6">貴</text:span>者，使其行督<text:span text:style-name="T6">導</text:span>之<text:span text:style-name="T6">責</text:span>，可<text:span text:style-name="T6">獲</text:span>吉祥，不<text:span text:style-name="T6">會</text:span>有什么不利”，<text:span text:style-name="T6">這</text:span>是由<text:span text:style-name="T6">於</text:span>不囿<text:span text:style-name="T6">於</text:span>命<text:span text:style-name="T6">運</text:span>安排的樊<text:span text:style-name="T6">籠</text:span>，自身努力的</text:p>
      <text:p text:style-name="P1"/>
      <text:p text:style-name="P3"><text:span text:style-name="T6">結</text:span>果。</text:p>
      <text:p text:style-name="P1"><text:soft-page-break/></text:p>
      <text:p text:style-name="P3">六三，甘<text:span text:style-name="T6">臨</text:span>，<text:span text:style-name="T6">無</text:span>攸利；既<text:span text:style-name="T6">憂</text:span>之，<text:span text:style-name="T6">無</text:span>咎。</text:p>
      <text:p text:style-name="P1"/>
      <text:p text:style-name="P3">【白<text:span text:style-name="T6">話</text:span>】六三，居高<text:span text:style-name="T6">臨</text:span>下，靠甜言蜜<text:span text:style-name="T6">語</text:span>去督<text:span text:style-name="T6">導</text:span>，必<text:span text:style-name="T6">無</text:span>所利；但是，已<text:span text:style-name="T6">經覺</text:span>悟，能<text:span text:style-name="T6">憂懼</text:span>改<text:span text:style-name="T6">過</text:span>，就不<text:span text:style-name="T6">會</text:span>有<text:span text:style-name="T6">禍</text:span>害。</text:p>
      <text:p text:style-name="P1"/>
      <text:p text:style-name="P3">《象》曰：“甘<text:span text:style-name="T6">臨</text:span>”，位不<text:span text:style-name="T6">當</text:span>也。“既<text:span text:style-name="T6">憂</text:span>之”，咎不<text:span text:style-name="T6">長</text:span>也。</text:p>
      <text:p text:style-name="P1"/>
      <text:p text:style-name="P3">【白<text:span text:style-name="T6">話</text:span>】《象<text:span text:style-name="T6">辭</text:span>》<text:span text:style-name="T6">說</text:span>：“居高<text:span text:style-name="T6">臨</text:span>下，靠甜言蜜<text:span text:style-name="T6">語</text:span>去督<text:span text:style-name="T6">導</text:span>”，<text:span text:style-name="T6">這</text:span>是因<text:span text:style-name="T6">為</text:span>六三爻位置不<text:span text:style-name="T6">當</text:span>的<text:span text:style-name="T6">緣</text:span>故。但是，“已<text:span text:style-name="T6">經覺</text:span>悟，能<text:span text:style-name="T6">憂懼</text:span>改<text:span text:style-name="T6">過</text:span>”，危害</text:p>
      <text:p text:style-name="P1"/>
      <text:p text:style-name="P3">就不<text:span text:style-name="T6">會長</text:span>久了。</text:p>
      <text:p text:style-name="P1"/>
      <text:p text:style-name="P3">六四，至<text:span text:style-name="T6">臨</text:span>，<text:span text:style-name="T6">無</text:span>咎。</text:p>
      <text:p text:style-name="P1"/>
      <text:p text:style-name="P3">【白<text:span text:style-name="T6">話</text:span>】六四，<text:span text:style-name="T6">親</text:span>善地督<text:span text:style-name="T6">導</text:span>下<text:span text:style-name="T6">級</text:span>，<text:span text:style-name="T6">則</text:span>必然<text:span text:style-name="T6">沒</text:span>有<text:span text:style-name="T6">禍</text:span>害。</text:p>
      <text:p text:style-name="P1"/>
      <text:p text:style-name="P3">《象》曰：“至<text:span text:style-name="T6">臨</text:span>，<text:span text:style-name="T6">無</text:span>咎”位<text:span text:style-name="T6">當</text:span>也。</text:p>
      <text:p text:style-name="P1"/>
      <text:p text:style-name="P3">【白<text:span text:style-name="T6">話</text:span>】《象<text:span text:style-name="T6">辭</text:span>》<text:span text:style-name="T6">說</text:span>：“<text:span text:style-name="T6">親</text:span>善的督<text:span text:style-name="T6">導</text:span>下<text:span text:style-name="T6">級</text:span>，<text:span text:style-name="T6">則</text:span>必然<text:span text:style-name="T6">沒</text:span>有<text:span text:style-name="T6">禍</text:span>害”，<text:span text:style-name="T6">這</text:span>是因<text:span text:style-name="T6">為</text:span>六四爻位置<text:span text:style-name="T6">確當</text:span>的<text:span text:style-name="T6">緣</text:span>故。</text:p>
      <text:p text:style-name="P1"/>
      <text:p text:style-name="P3">六五，知<text:span text:style-name="T6">臨</text:span>，大君之宜，吉。</text:p>
      <text:p text:style-name="P1"/>
      <text:p text:style-name="P3">【白<text:span text:style-name="T6">話</text:span>】六五，以<text:span text:style-name="T6">聰</text:span>明才智<text:span text:style-name="T6">來實</text:span>行督<text:span text:style-name="T6">導</text:span>，<text:span text:style-name="T6">這</text:span>是<text:span text:style-name="T6">偉</text:span>大君主最<text:span text:style-name="T6">適</text:span>宜的<text:span text:style-name="T6">統</text:span>治之道，能<text:span text:style-name="T6">獲</text:span>得吉祥。</text:p>
      <text:p text:style-name="P1"/>
      <text:p text:style-name="P3">《象》曰：“大君之宜”，行中之<text:span text:style-name="T6">謂</text:span>也。</text:p>
      <text:p text:style-name="P1"/>
      <text:p text:style-name="P3">【白<text:span text:style-name="T6">話</text:span>】《象<text:span text:style-name="T6">辭</text:span>》<text:span text:style-name="T6">說</text:span>：“以<text:span text:style-name="T6">聰</text:span>明才智<text:span text:style-name="T6">來實</text:span>行督<text:span text:style-name="T6">導</text:span>，<text:span text:style-name="T6">這</text:span>是<text:span text:style-name="T6">偉</text:span>大君主最<text:span text:style-name="T6">適</text:span>宜的<text:span text:style-name="T6">統</text:span>治之道”，<text:span text:style-name="T6">說</text:span>的就是行中庸之道。</text:p>
      <text:p text:style-name="P1"/>
      <text:p text:style-name="P3">上六，<text:span text:style-name="T6">惇臨</text:span>，吉，<text:span text:style-name="T6">無</text:span>咎。</text:p>
      <text:p text:style-name="P1"/>
      <text:p text:style-name="P3">【白<text:span text:style-name="T6">話</text:span>】上六，<text:span text:style-name="T6">溫</text:span>柔<text:span text:style-name="T6">惇</text:span>厚地<text:span text:style-name="T6">實</text:span>行督<text:span text:style-name="T6">導</text:span>，能<text:span text:style-name="T6">獲</text:span>得吉祥，<text:span text:style-name="T6">沒</text:span>有危害。</text:p>
      <text:p text:style-name="P1"/>
      <text:p text:style-name="P3">《象》曰：“<text:span text:style-name="T6">惇臨</text:span>之吉”，志在<text:span text:style-name="T6">內</text:span>也。</text:p>
      <text:p text:style-name="P1"/>
      <text:p text:style-name="P3">【白<text:span text:style-name="T6">話</text:span>】《象<text:span text:style-name="T6">辭</text:span>》<text:span text:style-name="T6">說</text:span>：“<text:span text:style-name="T6">溫</text:span>柔<text:span text:style-name="T6">惇</text:span>厚地<text:span text:style-name="T6">實</text:span>行督<text:span text:style-name="T6">導</text:span>，能<text:span text:style-name="T6">獲</text:span>得吉祥”，<text:span text:style-name="T6">說</text:span>明其志在<text:span text:style-name="T6">於</text:span>利<text:span text:style-name="T6">國</text:span>利家（在<text:span text:style-name="T6">內</text:span>）。 </text:p>
      <text:p text:style-name="P1"/>
      <text:p text:style-name="P1"/>
      <text:p text:style-name="P3">第二十卦：《<text:span text:style-name="T6">觀</text:span>卦》</text:p>
      <text:p text:style-name="P1"><text:s/></text:p>
      <text:p text:style-name="P3"><text:span text:style-name="T6">觀</text:span>：盥而不荐，有孚顒若。</text:p>
      <text:p text:style-name="P1"/>
      <text:p text:style-name="P3">【白<text:span text:style-name="T6">話</text:span>】《<text:span text:style-name="T6">觀</text:span>卦》象<text:span text:style-name="T6">徵</text:span>瞻仰：瞻仰了祭祀<text:span text:style-name="T6">開頭</text:span>盛大的<text:span text:style-name="T6">傾</text:span>酒灌地的降神<text:span text:style-name="T6">儀</text:span>式，就可以不去看后面的<text:soft-page-break/><text:span text:style-name="T6">獻</text:span>饗之<text:span text:style-name="T6">禮</text:span>了，因<text:span text:style-name="T6">為這時</text:span>心中已<text:span text:style-name="T6">經</text:span>充<text:span text:style-name="T6">滿</text:span>了</text:p>
      <text:p text:style-name="P1"/>
      <text:p text:style-name="P3"><text:span text:style-name="T6">誠</text:span>敬<text:span text:style-name="T6">肅</text:span>穆的情<text:span text:style-name="T6">緒</text:span>。</text:p>
      <text:p text:style-name="P1"/>
      <text:p text:style-name="P3">《象》曰：<text:span text:style-name="T6">風</text:span>行地上，<text:span text:style-name="T6">觀</text:span>；先王以省方<text:span text:style-name="T6">觀</text:span>民<text:span text:style-name="T6">設</text:span>教。</text:p>
      <text:p text:style-name="P1"/>
      <text:p text:style-name="P3">【白<text:span text:style-name="T6">話</text:span>】《象<text:span text:style-name="T6">辭</text:span>》<text:span text:style-name="T6">說</text:span>：《<text:span text:style-name="T6">觀</text:span>卦》的卦象是坤（地）下巽（<text:span text:style-name="T6">風</text:span>）上，<text:span text:style-name="T6">為風</text:span>吹拂<text:span text:style-name="T6">於</text:span>地上而遍及<text:span text:style-name="T6">萬</text:span>物之表象，象<text:span text:style-name="T6">徵</text:span>瞻仰。先代君王仿效<text:span text:style-name="T6">風</text:span>吹拂</text:p>
      <text:p text:style-name="P1"/>
      <text:p text:style-name="P3"><text:span text:style-name="T6">於</text:span>地而遍及<text:span text:style-name="T6">萬</text:span>物的精神，<text:span text:style-name="T6">視</text:span>察四方，留心民<text:span text:style-name="T6">風</text:span>民俗，用教育<text:span text:style-name="T6">來</text:span>感化民<text:span text:style-name="T6">眾</text:span>。</text:p>
      <text:p text:style-name="P1"/>
      <text:p text:style-name="P3">初六，童<text:span text:style-name="T6">觀</text:span>，小人<text:span text:style-name="T6">無</text:span>咎，君子吝。</text:p>
      <text:p text:style-name="P1"/>
      <text:p text:style-name="P3">【白<text:span text:style-name="T6">話</text:span>】初六，像幼稚的<text:span text:style-name="T6">兒</text:span>童一<text:span text:style-name="T6">樣觀</text:span>察景物，<text:span text:style-name="T6">這對無</text:span>知的庶民<text:span text:style-name="T6">來說</text:span>，不<text:span text:style-name="T6">會</text:span>有害<text:span text:style-name="T6">處</text:span>，但<text:span text:style-name="T6">對擔</text:span>任教化重任的君子<text:span text:style-name="T6">來說</text:span>，就未免有所憾惜。</text:p>
      <text:p text:style-name="P1"/>
      <text:p text:style-name="P3">《象》曰：初六，“童<text:span text:style-name="T6">觀</text:span>”，小人道也。</text:p>
      <text:p text:style-name="P1"/>
      <text:p text:style-name="P3">【白<text:span text:style-name="T6">話</text:span>】《象<text:span text:style-name="T6">辭</text:span>》<text:span text:style-name="T6">說</text:span>：《<text:span text:style-name="T6">觀</text:span>卦》的第一位（初六），“像幼稚的<text:span text:style-name="T6">兒</text:span>童一<text:span text:style-name="T6">樣觀</text:span>察景物”，<text:span text:style-name="T6">這</text:span>是<text:span text:style-name="T6">淺</text:span>薄的小人之道。</text:p>
      <text:p text:style-name="P1"/>
      <text:p text:style-name="P3">六二，闚<text:span text:style-name="T6">觀</text:span>，利女<text:span text:style-name="T6">貞</text:span>。</text:p>
      <text:p text:style-name="P1"/>
      <text:p text:style-name="P3">【白<text:span text:style-name="T6">話</text:span>】六二，由<text:span text:style-name="T6">門縫</text:span>中偷<text:span text:style-name="T6">觀</text:span>景物，有利<text:span text:style-name="T6">於婦</text:span>女保持<text:span text:style-name="T6">節</text:span>操，<text:span text:style-name="T6">堅</text:span>持正道。</text:p>
      <text:p text:style-name="P1"/>
      <text:p text:style-name="P3">《象》曰：“闚<text:span text:style-name="T6">觀</text:span>，女<text:span text:style-name="T6">貞</text:span>”，亦可丑也。</text:p>
      <text:p text:style-name="P1"/>
      <text:p text:style-name="P3">【白<text:span text:style-name="T6">話</text:span>】《象<text:span text:style-name="T6">辭</text:span>》<text:span text:style-name="T6">說</text:span>：“由<text:span text:style-name="T6">門縫</text:span>中偷<text:span text:style-name="T6">觀</text:span>景物，<text:span text:style-name="T6">對於婦</text:span>女<text:span text:style-name="T6">來說</text:span>有利<text:span text:style-name="T6">於堅</text:span>持正道，固守<text:span text:style-name="T6">貞</text:span>操”，但<text:span text:style-name="T6">對</text:span>男子<text:span text:style-name="T6">漢來說</text:span>，<text:span text:style-name="T6">這樣</text:span>的行<text:span text:style-name="T6">為</text:span>就<text:span text:style-name="T6">丟</text:span>丑了。</text:p>
      <text:p text:style-name="P1"/>
      <text:p text:style-name="P3">六三，<text:span text:style-name="T6">觀</text:span>我生，<text:span text:style-name="T6">進</text:span>退。</text:p>
      <text:p text:style-name="P1"/>
      <text:p text:style-name="P3">【白<text:span text:style-name="T6">話</text:span>】<text:span text:style-name="T6">對</text:span>照高尚的道德<text:span text:style-name="T6">標</text:span>准<text:span text:style-name="T6">來</text:span>省察自己的言行，<text:span text:style-name="T6">審時</text:span>度<text:span text:style-name="T6">勢</text:span>，小心<text:span text:style-name="T6">謹</text:span>慎地<text:span text:style-name="T6">決</text:span>定<text:span text:style-name="T6">進</text:span>退。</text:p>
      <text:p text:style-name="P1"/>
      <text:p text:style-name="P3">《象》曰：“<text:span text:style-name="T6">觀</text:span>我生，<text:span text:style-name="T6">進</text:span>退”，未失道也。</text:p>
      <text:p text:style-name="P1"/>
      <text:p text:style-name="P3">【白<text:span text:style-name="T6">話</text:span>】《象<text:span text:style-name="T6">辭</text:span>》<text:span text:style-name="T6">說</text:span>：“<text:span text:style-name="T6">對</text:span>照高尚的道德<text:span text:style-name="T6">標</text:span>准省察自己的言行，<text:span text:style-name="T6">審時</text:span>度<text:span text:style-name="T6">勢</text:span>，小心<text:span text:style-name="T6">謹</text:span>慎地<text:span text:style-name="T6">決</text:span>定<text:span text:style-name="T6">進</text:span>退”，<text:span text:style-name="T6">這樣</text:span>做是不失原<text:span text:style-name="T6">則</text:span>的。</text:p>
      <text:p text:style-name="P1"/>
      <text:p text:style-name="P3">六四，<text:span text:style-name="T6">觀國</text:span>之光，利用<text:span text:style-name="T6">賓於</text:span>王。</text:p>
      <text:p text:style-name="P1"/>
      <text:p text:style-name="P3">【白<text:span text:style-name="T6">話</text:span>】六四，瞻仰一<text:span text:style-name="T6">個國</text:span>家的文治武功，有利<text:span text:style-name="T6">於</text:span>成<text:span text:style-name="T6">為</text:span>君王的<text:span text:style-name="T6">賓</text:span>客和<text:span text:style-name="T6">輔</text:span>佐。</text:p>
      <text:p text:style-name="P1"/>
      <text:p text:style-name="P3">《象》曰：“<text:span text:style-name="T6">觀國</text:span>之光”，尚<text:span text:style-name="T6">賓</text:span>也。</text:p>
      <text:p text:style-name="P1"><text:soft-page-break/></text:p>
      <text:p text:style-name="P3">【白<text:span text:style-name="T6">話</text:span>】《象<text:span text:style-name="T6">辭</text:span>》<text:span text:style-name="T6">說</text:span>：“瞻<text:span text:style-name="T6">觀</text:span>一<text:span text:style-name="T6">個國</text:span>家的文治武功”，<text:span text:style-name="T6">說</text:span>明此<text:span text:style-name="T6">國</text:span>崇尚<text:span text:style-name="T6">賢</text:span>士。</text:p>
      <text:p text:style-name="P1"/>
      <text:p text:style-name="P3">九五，<text:span text:style-name="T6">觀</text:span>我生，君子<text:span text:style-name="T6">無</text:span>咎。</text:p>
      <text:p text:style-name="P1"/>
      <text:p text:style-name="P3">【白<text:span text:style-name="T6">話</text:span>】九五，<text:span text:style-name="T6">對</text:span>照高尚的道德<text:span text:style-name="T6">標</text:span>准省察自己的言行，不<text:span text:style-name="T6">斷</text:span>地完善自己，君子就不<text:span text:style-name="T6">會</text:span>有<text:span text:style-name="T6">禍</text:span>患。</text:p>
      <text:p text:style-name="P1"/>
      <text:p text:style-name="P3">《象》曰：“<text:span text:style-name="T6">觀</text:span>我生”，<text:span text:style-name="T6">觀</text:span>民也。</text:p>
      <text:p text:style-name="P1"/>
      <text:p text:style-name="P3">【白<text:span text:style-name="T6">話</text:span>】《象<text:span text:style-name="T6">辭</text:span>》<text:span text:style-name="T6">說</text:span>：“<text:span text:style-name="T6">對</text:span>照高尚的道德<text:span text:style-name="T6">標</text:span>准，<text:span text:style-name="T6">審</text:span>察自己的言行，弄清自己的德行”，便可知<text:span text:style-name="T6">萬</text:span>民的德行。</text:p>
      <text:p text:style-name="P1"/>
      <text:p text:style-name="P3">上九，<text:span text:style-name="T6">觀</text:span>其生，君子<text:span text:style-name="T6">無</text:span>咎。</text:p>
      <text:p text:style-name="P1"/>
      <text:p text:style-name="P3">【白<text:span text:style-name="T6">話</text:span>】上九，君子<text:span text:style-name="T6">時</text:span>刻瞻仰君主的德行和作<text:span text:style-name="T6">為</text:span>，并按照君主的德行和作<text:span text:style-name="T6">為</text:span>行事，<text:span text:style-name="T6">這樣</text:span>才不<text:span text:style-name="T6">會</text:span>有<text:span text:style-name="T6">禍</text:span>患。</text:p>
      <text:p text:style-name="P1"/>
      <text:p text:style-name="P3">《象》曰：“<text:span text:style-name="T6">觀</text:span>其生”，志未平也。</text:p>
      <text:p text:style-name="P1"/>
      <text:p text:style-name="P3">【白<text:span text:style-name="T6">話</text:span>】《象<text:span text:style-name="T6">辭</text:span>》<text:span text:style-name="T6">說</text:span>：“君子<text:span text:style-name="T6">時</text:span>刻瞻仰君主的德行和作<text:span text:style-name="T6">為</text:span>”，因<text:span text:style-name="T6">為</text:span>君子始<text:span text:style-name="T6">終</text:span>以天下<text:span text:style-name="T6">為</text:span>己任，天下未安，其志<text:span text:style-name="T6">難</text:span>平。 </text:p>
      <text:p text:style-name="P1"/>
      <text:p text:style-name="P1"/>
      <text:p text:style-name="P1">第二十一卦：《噬嗑卦》</text:p>
      <text:p text:style-name="P1"><text:s/></text:p>
      <text:p text:style-name="P3">噬嗑：亨，利用<text:span text:style-name="T6">獄</text:span>。</text:p>
      <text:p text:style-name="P1"/>
      <text:p text:style-name="P3">【白<text:span text:style-name="T6">話</text:span>】＜噬磕卦＞象<text:span text:style-name="T6">徵</text:span>咬合：亨通<text:span text:style-name="T6">無</text:span>阻，有利<text:span text:style-name="T6">於</text:span>使用刑法。</text:p>
      <text:p text:style-name="P1"/>
      <text:p text:style-name="P3">《象》曰：雷<text:span text:style-name="T6">電</text:span>，噬磕；先王以明<text:span text:style-name="T6">罰</text:span>赤法。</text:p>
      <text:p text:style-name="P1"/>
      <text:p text:style-name="P3">【白<text:span text:style-name="T6">話</text:span>】《象<text:span text:style-name="T6">辭</text:span>》<text:span text:style-name="T6">說</text:span>：《噬磕卦》的卦象是震（雷）下<text:span text:style-name="T6">離</text:span>（火）上，<text:span text:style-name="T6">為</text:span>雷<text:span text:style-name="T6">電</text:span>交<text:span text:style-name="T6">擊</text:span>之表象。雷<text:span text:style-name="T6">電</text:span>交<text:span text:style-name="T6">擊</text:span>，就像咬合一<text:span text:style-name="T6">樣</text:span>；雷有威<text:span text:style-name="T6">懾</text:span>力，<text:span text:style-name="T6">電</text:span>能放光明，古代帝王效法<text:span text:style-name="T6">這</text:span>一<text:span text:style-name="T6">現</text:span>象，明其刑法，正其法令。</text:p>
      <text:p text:style-name="P3">初九，<text:span text:style-name="T6">屨</text:span>校<text:span text:style-name="T6">滅</text:span>趾，<text:span text:style-name="T6">無</text:span>咎。</text:p>
      <text:p text:style-name="P1"/>
      <text:p text:style-name="P3">【白<text:span text:style-name="T6">話</text:span>】初九，足戴<text:span text:style-name="T6">腳鐐</text:span>，<text:span text:style-name="T6">斷</text:span>掉了<text:span text:style-name="T6">腳</text:span>趾<text:span text:style-name="T6">頭</text:span>，不<text:span text:style-name="T6">會</text:span>有施刑<text:span text:style-name="T6">過</text:span>重的<text:span text:style-name="T6">禍</text:span>患。</text:p>
      <text:p text:style-name="P1"/>
      <text:p text:style-name="P3">《象》曰：“<text:span text:style-name="T6">屨</text:span>校<text:span text:style-name="T6">滅</text:span>趾”，不行也。</text:p>
      <text:p text:style-name="P1"/>
      <text:p text:style-name="P3">【白<text:span text:style-name="T6">話</text:span>】《象<text:span text:style-name="T6">辭</text:span>》<text:span text:style-name="T6">說</text:span>：“足戴<text:span text:style-name="T6">腳鐐</text:span>，<text:span text:style-name="T6">斷</text:span>掉了<text:span text:style-name="T6">腳</text:span>趾<text:span text:style-name="T6">頭</text:span>”，受到警戒，不至<text:span text:style-name="T6">於舊</text:span>罪重犯。</text:p>
      <text:p text:style-name="P1"/>
      <text:p text:style-name="P3">六二，噬<text:span text:style-name="T6">膚</text:span>，<text:span text:style-name="T6">滅</text:span>鼻，<text:span text:style-name="T6">無</text:span>咎。</text:p>
      <text:p text:style-name="P1"/>
      <text:p text:style-name="P3">【白<text:span text:style-name="T6">話</text:span>】六二，施刑<text:span text:style-name="T6">傷</text:span>及犯人的皮<text:span text:style-name="T6">膚</text:span>。即使<text:span text:style-name="T6">毀</text:span>掉犯人的鼻子，也不<text:span text:style-name="T6">會</text:span>有施刑<text:span text:style-name="T6">過</text:span>重的<text:span text:style-name="T6">禍</text:span>患上。</text:p>
      <text:p text:style-name="P1"><text:soft-page-break/></text:p>
      <text:p text:style-name="P3">《象》曰：“噬<text:span text:style-name="T6">膚</text:span>，<text:span text:style-name="T6">滅</text:span>鼻”，乘<text:span text:style-name="T6">剛</text:span>也。</text:p>
      <text:p text:style-name="P1"/>
      <text:p text:style-name="P3">【白<text:span text:style-name="T6">話</text:span>】《象<text:span text:style-name="T6">辭</text:span>》<text:span text:style-name="T6">說</text:span>：“施刑<text:span text:style-name="T6">傷</text:span>及犯人的皮<text:span text:style-name="T6">膚</text:span>。<text:span text:style-name="T6">毀</text:span>掉犯人的鼻子”，<text:span text:style-name="T6">這</text:span>是因<text:span text:style-name="T6">為</text:span>必<text:span text:style-name="T6">須</text:span>用重刑使罪犯屈服。</text:p>
      <text:p text:style-name="P1"/>
      <text:p text:style-name="P3">六三，噬<text:span text:style-name="T6">臘</text:span>肉，遇毒；小吝，<text:span text:style-name="T6">無</text:span>咎。</text:p>
      <text:p text:style-name="P1"/>
      <text:p text:style-name="P3">【白<text:span text:style-name="T6">話</text:span>】六三，<text:span text:style-name="T6">實</text:span>施刑法像咬<text:span text:style-name="T6">堅</text:span>硬的<text:span text:style-name="T6">臘</text:span>肉并遇到毒物那<text:span text:style-name="T6">樣</text:span>不<text:span text:style-name="T6">順</text:span>利，但<text:span text:style-name="T6">這</text:span>不<text:span text:style-name="T6">過</text:span>是稍有憾恨，<text:span text:style-name="T6">還</text:span>不至<text:span text:style-name="T6">於</text:span>有<text:span text:style-name="T6">禍</text:span>害。</text:p>
      <text:p text:style-name="P1"/>
      <text:p text:style-name="P3">《象》曰：“遇毒”，位不<text:span text:style-name="T6">當</text:span>也。</text:p>
      <text:p text:style-name="P1"/>
      <text:p text:style-name="P3">【白<text:span text:style-name="T6">話</text:span>】《象<text:span text:style-name="T6">辭</text:span>》<text:span text:style-name="T6">說</text:span>：“<text:span text:style-name="T6">實</text:span>施刑法像咬<text:span text:style-name="T6">堅</text:span>硬的<text:span text:style-name="T6">臘</text:span>肉并遇到毒物那<text:span text:style-name="T6">樣</text:span>不<text:span text:style-name="T6">順</text:span>利”，<text:span text:style-name="T6">這</text:span>是因<text:span text:style-name="T6">為</text:span>六三爻居位不正<text:span text:style-name="T6">當</text:span>的<text:span text:style-name="T6">緣</text:span>故。</text:p>
      <text:p text:style-name="P1"/>
      <text:p text:style-name="P3">九四，噬干子，得金矢；利<text:span text:style-name="T6">艱貞</text:span>，吉。</text:p>
      <text:p text:style-name="P1"/>
      <text:p text:style-name="P3">【白<text:span text:style-name="T6">話</text:span>】九四，<text:span text:style-name="T6">實</text:span>施刑法像咬<text:span text:style-name="T6">帶</text:span>骨<text:span text:style-name="T6">頭</text:span>的肉那<text:span text:style-name="T6">樣</text:span>困<text:span text:style-name="T6">難</text:span>，但因具有金箭般的<text:span text:style-name="T6">剛</text:span>直品德，因此有利<text:span text:style-name="T6">於</text:span>在<text:span text:style-name="T6">艱難</text:span>中<text:span text:style-name="T6">堅</text:span>守正道，其<text:span text:style-name="T6">結</text:span>果是吉利的。</text:p>
      <text:p text:style-name="P1"/>
      <text:p text:style-name="P3">《象》曰：“利<text:span text:style-name="T6">艱貞</text:span>，吉”，未光也。</text:p>
      <text:p text:style-name="P1"/>
      <text:p text:style-name="P3">【白<text:span text:style-name="T6">話</text:span>】《象<text:span text:style-name="T6">辭</text:span>》<text:span text:style-name="T6">說</text:span>：“有利<text:span text:style-name="T6">於</text:span>在<text:span text:style-name="T6">艱難</text:span>中<text:span text:style-name="T6">堅</text:span>守正道，其<text:span text:style-name="T6">結</text:span>果是吉利的”法治<text:span text:style-name="T6">應該繼續發揚</text:span>光大。</text:p>
      <text:p text:style-name="P1"/>
      <text:p text:style-name="P3">六五，噬干肉，得<text:span text:style-name="T6">黃</text:span>金；<text:span text:style-name="T6">貞厲</text:span>，<text:span text:style-name="T6">無</text:span>咎。</text:p>
      <text:p text:style-name="P1"/>
      <text:p text:style-name="P3">【白<text:span text:style-name="T6">話</text:span>】六五，<text:span text:style-name="T6">實</text:span>施刑法像吃干硬的肉脯那<text:span text:style-name="T6">樣艱難</text:span>，但它具有<text:span text:style-name="T6">黃</text:span>金般的<text:span text:style-name="T6">剛堅</text:span>中和的品<text:span text:style-name="T6">質</text:span>。所以只要<text:span text:style-name="T6">堅</text:span>守正道，防<text:span text:style-name="T6">備</text:span>凶<text:span text:style-name="T6">險</text:span>，便<text:span text:style-name="T6">無禍</text:span>害。</text:p>
      <text:p text:style-name="P1"/>
      <text:p text:style-name="P3">《象》曰：“<text:span text:style-name="T6">貞厲</text:span>，<text:span text:style-name="T6">無</text:span>咎”，得<text:span text:style-name="T6">當</text:span>也。</text:p>
      <text:p text:style-name="P1"/>
      <text:p text:style-name="P3">【白<text:span text:style-name="T6">話</text:span>】《象<text:span text:style-name="T6">辭</text:span>》<text:span text:style-name="T6">說</text:span>：“只要<text:span text:style-name="T6">堅</text:span>守正道，防<text:span text:style-name="T6">備</text:span>凶<text:span text:style-name="T6">險</text:span>，便<text:span text:style-name="T6">無禍</text:span>害”，<text:span text:style-name="T6">這</text:span>是因<text:span text:style-name="T6">為實</text:span>施刑法得<text:span text:style-name="T6">當</text:span>的<text:span text:style-name="T6">緣</text:span>故。</text:p>
      <text:p text:style-name="P3">上九，何校<text:span text:style-name="T6">滅</text:span>耳，凶。</text:p>
      <text:p text:style-name="P1"/>
      <text:p text:style-name="P3">【白<text:span text:style-name="T6">話</text:span>】上九，肩<text:span text:style-name="T6">負</text:span>重枷，遭受<text:span text:style-name="T6">嚴懲</text:span>，失掉耳朵，有凶<text:span text:style-name="T6">險</text:span>。</text:p>
      <text:p text:style-name="P1"/>
      <text:p text:style-name="P3">《象》曰：“何校<text:span text:style-name="T6">滅</text:span>耳”，<text:span text:style-name="T6">聰</text:span>不明也。</text:p>
      <text:p text:style-name="P1"/>
      <text:p text:style-name="P3">【白<text:span text:style-name="T6">話</text:span>】《象<text:span text:style-name="T6">辭</text:span>》<text:span text:style-name="T6">說</text:span>：“肩<text:span text:style-name="T6">負</text:span>重枷，遭受<text:span text:style-name="T6">嚴懲</text:span>，失掉耳朵”，<text:span text:style-name="T6">這</text:span>是因<text:span text:style-name="T6">為</text:span>不<text:span text:style-name="T6">聽勸</text:span>告，不能改<text:span text:style-name="T6">惡從</text:span>善，太不<text:span text:style-name="T6">聰</text:span>明了，<text:span text:style-name="T6">結</text:span>果受了<text:span text:style-name="T6">這樣</text:span>的重刑。 </text:p>
      <text:p text:style-name="P1"/>
      <text:p text:style-name="P1"/>
      <text:p text:style-name="P3">第二十二卦：《<text:span text:style-name="T6">賁</text:span>卦》</text:p>
      <text:p text:style-name="P1"><text:soft-page-break/><text:s/></text:p>
      <text:p text:style-name="P3"><text:span text:style-name="T6">賁</text:span>：亨，小利，有攸往。</text:p>
      <text:p text:style-name="P3">【白<text:span text:style-name="T6">話</text:span>】《<text:span text:style-name="T6">賁</text:span>卦》象<text:span text:style-name="T6">徵裝飾</text:span>：亨通，利<text:span text:style-name="T6">於</text:span>柔小者前去行事。</text:p>
      <text:p text:style-name="P3">《象》曰：山下有火，<text:span text:style-name="T6">賁</text:span>；君子以明庶政，<text:span text:style-name="T6">無</text:span>敢折<text:span text:style-name="T6">獄</text:span>。</text:p>
      <text:p text:style-name="P3">【白<text:span text:style-name="T6">話</text:span>】《象<text:span text:style-name="T6">辭</text:span>》<text:span text:style-name="T6">說</text:span>：“《<text:span text:style-name="T6">賁</text:span>卦》的卦象是<text:span text:style-name="T6">離</text:span>（火）下艮（山）上，<text:span text:style-name="T6">為</text:span>山下燃<text:span text:style-name="T6">燒</text:span>着火焰之表象。山下火焰把山上草木<text:span text:style-name="T6">萬</text:span>物照得通明，如同披彩，<text:span text:style-name="T6">這</text:span>就叫<text:span text:style-name="T6">裝飾</text:span>。君子像火焰一<text:span text:style-name="T6">樣</text:span>，使<text:span text:style-name="T6">眾</text:span>多的政<text:span text:style-name="T6">務</text:span>清明，但<text:span text:style-name="T6">卻</text:span>不能用修<text:span text:style-name="T6">飾</text:span>的方法<text:span text:style-name="T6">來斷</text:span>官司。</text:p>
      <text:p text:style-name="P3">初九，<text:span text:style-name="T6">賁</text:span>其趾，舍<text:span text:style-name="T6">車</text:span>而徒。</text:p>
      <text:p text:style-name="P3">【白<text:span text:style-name="T6">話</text:span>】初九，<text:span text:style-name="T6">裝飾</text:span>自己的<text:span text:style-name="T6">腳</text:span>趾<text:span text:style-name="T6">頭</text:span>，舍<text:span text:style-name="T6">棄</text:span>乘坐<text:span text:style-name="T6">車馬</text:span>而徒步行走。</text:p>
      <text:p text:style-name="P3">《象》曰：“舍<text:span text:style-name="T6">車</text:span>而徒”，<text:span text:style-name="T6">義</text:span>弗乘也。</text:p>
      <text:p text:style-name="P3">【白<text:span text:style-name="T6">話</text:span>】《象<text:span text:style-name="T6">辭</text:span>》<text:span text:style-name="T6">說</text:span>：“舍<text:span text:style-name="T6">棄</text:span>乘坐<text:span text:style-name="T6">車馬</text:span>而徒步行走”，<text:span text:style-name="T6">這</text:span>是因<text:span text:style-name="T6">為</text:span>按道<text:span text:style-name="T6">義</text:span>不<text:span text:style-name="T6">該</text:span>乘坐<text:span text:style-name="T6">車馬</text:span>。</text:p>
      <text:p text:style-name="P3">六二，<text:span text:style-name="T6">賁</text:span>其<text:span text:style-name="T6">須</text:span>。</text:p>
      <text:p text:style-name="P3">【白<text:span text:style-name="T6">話</text:span>】六二，<text:span text:style-name="T6">裝飾長</text:span>者的胡<text:span text:style-name="T6">須</text:span>。</text:p>
      <text:p text:style-name="P3">《象》曰：“<text:span text:style-name="T6">賁</text:span>其<text:span text:style-name="T6">須</text:span>”，<text:span text:style-name="T6">與</text:span>上<text:span text:style-name="T6">興</text:span>也。</text:p>
      <text:p text:style-name="P3">【白<text:span text:style-name="T6">話</text:span>】《象<text:span text:style-name="T6">辭</text:span>》<text:span text:style-name="T6">說</text:span>：“<text:span text:style-name="T6">裝飾長</text:span>者的胡<text:span text:style-name="T6">須</text:span>”，是<text:span text:style-name="T6">說</text:span>六二爻<text:span text:style-name="T6">與</text:span>它上面的九三爻同心而互<text:span text:style-name="T6">飾</text:span>之意。</text:p>
      <text:p text:style-name="P3">九三，<text:span text:style-name="T6">賁</text:span>如，濡如，永<text:span text:style-name="T6">貞</text:span>吉。</text:p>
      <text:p text:style-name="P3">【白<text:span text:style-name="T6">話</text:span>】九三，<text:span text:style-name="T6">裝飾</text:span>得光<text:span text:style-name="T6">澤</text:span>柔<text:span text:style-name="T6">潤</text:span>，永<text:span text:style-name="T6">遠堅</text:span>守正道，便可<text:span text:style-name="T6">獲</text:span>得吉祥。</text:p>
      <text:p text:style-name="P3">《象》曰：“永<text:span text:style-name="T6">貞</text:span>之吉”，<text:span text:style-name="T6">終</text:span>莫之陵也。</text:p>
      <text:p text:style-name="P3">【白<text:span text:style-name="T6">話</text:span>】《象<text:span text:style-name="T6">辭</text:span>》<text:span text:style-name="T6">說</text:span>：“永<text:span text:style-name="T6">遠堅</text:span>守正道，便可<text:span text:style-name="T6">獲</text:span>得吉祥”，是<text:span text:style-name="T6">說</text:span>只有永久<text:span text:style-name="T6">堅</text:span>持正道，才能最<text:span text:style-name="T6">終</text:span>不受人凌辱。</text:p>
      <text:p text:style-name="P3">六四，<text:span text:style-name="T6">賁</text:span>如，皤如，白<text:span text:style-name="T6">馬</text:span>翰如；匪寇，婚媾。</text:p>
      <text:p text:style-name="P3">【白<text:span text:style-name="T6">話</text:span>】<text:span text:style-name="T6">裝飾</text:span>得那<text:span text:style-name="T6">樣</text:span>素雅：全身<text:span text:style-name="T6">潔</text:span>白如玉，乘坐着一匹雪白的<text:span text:style-name="T6">駿馬</text:span>，<text:span text:style-name="T6">輕</text:span>捷地往前奔<text:span text:style-name="T6">馳</text:span>。前方的人并非<text:span text:style-name="T6">敵</text:span>寇，而是自己求聘的婚配佳人。</text:p>
      <text:p text:style-name="P3">《象》曰：“六四<text:span text:style-name="T6">當</text:span>位，疑也；”“非寇婚媾”，<text:span text:style-name="T6">終無</text:span>尤也。</text:p>
      <text:p text:style-name="P3">【白<text:span text:style-name="T6">話</text:span>】《象<text:span text:style-name="T6">辭</text:span>》<text:span text:style-name="T6">說</text:span>：六四爻<text:span text:style-name="T6">雖則當</text:span>位得正，但心中<text:span text:style-name="T6">卻</text:span>疑<text:span text:style-name="T6">慮</text:span>重重。“前方的人并非<text:span text:style-name="T6">敵</text:span>寇，而是自己求聘的婚配佳人”。<text:span text:style-name="T6">說</text:span>明<text:span text:style-name="T6">盡</text:span>管放心前往，最<text:span text:style-name="T6">終將無</text:span>所怨恨。</text:p>
      <text:p text:style-name="P3">六五，<text:span text:style-name="T6">賁於</text:span>丘<text:span text:style-name="T6">園</text:span>，束帛<text:span text:style-name="T6">戔戔</text:span>；吝，<text:span text:style-name="T6">終</text:span>吉。</text:p>
      <text:p text:style-name="P3">【白<text:span text:style-name="T6">話</text:span>】六五，<text:span text:style-name="T6">裝飾</text:span>山丘陵<text:span text:style-name="T6">園</text:span>，<text:span text:style-name="T6">質</text:span>朴<text:span text:style-name="T6">無華</text:span>，再拿一束微薄的<text:span text:style-name="T6">絲絹</text:span>，<text:span text:style-name="T6">來</text:span>聘<text:span text:style-name="T6">納賢</text:span>士；<text:span text:style-name="T6">雖</text:span>可能<text:span text:style-name="T6">產</text:span>生<text:span text:style-name="T6">遺</text:span>憾，然而最<text:span text:style-name="T6">終</text:span>必<text:span text:style-name="T6">獲</text:span>吉祥。</text:p>
      <text:p text:style-name="P1">《象》曰：“六五之吉，有喜也。</text:p>
      <text:p text:style-name="P3">【白<text:span text:style-name="T6">話</text:span>】《象<text:span text:style-name="T6">辭</text:span>》<text:span text:style-name="T6">說</text:span>：《<text:span text:style-name="T6">賁</text:span>卦》的第五爻位（六五）的吉祥，<text:span text:style-name="T6">說</text:span>明必有喜事<text:span text:style-name="T6">臨門</text:span>。</text:p>
      <text:p text:style-name="P3">上九，白<text:span text:style-name="T6">賁</text:span>，<text:span text:style-name="T6">無</text:span>咎。</text:p>
      <text:p text:style-name="P3">【白<text:span text:style-name="T6">話</text:span>】上九，<text:span text:style-name="T6">裝飾</text:span>素白，不喜好<text:span text:style-name="T6">華麗</text:span>，<text:span text:style-name="T6">沒</text:span>有<text:span text:style-name="T6">禍</text:span>害。</text:p>
      <text:p text:style-name="P3">《象》曰：“白<text:span text:style-name="T6">賁</text:span>，<text:span text:style-name="T6">無</text:span>咎”，上得志也。</text:p>
      <text:p text:style-name="P3">【白<text:span text:style-name="T6">話</text:span>】《象<text:span text:style-name="T6">辭</text:span>》<text:span text:style-name="T6">說</text:span>：“<text:span text:style-name="T6">裝飾</text:span>素白，不喜好<text:span text:style-name="T6">華麗</text:span>，<text:span text:style-name="T6">沒</text:span>有<text:span text:style-name="T6">禍</text:span>害”，<text:span text:style-name="T6">說</text:span>明正符合朴素<text:span text:style-name="T6">無華</text:span>的志向。</text:p>
      <text:p text:style-name="P1"><text:s/></text:p>
      <text:p text:style-name="P1"/>
      <text:p text:style-name="P1"/>
      <text:p text:style-name="P3">第二十三卦：《<text:span text:style-name="T6">剝</text:span>卦》</text:p>
      <text:p text:style-name="P1"><text:s/></text:p>
      <text:p text:style-name="P3"><text:span text:style-name="T6">剝</text:span>：不利有攸往。</text:p>
      <text:p text:style-name="P1"/>
      <text:p text:style-name="P3">【白<text:span text:style-name="T6">話</text:span>】《<text:span text:style-name="T6">剝</text:span>卦》象<text:span text:style-name="T6">徵剝</text:span>落：不利<text:span text:style-name="T6">於</text:span>前去行事。</text:p>
      <text:p text:style-name="P1"/>
      <text:p text:style-name="P3"><text:soft-page-break/>《象》曰：山附<text:span text:style-name="T6">於</text:span>地，<text:span text:style-name="T6">剝</text:span>；上以厚下安宅。</text:p>
      <text:p text:style-name="P1"/>
      <text:p text:style-name="P3">【白<text:span text:style-name="T6">話</text:span>】《象<text:span text:style-name="T6">辭</text:span>》<text:span text:style-name="T6">說</text:span>：《<text:span text:style-name="T6">剝</text:span>卦》的卦象是坤（地）下艮（山）上，好比高山受侵<text:span text:style-name="T6">蝕</text:span>而<text:span text:style-name="T6">風</text:span>化，逐<text:span text:style-name="T6">漸</text:span>接近<text:span text:style-name="T6">於</text:span>地面之表象，因而象<text:span text:style-name="T6">徵剝</text:span>落；位居在上的人看到<text:span text:style-name="T6">這</text:span>一<text:span text:style-name="T6">現</text:span>象，<text:span text:style-name="T6">應當</text:span>加<text:span text:style-name="T6">強</text:span>基<text:span text:style-name="T6">礎</text:span>，使它更加厚<text:span text:style-name="T6">實</text:span>，只有<text:span text:style-name="T6">這樣</text:span>才能<text:span text:style-name="T6">鞏</text:span>固其住所而不至<text:span text:style-name="T6">發</text:span>生危<text:span text:style-name="T6">險</text:span>。</text:p>
      <text:p text:style-name="P1"/>
      <text:p text:style-name="P3">初六，<text:span text:style-name="T6">剝</text:span>床以足，蔑，<text:span text:style-name="T6">貞</text:span>凶。</text:p>
      <text:p text:style-name="P1"/>
      <text:p text:style-name="P3">【白<text:span text:style-name="T6">話</text:span>】初六，<text:span text:style-name="T6">剝</text:span>落床<text:span text:style-name="T6">體</text:span>先由床的最下方床腿部位<text:span text:style-name="T6">開</text:span>始，整<text:span text:style-name="T6">個</text:span>床腿都<text:span text:style-name="T6">損壞</text:span>了，<text:span text:style-name="T6">結</text:span>果必然凶<text:span text:style-name="T6">險</text:span>。</text:p>
      <text:p text:style-name="P1"/>
      <text:p text:style-name="P3">《象》曰：“<text:span text:style-name="T6">剝</text:span>床以足”，以<text:span text:style-name="T6">滅</text:span>下也。</text:p>
      <text:p text:style-name="P1"/>
      <text:p text:style-name="P3">【白<text:span text:style-name="T6">話</text:span>】《象<text:span text:style-name="T6">辭</text:span>》<text:span text:style-name="T6">說</text:span>：“<text:span text:style-name="T6">剝</text:span>落床<text:span text:style-name="T6">體</text:span>先由床的最下方床腿部位<text:span text:style-name="T6">開</text:span>始”，是<text:span text:style-name="T6">說</text:span>先<text:span text:style-name="T6">損毀</text:span>床的基<text:span text:style-name="T6">礎</text:span>。基<text:span text:style-name="T6">礎損壞毀滅</text:span>了，自然就<text:span text:style-name="T6">會</text:span>有凶<text:span text:style-name="T6">險</text:span>的情<text:span text:style-name="T6">況發</text:span>生，而且<text:span text:style-name="T6">還會</text:span>逐<text:span text:style-name="T6">漸擴</text:span>展波及到上面。</text:p>
      <text:p text:style-name="P1"/>
      <text:p text:style-name="P3">六二，<text:span text:style-name="T6">剝</text:span>床以辨，蔑，<text:span text:style-name="T6">貞</text:span>凶。</text:p>
      <text:p text:style-name="P1"/>
      <text:p text:style-name="P3">【白<text:span text:style-name="T6">話</text:span>】六二，床腿<text:span text:style-name="T6">剝</text:span>掉后，又<text:span text:style-name="T6">開</text:span>始<text:span text:style-name="T6">剝</text:span>落床<text:span text:style-name="T6">頭</text:span>，以至<text:span text:style-name="T6">於</text:span>整<text:span text:style-name="T6">個</text:span>床<text:span text:style-name="T6">頭</text:span>都<text:span text:style-name="T6">剝</text:span>落了，<text:span text:style-name="T6">結</text:span>果必然凶<text:span text:style-name="T6">險</text:span>。</text:p>
      <text:p text:style-name="P1"/>
      <text:p text:style-name="P3">《象》曰：“<text:span text:style-name="T6">剝</text:span>床以辨”，未有<text:span text:style-name="T6">與</text:span>也。</text:p>
      <text:p text:style-name="P1"/>
      <text:p text:style-name="P3">【白<text:span text:style-name="T6">話</text:span>】《象<text:span text:style-name="T6">辭</text:span>》<text:span text:style-name="T6">說</text:span>：“床腿<text:span text:style-name="T6">剝</text:span>掉后，又<text:span text:style-name="T6">開</text:span>始<text:span text:style-name="T6">剝</text:span>落床<text:span text:style-name="T6">頭</text:span>”，是因<text:span text:style-name="T6">為</text:span>六二爻<text:span text:style-name="T6">沒</text:span>有相<text:span text:style-name="T6">應</text:span>的<text:span text:style-name="T6">陽</text:span>爻援助。由<text:span text:style-name="T6">於沒</text:span>有外援，所以<text:span text:style-name="T6">導</text:span>致凶<text:span text:style-name="T6">險</text:span>的情<text:span text:style-name="T6">況發</text:span>生。</text:p>
      <text:p text:style-name="P1"/>
      <text:p text:style-name="P3">六三，<text:span text:style-name="T6">剝</text:span>，<text:span text:style-name="T6">無</text:span>咎。</text:p>
      <text:p text:style-name="P1"/>
      <text:p text:style-name="P3">【白<text:span text:style-name="T6">話</text:span>】六三，<text:span text:style-name="T6">雖</text:span>被<text:span text:style-name="T6">剝</text:span>落，<text:span text:style-name="T6">卻沒</text:span>有什么<text:span text:style-name="T6">災禍</text:span>。</text:p>
      <text:p text:style-name="P1"/>
      <text:p text:style-name="P3">《象》曰：“<text:span text:style-name="T6">剝</text:span>之<text:span text:style-name="T6">無</text:span>咎”，失上下也。</text:p>
      <text:p text:style-name="P1"/>
      <text:p text:style-name="P3">【白<text:span text:style-name="T6">話</text:span>】《象<text:span text:style-name="T6">辭</text:span>》<text:span text:style-name="T6">說</text:span>：“<text:span text:style-name="T6">雖</text:span>被<text:span text:style-name="T6">剝</text:span>落，<text:span text:style-name="T6">卻沒</text:span>有什么<text:span text:style-name="T6">災禍</text:span>”，是因<text:span text:style-name="T6">為</text:span>六三<text:span text:style-name="T6">脫離</text:span>了上下<text:span text:style-name="T6">陰</text:span>爻的行列，而<text:span text:style-name="T6">獨與陽</text:span>爻上九相<text:span text:style-name="T6">應</text:span>，由<text:span text:style-name="T6">於</text:span>它<text:span text:style-name="T6">潛</text:span>藏着<text:span text:style-name="T6">陽剛</text:span>的性<text:span text:style-name="T6">質</text:span>，所以仍然可以免<text:span text:style-name="T6">災禍</text:span>。</text:p>
      <text:p text:style-name="P1"/>
      <text:p text:style-name="P3">六四，<text:span text:style-name="T6">剝</text:span>床以<text:span text:style-name="T6">膚</text:span>，凶。</text:p>
      <text:p text:style-name="P1"/>
      <text:p text:style-name="P3">【白<text:span text:style-name="T6">話</text:span>】六四，床<text:span text:style-name="T6">頭剝</text:span>落完了，又<text:span text:style-name="T6">開</text:span>始<text:span text:style-name="T6">剝</text:span>落床面，<text:span text:style-name="T6">這樣</text:span>必然<text:span text:style-name="T6">會</text:span>有凶<text:span text:style-name="T6">險發</text:span>生。</text:p>
      <text:p text:style-name="P1"/>
      <text:p text:style-name="P3">《象》曰：“<text:span text:style-name="T6">剝</text:span>床以<text:span text:style-name="T6">膚</text:span>”，切近<text:span text:style-name="T6">災</text:span>也。</text:p>
      <text:p text:style-name="P1"/>
      <text:p text:style-name="P3">【白<text:span text:style-name="T6">話</text:span>】《象<text:span text:style-name="T6">辭</text:span>》<text:span text:style-name="T6">說</text:span>：“床<text:span text:style-name="T6">頭剝</text:span>落完了，又<text:span text:style-name="T6">開</text:span>始<text:span text:style-name="T6">剝</text:span>落床面”，是<text:span text:style-name="T6">說</text:span>已<text:span text:style-name="T6">經</text:span>迫近<text:span text:style-name="T6">災禍</text:span>了。因<text:span text:style-name="T6">為</text:span>床面<text:span text:style-name="T6">剝</text:span>落<text:span text:style-name="T6">損壞</text:span>，必<text:span text:style-name="T6">將</text:span>危及到床上之人，所以<text:span text:style-name="T6">說</text:span>迫近<text:span text:style-name="T6">災禍</text:span>了。</text:p>
      <text:p text:style-name="P1"/>
      <text:p text:style-name="P3">六五，<text:span text:style-name="T6">貫魚</text:span>，以<text:span text:style-name="T6">宮</text:span>人<text:span text:style-name="T6">寵</text:span>，<text:span text:style-name="T6">無</text:span>不利。</text:p>
      <text:p text:style-name="P1"/>
      <text:p text:style-name="P3"><text:soft-page-break/>【白<text:span text:style-name="T6">話</text:span>】六五，<text:span text:style-name="T6">魚貫</text:span>而入，像率<text:span text:style-name="T6">領內宮</text:span>之人<text:span text:style-name="T6">順</text:span>承君主那<text:span text:style-name="T6">樣</text:span>得到<text:span text:style-name="T6">寵愛</text:span>，就不<text:span text:style-name="T6">會</text:span>有什么不利的情<text:span text:style-name="T6">況發</text:span>生。</text:p>
      <text:p text:style-name="P1"/>
      <text:p text:style-name="P3">《象》曰：“以<text:span text:style-name="T6">宮</text:span>人<text:span text:style-name="T6">寵</text:span>”，<text:span text:style-name="T6">終無</text:span>尤也。</text:p>
      <text:p text:style-name="P1"/>
      <text:p text:style-name="P3">【白<text:span text:style-name="T6">話</text:span>】《象<text:span text:style-name="T6">辭</text:span>》<text:span text:style-name="T6">說</text:span>：“像率<text:span text:style-name="T6">領內宮</text:span>之人<text:span text:style-name="T6">順</text:span>承君主那<text:span text:style-name="T6">樣</text:span>得到<text:span text:style-name="T6">寵愛</text:span>”，最<text:span text:style-name="T6">終當</text:span>然不<text:span text:style-name="T6">會</text:span>有什么<text:span text:style-name="T6">過</text:span>失。</text:p>
      <text:p text:style-name="P1"/>
      <text:p text:style-name="P3">上九，<text:span text:style-name="T6">碩</text:span>果不食，君子得<text:span text:style-name="T6">輿</text:span>，小人<text:span text:style-name="T6">剝廬</text:span>。</text:p>
      <text:p text:style-name="P1"/>
      <text:p text:style-name="P3">【白<text:span text:style-name="T6">話</text:span>】上九，<text:span text:style-name="T6">碩</text:span>大的果<text:span text:style-name="T6">實</text:span>不曾被摘取吃掉，君子若能摘食，<text:span text:style-name="T6">則</text:span>如同坐上大<text:span text:style-name="T6">車</text:span>，受到百姓<text:span text:style-name="T6">擁</text:span>戴；如果被小人摘食，<text:span text:style-name="T6">則</text:span>必然招致破家之<text:span text:style-name="T6">災</text:span>。</text:p>
      <text:p text:style-name="P1"/>
      <text:p text:style-name="P3">《象》曰：“君子得<text:span text:style-name="T6">輿</text:span>”，民所<text:span text:style-name="T6">載</text:span>也；“小人<text:span text:style-name="T6">剝廬</text:span>”，<text:span text:style-name="T6">終</text:span>不可用也。</text:p>
      <text:p text:style-name="P1"/>
      <text:p text:style-name="P3">【白<text:span text:style-name="T6">話</text:span>】《象<text:span text:style-name="T6">辭</text:span>》<text:span text:style-name="T6">說</text:span>：“君子若能摘食，<text:span text:style-name="T6">則</text:span>如同坐上大<text:span text:style-name="T6">車</text:span>”，是由<text:span text:style-name="T6">於</text:span>百姓<text:span text:style-name="T6">願</text:span>意<text:span text:style-name="T6">擁</text:span>戴君子；“如果被小人摘食，<text:span text:style-name="T6">則</text:span>必招致破家之<text:span text:style-name="T6">災</text:span>”，是由<text:span text:style-name="T6">於</text:span>小人<text:span text:style-name="T6">終</text:span>究是不可以任用的。 </text:p>
      <text:p text:style-name="P1"/>
      <text:p text:style-name="P1"/>
      <text:p text:style-name="P3">第二十四卦：《<text:span text:style-name="T6">復</text:span>卦》</text:p>
      <text:p text:style-name="P1"><text:s/></text:p>
      <text:p text:style-name="P3"><text:span text:style-name="T6">復</text:span>：亨。出入<text:span text:style-name="T6">無</text:span>疾，朋<text:span text:style-name="T6">來無</text:span>咎。反<text:span text:style-name="T6">復</text:span>其道，七日<text:span text:style-name="T6">來復</text:span>。利有攸往。</text:p>
      <text:p text:style-name="P1"/>
      <text:p text:style-name="P3">【白<text:span text:style-name="T6">話</text:span>】《<text:span text:style-name="T6">復</text:span>卦》象<text:span text:style-name="T6">徵復歸</text:span>：亨通<text:span text:style-name="T6">順</text:span>利。<text:span text:style-name="T6">陽氣從</text:span>下面<text:span text:style-name="T6">產</text:span>生而逐<text:span text:style-name="T6">漸</text:span>向上行<text:span text:style-name="T6">進沒</text:span>有阻<text:span text:style-name="T6">礙</text:span>，朋友前<text:span text:style-name="T6">來</text:span>也<text:span text:style-name="T6">沒</text:span>有<text:span text:style-name="T6">災難</text:span>危害。返回<text:span text:style-name="T6">復歸</text:span>有一定的<text:span text:style-name="T6">運動規</text:span>律，<text:span text:style-name="T6">經過</text:span>七天就<text:span text:style-name="T6">會</text:span>前<text:span text:style-name="T6">來復歸</text:span>。利<text:span text:style-name="T6">於</text:span>前去行事。</text:p>
      <text:p text:style-name="P1"/>
      <text:p text:style-name="P3">《象》曰：“雷在地中，<text:span text:style-name="T6">復</text:span>；先王以至日<text:span text:style-name="T6">閉關</text:span>，商旅不行，后不省方。</text:p>
      <text:p text:style-name="P1"/>
      <text:p text:style-name="P3">【白<text:span text:style-name="T6">話</text:span>】《象<text:span text:style-name="T6">辭</text:span>》<text:span text:style-name="T6">說</text:span>：《<text:span text:style-name="T6">復</text:span>卦》的卦象是震（雷）下坤（地）上，<text:span text:style-name="T6">為</text:span>雷在地中、<text:span text:style-name="T6">陽氣</text:span>微弱地活<text:span text:style-name="T6">動</text:span>之表象，因而象<text:span text:style-name="T6">徵復歸</text:span>；<text:span text:style-name="T6">從</text:span>前的君主在<text:span text:style-name="T6">陽氣</text:span>初生的冬至<text:span text:style-name="T6">這</text:span>一天<text:span text:style-name="T6">關閉關</text:span>口，使商人旅客停止活<text:span text:style-name="T6">動</text:span>，不外出<text:span text:style-name="T6">經</text:span>商、旅行，君主自己也不巡行<text:span text:style-name="T6">視</text:span>察四方。</text:p>
      <text:p text:style-name="P1"/>
      <text:p text:style-name="P3">初九，不<text:span text:style-name="T6">遠復</text:span>，<text:span text:style-name="T6">無</text:span>祗悔，元吉。</text:p>
      <text:p text:style-name="P1"/>
      <text:p text:style-name="P3">【白<text:span text:style-name="T6">話</text:span>】初九，<text:span text:style-name="T6">剛剛開</text:span>始行<text:span text:style-name="T6">動</text:span>，就能知<text:span text:style-name="T6">過</text:span>必改、<text:span text:style-name="T6">復歸</text:span>正道，<text:span text:style-name="T6">這樣</text:span>就不<text:span text:style-name="T6">會發</text:span>生<text:span text:style-name="T6">災禍</text:span>，也不<text:span text:style-name="T6">會</text:span>出<text:span text:style-name="T6">現內</text:span>心的悔恨，必然<text:span text:style-name="T6">會獲</text:span>得大吉大利。</text:p>
      <text:p text:style-name="P1"/>
      <text:p text:style-name="P3">《象》曰：“不<text:span text:style-name="T6">遠</text:span>之<text:span text:style-name="T6">復</text:span>”，以修身也。</text:p>
      <text:p text:style-name="P1"/>
      <text:p text:style-name="P3">【白<text:span text:style-name="T6">話</text:span>】《象<text:span text:style-name="T6">辭</text:span>》<text:span text:style-name="T6">說</text:span>：“<text:span text:style-name="T6">剛剛開</text:span>始行<text:span text:style-name="T6">動</text:span>，就能有知<text:span text:style-name="T6">過</text:span>必改、<text:span text:style-name="T6">復歸</text:span>正道的表<text:span text:style-name="T6">現</text:span>”，<text:span text:style-name="T6">說</text:span>明能注意自身修<text:span text:style-name="T6">養</text:span>。</text:p>
      <text:p text:style-name="P1"/>
      <text:p text:style-name="P3">六二，休<text:span text:style-name="T6">復</text:span>，吉。</text:p>
      <text:p text:style-name="P1"/>
      <text:p text:style-name="P3">【白<text:span text:style-name="T6">話</text:span>】六二，以真善美做<text:span text:style-name="T6">為</text:span>自己行<text:span text:style-name="T6">為</text:span>的准<text:span text:style-name="T6">則</text:span>和目<text:span text:style-name="T6">標</text:span>，<text:span text:style-name="T6">雖</text:span>然有<text:span text:style-name="T6">時會</text:span>走<text:span text:style-name="T6">彎</text:span>路，但是，只要能<text:span text:style-name="T6">夠復歸</text:span><text:soft-page-break/>正道，就必然<text:span text:style-name="T6">獲</text:span>得吉祥。</text:p>
      <text:p text:style-name="P1"/>
      <text:p text:style-name="P3">《象》曰：“休<text:span text:style-name="T6">復</text:span>之吉”，以下仁也。</text:p>
      <text:p text:style-name="P1"/>
      <text:p text:style-name="P3">【白<text:span text:style-name="T6">話</text:span>】《象<text:span text:style-name="T6">辭</text:span>》<text:span text:style-name="T6">說</text:span>：“以真善美<text:span text:style-name="T6">為</text:span>自己行<text:span text:style-name="T6">為</text:span>的准<text:span text:style-name="T6">則</text:span>和目<text:span text:style-name="T6">標</text:span>，能<text:span text:style-name="T6">夠復歸</text:span>正道，就必然<text:span text:style-name="T6">獲</text:span>得吉祥”，是因<text:span text:style-name="T6">為</text:span>六二能<text:span text:style-name="T6">夠</text:span>向下<text:span text:style-name="T6">親</text:span>近具<text:span text:style-name="T6">備</text:span>仁德的人。</text:p>
      <text:p text:style-name="P1"/>
      <text:p text:style-name="P3">六三，<text:span text:style-name="T6">頻復</text:span>，<text:span text:style-name="T6">厲無</text:span>咎。</text:p>
      <text:p text:style-name="P1"/>
      <text:p text:style-name="P3">【白<text:span text:style-name="T6">話</text:span>】六三，<text:span text:style-name="T6">屢</text:span>次犯<text:span text:style-name="T6">錯誤卻</text:span>又能<text:span text:style-name="T6">屢</text:span>次改正<text:span text:style-name="T6">過錯</text:span>、<text:span text:style-name="T6">復歸</text:span>正道，<text:span text:style-name="T6">這樣雖</text:span>然有危<text:span text:style-name="T6">險</text:span>，但是最<text:span text:style-name="T6">終卻</text:span>不<text:span text:style-name="T6">會</text:span>遇到<text:span text:style-name="T6">災禍</text:span>。</text:p>
      <text:p text:style-name="P1"/>
      <text:p text:style-name="P3">《象》曰：“<text:span text:style-name="T6">頻復</text:span>之<text:span text:style-name="T6">厲</text:span>”，<text:span text:style-name="T6">義無</text:span>咎也。</text:p>
      <text:p text:style-name="P1"/>
      <text:p text:style-name="P3">【白<text:span text:style-name="T6">話</text:span>】《象<text:span text:style-name="T6">辭</text:span>》<text:span text:style-name="T6">說</text:span>：“<text:span text:style-name="T6">屢</text:span>次犯<text:span text:style-name="T6">錯誤卻</text:span>又能<text:span text:style-name="T6">屢</text:span>次改正<text:span text:style-name="T6">過錯</text:span>、<text:span text:style-name="T6">復歸</text:span>正道，<text:span text:style-name="T6">這樣雖</text:span>然有危<text:span text:style-name="T6">險</text:span>”，但<text:span text:style-name="T6">畢</text:span>竟能<text:span text:style-name="T6">夠</text:span>改<text:span text:style-name="T6">過從</text:span>善，<text:span text:style-name="T6">復歸</text:span>正道，所以最<text:span text:style-name="T6">終卻</text:span>不<text:span text:style-name="T6">會</text:span>遇到<text:span text:style-name="T6">災禍</text:span>。</text:p>
      <text:p text:style-name="P1"/>
      <text:p text:style-name="P3">六四，中行<text:span text:style-name="T6">獨復</text:span>。</text:p>
      <text:p text:style-name="P1"/>
      <text:p text:style-name="P3">【白<text:span text:style-name="T6">話</text:span>】六四，位居<text:span text:style-name="T6">陰</text:span>爻的正中，<text:span text:style-name="T6">獨</text:span>自<text:span text:style-name="T6">專</text:span>一地<text:span text:style-name="T6">復歸</text:span>正道。</text:p>
      <text:p text:style-name="P1"/>
      <text:p text:style-name="P3">《象》曰：“中行<text:span text:style-name="T6">獨復</text:span>”，以<text:span text:style-name="T6">從</text:span>道也。</text:p>
      <text:p text:style-name="P1"/>
      <text:p text:style-name="P3">【白<text:span text:style-name="T6">話</text:span>】《象<text:span text:style-name="T6">辭</text:span>》<text:span text:style-name="T6">說</text:span>：“位居<text:span text:style-name="T6">陰</text:span>爻的正中，<text:span text:style-name="T6">獨</text:span>自<text:span text:style-name="T6">專</text:span>一地<text:span text:style-name="T6">復歸</text:span>正道”，<text:span text:style-name="T6">說</text:span>明是<text:span text:style-name="T6">為</text:span>了奉行追<text:span text:style-name="T6">隨</text:span>正道。</text:p>
      <text:p text:style-name="P1"/>
      <text:p text:style-name="P3">六五，<text:span text:style-name="T6">惇復</text:span>，<text:span text:style-name="T6">無</text:span>悔。</text:p>
      <text:p text:style-name="P1"/>
      <text:p text:style-name="P3">【白<text:span text:style-name="T6">話</text:span>】六五，<text:span text:style-name="T6">惇</text:span>厚忠<text:span text:style-name="T6">實</text:span>地<text:span text:style-name="T6">復歸</text:span>正道，<text:span text:style-name="T6">內</text:span>心不<text:span text:style-name="T6">會</text:span>有什么后悔。</text:p>
      <text:p text:style-name="P1"/>
      <text:p text:style-name="P3">《象》曰：“<text:span text:style-name="T6">惇復</text:span>，<text:span text:style-name="T6">無</text:span>悔“，中以自考也。</text:p>
      <text:p text:style-name="P1"/>
      <text:p text:style-name="P3">【白<text:span text:style-name="T6">話</text:span>】《象<text:span text:style-name="T6">辭</text:span>》<text:span text:style-name="T6">說</text:span>：“<text:span text:style-name="T6">惇</text:span>厚忠<text:span text:style-name="T6">實</text:span>地<text:span text:style-name="T6">復歸</text:span>正道，<text:span text:style-name="T6">內</text:span>心不<text:span text:style-name="T6">會</text:span>有什么后悔”，是因<text:span text:style-name="T6">為</text:span>六五爻<text:span text:style-name="T6">雖</text:span>然<text:span text:style-name="T6">遠離陽剛</text:span>，但<text:span text:style-name="T6">卻</text:span>能<text:span text:style-name="T6">夠</text:span>反省考察自己的言行以完善自我，通<text:span text:style-name="T6">過這樣</text:span>的途<text:span text:style-name="T6">徑</text:span>，促成自己返回正道。</text:p>
      <text:p text:style-name="P1"/>
      <text:p text:style-name="P3">上六，迷<text:span text:style-name="T6">復</text:span>，凶，有<text:span text:style-name="T6">災</text:span>眚。用行<text:span text:style-name="T6">師</text:span>，<text:span text:style-name="T6">終</text:span>有大<text:span text:style-name="T6">敗</text:span>；以其<text:span text:style-name="T6">國</text:span>，君凶。至<text:span text:style-name="T6">於</text:span>十年不克<text:span text:style-name="T6">徵</text:span>。</text:p>
      <text:p text:style-name="P1"/>
      <text:p text:style-name="P3">【白<text:span text:style-name="T6">話</text:span>】上六，犯了<text:span text:style-name="T6">錯誤</text:span>，仍然<text:span text:style-name="T6">執</text:span>迷不悟，不知悔改<text:span text:style-name="T6">復歸</text:span>正道，<text:span text:style-name="T6">這樣</text:span>必然凶<text:span text:style-name="T6">險</text:span>，<text:span text:style-name="T6">會</text:span>有天<text:span text:style-name="T6">災</text:span>人<text:span text:style-name="T6">禍</text:span>不<text:span text:style-name="T6">斷</text:span>降<text:span text:style-name="T6">臨發</text:span>生。在<text:span text:style-name="T6">這種</text:span>情<text:span text:style-name="T6">況</text:span>下，用兵作<text:span text:style-name="T6">戰</text:span>，<text:span text:style-name="T6">終將</text:span>一<text:span text:style-name="T6">敗塗</text:span>地；用<text:span text:style-name="T6">於</text:span>治<text:span text:style-name="T6">國</text:span>，<text:span text:style-name="T6">國</text:span>君遭受凶<text:span text:style-name="T6">險</text:span>。<text:span text:style-name="T6">這樣</text:span>的<text:span text:style-name="T6">狀況會</text:span>一直持<text:span text:style-name="T6">續</text:span>下去，<text:span text:style-name="T6">長達</text:span>十年之久，<text:span text:style-name="T6">國</text:span>家不能振<text:span text:style-name="T6">興</text:span>。</text:p>
      <text:p text:style-name="P1"/>
      <text:p text:style-name="P3">《象》曰：“迷<text:span text:style-name="T6">復</text:span>之凶”，反君道也。</text:p>
      <text:p text:style-name="P1"/>
      <text:p text:style-name="P3">【白<text:span text:style-name="T6">話</text:span>】《象<text:span text:style-name="T6">辭</text:span>》<text:span text:style-name="T6">說</text:span>：“犯了<text:span text:style-name="T6">錯誤</text:span>，仍然<text:span text:style-name="T6">執</text:span>迷不悟，不知悔改<text:span text:style-name="T6">復歸</text:span>正道所<text:span text:style-name="T6">產</text:span>生的凶<text:span text:style-name="T6">險</text:span>”，是由<text:span text:style-name="T6">於違</text:span>背<text:span text:style-name="T6">為</text:span>君之道的<text:span text:style-name="T6">緣</text:span>故。 </text:p>
      <text:p text:style-name="P1"><text:soft-page-break/></text:p>
      <text:p text:style-name="P1"/>
      <text:p text:style-name="P3">第二十五卦：《<text:span text:style-name="T6">無</text:span>妄卦》</text:p>
      <text:p text:style-name="P1"><text:s/></text:p>
      <text:p text:style-name="P3"><text:span text:style-name="T6">無</text:span>妄：元亨，利<text:span text:style-name="T6">貞</text:span>。其匪正有眚，不利有攸往。</text:p>
      <text:p text:style-name="P1"/>
      <text:p text:style-name="P3">【白<text:span text:style-name="T6">話</text:span>】《<text:span text:style-name="T6">無</text:span>妄卦》象<text:span text:style-name="T6">徵</text:span>不妄<text:span text:style-name="T6">動</text:span>妄求：<text:span text:style-name="T6">極為</text:span>亨通<text:span text:style-name="T6">順</text:span>利，利<text:span text:style-name="T6">於堅</text:span>守正道。然而，如果不能<text:span text:style-name="T6">堅</text:span>守正道的<text:span text:style-name="T6">話</text:span>就<text:span text:style-name="T6">會發</text:span>生<text:span text:style-name="T6">禍</text:span>殃，因而也就不利<text:span text:style-name="T6">於</text:span>前去行事了。</text:p>
      <text:p text:style-name="P1"/>
      <text:p text:style-name="P3">《象》曰：天下雷行，物<text:span text:style-name="T6">與無</text:span>妄；先王以茂<text:span text:style-name="T6">對時</text:span>育<text:span text:style-name="T6">萬</text:span>物。</text:p>
      <text:p text:style-name="P1"/>
      <text:p text:style-name="P3">【白<text:span text:style-name="T6">話</text:span>】《象<text:span text:style-name="T6">辭</text:span>》<text:span text:style-name="T6">說</text:span>：《<text:span text:style-name="T6">無</text:span>妄卦》的卦象是震（雷）下乾（天）上，好比在天的下面有雷在<text:span text:style-name="T6">運</text:span>行之表象，象<text:span text:style-name="T6">徵</text:span>着天用雷的威<text:span text:style-name="T6">勢</text:span>警戒<text:span text:style-name="T6">萬</text:span>物，并<text:span text:style-name="T6">賦</text:span>予<text:span text:style-name="T6">萬</text:span>物以不妄<text:span text:style-name="T6">動</text:span>妄求的本性；<text:span text:style-name="T6">從</text:span>前的君主<text:span text:style-name="T6">順應</text:span>天命，<text:span text:style-name="T6">盡</text:span>其所能地遵循天<text:span text:style-name="T6">時</text:span>以<text:span text:style-name="T6">養</text:span>育<text:span text:style-name="T6">萬</text:span>物的生<text:span text:style-name="T6">長</text:span>。</text:p>
      <text:p text:style-name="P1"/>
      <text:p text:style-name="P3">初九，<text:span text:style-name="T6">無</text:span>妄，往吉。</text:p>
      <text:p text:style-name="P1"/>
      <text:p text:style-name="P3">【白<text:span text:style-name="T6">話</text:span>】初九，只要是不妄<text:span text:style-name="T6">動</text:span>妄求的<text:span text:style-name="T6">話</text:span>，那么，前去行事就一定<text:span text:style-name="T6">會獲</text:span>得吉祥。</text:p>
      <text:p text:style-name="P1"/>
      <text:p text:style-name="P3">《象》曰：“<text:span text:style-name="T6">無</text:span>妄之往”，得志也。</text:p>
      <text:p text:style-name="P1"/>
      <text:p text:style-name="P3">【白<text:span text:style-name="T6">話</text:span>】《象<text:span text:style-name="T6">辭</text:span>》<text:span text:style-name="T6">說</text:span>：“不妄<text:span text:style-name="T6">動</text:span>妄求地前去行事”，是<text:span text:style-name="T6">說這樣</text:span>就可以<text:span text:style-name="T6">實現</text:span>志<text:span text:style-name="T6">願</text:span>。</text:p>
      <text:p text:style-name="P1"/>
      <text:p text:style-name="P3">六二，不耕<text:span text:style-name="T6">獲</text:span>，不菑畬，<text:span text:style-name="T6">則</text:span>利有攸往。</text:p>
      <text:p text:style-name="P1"/>
      <text:p text:style-name="P3">【白<text:span text:style-name="T6">話</text:span>】六二，不在<text:span text:style-name="T6">剛開</text:span>始耕作<text:span text:style-name="T6">時</text:span>就期望立刻<text:span text:style-name="T6">獲</text:span>得丰收，不在荒地<text:span text:style-name="T6">剛開墾</text:span>一年<text:span text:style-name="T6">時</text:span>就期望它立即<text:span text:style-name="T6">變</text:span>成良田，能<text:span text:style-name="T6">夠這樣</text:span>，才不是妄<text:span text:style-name="T6">動</text:span>妄求，因而利<text:span text:style-name="T6">於</text:span>前去行事。</text:p>
      <text:p text:style-name="P1"/>
      <text:p text:style-name="P3">《象》曰：“不耕<text:span text:style-name="T6">獲</text:span>”，未富也。</text:p>
      <text:p text:style-name="P1"/>
      <text:p text:style-name="P3">【白<text:span text:style-name="T6">話</text:span>】《象<text:span text:style-name="T6">辭</text:span>》<text:span text:style-name="T6">說</text:span>：“不在<text:span text:style-name="T6">剛開</text:span>始耕作<text:span text:style-name="T6">時</text:span>就期望立刻<text:span text:style-name="T6">獲</text:span>得丰收”，是<text:span text:style-name="T6">說</text:span>不企求<text:span text:style-name="T6">獲</text:span>得非分的<text:span text:style-name="T6">財</text:span>富。</text:p>
      <text:p text:style-name="P1"/>
      <text:p text:style-name="P3">六三，<text:span text:style-name="T6">無</text:span>妄之<text:span text:style-name="T6">災</text:span>，或系之牛，行人之得，邑人之<text:span text:style-name="T6">災</text:span>。</text:p>
      <text:p text:style-name="P1"/>
      <text:p text:style-name="P3">【白<text:span text:style-name="T6">話</text:span>】六三，<text:span text:style-name="T6">無緣無</text:span>故而遭受<text:span text:style-name="T6">災禍</text:span>，好比有人把一<text:span text:style-name="T6">頭</text:span>牛拴在村<text:span text:style-name="T6">邊</text:span>道路旁，路<text:span text:style-name="T6">過</text:span>的人<text:span text:style-name="T6">順</text:span>手把牛<text:span text:style-name="T6">牽</text:span>走，同村的人<text:span text:style-name="T6">卻</text:span>被<text:span text:style-name="T6">懷</text:span>疑<text:span text:style-name="T6">為</text:span>偷牛的人而蒙受不白之冤。</text:p>
      <text:p text:style-name="P1"/>
      <text:p text:style-name="P3">《象》曰：行人得牛，邑人<text:span text:style-name="T6">災</text:span>也。</text:p>
      <text:p text:style-name="P1"/>
      <text:p text:style-name="P3">【白<text:span text:style-name="T6">話</text:span>】《象<text:span text:style-name="T6">辭</text:span>》<text:span text:style-name="T6">說</text:span>：路<text:span text:style-name="T6">過</text:span>人<text:span text:style-name="T6">順</text:span>手把牛<text:span text:style-name="T6">牽</text:span>走，意味着同村的人就<text:span text:style-name="T6">會</text:span>自然地被<text:span text:style-name="T6">懷</text:span>疑<text:span text:style-name="T6">為</text:span>偷牛的人而蒙受不白之冤。<text:span text:style-name="T6">這種災難</text:span>不是因<text:span text:style-name="T6">為</text:span>自己有<text:span text:style-name="T6">過</text:span>，而是由<text:span text:style-name="T6">於</text:span>某<text:span text:style-name="T6">種</text:span>客<text:span text:style-name="T6">觀</text:span>原因的巧合所造成的。</text:p>
      <text:p text:style-name="P1"/>
      <text:p text:style-name="P3">九四，可<text:span text:style-name="T6">貞</text:span>，<text:span text:style-name="T6">無</text:span>咎。</text:p>
      <text:p text:style-name="P1"/>
      <text:p text:style-name="P3"><text:soft-page-break/>【白<text:span text:style-name="T6">話</text:span>】九四，能<text:span text:style-name="T6">夠堅</text:span>守正道，所以<text:span text:style-name="T6">沒</text:span>有<text:span text:style-name="T6">災禍</text:span>。</text:p>
      <text:p text:style-name="P1"/>
      <text:p text:style-name="P3">《象》曰：“可<text:span text:style-name="T6">貞</text:span>，<text:span text:style-name="T6">無</text:span>咎”，固有之也。</text:p>
      <text:p text:style-name="P1"/>
      <text:p text:style-name="P3">【白<text:span text:style-name="T6">話</text:span>】《象<text:span text:style-name="T6">辭</text:span>》<text:span text:style-name="T6">說</text:span>：“能<text:span text:style-name="T6">夠堅</text:span>守正道，所以<text:span text:style-name="T6">沒</text:span>有<text:span text:style-name="T6">災禍</text:span>”，是<text:span text:style-name="T6">說堅</text:span>守正道的品德是其本身所固有的，所以，自始至<text:span text:style-name="T6">終</text:span>牢固地<text:span text:style-name="T6">堅</text:span>守正道，才能使自己免遭<text:span text:style-name="T6">災</text:span>害。</text:p>
      <text:p text:style-name="P1"/>
      <text:p text:style-name="P3">九五，<text:span text:style-name="T6">無</text:span>妄之疾，勿<text:span text:style-name="T6">藥</text:span>有喜。</text:p>
      <text:p text:style-name="P1"/>
      <text:p text:style-name="P3">【白<text:span text:style-name="T6">話</text:span>】九五，不妄<text:span text:style-name="T6">動</text:span>妄求<text:span text:style-name="T6">卻</text:span>身染疾病，<text:span text:style-name="T6">這種</text:span>疾病不需用<text:span text:style-name="T6">藥醫</text:span>治，它<text:span text:style-name="T6">會</text:span>不用治<text:span text:style-name="T6">療</text:span>便自行消除。</text:p>
      <text:p text:style-name="P1"/>
      <text:p text:style-name="P3">《象》曰：“<text:span text:style-name="T6">無</text:span>妄之<text:span text:style-name="T6">藥</text:span>”，不可<text:span text:style-name="T6">試</text:span>也。</text:p>
      <text:p text:style-name="P1"/>
      <text:p text:style-name="P3">【白<text:span text:style-name="T6">話</text:span>】《象<text:span text:style-name="T6">辭</text:span>》<text:span text:style-name="T6">說</text:span>：“不妄<text:span text:style-name="T6">動</text:span>妄求<text:span text:style-name="T6">卻</text:span>身染疾病，<text:span text:style-name="T6">這種</text:span>疾病不需用<text:span text:style-name="T6">藥醫</text:span>治”，是<text:span text:style-name="T6">說藥</text:span>是不可以<text:span text:style-name="T6">輕</text:span>易<text:span text:style-name="T6">嘗試</text:span>，<text:span text:style-name="T6">隨</text:span>便使用的，因<text:span text:style-name="T6">為</text:span>病本<text:span text:style-name="T6">來</text:span>就可以自行消除。</text:p>
      <text:p text:style-name="P1"/>
      <text:p text:style-name="P3">上九，<text:span text:style-name="T6">無</text:span>妄，行有眚，<text:span text:style-name="T6">無</text:span>攸利。</text:p>
      <text:p text:style-name="P1"/>
      <text:p text:style-name="P3">【白<text:span text:style-name="T6">話</text:span>】上九，<text:span text:style-name="T6">雖</text:span>然不妄<text:span text:style-name="T6">動</text:span>妄求，但是，仍然不宜<text:span text:style-name="T6">於</text:span>行<text:span text:style-name="T6">動</text:span>，如果勉<text:span text:style-name="T6">強</text:span>地行<text:span text:style-name="T6">動</text:span>，就<text:span text:style-name="T6">會</text:span>遭受<text:span text:style-name="T6">禍</text:span>殃，得不到一<text:span text:style-name="T6">點</text:span>好<text:span text:style-name="T6">處</text:span>。</text:p>
      <text:p text:style-name="P1"/>
      <text:p text:style-name="P3">《象》曰：“<text:span text:style-name="T6">無</text:span>妄之行”，<text:span text:style-name="T6">窮</text:span>之<text:span text:style-name="T6">災</text:span>也。</text:p>
      <text:p text:style-name="P1"/>
      <text:p text:style-name="P3">【白<text:span text:style-name="T6">話</text:span>】《象<text:span text:style-name="T6">辭</text:span>》<text:span text:style-name="T6">說</text:span>：“<text:span text:style-name="T6">雖</text:span>然<text:span text:style-name="T6">沒</text:span>有妄<text:span text:style-name="T6">為</text:span>，但如有行<text:span text:style-name="T6">動</text:span>（<text:span text:style-name="T6">卻</text:span>仍然遭受<text:span text:style-name="T6">禍</text:span>殃）”，<text:span text:style-name="T6">這</text:span>是由<text:span text:style-name="T6">於</text:span>客<text:span text:style-name="T6">觀</text:span>的<text:span text:style-name="T6">時</text:span>遇所造成的<text:span text:style-name="T6">災禍</text:span>，而不以人的意志<text:span text:style-name="T6">為轉</text:span>移。 </text:p>
      <text:p text:style-name="P1"/>
      <text:p text:style-name="P1"/>
      <text:p text:style-name="P1">第二十六卦：《大畜卦》</text:p>
      <text:p text:style-name="P1"><text:s/></text:p>
      <text:p text:style-name="P3">大畜：利<text:span text:style-name="T6">貞</text:span>；不家食吉，利涉大川。</text:p>
      <text:p text:style-name="P1"/>
      <text:p text:style-name="P3">【白<text:span text:style-name="T6">話</text:span>】《大畜卦》象<text:span text:style-name="T6">徵</text:span>大量的畜<text:span text:style-name="T6">養積</text:span>聚：利<text:span text:style-name="T6">於堅</text:span>守正道；不要<text:span text:style-name="T6">讓賢</text:span>能的人<text:span text:style-name="T6">窮</text:span>困地居<text:span text:style-name="T6">於</text:span>家中自<text:span text:style-name="T6">謀</text:span>生<text:span text:style-name="T6">計</text:span>，而<text:span text:style-name="T6">應該</text:span>把他招到朝廷中食取<text:span text:style-name="T6">國</text:span>家的俸<text:span text:style-name="T6">祿</text:span>，把才能<text:span text:style-name="T6">貢獻給國</text:span>家，<text:span text:style-name="T6">這樣</text:span>便可以<text:span text:style-name="T6">獲</text:span>得吉祥；利<text:span text:style-name="T6">於</text:span>涉<text:span text:style-name="T6">過</text:span>大河。</text:p>
      <text:p text:style-name="P1"/>
      <text:p text:style-name="P3">《象》曰：天在山中，大畜；君子以多<text:span text:style-name="T6">識</text:span>前言往行，以畜其德。</text:p>
      <text:p text:style-name="P1"/>
      <text:p text:style-name="P3">【白<text:span text:style-name="T6">話</text:span>】《象<text:span text:style-name="T6">辭</text:span>》<text:span text:style-name="T6">說</text:span>：《大畜卦》的卦象是乾（天）下艮（山）上，<text:span text:style-name="T6">為</text:span>天被包含在山里之表象，象<text:span text:style-name="T6">徵</text:span>大量的畜<text:span text:style-name="T6">養積</text:span>聚；君子效法<text:span text:style-name="T6">這</text:span>一精神，<text:span text:style-name="T6">應當</text:span>努力更多地<text:span text:style-name="T6">學習領會</text:span>前代<text:span text:style-name="T6">聖</text:span>人君子的言<text:span text:style-name="T6">論</text:span>和行<text:span text:style-name="T6">為</text:span>，以此充<text:span text:style-name="T6">實</text:span>自己，培<text:span text:style-name="T6">養</text:span>美好的品德和<text:span text:style-name="T6">積</text:span>聚<text:span text:style-name="T6">廣</text:span>博的知<text:span text:style-name="T6">識</text:span>。</text:p>
      <text:p text:style-name="P1"/>
      <text:p text:style-name="P3">初九，有<text:span text:style-name="T6">厲</text:span>，利己。</text:p>
      <text:p text:style-name="P1"/>
      <text:p text:style-name="P3">【白<text:span text:style-name="T6">話</text:span>】初九，不<text:span text:style-name="T6">顧</text:span>一切地<text:span text:style-name="T6">貿</text:span>然前<text:span text:style-name="T6">進</text:span>就<text:span text:style-name="T6">會</text:span>有危<text:span text:style-name="T6">險</text:span>的情<text:span text:style-name="T6">況發</text:span>生，<text:span text:style-name="T6">這時</text:span>只有<text:span text:style-name="T6">暫時</text:span>停下<text:span text:style-name="T6">來</text:span>不勉<text:span text:style-name="T6">強</text:span>前<text:span text:style-name="T6">進</text:span><text:soft-page-break/>才<text:span text:style-name="T6">會</text:span>有利。</text:p>
      <text:p text:style-name="P1"/>
      <text:p text:style-name="P4"><text:span text:style-name="T8">《象》曰：“有</text:span><text:span text:style-name="T7">厲</text:span><text:span text:style-name="T8">，利己“,不犯</text:span><text:span text:style-name="T7">災</text:span><text:span text:style-name="T8">也。</text:span></text:p>
      <text:p text:style-name="P1"/>
      <text:p text:style-name="P3">【白<text:span text:style-name="T6">話</text:span>】《象<text:span text:style-name="T6">辭</text:span>》<text:span text:style-name="T6">說</text:span>：“不<text:span text:style-name="T6">顧</text:span>一切地<text:span text:style-name="T6">貿</text:span>然前<text:span text:style-name="T6">進</text:span>就<text:span text:style-name="T6">會</text:span>有危<text:span text:style-name="T6">險</text:span>的情<text:span text:style-name="T6">況發</text:span>生，<text:span text:style-name="T6">這時</text:span>只有<text:span text:style-name="T6">暫時</text:span>停下<text:span text:style-name="T6">來</text:span>不勉<text:span text:style-name="T6">強</text:span>前<text:span text:style-name="T6">進</text:span>才<text:span text:style-name="T6">會</text:span>有利“，是<text:span text:style-name="T6">說</text:span>不必冒着<text:span text:style-name="T6">災難風險</text:span>前<text:span text:style-name="T6">進</text:span>。</text:p>
      <text:p text:style-name="P1"/>
      <text:p text:style-name="P3">九二，<text:span text:style-name="T6">輿說</text:span>輹。</text:p>
      <text:p text:style-name="P1"/>
      <text:p text:style-name="P3">【白<text:span text:style-name="T6">話</text:span>】九二，<text:span text:style-name="T6">車</text:span>子<text:span text:style-name="T6">脫</text:span>去<text:span text:style-name="T6">輪</text:span>輹自<text:span text:style-name="T6">動</text:span>停下<text:span text:style-name="T6">來</text:span>不再前<text:span text:style-name="T6">進</text:span>。</text:p>
      <text:p text:style-name="P1"/>
      <text:p text:style-name="P3">《象》曰：“<text:span text:style-name="T6">輿說</text:span>輹，中<text:span text:style-name="T6">無</text:span>尤也。</text:p>
      <text:p text:style-name="P1"/>
      <text:p text:style-name="P3">【白<text:span text:style-name="T6">話</text:span>】《象<text:span text:style-name="T6">辭</text:span>》<text:span text:style-name="T6">說</text:span>：“<text:span text:style-name="T6">車</text:span>子<text:span text:style-name="T6">脫</text:span>去<text:span text:style-name="T6">輪</text:span>輹自<text:span text:style-name="T6">動</text:span>停下<text:span text:style-name="T6">來</text:span>不再前<text:span text:style-name="T6">進</text:span>”，<text:span text:style-name="T6">說</text:span>明九二爻<text:span text:style-name="T6">雖</text:span>然<text:span text:style-name="T6">剛</text:span>健急躁，但它能<text:span text:style-name="T6">夠</text:span>自度量<text:span text:style-name="T6">時</text:span>，自<text:span text:style-name="T6">動</text:span>停止不前，所以<text:span text:style-name="T6">沒</text:span>有<text:span text:style-name="T6">貿</text:span>然前<text:span text:style-name="T6">進</text:span>的<text:span text:style-name="T6">過</text:span>失。</text:p>
      <text:p text:style-name="P1"/>
      <text:p text:style-name="P3">九三，良<text:span text:style-name="T6">馬</text:span>逐，利<text:span text:style-name="T6">艱貞</text:span>。曰<text:span text:style-name="T6">閑輿衛</text:span>，利有攸往。</text:p>
      <text:p text:style-name="P1"/>
      <text:p text:style-name="P3">【白<text:span text:style-name="T6">話</text:span>】九三，<text:span text:style-name="T6">駿馬</text:span>奔<text:span text:style-name="T6">馳</text:span>如同<text:span text:style-name="T6">風馳電</text:span>掣一般，但是，<text:span text:style-name="T6">貿</text:span>然前<text:span text:style-name="T6">進</text:span>有陷入危<text:span text:style-name="T6">險</text:span>的可能，所以<text:span text:style-name="T6">應當</text:span>警惕前<text:span text:style-name="T6">進</text:span>道路上的各<text:span text:style-name="T6">種艱難</text:span>，同<text:span text:style-name="T6">時</text:span>又<text:span text:style-name="T6">應當堅</text:span>守正道，<text:span text:style-name="T6">這樣</text:span>才<text:span text:style-name="T6">會</text:span>安然<text:span text:style-name="T6">無</text:span>恙。只有<text:span text:style-name="T6">嫻</text:span>熟地掌握了<text:span text:style-name="T6">駕車</text:span>和防<text:span text:style-name="T6">衛</text:span>的本<text:span text:style-name="T6">領</text:span>，才能利<text:span text:style-name="T6">於</text:span>前去行事。</text:p>
      <text:p text:style-name="P1"/>
      <text:p text:style-name="P1">《象》曰：“利有攸往”，上合志也。</text:p>
      <text:p text:style-name="P1"/>
      <text:p text:style-name="P3">【白<text:span text:style-name="T6">話</text:span>】《象<text:span text:style-name="T6">辭</text:span>》<text:span text:style-name="T6">說</text:span>：“利<text:span text:style-name="T6">於</text:span>前去行事”，是因<text:span text:style-name="T6">為</text:span>九三<text:span text:style-name="T6">與</text:span>上九志同道合，<text:span text:style-name="T6">沒</text:span>有妨<text:span text:style-name="T6">礙</text:span>。</text:p>
      <text:p text:style-name="P1"/>
      <text:p text:style-name="P1">六四，童牛之牿，元吉。</text:p>
      <text:p text:style-name="P1"/>
      <text:p text:style-name="P3">【白<text:span text:style-name="T6">話</text:span>】六四，<text:span text:style-name="T6">給頭</text:span>上尚未<text:span text:style-name="T6">長</text:span>角的小牛<text:span text:style-name="T6">預</text:span>先<text:span text:style-name="T6">裝</text:span>上一<text:span text:style-name="T6">塊橫</text:span>木，以防止它<text:span text:style-name="T6">長</text:span>出角后<text:span text:style-name="T6">頂</text:span>人，<text:span text:style-name="T6">這</text:span>是大吉大利的。</text:p>
      <text:p text:style-name="P1"/>
      <text:p text:style-name="P1">《象》曰：六四“元吉”，有喜也。</text:p>
      <text:p text:style-name="P1"/>
      <text:p text:style-name="P3">【白<text:span text:style-name="T6">話</text:span>】《象<text:span text:style-name="T6">辭</text:span>》<text:span text:style-name="T6">說</text:span>：《大畜卦》的第四爻位（六四）的“大吉大利”，是因<text:span text:style-name="T6">為</text:span>能<text:span text:style-name="T6">夠</text:span>防患<text:span text:style-name="T6">於</text:span>未然，未雨而<text:span text:style-name="T6">綢繆</text:span>，因而是可喜的。</text:p>
      <text:p text:style-name="P1"/>
      <text:p text:style-name="P3">六五，<text:span text:style-name="T6">豶</text:span>豕之牙，吉。</text:p>
      <text:p text:style-name="P1"/>
      <text:p text:style-name="P3">【白<text:span text:style-name="T6">話</text:span>】六五，面<text:span text:style-name="T6">對長</text:span>有<text:span text:style-name="T6">鋒</text:span>利牙<text:span text:style-name="T6">齒</text:span>的<text:span text:style-name="T6">豬</text:span>，并不<text:span text:style-name="T6">從</text:span>如何除去它的牙<text:span text:style-name="T6">齒</text:span>上下手，而是避其<text:span text:style-name="T6">鋒</text:span>利，<text:span text:style-name="T6">擊</text:span>其要害，<text:span text:style-name="T6">將</text:span>它<text:span text:style-name="T6">閹</text:span>割。<text:span text:style-name="T6">這樣</text:span>就可以制服它<text:span text:style-name="T6">剛</text:span>暴凶猛的本性，使它<text:span text:style-name="T6">變</text:span>得<text:span text:style-name="T6">溫順</text:span>，<text:span text:style-name="T6">這樣</text:span>便能平安<text:span text:style-name="T6">無</text:span>事，<text:span text:style-name="T6">獲</text:span>得吉祥。</text:p>
      <text:p text:style-name="P3">《象》曰：六五之吉，有<text:span text:style-name="T6">慶</text:span>也。</text:p>
      <text:p text:style-name="P1"/>
      <text:p text:style-name="P3">【白<text:span text:style-name="T6">話</text:span>】《象<text:span text:style-name="T6">辭</text:span>》<text:span text:style-name="T6">說</text:span>：“《大畜卦》的第五爻位（六五）的吉祥，是因<text:span text:style-name="T6">為</text:span>能<text:span text:style-name="T6">夠</text:span>抓住事物的<text:span text:style-name="T6">關鍵</text:span>，<text:span text:style-name="T6">從</text:span>根<text:soft-page-break/>本上予以治理，因而是可<text:span text:style-name="T6">慶</text:span>可<text:span text:style-name="T6">賀</text:span>的。</text:p>
      <text:p text:style-name="P1"/>
      <text:p text:style-name="P1">上九，何天之衢，亨。</text:p>
      <text:p text:style-name="P1"/>
      <text:p text:style-name="P3">【白<text:span text:style-name="T6">話</text:span>】上九，四通八<text:span text:style-name="T6">達</text:span>，多么<text:span text:style-name="T6">暢</text:span>通<text:span text:style-name="T6">無</text:span>阻的天街大道，必然亨通<text:span text:style-name="T6">順</text:span>利。</text:p>
      <text:p text:style-name="P1"/>
      <text:p text:style-name="P1">《象》曰：“何天之衢”，道大行也。</text:p>
      <text:p text:style-name="P1"/>
      <text:p text:style-name="P3">【白<text:span text:style-name="T6">話</text:span>】《象<text:span text:style-name="T6">辭</text:span>》<text:span text:style-name="T6">說</text:span>：“四通八<text:span text:style-name="T6">達</text:span>，多么<text:span text:style-name="T6">暢</text:span>通<text:span text:style-name="T6">無</text:span>阻的天街大道”，是<text:span text:style-name="T6">說</text:span>由<text:span text:style-name="T6">於</text:span>大量畜<text:span text:style-name="T6">養積</text:span>聚<text:span text:style-name="T6">賢</text:span>士，天下已<text:span text:style-name="T6">經賢</text:span>路大<text:span text:style-name="T6">開</text:span>了。 </text:p>
      <text:p text:style-name="P1"/>
      <text:p text:style-name="P1"/>
      <text:p text:style-name="P3">第二十七卦：《<text:span text:style-name="T6">頤</text:span>卦》</text:p>
      <text:p text:style-name="P1"><text:s/></text:p>
      <text:p text:style-name="P3"><text:span text:style-name="T6">頤</text:span>：<text:span text:style-name="T6">貞</text:span>吉；<text:span text:style-name="T6">觀頤</text:span>，自求口<text:span text:style-name="T6">實</text:span>。</text:p>
      <text:p text:style-name="P1"/>
      <text:p text:style-name="P3">【白<text:span text:style-name="T6">話</text:span>】《<text:span text:style-name="T6">頤</text:span>卦》象<text:span text:style-name="T6">徵頤養</text:span>：只有<text:span text:style-name="T6">堅</text:span>守正道才能<text:span text:style-name="T6">獲</text:span>得吉祥；通<text:span text:style-name="T6">過觀</text:span>察能<text:span text:style-name="T6">夠體現頤養</text:span>的具<text:span text:style-name="T6">體實</text:span>例，以及自己是如何<text:span text:style-name="T6">謀</text:span>取口中食物的，<text:span text:style-name="T6">這樣</text:span>才能真正地掌握<text:span text:style-name="T6">頤養</text:span>之道，<text:span text:style-name="T6">獲</text:span>得吉祥。</text:p>
      <text:p text:style-name="P1"/>
      <text:p text:style-name="P3">《象》曰：山下有雷，君子以慎言<text:span text:style-name="T6">語</text:span>，<text:span text:style-name="T6">節飲</text:span>食。</text:p>
      <text:p text:style-name="P1"/>
      <text:p text:style-name="P3">【白<text:span text:style-name="T6">話</text:span>】《象<text:span text:style-name="T6">辭</text:span>》<text:span text:style-name="T6">說</text:span>：《<text:span text:style-name="T6">頤</text:span>卦》的卦象是震（雷）下艮（山）上，<text:span text:style-name="T6">為</text:span>雷在山下震<text:span text:style-name="T6">動</text:span>之表象，引申<text:span text:style-name="T6">為</text:span>咀嚼食物<text:span text:style-name="T6">時</text:span>上<text:span text:style-name="T6">顎靜</text:span>止、下<text:span text:style-name="T6">顎</text:span>活<text:span text:style-name="T6">動</text:span>的<text:span text:style-name="T6">狀態</text:span>，因而象<text:span text:style-name="T6">徵頤養</text:span>；<text:span text:style-name="T6">頤養</text:span>必<text:span text:style-name="T6">須堅</text:span>守正道，所以君子<text:span text:style-name="T6">應當</text:span>言<text:span text:style-name="T6">語謹</text:span>慎以培<text:span text:style-name="T6">養</text:span>美好的品德，<text:span text:style-name="T6">節</text:span>制<text:span text:style-name="T6">飲</text:span>食以<text:span text:style-name="T6">養</text:span>育健康的身<text:span text:style-name="T6">體</text:span>。</text:p>
      <text:p text:style-name="P1"/>
      <text:p text:style-name="P3">初九，舍<text:span text:style-name="T6">爾靈龜</text:span>，<text:span text:style-name="T6">觀</text:span>我朵<text:span text:style-name="T6">頤</text:span>，凶。</text:p>
      <text:p text:style-name="P1"/>
      <text:p text:style-name="P3">【白<text:span text:style-name="T6">話</text:span>】初九，舍<text:span text:style-name="T6">棄</text:span>你如同神<text:span text:style-name="T6">龜</text:span>般的<text:span text:style-name="T6">聰</text:span>明智慧，痴呆地看着我鼓<text:span text:style-name="T6">動</text:span>腮<text:span text:style-name="T6">幫</text:span>子<text:span text:style-name="T6">進</text:span>食，<text:span text:style-name="T6">結</text:span>果必然<text:span text:style-name="T6">導</text:span>致凶<text:span text:style-name="T6">險</text:span>。</text:p>
      <text:p text:style-name="P3">《象》曰：“<text:span text:style-name="T6">觀</text:span>我朵<text:span text:style-name="T6">頤</text:span>”，亦不足<text:span text:style-name="T6">貴</text:span>也。</text:p>
      <text:p text:style-name="P1"/>
      <text:p text:style-name="P3">【白<text:span text:style-name="T6">話</text:span>】《象<text:span text:style-name="T6">辭</text:span>》<text:span text:style-name="T6">說</text:span>：“痴呆地看着我鼓<text:span text:style-name="T6">動</text:span>腮<text:span text:style-name="T6">幫</text:span>子<text:span text:style-name="T6">進</text:span>食”，是<text:span text:style-name="T6">說</text:span>初九爻<text:span text:style-name="T6">雖</text:span>重<text:span text:style-name="T6">視</text:span>保<text:span text:style-name="T6">養</text:span>身<text:span text:style-name="T6">體</text:span>，但由<text:span text:style-name="T6">於</text:span>不能<text:span text:style-name="T6">堅</text:span>守正道，并不值得推崇。</text:p>
      <text:p text:style-name="P1"/>
      <text:p text:style-name="P3">六二，<text:span text:style-name="T6">顛頤</text:span>，拂<text:span text:style-name="T6">經</text:span>，<text:span text:style-name="T6">於</text:span>丘<text:span text:style-name="T6">頤</text:span>，<text:span text:style-name="T6">徵</text:span>凶。</text:p>
      <text:p text:style-name="P1"/>
      <text:p text:style-name="P3">【白<text:span text:style-name="T6">話</text:span>】六二，反<text:span text:style-name="T6">過來</text:span>向下<text:span text:style-name="T6">屬</text:span>乞求食物以<text:span text:style-name="T6">獲</text:span>取奉<text:span text:style-name="T6">養</text:span>，是<text:span text:style-name="T6">違</text:span>背常理的，向高丘<text:span text:style-name="T6">處</text:span>的乞食，<text:span text:style-name="T6">則</text:span>前<text:span text:style-name="T6">進</text:span>的途中必然遭遇凶<text:span text:style-name="T6">險</text:span>。</text:p>
      <text:p text:style-name="P1"/>
      <text:p text:style-name="P3">《象》曰：六二“<text:span text:style-name="T6">徵</text:span>凶”，行失<text:span text:style-name="T6">類</text:span>也。</text:p>
      <text:p text:style-name="P1"/>
      <text:p text:style-name="P3">【白<text:span text:style-name="T6">話</text:span>】《象<text:span text:style-name="T6">辭</text:span>》<text:span text:style-name="T6">說</text:span>：《<text:span text:style-name="T6">頤</text:span>卦》的第二爻位（六二）“前<text:span text:style-name="T6">進</text:span>的途中必然遭遇凶<text:span text:style-name="T6">險</text:span>”，是因<text:span text:style-name="T6">為</text:span>前<text:span text:style-name="T6">進</text:span>的途中<text:span text:style-name="T6">沒</text:span>有相<text:span text:style-name="T6">應</text:span>的同<text:span text:style-name="T6">類</text:span>。</text:p>
      <text:p text:style-name="P1"/>
      <text:p text:style-name="P3"><text:soft-page-break/>六三，拂<text:span text:style-name="T6">頤</text:span>，<text:span text:style-name="T6">貞</text:span>凶，十年勿用，<text:span text:style-name="T6">無</text:span>攸利。</text:p>
      <text:p text:style-name="P1"/>
      <text:p text:style-name="P3">【白<text:span text:style-name="T6">話</text:span>】六三，<text:span text:style-name="T6">違</text:span>背<text:span text:style-name="T6">頤養</text:span>的正道，仍然一味地只求口腹之欲，<text:span text:style-name="T6">結</text:span>果必然遭遇凶<text:span text:style-name="T6">險</text:span>，在十年的漫<text:span text:style-name="T6">長歲</text:span>月里被<text:span text:style-name="T6">遺棄</text:span>而得不到<text:span text:style-name="T6">養</text:span>育，<text:span text:style-name="T6">沒</text:span>有一<text:span text:style-name="T6">點</text:span>好<text:span text:style-name="T6">處</text:span>。</text:p>
      <text:p text:style-name="P1"/>
      <text:p text:style-name="P1">《象》曰：“十年勿用”，道大悖也。</text:p>
      <text:p text:style-name="P1"/>
      <text:p text:style-name="P3">【白<text:span text:style-name="T6">話</text:span>】《象<text:span text:style-name="T6">辭</text:span>》<text:span text:style-name="T6">說</text:span>：“在十年的漫<text:span text:style-name="T6">長歲</text:span>月里被<text:span text:style-name="T6">遺棄</text:span>而得不到<text:span text:style-name="T6">養</text:span>育”，是因<text:span text:style-name="T6">為</text:span>它<text:span text:style-name="T6">與頤養</text:span>的正道大相<text:span text:style-name="T6">徑</text:span>庭，<text:span text:style-name="T6">從</text:span>根本上<text:span text:style-name="T6">違</text:span>背了<text:span text:style-name="T6">養</text:span>育他人和保<text:span text:style-name="T6">養</text:span>自己的原<text:span text:style-name="T6">則</text:span>和方法。</text:p>
      <text:p text:style-name="P1"/>
      <text:p text:style-name="P3">六四，<text:span text:style-name="T6">顛頤</text:span>，吉；虎<text:span text:style-name="T6">視</text:span>眈眈，其欲逐逐，<text:span text:style-name="T6">無</text:span>咎。</text:p>
      <text:p text:style-name="P1"/>
      <text:p text:style-name="P3">【白<text:span text:style-name="T6">話</text:span>】六四，反<text:span text:style-name="T6">過來</text:span>向下<text:span text:style-name="T6">屬</text:span>乞求食物以<text:span text:style-name="T6">獲</text:span>取奉<text:span text:style-name="T6">養</text:span>，可以<text:span text:style-name="T6">獲</text:span>得吉祥；因<text:span text:style-name="T6">為這</text:span>就像老虎要<text:span text:style-name="T6">撲</text:span>食那<text:span text:style-name="T6">樣</text:span>，虎<text:span text:style-name="T6">視</text:span>眈眈，<text:span text:style-name="T6">專</text:span>心致志，孜孜以求，<text:span text:style-name="T6">則</text:span>必然能<text:span text:style-name="T6">夠達</text:span>到目的，<text:span text:style-name="T6">當</text:span>然也<text:span text:style-name="T6">沒</text:span>有什<text:span text:style-name="T6">災禍</text:span>。</text:p>
      <text:p text:style-name="P1"/>
      <text:p text:style-name="P3">《象》曰：“<text:span text:style-name="T6">顛頤</text:span>之吉”，上施光也。</text:p>
      <text:p text:style-name="P1"/>
      <text:p text:style-name="P3">【白<text:span text:style-name="T6">話</text:span>】《象<text:span text:style-name="T6">辭</text:span>》<text:span text:style-name="T6">說</text:span>：“反<text:span text:style-name="T6">過來</text:span>向下<text:span text:style-name="T6">屬</text:span>乞求食物以<text:span text:style-name="T6">獲</text:span>取奉<text:span text:style-name="T6">養</text:span>的吉祥”，是因<text:span text:style-name="T6">為</text:span>六四位居在上，<text:span text:style-name="T6">與</text:span>初九照<text:span text:style-name="T6">應</text:span>，同<text:span text:style-name="T6">時</text:span>又能<text:span text:style-name="T6">堅</text:span>守正道，<text:span text:style-name="T6">雖</text:span>取之<text:span text:style-name="T6">於</text:span>民，<text:span text:style-name="T6">卻</text:span>又用之<text:span text:style-name="T6">於</text:span>民，<text:span text:style-name="T6">這</text:span>也就是<text:span text:style-name="T6">說</text:span>，它能<text:span text:style-name="T6">夠</text:span>向下普遍地施舍光明恩德。</text:p>
      <text:p text:style-name="P1"/>
      <text:p text:style-name="P3">六五，拂<text:span text:style-name="T6">經</text:span>，居<text:span text:style-name="T6">貞</text:span>吉，不可涉大川。</text:p>
      <text:p text:style-name="P1"/>
      <text:p text:style-name="P3">【白<text:span text:style-name="T6">話</text:span>】六五，<text:span text:style-name="T6">違</text:span>背<text:span text:style-name="T6">頤養</text:span>的正道，但是<text:span text:style-name="T6">卻</text:span>能<text:span text:style-name="T6">夠</text:span>安然地居<text:span text:style-name="T6">於</text:span>尊位，所以<text:span text:style-name="T6">結</text:span>果吉祥，只是尚不能<text:span text:style-name="T6">處</text:span>理<text:span text:style-name="T6">極為艱險</text:span>困<text:span text:style-name="T6">難</text:span>的事情，就像不能<text:span text:style-name="T6">夠</text:span>涉<text:span text:style-name="T6">過</text:span>大河一<text:span text:style-name="T6">樣</text:span>。</text:p>
      <text:p text:style-name="P1"/>
      <text:p text:style-name="P3">《象》曰：“居<text:span text:style-name="T6">貞</text:span>之吉”，<text:span text:style-name="T6">順</text:span>以<text:span text:style-name="T6">從</text:span>上也。</text:p>
      <text:p text:style-name="P1"/>
      <text:p text:style-name="P3">【白<text:span text:style-name="T6">話</text:span>】《象<text:span text:style-name="T6">辭</text:span>》<text:span text:style-name="T6">說</text:span>：“能<text:span text:style-name="T6">夠</text:span>安然地居<text:span text:style-name="T6">於</text:span>尊位，所以<text:span text:style-name="T6">結</text:span>果吉祥”，是因<text:span text:style-name="T6">為</text:span>能<text:span text:style-name="T6">夠順從</text:span>有<text:span text:style-name="T6">陽剛</text:span>之美的<text:span text:style-name="T6">賢</text:span>者。</text:p>
      <text:p text:style-name="P1"/>
      <text:p text:style-name="P3">上九，由<text:span text:style-name="T6">頤</text:span>；<text:span text:style-name="T6">厲</text:span>吉，利涉大川。</text:p>
      <text:p text:style-name="P1"/>
      <text:p text:style-name="P3">【白<text:span text:style-name="T6">話</text:span>】上九，天下百姓都依靠他的<text:span text:style-name="T6">養</text:span>育而得以安居<text:span text:style-name="T6">樂業</text:span>；肩<text:span text:style-name="T6">負</text:span>如此重任，必<text:span text:style-name="T6">須謹</text:span>防危<text:span text:style-name="T6">險</text:span>，有所戒<text:span text:style-name="T6">懼</text:span>才能<text:span text:style-name="T6">獲</text:span>得吉祥，<text:span text:style-name="T6">這樣</text:span>也才能排除<text:span text:style-name="T6">萬難</text:span>，就像<text:span text:style-name="T6">順</text:span>利涉<text:span text:style-name="T6">過</text:span>大河一<text:span text:style-name="T6">樣</text:span>。</text:p>
      <text:p text:style-name="P1"/>
      <text:p text:style-name="P3">《象》曰：“由<text:span text:style-name="T6">頤厲</text:span>吉”，大有<text:span text:style-name="T6">慶</text:span>也。</text:p>
      <text:p text:style-name="P1"/>
      <text:p text:style-name="P3">【白<text:span text:style-name="T6">話</text:span>】《象<text:span text:style-name="T6">辭</text:span>》<text:span text:style-name="T6">說</text:span>：“天下百姓都依靠他的<text:span text:style-name="T6">養</text:span>育而得以安居<text:span text:style-name="T6">樂業</text:span>，必<text:span text:style-name="T6">須謹</text:span>防危<text:span text:style-name="T6">險</text:span>，有所戒<text:span text:style-name="T6">懼</text:span>才能<text:span text:style-name="T6">獲</text:span>得吉祥”，是<text:span text:style-name="T6">說養</text:span>育天下百姓，因而能得到天下的信任和<text:span text:style-name="T6">愛</text:span>戴，<text:span text:style-name="T6">達</text:span>到普天同<text:span text:style-name="T6">慶</text:span>。 </text:p>
      <text:p text:style-name="P1"/>
      <text:p text:style-name="P1"/>
      <text:p text:style-name="P3">第二十八卦：《大<text:span text:style-name="T6">過</text:span>卦》</text:p>
      <text:p text:style-name="P1"><text:s/></text:p>
      <text:p text:style-name="P3"><text:soft-page-break/>大<text:span text:style-name="T6">過</text:span>：<text:span text:style-name="T6">棟橈</text:span>；利有攸往，亨。</text:p>
      <text:p text:style-name="P1"/>
      <text:p text:style-name="P3">【白<text:span text:style-name="T6">話</text:span>】《大<text:span text:style-name="T6">過</text:span>卦》象<text:span text:style-name="T6">徵極為過</text:span>分：房屋的<text:span text:style-name="T6">棟</text:span>梁受重<text:span text:style-name="T6">壓</text:span>而<text:span text:style-name="T6">彎</text:span>曲；利<text:span text:style-name="T6">於</text:span>前去行事，亨通<text:span text:style-name="T6">順</text:span>利。</text:p>
      <text:p text:style-name="P1"/>
      <text:p text:style-name="P3">《象》曰：“<text:span text:style-name="T6">澤滅</text:span>木，大<text:span text:style-name="T6">過</text:span>；君子以<text:span text:style-name="T6">獨</text:span>立不<text:span text:style-name="T6">懼</text:span>，遯世<text:span text:style-name="T6">無悶</text:span>。</text:p>
      <text:p text:style-name="P1"/>
      <text:p text:style-name="P3">【白<text:span text:style-name="T6">話</text:span>】《象<text:span text:style-name="T6">辭</text:span>》<text:span text:style-name="T6">說</text:span>：“《大<text:span text:style-name="T6">過</text:span>卦》的卦象是巽（<text:span text:style-name="T6">風</text:span>）下<text:span text:style-name="T6">兌</text:span>（<text:span text:style-name="T6">澤</text:span>）上，巽在<text:span text:style-name="T6">這</text:span>里代表木，故<text:span text:style-name="T6">為</text:span>水<text:span text:style-name="T6">澤</text:span>淹<text:span text:style-name="T6">沒</text:span>了<text:span text:style-name="T6">樹</text:span>木之表象，象<text:span text:style-name="T6">徵極為過</text:span>分；君子取法<text:span text:style-name="T6">這</text:span>一<text:span text:style-name="T6">現</text:span>象，就<text:span text:style-name="T6">應當堅</text:span>持自己的操守，<text:span text:style-name="T6">進則</text:span>超然<text:span text:style-name="T6">獨</text:span>行，不必<text:span text:style-name="T6">顧</text:span>忌和畏<text:span text:style-name="T6">懼</text:span>他人的非<text:span text:style-name="T6">議</text:span>；退<text:span text:style-name="T6">則</text:span>逃避世<text:span text:style-name="T6">間</text:span>，不<text:span text:style-name="T6">為隱</text:span>姓埋名而苦<text:span text:style-name="T6">悶煩惱</text:span>。</text:p>
      <text:p text:style-name="P1"/>
      <text:p text:style-name="P3">初六，藉用白茅，<text:span text:style-name="T6">無</text:span>咎。</text:p>
      <text:p text:style-name="P1"/>
      <text:p text:style-name="P3">白<text:span text:style-name="T6">話</text:span>，初六，本<text:span text:style-name="T6">來</text:span>直接把器物放置在地上就可以了，<text:span text:style-name="T6">現</text:span>在又用白色的茅草<text:span text:style-name="T6">襯墊</text:span>在器物的下面，使它更加安<text:span text:style-name="T6">穩</text:span>，所以不<text:span text:style-name="T6">會發</text:span>生<text:span text:style-name="T6">災禍</text:span>。</text:p>
      <text:p text:style-name="P1"/>
      <text:p text:style-name="P1">《象》曰：“藉用白茅”，柔在下也。</text:p>
      <text:p text:style-name="P1"/>
      <text:p text:style-name="P3">【白<text:span text:style-name="T6">話</text:span>】《象<text:span text:style-name="T6">辭</text:span>》<text:span text:style-name="T6">說</text:span>：“用白色的茅草<text:span text:style-name="T6">襯墊</text:span>在器物的下面”，是<text:span text:style-name="T6">說</text:span>行<text:span text:style-name="T6">為</text:span>非常小心<text:span text:style-name="T6">謹</text:span>慎，所以不<text:span text:style-name="T6">會發</text:span>生什么<text:span text:style-name="T6">災禍</text:span>。</text:p>
      <text:p text:style-name="P1"/>
      <text:p text:style-name="P3">九二，枯<text:span text:style-name="T6">楊</text:span>生稊，老夫得其女妻，<text:span text:style-name="T6">無</text:span>不利。</text:p>
      <text:p text:style-name="P1"/>
      <text:p text:style-name="P3">【白<text:span text:style-name="T6">話</text:span>】九二，已<text:span text:style-name="T6">經</text:span>枯萎的<text:span text:style-name="T6">楊樹</text:span>重新又<text:span text:style-name="T6">長</text:span>出新的枝芽，老年男子娶了位年<text:span text:style-name="T6">輕</text:span>的妻子，<text:span text:style-name="T6">這種現</text:span>象<text:span text:style-name="T6">沒</text:span>有什么不利的。</text:p>
      <text:p text:style-name="P1"/>
      <text:p text:style-name="P3">《象》曰：“老夫女妻”，<text:span text:style-name="T6">過</text:span>以相<text:span text:style-name="T6">與</text:span>也。</text:p>
      <text:p text:style-name="P1"/>
      <text:p text:style-name="P3">【白<text:span text:style-name="T6">話</text:span>】《象<text:span text:style-name="T6">辭</text:span>》<text:span text:style-name="T6">說</text:span>：“老年男子娶了位年<text:span text:style-name="T6">輕</text:span>的妻子”，<text:span text:style-name="T6">雖為過</text:span>分，但由<text:span text:style-name="T6">於</text:span>能<text:span text:style-name="T6">夠剛</text:span>柔相<text:span text:style-name="T6">濟</text:span>，所以不<text:span text:style-name="T6">會發</text:span>生不利的情<text:span text:style-name="T6">況</text:span>。</text:p>
      <text:p text:style-name="P1"/>
      <text:p text:style-name="P3">九三，<text:span text:style-name="T6">棟橈</text:span>，凶。</text:p>
      <text:p text:style-name="P1"/>
      <text:p text:style-name="P3">【白<text:span text:style-name="T6">話</text:span>】九三，房屋的<text:span text:style-name="T6">棟</text:span>梁受重<text:span text:style-name="T6">壓</text:span>而<text:span text:style-name="T6">彎</text:span>曲，<text:span text:style-name="T6">結</text:span>果必然<text:span text:style-name="T6">發</text:span>生凶<text:span text:style-name="T6">險</text:span>。</text:p>
      <text:p text:style-name="P1"/>
      <text:p text:style-name="P3">《象》曰：“<text:span text:style-name="T6">棟橈</text:span>之凶”，不可以有<text:span text:style-name="T6">輔</text:span>也。</text:p>
      <text:p text:style-name="P1"/>
      <text:p text:style-name="P3">【白<text:span text:style-name="T6">話</text:span>】《象<text:span text:style-name="T6">辭</text:span>》<text:span text:style-name="T6">說</text:span>：“房屋的<text:span text:style-name="T6">棟</text:span>梁受重<text:span text:style-name="T6">壓</text:span>而<text:span text:style-name="T6">彎</text:span>曲，<text:span text:style-name="T6">結</text:span>果必然<text:span text:style-name="T6">發</text:span>生凶<text:span text:style-name="T6">險</text:span>”，是因<text:span text:style-name="T6">為陽剛極為過</text:span>分，所以不能再<text:span text:style-name="T6">來輔</text:span>助它，否<text:span text:style-name="T6">則</text:span>后果<text:span text:style-name="T6">將</text:span>不堪<text:span text:style-name="T6">設</text:span>想。</text:p>
      <text:p text:style-name="P1"/>
      <text:p text:style-name="P3">九四，<text:span text:style-name="T6">棟</text:span>隆，吉；有它，吝。</text:p>
      <text:p text:style-name="P1"/>
      <text:p text:style-name="P3">【白<text:span text:style-name="T6">話</text:span>】九四，房屋的<text:span text:style-name="T6">棟</text:span>梁向上隆起，克服了<text:span text:style-name="T6">彎</text:span>曲，可以<text:span text:style-name="T6">獲</text:span>得吉祥；不能再<text:span text:style-name="T6">彎</text:span>曲，再<text:span text:style-name="T6">彎</text:span>曲就<text:span text:style-name="T6">會</text:span>出<text:span text:style-name="T6">問題</text:span>。</text:p>
      <text:p text:style-name="P1"/>
      <text:p text:style-name="P3"><text:soft-page-break/>《象》曰：“<text:span text:style-name="T6">棟</text:span>隆之吉”，不<text:span text:style-name="T6">橈</text:span>乎下也。</text:p>
      <text:p text:style-name="P1"/>
      <text:p text:style-name="P3">【白<text:span text:style-name="T6">話</text:span>】《象<text:span text:style-name="T6">辭</text:span>》<text:span text:style-name="T6">說</text:span>：“房屋的<text:span text:style-name="T6">棟</text:span>梁向上隆起，克服了<text:span text:style-name="T6">彎</text:span>曲，可以<text:span text:style-name="T6">獲</text:span>得吉祥”，是由<text:span text:style-name="T6">於</text:span>九四爻本身能使<text:span text:style-name="T6">棟</text:span>梁不再向下<text:span text:style-name="T6">彎</text:span>曲。</text:p>
      <text:p text:style-name="P1"/>
      <text:p text:style-name="P3">九五，枯<text:span text:style-name="T6">楊</text:span>生<text:span text:style-name="T6">華</text:span>，老<text:span text:style-name="T6">婦</text:span>得其士夫，<text:span text:style-name="T6">無</text:span>咎<text:span text:style-name="T6">無譽</text:span>。</text:p>
      <text:p text:style-name="P1"/>
      <text:p text:style-name="P3">【白<text:span text:style-name="T6">話</text:span>】九五，已<text:span text:style-name="T6">經</text:span>枯萎的<text:span text:style-name="T6">楊樹</text:span>重新又盛<text:span text:style-name="T6">開鮮艷</text:span>的花朵，已<text:span text:style-name="T6">經</text:span>衰老的<text:span text:style-name="T6">婦</text:span>人嫁<text:span text:style-name="T6">給</text:span>了年富力<text:span text:style-name="T6">強</text:span>的男人，<text:span text:style-name="T6">這種現</text:span>象既不<text:span text:style-name="T6">會</text:span>遇到什么<text:span text:style-name="T6">禍</text:span>害，也<text:span text:style-name="T6">沒</text:span>有什么值得<text:span text:style-name="T6">稱</text:span>道的。</text:p>
      <text:p text:style-name="P1"/>
      <text:p text:style-name="P3">《象》曰：“枯<text:span text:style-name="T6">楊</text:span>生<text:span text:style-name="T6">華</text:span>”，何可久也？“老<text:span text:style-name="T6">婦</text:span>士夫”，亦可丑也。</text:p>
      <text:p text:style-name="P1"/>
      <text:p text:style-name="P3">【白<text:span text:style-name="T6">話</text:span>】《象<text:span text:style-name="T6">辭</text:span>》<text:span text:style-name="T6">說</text:span>：“已<text:span text:style-name="T6">經</text:span>枯萎的<text:span text:style-name="T6">楊樹</text:span>重新又盛<text:span text:style-name="T6">開鮮艷</text:span>的花朵”，表面<text:span text:style-name="T6">現</text:span>象又怎么可以<text:span text:style-name="T6">長</text:span>久保持下去呢？“已<text:span text:style-name="T6">經</text:span>衰老的<text:span text:style-name="T6">婦</text:span>人嫁<text:span text:style-name="T6">給</text:span>了年富力<text:span text:style-name="T6">強</text:span>的男子”，<text:span text:style-name="T6">這種</text:span>婚配是<text:span text:style-name="T6">會</text:span>令人深感羞<text:span text:style-name="T6">恥</text:span>的。</text:p>
      <text:p text:style-name="P1"/>
      <text:p text:style-name="P3">上六，<text:span text:style-name="T6">過</text:span>涉<text:span text:style-name="T6">滅頂</text:span>，凶，<text:span text:style-name="T6">無</text:span>咎。</text:p>
      <text:p text:style-name="P1"/>
      <text:p text:style-name="P3">【白<text:span text:style-name="T6">話</text:span>】上六，涉<text:span text:style-name="T6">過</text:span>深之水以至<text:span text:style-name="T6">於</text:span>淹<text:span text:style-name="T6">沒</text:span>了<text:span text:style-name="T6">頭頂</text:span>，就<text:span text:style-name="T6">會發</text:span>生凶<text:span text:style-name="T6">險</text:span>，但最<text:span text:style-name="T6">終</text:span>不<text:span text:style-name="T6">會</text:span>有<text:span text:style-name="T6">禍</text:span>患。</text:p>
      <text:p text:style-name="P1"/>
      <text:p text:style-name="P3">《象》曰：“<text:span text:style-name="T6">過</text:span>涉之凶”，不可咎也。</text:p>
      <text:p text:style-name="P1"/>
      <text:p text:style-name="P3">【白<text:span text:style-name="T6">話</text:span>】《象<text:span text:style-name="T6">辭</text:span>》<text:span text:style-name="T6">說</text:span>：“涉<text:span text:style-name="T6">過</text:span>深之水<text:span text:style-name="T6">會發</text:span>生凶<text:span text:style-name="T6">險</text:span>“，但如果能及<text:span text:style-name="T6">時補</text:span>救，<text:span text:style-name="T6">還</text:span>是可以化<text:span text:style-name="T6">險為</text:span>夷，最<text:span text:style-name="T6">終</text:span>不<text:span text:style-name="T6">會</text:span>有<text:span text:style-name="T6">禍</text:span>患。 </text:p>
      <text:p text:style-name="P1"/>
      <text:p text:style-name="P1"/>
      <text:p text:style-name="P1">第二十九卦：《坎卦》</text:p>
      <text:p text:style-name="P1"><text:s/></text:p>
      <text:p text:style-name="P3"><text:span text:style-name="T6">習</text:span>坎：有孚，<text:span text:style-name="T6">維</text:span>心亨，行有尚。</text:p>
      <text:p text:style-name="P1"/>
      <text:p text:style-name="P3">【白<text:span text:style-name="T6">話</text:span>】《坎卦》象<text:span text:style-name="T6">徵</text:span>重重<text:span text:style-name="T6">艱險</text:span>：像水奔流一<text:span text:style-name="T6">樣</text:span>，胸<text:span text:style-name="T6">懷堅</text:span>定的信念，<text:span text:style-name="T6">執</text:span>著<text:span text:style-name="T6">專</text:span>一，<text:span text:style-name="T6">內</text:span>心才能不畏<text:span text:style-name="T6">艱險</text:span>而<text:span text:style-name="T6">獲</text:span>得亨通，<text:span text:style-name="T6">這種</text:span>奔流不止、<text:span text:style-name="T6">堅強剛</text:span>毅的行<text:span text:style-name="T6">為</text:span>必然被人<text:span text:style-name="T6">們</text:span>所崇尚。</text:p>
      <text:p text:style-name="P1"/>
      <text:p text:style-name="P3">《象》曰：水洊至，<text:span text:style-name="T6">習</text:span>坎；君子以常德行，<text:span text:style-name="T6">習</text:span>教事。</text:p>
      <text:p text:style-name="P1"/>
      <text:p text:style-name="P3">【白<text:span text:style-name="T6">話</text:span>】《象<text:span text:style-name="T6">辭</text:span>》<text:span text:style-name="T6">說</text:span>：《坎卦》的卦象是坎（水）下坎（水）上，<text:span text:style-name="T6">為</text:span>水流之表象。流水相<text:span text:style-name="T6">繼</text:span>而至、潮涌而<text:span text:style-name="T6">來</text:span>，必<text:span text:style-name="T6">須</text:span>充<text:span text:style-name="T6">滿</text:span>前方<text:span text:style-name="T6">無數極</text:span>深的陷坑才能<text:span text:style-name="T6">繼續</text:span>向前，所以象<text:span text:style-name="T6">徵</text:span>重重的<text:span text:style-name="T6">艱險</text:span>困<text:span text:style-name="T6">難</text:span>；君子因此<text:span text:style-name="T6">應當堅</text:span>持不懈地努力，反<text:span text:style-name="T6">復</text:span>不<text:span text:style-name="T6">間斷</text:span>地推<text:span text:style-name="T6">進</text:span>教育事<text:span text:style-name="T6">業</text:span>。</text:p>
      <text:p text:style-name="P1"/>
      <text:p text:style-name="P3">初六，<text:span text:style-name="T6">習</text:span>坎，入<text:span text:style-name="T6">於</text:span>坎窞，凶。</text:p>
      <text:p text:style-name="P1"/>
      <text:p text:style-name="P3">【白<text:span text:style-name="T6">話</text:span>】初六，置身<text:span text:style-name="T6">於</text:span>重重的<text:span text:style-name="T6">艱險</text:span>困<text:span text:style-name="T6">難</text:span>之中，落入到陷坑的最底下，<text:span text:style-name="T6">結</text:span>果必然是凶<text:span text:style-name="T6">險</text:span>的。</text:p>
      <text:p text:style-name="P1"/>
      <text:p text:style-name="P3">《象》曰：“<text:span text:style-name="T6">習</text:span>坎入坎”，失道凶也。</text:p>
      <text:p text:style-name="P1"/>
      <text:p text:style-name="P3"><text:soft-page-break/>【白<text:span text:style-name="T6">話</text:span>】《象<text:span text:style-name="T6">辭</text:span>》<text:span text:style-name="T6">說</text:span>：“置身<text:span text:style-name="T6">於</text:span>重重的<text:span text:style-name="T6">艱險</text:span>困<text:span text:style-name="T6">難</text:span>之中，落入到陷坑的最底下”，是因<text:span text:style-name="T6">為</text:span>不能<text:span text:style-name="T6">堅</text:span>守正道，自身<text:span text:style-name="T6">軟</text:span>弱<text:span text:style-name="T6">無</text:span>能，又得不到外援，所以遭遇凶<text:span text:style-name="T6">險</text:span>。</text:p>
      <text:p text:style-name="P1"/>
      <text:p text:style-name="P3">九二，坎有<text:span text:style-name="T6">險</text:span>，求小得。</text:p>
      <text:p text:style-name="P1"/>
      <text:p text:style-name="P3">【白<text:span text:style-name="T6">話</text:span>】九二，仍然<text:span text:style-name="T6">處</text:span>在陷坑之中面<text:span text:style-name="T6">臨</text:span>危<text:span text:style-name="T6">險</text:span>，<text:span text:style-name="T6">雖</text:span>不能<text:span text:style-name="T6">脫險</text:span>，但在一定程度上<text:span text:style-name="T6">還</text:span>是可以解<text:span text:style-name="T6">決</text:span>一些小<text:span text:style-name="T6">問題</text:span>的。</text:p>
      <text:p text:style-name="P1"/>
      <text:p text:style-name="P1">《象》曰：“求小得”，未出中也。</text:p>
      <text:p text:style-name="P1"/>
      <text:p text:style-name="P3">【白<text:span text:style-name="T6">話</text:span>】《象<text:span text:style-name="T6">辭</text:span>》<text:span text:style-name="T6">說</text:span>：“<text:span text:style-name="T6">雖</text:span>不能<text:span text:style-name="T6">脫險</text:span>，但在一定程度上<text:span text:style-name="T6">還</text:span>是可以解<text:span text:style-name="T6">決</text:span>一些小<text:span text:style-name="T6">問題</text:span>的”，<text:span text:style-name="T6">說</text:span>明仍未<text:span text:style-name="T6">脫離險</text:span>境。</text:p>
      <text:p text:style-name="P1"/>
      <text:p text:style-name="P3">六三，<text:span text:style-name="T6">來</text:span>之坎坎，<text:span text:style-name="T6">險</text:span>且枕，入<text:span text:style-name="T6">於</text:span>坎窞，勿用。</text:p>
      <text:p text:style-name="P1"/>
      <text:p text:style-name="P3">【白<text:span text:style-name="T6">話</text:span>】六三，往<text:span text:style-name="T6">來進</text:span>退都<text:span text:style-name="T6">處</text:span>在重重陷坑之<text:span text:style-name="T6">間</text:span>，面<text:span text:style-name="T6">臨</text:span>危<text:span text:style-name="T6">險難</text:span>以得到安全，落入陷坑的最底下，在<text:span text:style-name="T6">這種</text:span>情<text:span text:style-name="T6">況</text:span>下，只有伏枕以待，不可<text:span text:style-name="T6">輕舉</text:span>妄<text:span text:style-name="T6">動</text:span>。</text:p>
      <text:p text:style-name="P1"/>
      <text:p text:style-name="P3">《象》曰：“<text:span text:style-name="T6">來</text:span>之坎坎”<text:span text:style-name="T6">終無</text:span>功也。</text:p>
      <text:p text:style-name="P1"/>
      <text:p text:style-name="P3">【白<text:span text:style-name="T6">話</text:span>】《象<text:span text:style-name="T6">辭</text:span>》<text:span text:style-name="T6">說</text:span>：“往<text:span text:style-name="T6">來進</text:span>退都<text:span text:style-name="T6">處</text:span>在重重陷坑之<text:span text:style-name="T6">間</text:span>”，是<text:span text:style-name="T6">說雖</text:span>急<text:span text:style-name="T6">於</text:span>求得平安，<text:span text:style-name="T6">結</text:span>果是欲速<text:span text:style-name="T6">則</text:span>不<text:span text:style-name="T6">達</text:span>，最<text:span text:style-name="T6">終還</text:span>是不能<text:span text:style-name="T6">擺脫</text:span>危<text:span text:style-name="T6">險</text:span>，走出困境。</text:p>
      <text:p text:style-name="P1"/>
      <text:p text:style-name="P3">六四，樽酒，簋<text:span text:style-name="T6">貳</text:span>，用缶，<text:span text:style-name="T6">納約</text:span>自牖，<text:span text:style-name="T6">終無</text:span>咎。</text:p>
      <text:p text:style-name="P1"/>
      <text:p text:style-name="P3">【白<text:span text:style-name="T6">話</text:span>】六四，一樽酒，<text:span text:style-name="T6">兩</text:span>簋<text:span text:style-name="T6">飯</text:span>，用瓦缶盛着<text:span text:style-name="T6">進獻</text:span>，<text:span text:style-name="T6">禮雖</text:span>然很<text:span text:style-name="T6">輕</text:span>，然而<text:span text:style-name="T6">卻</text:span>充<text:span text:style-name="T6">滿</text:span>了深厚的情意，正大光明地表示<text:span text:style-name="T6">誠</text:span>信，最<text:span text:style-name="T6">終</text:span>不<text:span text:style-name="T6">會發</text:span>生<text:span text:style-name="T6">災禍</text:span>。</text:p>
      <text:p text:style-name="P1"/>
      <text:p text:style-name="P3">《象》曰：“樽酒簋<text:span text:style-name="T6">貳</text:span>”，<text:span text:style-name="T6">剛</text:span>柔<text:span text:style-name="T6">際</text:span>也。</text:p>
      <text:p text:style-name="P1"/>
      <text:p text:style-name="P3">【白<text:span text:style-name="T6">話</text:span>】《象<text:span text:style-name="T6">辭</text:span>》<text:span text:style-name="T6">說</text:span>：“一樽酒<text:span text:style-name="T6">兩</text:span>簋<text:span text:style-name="T6">飯</text:span>”，是<text:span text:style-name="T6">說</text:span>在<text:span text:style-name="T6">艱險</text:span>困<text:span text:style-name="T6">難</text:span>的情<text:span text:style-name="T6">況</text:span>下能<text:span text:style-name="T6">夠</text:span>推心置腹、相互信任地交往，<text:span text:style-name="T6">剛</text:span>柔相<text:span text:style-name="T6">濟</text:span>，所以最<text:span text:style-name="T6">終</text:span>免遭<text:span text:style-name="T6">災禍</text:span>。</text:p>
      <text:p text:style-name="P1"/>
      <text:p text:style-name="P3">九五，坎不盈，祇既平，<text:span text:style-name="T6">無</text:span>咎。</text:p>
      <text:p text:style-name="P1"/>
      <text:p text:style-name="P3">【白<text:span text:style-name="T6">話</text:span>】九五，奔流的水<text:span text:style-name="T6">還</text:span>未溢出陷坑，然而<text:span text:style-name="T6">卻</text:span>已和陷坑平<text:span text:style-name="T6">齊</text:span>了，<text:span text:style-name="T6">還</text:span>不<text:span text:style-name="T6">會發</text:span>生<text:span text:style-name="T6">災</text:span>害。</text:p>
      <text:p text:style-name="P1"/>
      <text:p text:style-name="P1">《象》曰：“坎不盈”，中未大也。</text:p>
      <text:p text:style-name="P1"/>
      <text:p text:style-name="P3">【白<text:span text:style-name="T6">話</text:span>】《象<text:span text:style-name="T6">辭</text:span>》<text:span text:style-name="T6">說</text:span>：“奔流的水<text:span text:style-name="T6">還</text:span>未溢出陷坑”，<text:span text:style-name="T6">說</text:span>明居中而不自大，所以，<text:span text:style-name="T6">還</text:span>不<text:span text:style-name="T6">會發</text:span>生<text:span text:style-name="T6">災</text:span>害。</text:p>
      <text:p text:style-name="P1"/>
      <text:p text:style-name="P3">上六，系用徵纆，置<text:span text:style-name="T6">於叢</text:span>棘，三<text:span text:style-name="T6">歲</text:span>不得，凶。</text:p>
      <text:p text:style-name="P1"/>
      <text:p text:style-name="P3">【白<text:span text:style-name="T6">話</text:span>】上六，被<text:span text:style-name="T6">繩</text:span>索重重地捆<text:span text:style-name="T6">綁</text:span>住，囚放在<text:span text:style-name="T6">荊</text:span>棘<text:span text:style-name="T6">叢</text:span>生的牢<text:span text:style-name="T6">獄</text:span>中，<text:span text:style-name="T6">長達</text:span>三年不能解<text:span text:style-name="T6">脫</text:span>，十分凶<text:span text:style-name="T6">險</text:span>。</text:p>
      <text:p text:style-name="P1"><text:soft-page-break/></text:p>
      <text:p text:style-name="P3">《象》曰：上六失道，凶三<text:span text:style-name="T6">歲</text:span>也。</text:p>
      <text:p text:style-name="P1"/>
      <text:p text:style-name="P4"><text:span text:style-name="T8">【白</text:span><text:span text:style-name="T7">話</text:span><text:span text:style-name="T8">】《象</text:span><text:span text:style-name="T7">辭</text:span><text:span text:style-name="T8">》</text:span><text:span text:style-name="T7">說</text:span><text:span text:style-name="T8">：“《坎卦》的第六爻位(上六)面</text:span><text:span text:style-name="T7">臨艱險</text:span><text:span text:style-name="T8">困</text:span><text:span text:style-name="T7">難</text:span><text:span text:style-name="T8">，不能</text:span><text:span text:style-name="T7">堅</text:span><text:span text:style-name="T8">守正道，所以遭受三年的凶</text:span><text:span text:style-name="T7">險</text:span><text:span text:style-name="T8">。 </text:span></text:p>
      <text:p text:style-name="P1"/>
      <text:p text:style-name="P1"/>
      <text:p text:style-name="P3">第三十卦：《<text:span text:style-name="T6">離</text:span>卦》</text:p>
      <text:p text:style-name="P1"><text:s/></text:p>
      <text:p text:style-name="P3"><text:span text:style-name="T6">離</text:span>：利<text:span text:style-name="T6">貞</text:span>，亨；畜牝牛，吉。</text:p>
      <text:p text:style-name="P1"/>
      <text:p text:style-name="P3">【白<text:span text:style-name="T6">話</text:span>】《<text:span text:style-name="T6">離</text:span>卦》象<text:span text:style-name="T6">徵</text:span>附着：利<text:span text:style-name="T6">於堅</text:span>守正道，<text:span text:style-name="T6">這樣</text:span>必然亨通；畜<text:span text:style-name="T6">養</text:span>柔<text:span text:style-name="T6">順</text:span>的母牛，可以<text:span text:style-name="T6">獲</text:span>得吉祥。</text:p>
      <text:p text:style-name="P1"/>
      <text:p text:style-name="P3">《象》曰：“明<text:span text:style-name="T6">兩</text:span>作，<text:span text:style-name="T6">離</text:span>；大人以<text:span text:style-name="T6">繼</text:span>明照<text:span text:style-name="T6">於</text:span>四方。</text:p>
      <text:p text:style-name="P1"/>
      <text:p text:style-name="P4"><text:span text:style-name="T8">【白</text:span><text:span text:style-name="T7">話</text:span><text:span text:style-name="T8">】《象</text:span><text:span text:style-name="T7">辭</text:span><text:span text:style-name="T8">》</text:span><text:span text:style-name="T7">說</text:span><text:span text:style-name="T8">：“《</text:span><text:span text:style-name="T7">離</text:span><text:span text:style-name="T8">卦》的卦象</text:span><text:span text:style-name="T7">為離</text:span><text:span text:style-name="T8">(火)下</text:span><text:span text:style-name="T7">離</text:span><text:span text:style-name="T8">(火)上，</text:span><text:span text:style-name="T7">為</text:span><text:span text:style-name="T8">光明接</text:span><text:span text:style-name="T7">連</text:span><text:span text:style-name="T8">升起之表象。《</text:span><text:span text:style-name="T7">離</text:span><text:span text:style-name="T8">卦》的本象</text:span><text:span text:style-name="T7">為</text:span><text:span text:style-name="T8">火，</text:span><text:span text:style-name="T7">這</text:span><text:span text:style-name="T8">里代表太</text:span><text:span text:style-name="T7">陽</text:span><text:span text:style-name="T8">。太</text:span><text:span text:style-name="T7">陽東</text:span><text:span text:style-name="T8">升西落，因而有上下充</text:span><text:span text:style-name="T7">滿</text:span><text:span text:style-name="T8">光明的形象。太</text:span><text:span text:style-name="T7">陽</text:span><text:span text:style-name="T8">的光明</text:span><text:span text:style-name="T7">連續</text:span><text:span text:style-name="T8">照耀，必</text:span><text:span text:style-name="T7">須</text:span><text:span text:style-name="T8">高</text:span><text:span text:style-name="T7">懸</text:span><text:span text:style-name="T8">依附在天空才行，所以象</text:span><text:span text:style-name="T7">徵</text:span><text:span text:style-name="T8">附着；</text:span><text:span text:style-name="T7">偉</text:span><text:span text:style-name="T8">大的人物效法</text:span><text:span text:style-name="T7">這</text:span><text:span text:style-name="T8">一</text:span><text:span text:style-name="T7">現</text:span><text:span text:style-name="T8">象，也</text:span><text:span text:style-name="T7">應當連綿</text:span><text:span text:style-name="T8">不</text:span><text:span text:style-name="T7">斷</text:span><text:span text:style-name="T8">地用太</text:span><text:span text:style-name="T7">陽</text:span><text:span text:style-name="T8">般的光明美德普照四方。</text:span></text:p>
      <text:p text:style-name="P1"/>
      <text:p text:style-name="P3">初九，履<text:span text:style-name="T6">錯</text:span>然，敬之，<text:span text:style-name="T6">無</text:span>咎。</text:p>
      <text:p text:style-name="P1"/>
      <text:p text:style-name="P3">【白<text:span text:style-name="T6">話</text:span>】初九，在<text:span text:style-name="T6">開</text:span>始行事<text:span text:style-name="T6">時</text:span>，由<text:span text:style-name="T6">於</text:span>急<text:span text:style-name="T6">於</text:span>求成而出<text:span text:style-name="T6">現錯亂</text:span>，后<text:span text:style-name="T6">來</text:span>能恭敬慎重且未<text:span text:style-name="T6">輕舉</text:span>妄<text:span text:style-name="T6">動</text:span>，<text:span text:style-name="T6">結</text:span>果<text:span text:style-name="T6">沒</text:span>有<text:span text:style-name="T6">發</text:span>生什么<text:span text:style-name="T6">災禍</text:span>。</text:p>
      <text:p text:style-name="P1"/>
      <text:p text:style-name="P3">《象》曰：“履<text:span text:style-name="T6">錯</text:span>之敬”，以辟咎也。</text:p>
      <text:p text:style-name="P1"/>
      <text:p text:style-name="P3">【白<text:span text:style-name="T6">話</text:span>】《象<text:span text:style-name="T6">辭</text:span>》<text:span text:style-name="T6">說</text:span>：“在<text:span text:style-name="T6">開</text:span>始行事<text:span text:style-name="T6">時</text:span>，由<text:span text:style-name="T6">於</text:span>急<text:span text:style-name="T6">於</text:span>求成而出<text:span text:style-name="T6">現錯亂</text:span>，后<text:span text:style-name="T6">來</text:span>能恭敬慎重且未<text:span text:style-name="T6">輕舉</text:span>妄<text:span text:style-name="T6">動</text:span>”，主要是<text:span text:style-name="T6">為</text:span>了避免<text:span text:style-name="T6">災禍</text:span>的<text:span text:style-name="T6">發</text:span>生。</text:p>
      <text:p text:style-name="P1"/>
      <text:p text:style-name="P3">六二，<text:span text:style-name="T6">黃離</text:span>，元吉。</text:p>
      <text:p text:style-name="P1"/>
      <text:p text:style-name="P3">【白<text:span text:style-name="T6">話</text:span>】六二，附着在<text:span text:style-name="T6">黃</text:span>色上，就可以<text:span text:style-name="T6">獲</text:span>得大吉大利。</text:p>
      <text:p text:style-name="P1"/>
      <text:p text:style-name="P3">《象》曰：“<text:span text:style-name="T6">黃離</text:span>元吉”，得中道也。</text:p>
      <text:p text:style-name="P1"/>
      <text:p text:style-name="P3">【白<text:span text:style-name="T6">話</text:span>】《象<text:span text:style-name="T6">辭</text:span>》<text:span text:style-name="T6">說</text:span>：“附着在<text:span text:style-name="T6">黃</text:span>色上，就可以<text:span text:style-name="T6">獲</text:span>得大吉大利”，是因<text:span text:style-name="T6">為黃</text:span>色代表中，<text:span text:style-name="T6">堅</text:span>守正道，可以<text:span text:style-name="T6">獲</text:span>得大吉大利。</text:p>
      <text:p text:style-name="P1"/>
      <text:p text:style-name="P3">九三，日昃之<text:span text:style-name="T6">離</text:span>，不鼓缶而歌，<text:span text:style-name="T6">則</text:span>大耋之嗟，凶。</text:p>
      <text:p text:style-name="P1"/>
      <text:p text:style-name="P3">【白<text:span text:style-name="T6">話</text:span>】九三，夕<text:span text:style-name="T6">陽</text:span>西下，好比人生已入老年，<text:span text:style-name="T6">這時</text:span>如果不能敲着瓦器伴唱高歌地<text:span text:style-name="T6">歡</text:span>度晚年，就<text:span text:style-name="T6">難</text:span>免<text:span text:style-name="T6">會</text:span>有春<text:span text:style-name="T6">蠶將</text:span>死、<text:span text:style-name="T6">蠟</text:span>炬成灰的哀<text:span text:style-name="T6">嘆</text:span>，<text:span text:style-name="T6">這樣</text:span>必然遭遇凶<text:span text:style-name="T6">險</text:span>。</text:p>
      <text:p text:style-name="P1"/>
      <text:p text:style-name="P4"><text:soft-page-break/><text:span text:style-name="T8">《象》曰：“日昃之</text:span><text:span text:style-name="T7">離</text:span><text:span text:style-name="T8">”，何可久也!</text:span></text:p>
      <text:p text:style-name="P1"/>
      <text:p text:style-name="P4"><text:span text:style-name="T8">《白</text:span><text:span text:style-name="T7">話</text:span><text:span text:style-name="T8">》《象</text:span><text:span text:style-name="T7">辭</text:span><text:span text:style-name="T8">》</text:span><text:span text:style-name="T7">說</text:span><text:span text:style-name="T8">：“夕</text:span><text:span text:style-name="T7">陽</text:span><text:span text:style-name="T8">西下，好比人生已步入老年”，太</text:span><text:span text:style-name="T7">陽</text:span><text:span text:style-name="T8">偏西即</text:span><text:span text:style-name="T7">將</text:span><text:span text:style-name="T8">落下，人步入老年呢？即</text:span><text:span text:style-name="T7">將</text:span><text:span text:style-name="T8">死去，怎么能</text:span><text:span text:style-name="T7">長</text:span><text:span text:style-name="T8">久呢!</text:span></text:p>
      <text:p text:style-name="P1"/>
      <text:p text:style-name="P3">九四，突如其<text:span text:style-name="T6">來</text:span>如，焚如，死如，<text:span text:style-name="T6">棄</text:span>如。</text:p>
      <text:p text:style-name="P1"/>
      <text:p text:style-name="P3">【白<text:span text:style-name="T6">話</text:span>】九四，突然<text:span text:style-name="T6">間發</text:span>出<text:span text:style-name="T6">萬</text:span>道光芒，<text:span text:style-name="T6">猶</text:span>如燃<text:span text:style-name="T6">燒</text:span>的烈火，但<text:span text:style-name="T6">頃</text:span>刻之<text:span text:style-name="T6">間</text:span>又<text:span text:style-name="T6">煙</text:span>消云散，不<text:span text:style-name="T6">復</text:span>存在，落得<text:span text:style-name="T6">個</text:span>被<text:span text:style-name="T6">拋棄</text:span>的下<text:span text:style-name="T6">場</text:span>。</text:p>
      <text:p text:style-name="P1"/>
      <text:p text:style-name="P3">《象》曰：“突如其<text:span text:style-name="T6">來</text:span>如”，<text:span text:style-name="T6">無</text:span>所容也。</text:p>
      <text:p text:style-name="P1"/>
      <text:p text:style-name="P3">【白<text:span text:style-name="T6">話</text:span>】《象<text:span text:style-name="T6">辭</text:span>》<text:span text:style-name="T6">說</text:span>：“突然<text:span text:style-name="T6">間發</text:span>出<text:span text:style-name="T6">萬</text:span>道光芒，<text:span text:style-name="T6">猶</text:span>如燃<text:span text:style-name="T6">燒</text:span>的烈火”，<text:span text:style-name="T6">這種剛</text:span>烈暴躁的<text:span text:style-name="T6">氣</text:span>焰，必然<text:span text:style-name="T6">帶來</text:span>危<text:span text:style-name="T6">險</text:span>，是天下人所不能容忍的。</text:p>
      <text:p text:style-name="P1"/>
      <text:p text:style-name="P1">六五，出涕沱若，戚嗟若，吉。</text:p>
      <text:p text:style-name="P1"/>
      <text:p text:style-name="P3">【白<text:span text:style-name="T6">話</text:span>】六五，眼<text:span text:style-name="T6">淚</text:span>像泉水一<text:span text:style-name="T6">樣</text:span>不停地涌出，<text:span text:style-name="T6">紛紛從</text:span>面<text:span text:style-name="T6">頰</text:span>上流下，<text:span text:style-name="T6">憂</text:span>愁悲<text:span text:style-name="T6">傷</text:span>地<text:span text:style-name="T6">嘆</text:span>息，居安思危到了<text:span text:style-name="T6">這種</text:span>程度，必<text:span text:style-name="T6">將獲</text:span>得吉祥。</text:p>
      <text:p text:style-name="P1"/>
      <text:p text:style-name="P3">《象》曰：“六五之吉，<text:span text:style-name="T6">離</text:span>王公也。</text:p>
      <text:p text:style-name="P1"/>
      <text:p text:style-name="P4"><text:span text:style-name="T8">【白</text:span><text:span text:style-name="T7">話</text:span><text:span text:style-name="T8">】《象</text:span><text:span text:style-name="T7">辭</text:span><text:span text:style-name="T8">》</text:span><text:span text:style-name="T7">說</text:span><text:span text:style-name="T8">：“《</text:span><text:span text:style-name="T7">離</text:span><text:span text:style-name="T8">卦》的第五爻位(六五)之所以能</text:span><text:span text:style-name="T7">夠獲</text:span><text:span text:style-name="T8">得吉祥，是由</text:span><text:span text:style-name="T7">於</text:span><text:span text:style-name="T8">它附着在君主旁，受到了君主的庇佑。</text:span></text:p>
      <text:p text:style-name="P1"/>
      <text:p text:style-name="P3">上九，王用出<text:span text:style-name="T6">徵</text:span>，用嘉折首，<text:span text:style-name="T6">獲</text:span>匪其丑，<text:span text:style-name="T6">無</text:span>咎。</text:p>
      <text:p text:style-name="P1"/>
      <text:p text:style-name="P3">【白<text:span text:style-name="T6">話</text:span>】上九，君主<text:span text:style-name="T6">動</text:span>有<text:span text:style-name="T6">軍隊</text:span>出兵<text:span text:style-name="T6">徵</text:span>伐，建功立<text:span text:style-name="T6">業</text:span>，<text:span text:style-name="T6">獲</text:span>得美<text:span text:style-name="T6">譽</text:span>，<text:span text:style-name="T6">斬殺敵</text:span>方首<text:span text:style-name="T6">領</text:span>，捕<text:span text:style-name="T6">獲</text:span>不<text:span text:style-name="T6">願歸</text:span>附者，<text:span text:style-name="T6">這樣</text:span>做不<text:span text:style-name="T6">會發</text:span>生<text:span text:style-name="T6">災禍</text:span>。</text:p>
      <text:p text:style-name="P1"/>
      <text:p text:style-name="P3">《象》曰：“王用出<text:span text:style-name="T6">徵</text:span>”，以正邦也。</text:p>
      <text:p text:style-name="P1"/>
      <text:p text:style-name="P3">【白<text:span text:style-name="T6">話</text:span>】《象<text:span text:style-name="T6">辭</text:span>》<text:span text:style-name="T6">說</text:span>：“君主<text:span text:style-name="T6">動</text:span>用<text:span text:style-name="T6">軍隊</text:span>出兵<text:span text:style-name="T6">徵</text:span>伐”，是<text:span text:style-name="T6">為</text:span>了治理<text:span text:style-name="T6">國</text:span>家，并非是<text:span text:style-name="T6">為</text:span>了耀武<text:span text:style-name="T6">揚</text:span>威，<text:span text:style-name="T6">濫殺無</text:span>辜。所以，<text:span text:style-name="T6">進</text:span>行正<text:span text:style-name="T6">義</text:span>的<text:span text:style-name="T6">戰爭</text:span>，就不<text:span text:style-name="T6">會發</text:span>生<text:span text:style-name="T6">災禍</text:span>。 </text:p>
      <text:p text:style-name="P1"/>
      <text:p text:style-name="P1"/>
      <text:p text:style-name="P1">第三十一卦：《咸卦》</text:p>
      <text:p text:style-name="P1"><text:s/></text:p>
      <text:p text:style-name="P3">咸：亨，利<text:span text:style-name="T6">貞</text:span>；取女吉。</text:p>
      <text:p text:style-name="P1"/>
      <text:p text:style-name="P3">【白<text:span text:style-name="T6">話</text:span>】《咸卦》象<text:span text:style-name="T6">徵</text:span>感<text:span text:style-name="T6">應</text:span>：亨通<text:span text:style-name="T6">順</text:span>利，有利<text:span text:style-name="T6">於堅</text:span>守正道；娶妻可以<text:span text:style-name="T6">獲</text:span>得吉祥。</text:p>
      <text:p text:style-name="P1"/>
      <text:p text:style-name="P3">《象》曰：山上有<text:span text:style-name="T6">澤</text:span>，咸；君子以<text:span text:style-name="T6">虛</text:span>受人。</text:p>
      <text:p text:style-name="P1"/>
      <text:p text:style-name="P4"><text:soft-page-break/><text:span text:style-name="T8">【白</text:span><text:span text:style-name="T7">話</text:span><text:span text:style-name="T8">】《象</text:span><text:span text:style-name="T7">辭</text:span><text:span text:style-name="T8">》</text:span><text:span text:style-name="T7">說</text:span><text:span text:style-name="T8">：《咸卦》的卦象是艮(山)下</text:span><text:span text:style-name="T7">兌</text:span><text:span text:style-name="T8">(</text:span><text:span text:style-name="T7">澤</text:span><text:span text:style-name="T8">)上，</text:span><text:span text:style-name="T7">為</text:span><text:span text:style-name="T8">山上有</text:span><text:span text:style-name="T7">澤</text:span><text:span text:style-name="T8">之表象，即上方的水</text:span><text:span text:style-name="T7">澤</text:span><text:span text:style-name="T8">滋</text:span><text:span text:style-name="T7">潤</text:span><text:span text:style-name="T8">下面的山</text:span><text:span text:style-name="T7">體</text:span><text:span text:style-name="T8">，下面的山</text:span><text:span text:style-name="T7">體</text:span><text:span text:style-name="T8">承托上方的水</text:span><text:span text:style-name="T7">澤</text:span><text:span text:style-name="T8">并吸收其水分的形象，因而象</text:span><text:span text:style-name="T7">徵</text:span><text:span text:style-name="T8">感</text:span><text:span text:style-name="T7">應</text:span><text:span text:style-name="T8">；君子效法山水相</text:span><text:span text:style-name="T7">連這</text:span><text:span text:style-name="T8">一</text:span><text:span text:style-name="T7">現</text:span><text:span text:style-name="T8">象，以</text:span><text:span text:style-name="T7">虛懷</text:span><text:span text:style-name="T8">若谷的精神容</text:span><text:span text:style-name="T7">納</text:span><text:span text:style-name="T8">感化他人。</text:span></text:p>
      <text:p text:style-name="P1"/>
      <text:p text:style-name="P1">初六，咸其拇。</text:p>
      <text:p text:style-name="P1"/>
      <text:p text:style-name="P3">【白<text:span text:style-name="T6">話</text:span>】初六，感<text:span text:style-name="T6">應發</text:span>生在<text:span text:style-name="T6">腳</text:span>的大拇趾上。</text:p>
      <text:p text:style-name="P1"/>
      <text:p text:style-name="P1">《象》曰：“咸其拇”，志在外也。</text:p>
      <text:p text:style-name="P1"/>
      <text:p text:style-name="P3">【白<text:span text:style-name="T6">話</text:span>】《象<text:span text:style-name="T6">辭</text:span>》<text:span text:style-name="T6">說</text:span>：“感<text:span text:style-name="T6">應發</text:span>生在<text:span text:style-name="T6">腳</text:span>的大拇趾上”，<text:span text:style-name="T6">說</text:span>明其感<text:span text:style-name="T6">應</text:span>志向是向外追求。</text:p>
      <text:p text:style-name="P1"/>
      <text:p text:style-name="P1">六二，咸其腓，凶；居吉。</text:p>
      <text:p text:style-name="P1"/>
      <text:p text:style-name="P3">【白<text:span text:style-name="T6">話</text:span>】六二，感<text:span text:style-name="T6">應發</text:span>生在小腿肚上，是由<text:span text:style-name="T6">於</text:span>急躁妄<text:span text:style-name="T6">動</text:span>，<text:span text:style-name="T6">這樣</text:span>就<text:span text:style-name="T6">會發</text:span>生凶<text:span text:style-name="T6">險</text:span>的事情；若是安居<text:span text:style-name="T6">靜處</text:span>，便可以<text:span text:style-name="T6">獲</text:span>得吉祥。</text:p>
      <text:p text:style-name="P1"/>
      <text:p text:style-name="P3">《象》曰：<text:span text:style-name="T6">雖</text:span>凶居吉，<text:span text:style-name="T6">順</text:span>不害也。</text:p>
      <text:p text:style-name="P1"/>
      <text:p text:style-name="P3">【白<text:span text:style-name="T6">話</text:span>】《象<text:span text:style-name="T6">辭</text:span>》<text:span text:style-name="T6">說</text:span>：<text:span text:style-name="T6">雖</text:span>然<text:span text:style-name="T6">會發</text:span>生凶<text:span text:style-name="T6">險</text:span>的事情，但是只要安居<text:span text:style-name="T6">靜處</text:span>，便可以避<text:span text:style-name="T6">災遠禍</text:span>了。</text:p>
      <text:p text:style-name="P1"/>
      <text:p text:style-name="P3">九三，咸其股，<text:span text:style-name="T6">執</text:span>其<text:span text:style-name="T6">隨</text:span>，往吝。</text:p>
      <text:p text:style-name="P1"/>
      <text:p text:style-name="P3">【白<text:span text:style-name="T6">話</text:span>】九三，感<text:span text:style-name="T6">應發</text:span>生在大腿上，一味地跟<text:span text:style-name="T6">隨</text:span>着<text:span text:style-name="T6">別</text:span>人任意妄<text:span text:style-name="T6">動</text:span>，<text:span text:style-name="T6">這樣</text:span>前去行事，必然<text:span text:style-name="T6">導</text:span>致<text:span text:style-name="T6">災禍</text:span>。</text:p>
      <text:p text:style-name="P1"/>
      <text:p text:style-name="P3">《象》曰：“咸其股”，亦不<text:span text:style-name="T6">處</text:span>也；“志在<text:span text:style-name="T6">隨</text:span>人”，所<text:span text:style-name="T6">執</text:span>下也。</text:p>
      <text:p text:style-name="P1"/>
      <text:p text:style-name="P3">【白<text:span text:style-name="T6">話</text:span>】《象<text:span text:style-name="T6">辭</text:span>》<text:span text:style-name="T6">說</text:span>：“感<text:span text:style-name="T6">應發</text:span>生在大腿上”，<text:span text:style-name="T6">說</text:span>明不能安居<text:span text:style-name="T6">靜處</text:span>，自我克制，而是性情急躁，<text:span text:style-name="T6">隨</text:span>心所欲地任意妄<text:span text:style-name="T6">為</text:span>；“盲目地跟<text:span text:style-name="T6">隨別</text:span>人任意妄<text:span text:style-name="T6">為</text:span>”，是因<text:span text:style-name="T6">為</text:span>它所<text:span text:style-name="T6">執</text:span>意追求的<text:span text:style-name="T6">過於</text:span>低下卑劣了。</text:p>
      <text:p text:style-name="P1"/>
      <text:p text:style-name="P3">九四，<text:span text:style-name="T6">貞</text:span>吉，悔亡；憧憧往<text:span text:style-name="T6">來</text:span>，朋<text:span text:style-name="T6">從爾</text:span>思。</text:p>
      <text:p text:style-name="P1"/>
      <text:p text:style-name="P3">【白<text:span text:style-name="T6">話</text:span>】九四，<text:span text:style-name="T6">內</text:span>心保持<text:span text:style-name="T6">純潔無</text:span>邪的<text:span text:style-name="T6">態</text:span>度，就可以<text:span text:style-name="T6">獲</text:span>得吉祥，<text:span text:style-name="T6">沒</text:span>有后悔；心猿意<text:span text:style-name="T6">馬</text:span>地<text:span text:style-name="T6">與</text:span>朋友交往，朋友<text:span text:style-name="T6">會報</text:span>答你的情意。</text:p>
      <text:p text:style-name="P1"/>
      <text:p text:style-name="P3">《象》曰：“<text:span text:style-name="T6">貞</text:span>吉悔亡”，未感害也；“憧憧往<text:span text:style-name="T6">來</text:span>”，未光大也。</text:p>
      <text:p text:style-name="P1"/>
      <text:p text:style-name="P3">【白<text:span text:style-name="T6">話</text:span>】《象<text:span text:style-name="T6">辭</text:span>》<text:span text:style-name="T6">說</text:span>：“<text:span text:style-name="T6">內</text:span>心保持<text:span text:style-name="T6">純潔無</text:span>邪的<text:span text:style-name="T6">態</text:span>度，就可以<text:span text:style-name="T6">獲</text:span>得吉祥，<text:span text:style-name="T6">沒</text:span>有后悔”，<text:span text:style-name="T6">說</text:span>明九四爻并<text:span text:style-name="T6">沒</text:span>有因感<text:span text:style-name="T6">應</text:span>而遭受<text:span text:style-name="T6">禍</text:span>害；“心猿意<text:span text:style-name="T6">馬</text:span>地<text:span text:style-name="T6">與</text:span>朋友交往”，朋友面必然窄，影<text:span text:style-name="T6">響</text:span>也小，不能遍及<text:span text:style-name="T6">於</text:span>天下人。</text:p>
      <text:p text:style-name="P3">九五，咸其脢，<text:span text:style-name="T6">無</text:span>悔。</text:p>
      <text:p text:style-name="P1"/>
      <text:p text:style-name="P3">【白<text:span text:style-name="T6">話</text:span>】九五，感<text:span text:style-name="T6">應發</text:span>生在脊背的肉上，不<text:span text:style-name="T6">會發</text:span>生后悔。</text:p>
      <text:p text:style-name="P1"/>
      <text:p text:style-name="P1"><text:soft-page-break/>《象》曰：“咸其脢”，志未也。</text:p>
      <text:p text:style-name="P1"/>
      <text:p text:style-name="P3">【白<text:span text:style-name="T6">話</text:span>】《象<text:span text:style-name="T6">辭</text:span>》<text:span text:style-name="T6">說</text:span>：“感<text:span text:style-name="T6">應發</text:span>生有脊背的肉上”，<text:span text:style-name="T6">說</text:span>明其只知<text:span text:style-name="T6">獨</text:span>善其身，<text:span text:style-name="T6">這樣</text:span>它的志向<text:span text:style-name="T6">難</text:span>免<text:span text:style-name="T6">過於淺</text:span>薄了。</text:p>
      <text:p text:style-name="P1"/>
      <text:p text:style-name="P3">上六，咸其<text:span text:style-name="T6">輔</text:span>、<text:span text:style-name="T6">頰</text:span>、舌。</text:p>
      <text:p text:style-name="P1"/>
      <text:p text:style-name="P3">【白<text:span text:style-name="T6">話</text:span>】上六，感<text:span text:style-name="T6">應發</text:span>生在牙床、<text:span text:style-name="T6">臉頰</text:span>、舌<text:span text:style-name="T6">頭</text:span>上。</text:p>
      <text:p text:style-name="P1"/>
      <text:p text:style-name="P3">《象》曰：“咸其<text:span text:style-name="T6">輔</text:span>、<text:span text:style-name="T6">頰</text:span>、舌”，滕口<text:span text:style-name="T6">說</text:span>也。</text:p>
      <text:p text:style-name="P1"/>
      <text:p text:style-name="P3">【白<text:span text:style-name="T6">話</text:span>】《象<text:span text:style-name="T6">辭</text:span>》<text:span text:style-name="T6">說</text:span>：“感<text:span text:style-name="T6">應發</text:span>生在牙床、<text:span text:style-name="T6">臉頰</text:span>、舌<text:span text:style-name="T6">頭</text:span>上”，<text:span text:style-name="T6">說</text:span>明其只是玩弄三寸不<text:span text:style-name="T6">爛</text:span>之舌而已。 </text:p>
      <text:p text:style-name="P1"/>
      <text:p text:style-name="P1"/>
      <text:p text:style-name="P3">第三十二卦：《<text:span text:style-name="T6">恆</text:span>卦》</text:p>
      <text:p text:style-name="P1"><text:s/></text:p>
      <text:p text:style-name="P3"><text:span text:style-name="T6">恆</text:span>：亨，<text:span text:style-name="T6">無</text:span>咎，利<text:span text:style-name="T6">貞</text:span>，利有攸往。</text:p>
      <text:p text:style-name="P1"/>
      <text:p text:style-name="P3">【白<text:span text:style-name="T6">話</text:span>】《<text:span text:style-name="T6">恆</text:span>卦》象<text:span text:style-name="T6">徵</text:span>常久：亨通<text:span text:style-name="T6">順</text:span>利，<text:span text:style-name="T6">沒</text:span>有<text:span text:style-name="T6">災禍</text:span>，利<text:span text:style-name="T6">於堅</text:span>守正道，利<text:span text:style-name="T6">於</text:span>前去行事。</text:p>
      <text:p text:style-name="P1"/>
      <text:p text:style-name="P3">《象》曰：雷<text:span text:style-name="T6">風</text:span>，<text:span text:style-name="T6">恆</text:span>；君子以立不易方。</text:p>
      <text:p text:style-name="P1"/>
      <text:p text:style-name="P4"><text:span text:style-name="T8">【白</text:span><text:span text:style-name="T7">話</text:span><text:span text:style-name="T8">】《象</text:span><text:span text:style-name="T7">辭</text:span><text:span text:style-name="T8">》</text:span><text:span text:style-name="T7">說</text:span><text:span text:style-name="T8">：《</text:span><text:span text:style-name="T7">恆</text:span><text:span text:style-name="T8">卦》的卦象是巽(</text:span><text:span text:style-name="T7">風</text:span><text:span text:style-name="T8">)下震(雷)上，</text:span><text:span text:style-name="T7">為風</text:span><text:span text:style-name="T8">雷交加之表象，二者常是相</text:span><text:span text:style-name="T7">輔</text:span><text:span text:style-name="T8">相成而不停地活</text:span><text:span text:style-name="T7">動</text:span><text:span text:style-name="T8">的形象，因而象</text:span><text:span text:style-name="T7">徵</text:span><text:span text:style-name="T8">常久；君子效法</text:span><text:span text:style-name="T7">這</text:span><text:span text:style-name="T8">一</text:span><text:span text:style-name="T7">現</text:span><text:span text:style-name="T8">象，</text:span><text:span text:style-name="T7">應當樹</text:span><text:span text:style-name="T8">立自身的形象，</text:span><text:span text:style-name="T7">堅</text:span><text:span text:style-name="T8">守常久不</text:span><text:span text:style-name="T7">變</text:span><text:span text:style-name="T8">的正道。</text:span></text:p>
      <text:p text:style-name="P1"/>
      <text:p text:style-name="P3">初六，浚<text:span text:style-name="T6">恆</text:span>，<text:span text:style-name="T6">貞</text:span>凶，<text:span text:style-name="T6">無</text:span>攸利。</text:p>
      <text:p text:style-name="P1"/>
      <text:p text:style-name="P3">【白<text:span text:style-name="T6">話</text:span>】初六，刨根挖底地深入追求常久之道，<text:span text:style-name="T6">結</text:span>果必然凶<text:span text:style-name="T6">險</text:span>，<text:span text:style-name="T6">沒</text:span>有一<text:span text:style-name="T6">點</text:span>好<text:span text:style-name="T6">處</text:span>。</text:p>
      <text:p text:style-name="P1"/>
      <text:p text:style-name="P3">《象》曰：“浚<text:span text:style-name="T6">恆</text:span>之凶”，始求深也。</text:p>
      <text:p text:style-name="P1"/>
      <text:p text:style-name="P3">【白<text:span text:style-name="T6">話</text:span>】《象<text:span text:style-name="T6">辭</text:span>》<text:span text:style-name="T6">說</text:span>：“刨根挖底地深入追求常久之道所<text:span text:style-name="T6">產</text:span>生的凶<text:span text:style-name="T6">險</text:span>”，是因<text:span text:style-name="T6">為</text:span>事情<text:span text:style-name="T6">剛開</text:span>始，追求的目<text:span text:style-name="T6">標</text:span>就<text:span text:style-name="T6">過於</text:span>深<text:span text:style-name="T6">遠</text:span>的<text:span text:style-name="T6">緣</text:span>故。</text:p>
      <text:p text:style-name="P1"/>
      <text:p text:style-name="P1">九二，悔亡</text:p>
      <text:p text:style-name="P1"/>
      <text:p text:style-name="P3">【白<text:span text:style-name="T6">話</text:span>】九二，悔恨自行消除。</text:p>
      <text:p text:style-name="P1"/>
      <text:p text:style-name="P1">《象》曰：九二“悔亡”，能久中也。</text:p>
      <text:p text:style-name="P1"/>
      <text:p text:style-name="P4"><text:span text:style-name="T8">【白</text:span><text:span text:style-name="T7">話</text:span><text:span text:style-name="T8">】《象</text:span><text:span text:style-name="T7">辭</text:span><text:span text:style-name="T8">》</text:span><text:span text:style-name="T7">說</text:span><text:span text:style-name="T8">：《</text:span><text:span text:style-name="T7">恆</text:span><text:span text:style-name="T8">卦》的第二爻位(九二)能</text:span><text:span text:style-name="T7">夠</text:span><text:span text:style-name="T8">使“悔恨自行消除”，是由</text:span><text:span text:style-name="T7">於</text:span><text:span text:style-name="T8">它能</text:span><text:span text:style-name="T7">夠</text:span><text:span text:style-name="T8">常久地守中不偏的</text:span><text:span text:style-name="T7">緣</text:span><text:span text:style-name="T8">故。</text:span></text:p>
      <text:p text:style-name="P1"/>
      <text:p text:style-name="P3"><text:soft-page-break/>九三，不<text:span text:style-name="T6">恆</text:span>其德，或承之羞，<text:span text:style-name="T6">貞</text:span>吝。</text:p>
      <text:p text:style-name="P1"/>
      <text:p text:style-name="P3">【白<text:span text:style-name="T6">話</text:span>】九三，不能常久地保持美好的品德，<text:span text:style-name="T6">總會</text:span>不<text:span text:style-name="T6">時</text:span>蒙受他人的羞辱，<text:span text:style-name="T6">結</text:span>果<text:span text:style-name="T6">難</text:span>免<text:span text:style-name="T6">產</text:span>生惋惜。</text:p>
      <text:p text:style-name="P1"/>
      <text:p text:style-name="P3">《象》曰：“不<text:span text:style-name="T6">恆</text:span>其德”，<text:span text:style-name="T6">無</text:span>所容也。</text:p>
      <text:p text:style-name="P1"/>
      <text:p text:style-name="P3">【白<text:span text:style-name="T6">話</text:span>】《象<text:span text:style-name="T6">辭</text:span>》<text:span text:style-name="T6">說</text:span>：“不能常久地保持美好的品德”，是<text:span text:style-name="T6">說</text:span>由<text:span text:style-name="T6">於</text:span>急躁妄<text:span text:style-name="T6">動</text:span>，不安分守己，<text:span text:style-name="T6">沒</text:span>有<text:span text:style-name="T6">恆</text:span>心，因此落了<text:span text:style-name="T6">個無處</text:span>容身的下<text:span text:style-name="T6">場</text:span>。</text:p>
      <text:p text:style-name="P1"/>
      <text:p text:style-name="P3">九四，田<text:span text:style-name="T6">無</text:span>禽。</text:p>
      <text:p text:style-name="P1"/>
      <text:p text:style-name="P3">【白<text:span text:style-name="T6">話</text:span>】九四，田<text:span text:style-name="T6">間</text:span>狩<text:span text:style-name="T6">獵</text:span>，<text:span text:style-name="T6">結</text:span>果<text:span text:style-name="T6">卻沒</text:span>有捕<text:span text:style-name="T6">獲</text:span>到任何禽<text:span text:style-name="T6">獸</text:span>。</text:p>
      <text:p text:style-name="P1"/>
      <text:p text:style-name="P1">《象》曰：“久非其位，安得禽也？</text:p>
      <text:p text:style-name="P1"/>
      <text:p text:style-name="P3">【白<text:span text:style-name="T6">話</text:span>】《象<text:span text:style-name="T6">辭</text:span>》<text:span text:style-name="T6">說</text:span>：“<text:span text:style-name="T6">長</text:span>久地<text:span text:style-name="T6">處</text:span>在不<text:span text:style-name="T6">屬於</text:span>自己<text:span text:style-name="T6">應該處</text:span>的位置上，又怎么能<text:span text:style-name="T6">夠</text:span>捕<text:span text:style-name="T6">獲</text:span>到禽<text:span text:style-name="T6">獸</text:span>呢？</text:p>
      <text:p text:style-name="P1"/>
      <text:p text:style-name="P3">六五，<text:span text:style-name="T6">恆</text:span>其德，<text:span text:style-name="T6">貞</text:span>；<text:span text:style-name="T6">婦</text:span>人吉，夫子凶。</text:p>
      <text:p text:style-name="P1"/>
      <text:p text:style-name="P3">【白<text:span text:style-name="T6">話</text:span>】六五，常久地保持柔<text:span text:style-name="T6">順</text:span>服<text:span text:style-name="T6">從</text:span>的美好品德，永<text:span text:style-name="T6">遠堅</text:span>守正道；<text:span text:style-name="T6">這樣</text:span>的<text:span text:style-name="T6">話</text:span>，女人可以<text:span text:style-name="T6">獲</text:span>得吉祥，男人<text:span text:style-name="T6">則</text:span>遭遇凶<text:span text:style-name="T6">險</text:span>。</text:p>
      <text:p text:style-name="P1"/>
      <text:p text:style-name="P3">《象》曰：“<text:span text:style-name="T6">婦</text:span>人<text:span text:style-name="T6">貞</text:span>吉，<text:span text:style-name="T6">從</text:span>一而<text:span text:style-name="T6">終</text:span>也；夫子制<text:span text:style-name="T6">義</text:span>，<text:span text:style-name="T6">從婦</text:span>凶也。</text:p>
      <text:p text:style-name="P1"/>
      <text:p text:style-name="P3">【白<text:span text:style-name="T6">話</text:span>】《象<text:span text:style-name="T6">辭</text:span>》<text:span text:style-name="T6">說</text:span>：“女人<text:span text:style-name="T6">堅</text:span>守正道可以<text:span text:style-name="T6">獲</text:span>得吉祥，是<text:span text:style-name="T6">說</text:span>女人一生<text:span text:style-name="T6">應該</text:span>只嫁一<text:span text:style-name="T6">個</text:span>丈夫，<text:span text:style-name="T6">終</text:span>身都不能改嫁他人；男人遇事<text:span text:style-name="T6">應當</text:span>果<text:span text:style-name="T6">斷處</text:span>理，如果像女人那<text:span text:style-name="T6">樣</text:span>只知<text:span text:style-name="T6">順從</text:span>、<text:span text:style-name="T6">優</text:span>柔寡<text:span text:style-name="T6">斷</text:span>的<text:span text:style-name="T6">話</text:span>，就<text:span text:style-name="T6">會</text:span>遭遇凶<text:span text:style-name="T6">險</text:span>。</text:p>
      <text:p text:style-name="P1"/>
      <text:p text:style-name="P3">上六，振<text:span text:style-name="T6">恆</text:span>，凶。</text:p>
      <text:p text:style-name="P1"/>
      <text:p text:style-name="P3">【白<text:span text:style-name="T6">話</text:span>】上六，<text:span text:style-name="T6">搖擺</text:span>不定，不能<text:span text:style-name="T6">堅</text:span>守常久之道，<text:span text:style-name="T6">結</text:span>果必然凶<text:span text:style-name="T6">險</text:span>。</text:p>
      <text:p text:style-name="P1"/>
      <text:p text:style-name="P3">《象》曰：“振<text:span text:style-name="T6">恆</text:span>在上，大<text:span text:style-name="T6">無</text:span>功也。</text:p>
      <text:p text:style-name="P1"/>
      <text:p text:style-name="P3">【白<text:span text:style-name="T6">話</text:span>】《象<text:span text:style-name="T6">辭</text:span>》<text:span text:style-name="T6">說</text:span>：<text:span text:style-name="T6">搖擺</text:span>不定，不能<text:span text:style-name="T6">堅</text:span>守常久之道，但是又高高在上，<text:span text:style-name="T6">終將</text:span>一<text:span text:style-name="T6">無</text:span>所成，不<text:span text:style-name="T6">會</text:span>有所建<text:span text:style-name="T6">樹</text:span>。 </text:p>
      <text:p text:style-name="P1"/>
      <text:p text:style-name="P1"/>
      <text:p text:style-name="P1"/>
      <text:p text:style-name="Standard"><text:span text:style-name="T8"><text:s/>第三十三卦：《遯卦》</text:span></text:p>
      <text:p text:style-name="P1"><text:s/></text:p>
      <text:p text:style-name="P3">遯：亨，小利<text:span text:style-name="T6">貞</text:span>。</text:p>
      <text:p text:style-name="P1"/>
      <text:p text:style-name="P3">【白<text:span text:style-name="T6">話</text:span>】《遯卦》象<text:span text:style-name="T6">徵</text:span>退避：亨通，小事能<text:span text:style-name="T6">夠</text:span>成功。</text:p>
      <text:p text:style-name="P1"><text:soft-page-break/></text:p>
      <text:p text:style-name="P3">《象》曰：“天下有山，遯；君子以<text:span text:style-name="T6">遠</text:span>小人，不<text:span text:style-name="T6">惡</text:span>而<text:span text:style-name="T6">嚴</text:span>。</text:p>
      <text:p text:style-name="P1"/>
      <text:p text:style-name="P3">【白<text:span text:style-name="T6">話</text:span>】《象<text:span text:style-name="T6">辭</text:span>》<text:span text:style-name="T6">說</text:span>：《遯卦》的卦象是艮（山）下乾（天）上，<text:span text:style-name="T6">為</text:span>天下有山之表象，象<text:span text:style-name="T6">徵</text:span>着<text:span text:style-name="T6">隱讓</text:span>退避。因<text:span text:style-name="T6">為</text:span>山有多高，天就有多高，似乎山在逼天，而天在步步后退，但天<text:span text:style-name="T6">無論</text:span>怎<text:span text:style-name="T6">樣</text:span>后退避<text:span text:style-name="T6">讓</text:span>，<text:span text:style-name="T6">卻</text:span>始<text:span text:style-name="T6">終</text:span>高踞在山之上。君子<text:span text:style-name="T6">應</text:span>同小人保持一定的距<text:span text:style-name="T6">離</text:span>，以傲然不可侵犯的<text:span text:style-name="T6">態</text:span>度截然划清彼此的界限，<text:span text:style-name="T6">這樣</text:span>一<text:span text:style-name="T6">來</text:span>，就自然而然<text:span text:style-name="T6">會</text:span>生出一<text:span text:style-name="T6">種</text:span>震<text:span text:style-name="T6">懾</text:span>住小人的威<text:span text:style-name="T6">嚴來</text:span>。</text:p>
      <text:p text:style-name="P1"/>
      <text:p text:style-name="P3">初六，遯尾；<text:span text:style-name="T6">厲</text:span>。勿用有攸往。</text:p>
      <text:p text:style-name="P1"/>
      <text:p text:style-name="P3">【白<text:span text:style-name="T6">話</text:span>】初六，<text:span text:style-name="T6">隱</text:span>退避<text:span text:style-name="T6">讓錯過時機</text:span>落在了后<text:span text:style-name="T6">邊</text:span>，情<text:span text:style-name="T6">況</text:span>非常不好。面<text:span text:style-name="T6">對這種</text:span>情形，<text:span text:style-name="T6">應該靜觀</text:span>待<text:span text:style-name="T6">變</text:span>而不要有所行<text:span text:style-name="T6">動</text:span>，否<text:span text:style-name="T6">則將會</text:span>更加不利。</text:p>
      <text:p text:style-name="P1"/>
      <text:p text:style-name="P3">《象》曰：遯尾之<text:span text:style-name="T6">厲</text:span>，不往何<text:span text:style-name="T6">災</text:span>也？</text:p>
      <text:p text:style-name="P1"/>
      <text:p text:style-name="P3">【白<text:span text:style-name="T6">話</text:span>】《象<text:span text:style-name="T6">辭</text:span>》<text:span text:style-name="T6">說</text:span>：<text:span text:style-name="T6">錯過隱</text:span>退避<text:span text:style-name="T6">讓</text:span>的<text:span text:style-name="T6">時機卻還</text:span>要<text:span text:style-name="T6">隱</text:span>退就<text:span text:style-name="T6">會帶來禍</text:span>患，但是<text:span text:style-name="T6">靜觀</text:span>不<text:span text:style-name="T6">動</text:span>就不<text:span text:style-name="T6">會</text:span>造成什么危害。</text:p>
      <text:p text:style-name="P1"/>
      <text:p text:style-name="P3">六二，<text:span text:style-name="T6">執</text:span>之用<text:span text:style-name="T6">黃</text:span>牛之革，莫之<text:span text:style-name="T6">勝說</text:span>。</text:p>
      <text:p text:style-name="P1"/>
      <text:p text:style-name="P3">【白<text:span text:style-name="T6">話</text:span>】六二，像用<text:span text:style-name="T6">黃</text:span>牛的皮捆<text:span text:style-name="T6">綁</text:span>起<text:span text:style-name="T6">來</text:span>那<text:span text:style-name="T6">樣</text:span>，<text:span text:style-name="T6">誰</text:span>也<text:span text:style-name="T6">難</text:span>以解<text:span text:style-name="T6">脫</text:span>。</text:p>
      <text:p text:style-name="P1"/>
      <text:p text:style-name="P3">《象》曰：<text:span text:style-name="T6">執</text:span>用<text:span text:style-name="T6">黃</text:span>牛，固志也。</text:p>
      <text:p text:style-name="P1"/>
      <text:p text:style-name="P3">【白<text:span text:style-name="T6">話</text:span>】《象<text:span text:style-name="T6">辭</text:span>》<text:span text:style-name="T6">說</text:span>：“像用<text:span text:style-name="T6">黃</text:span>牛的皮捆<text:span text:style-name="T6">綁</text:span>起<text:span text:style-name="T6">來</text:span>那<text:span text:style-name="T6">樣</text:span>”，意思是<text:span text:style-name="T6">說</text:span>，要<text:span text:style-name="T6">堅</text:span>定自己的志向，<text:span text:style-name="T6">決</text:span>不因任何情<text:span text:style-name="T6">況</text:span>而<text:span text:style-name="T6">動搖</text:span>。</text:p>
      <text:p text:style-name="P1"/>
      <text:p text:style-name="P3">九三，系遯，有疾<text:span text:style-name="T6">厲</text:span>，畜臣妾，吉。</text:p>
      <text:p text:style-name="P1"/>
      <text:p text:style-name="P3">【白<text:span text:style-name="T6">話</text:span>】九三，由<text:span text:style-name="T6">於</text:span>被<text:span text:style-name="T6">牽</text:span>累而<text:span text:style-name="T6">難</text:span>以<text:span text:style-name="T6">遠</text:span>去，就像疾病<text:span text:style-name="T6">纏</text:span>身那<text:span text:style-name="T6">樣</text:span>危<text:span text:style-name="T6">險</text:span>。<text:span text:style-name="T6">處</text:span>在<text:span text:style-name="T6">這</text:span>情<text:span text:style-name="T6">況</text:span>下，就要畜<text:span text:style-name="T6">養</text:span>仆人和侍妾，要使他<text:span text:style-name="T6">們</text:span>被我所用，只有<text:span text:style-name="T6">這樣</text:span>，才能<text:span text:style-name="T6">轉</text:span>危<text:span text:style-name="T6">為</text:span>安。</text:p>
      <text:p text:style-name="P1"/>
      <text:p text:style-name="P3">《象》曰：“系遯之<text:span text:style-name="T6">厲</text:span>”，有疾<text:span text:style-name="T6">憊</text:span>也。“畜臣妾吉”，不可大事也。</text:p>
      <text:p text:style-name="P1"/>
      <text:p text:style-name="P3">【白<text:span text:style-name="T6">話</text:span>】《象<text:span text:style-name="T6">辭</text:span>》<text:span text:style-name="T6">說</text:span>：“由<text:span text:style-name="T6">於</text:span>被<text:span text:style-name="T6">牽</text:span>累而<text:span text:style-name="T6">難</text:span>以<text:span text:style-name="T6">遠</text:span>去，<text:span text:style-name="T6">會</text:span>有危<text:span text:style-name="T6">險</text:span>”，因<text:span text:style-name="T6">為</text:span>在<text:span text:style-name="T6">這種</text:span>想退而又不能退的情<text:span text:style-name="T6">況</text:span>下，就像疾病<text:span text:style-name="T6">纏</text:span>身那<text:span text:style-name="T6">樣</text:span>使人疲<text:span text:style-name="T6">憊</text:span>不堪。“畜<text:span text:style-name="T6">養</text:span>仆人和侍妾就<text:span text:style-name="T6">會</text:span>吉祥”，的意思是<text:span text:style-name="T6">說</text:span>，<text:span text:style-name="T6">處</text:span>在有所系累的情<text:span text:style-name="T6">況</text:span>下，是不可能有什么大作<text:span text:style-name="T6">為</text:span>的。</text:p>
      <text:p text:style-name="P1"/>
      <text:p text:style-name="P1">九四，好遯，君子吉，小人否。</text:p>
      <text:p text:style-name="P1"/>
      <text:p text:style-name="P3">【白<text:span text:style-name="T6">話</text:span>】九四，可以<text:span text:style-name="T6">從</text:span>容<text:span text:style-name="T6">隱</text:span>退避<text:span text:style-name="T6">讓</text:span>而<text:span text:style-name="T6">無</text:span>所系累。君子<text:span text:style-name="T6">將</text:span>因此而<text:span text:style-name="T6">獲</text:span>得吉祥，小人<text:span text:style-name="T6">卻</text:span>不<text:span text:style-name="T6">會</text:span>吉祥。</text:p>
      <text:p text:style-name="P1"/>
      <text:p text:style-name="P1">《象》曰：“君子好遯，小人否也。</text:p>
      <text:p text:style-name="P1"/>
      <text:p text:style-name="P3"><text:soft-page-break/>【白<text:span text:style-name="T6">話</text:span>】《象<text:span text:style-name="T6">辭</text:span>》<text:span text:style-name="T6">說</text:span>：君子能<text:span text:style-name="T6">夠</text:span>做到<text:span text:style-name="T6">該</text:span>退就退，<text:span text:style-name="T6">從</text:span>容自如，而小人<text:span text:style-name="T6">卻</text:span>做不到<text:span text:style-name="T6">這</text:span>一<text:span text:style-name="T6">點</text:span>。</text:p>
      <text:p text:style-name="P1"/>
      <text:p text:style-name="P3">九五，嘉遯，<text:span text:style-name="T6">貞</text:span>吉。</text:p>
      <text:p text:style-name="P1"/>
      <text:p text:style-name="P3">【白<text:span text:style-name="T6">話</text:span>】九五，能<text:span text:style-name="T6">夠進</text:span>退自如地<text:span text:style-name="T6">隱</text:span>退避<text:span text:style-name="T6">讓</text:span>，能<text:span text:style-name="T6">堅</text:span>守正道，其<text:span text:style-name="T6">結</text:span>果是吉祥的。</text:p>
      <text:p text:style-name="P1"/>
      <text:p text:style-name="P3">《象》曰：“嘉遯，<text:span text:style-name="T6">貞</text:span>吉”，以正志也。</text:p>
      <text:p text:style-name="P1"/>
      <text:p text:style-name="P3">【白<text:span text:style-name="T6">話</text:span>】《象<text:span text:style-name="T6">辭</text:span>》<text:span text:style-name="T6">說</text:span>：“能<text:span text:style-name="T6">夠</text:span>自如地<text:span text:style-name="T6">隱</text:span>退避<text:span text:style-name="T6">讓</text:span>，<text:span text:style-name="T6">堅</text:span>守正道<text:span text:style-name="T6">將會獲</text:span>得吉祥”，<text:span text:style-name="T6">關鍵</text:span>是要<text:span text:style-name="T6">堅</text:span>定自己的信念和志向。</text:p>
      <text:p text:style-name="P1"/>
      <text:p text:style-name="P3">上九，肥遯<text:span text:style-name="T6">無</text:span>不利。</text:p>
      <text:p text:style-name="P1"/>
      <text:p text:style-name="P3">【白<text:span text:style-name="T6">話</text:span>】上九，既<text:span text:style-name="T6">無牽</text:span>累，又已<text:span text:style-name="T6">遠離</text:span>，早已<text:span text:style-name="T6">處</text:span>在<text:span text:style-name="T6">隱</text:span>退避<text:span text:style-name="T6">讓</text:span>中，就像是<text:span text:style-name="T6">遠</text:span>走高<text:span text:style-name="T6">飛</text:span>一<text:span text:style-name="T6">樣</text:span>，所以<text:span text:style-name="T6">無論這時</text:span>做什么，都不<text:span text:style-name="T6">會</text:span>有什么不利。</text:p>
      <text:p text:style-name="P1"/>
      <text:p text:style-name="P3">《象》曰：“肥遯<text:span text:style-name="T6">無</text:span>不利”，<text:span text:style-name="T6">無</text:span>所疑也。</text:p>
      <text:p text:style-name="P1"/>
      <text:p text:style-name="P3">【白<text:span text:style-name="T6">話</text:span>】《象<text:span text:style-name="T6">辭</text:span>》<text:span text:style-name="T6">說</text:span>：之所以它能<text:span text:style-name="T6">夠</text:span>“<text:span text:style-name="T6">隨</text:span>心所欲地<text:span text:style-name="T6">遠</text:span>走高<text:span text:style-name="T6">飛</text:span>而又<text:span text:style-name="T6">無</text:span>不利”，就在<text:span text:style-name="T6">於</text:span>它所做的一切都是理所<text:span text:style-name="T6">當</text:span>然和自然而然的，<text:span text:style-name="T6">沒</text:span>有什么疑<text:span text:style-name="T6">慮</text:span>和思索<text:span text:style-name="T6">選擇</text:span>的。 </text:p>
      <text:p text:style-name="P1"/>
      <text:p text:style-name="P1"/>
      <text:p text:style-name="P1"><text:s/></text:p>
      <text:p text:style-name="P1"/>
      <text:p text:style-name="P1"/>
      <text:p text:style-name="P3">第三十四卦：《大<text:span text:style-name="T6">壯</text:span>卦》</text:p>
      <text:p text:style-name="P1"><text:s/></text:p>
      <text:p text:style-name="P3">大<text:span text:style-name="T6">壯</text:span>：利<text:span text:style-name="T6">貞</text:span></text:p>
      <text:p text:style-name="P1"/>
      <text:p text:style-name="P3">【白<text:span text:style-name="T6">話</text:span>】《大<text:span text:style-name="T6">壯</text:span>卦》象<text:span text:style-name="T6">徵</text:span>十分<text:span text:style-name="T6">強</text:span>盛：<text:span text:style-name="T6">堅</text:span>守正道，<text:span text:style-name="T6">將會</text:span>非常有利。</text:p>
      <text:p text:style-name="P1"/>
      <text:p text:style-name="P3">《象》曰：雷在天上，大<text:span text:style-name="T6">壯</text:span>；君子以非<text:span text:style-name="T6">禮</text:span>弗履。</text:p>
      <text:p text:style-name="P1"/>
      <text:p text:style-name="P3">【白<text:span text:style-name="T6">話</text:span>】《象<text:span text:style-name="T6">辭</text:span>》<text:span text:style-name="T6">說</text:span>：《大<text:span text:style-name="T6">壯</text:span>卦》的卦象是乾（天）下震（雷）上，<text:span text:style-name="T6">為</text:span>震雷<text:span text:style-name="T6">響徹</text:span>天上之表象，象<text:span text:style-name="T6">徵</text:span>着十分<text:span text:style-name="T6">強</text:span>盛。君子<text:span text:style-name="T6">應該嚴</text:span>格要求自己，不要越出准<text:span text:style-name="T6">則</text:span>和<text:span text:style-name="T6">規</text:span>律去做非分之事。</text:p>
      <text:p text:style-name="P1"/>
      <text:p text:style-name="P3">初九，<text:span text:style-name="T6">壯於</text:span>趾，<text:span text:style-name="T6">徵</text:span>凶；有孚。</text:p>
      <text:p text:style-name="P1"/>
      <text:p text:style-name="P3">【白<text:span text:style-name="T6">話</text:span>】初九，<text:span text:style-name="T6">陽剛強</text:span>盛只在<text:span text:style-name="T6">腳</text:span>趾。<text:span text:style-name="T6">這時</text:span>如果有所行<text:span text:style-name="T6">動</text:span>，必然<text:span text:style-name="T6">會</text:span>招<text:span text:style-name="T6">來災禍</text:span>。</text:p>
      <text:p text:style-name="P1"/>
      <text:p text:style-name="P3">《象》曰：“<text:span text:style-name="T6">壯於</text:span>趾”孚<text:span text:style-name="T6">窮</text:span>也。</text:p>
      <text:p text:style-name="P1"/>
      <text:p text:style-name="P3">【白<text:span text:style-name="T6">話</text:span>】《象<text:span text:style-name="T6">辭</text:span>》<text:span text:style-name="T6">說</text:span>：爻<text:span text:style-name="T6">辭</text:span>中的“<text:span text:style-name="T6">陽剛強</text:span>盛只在<text:span text:style-name="T6">腳</text:span>趾“一句，<text:span text:style-name="T6">說</text:span>明只停留在<text:span text:style-name="T6">這</text:span>一<text:span text:style-name="T6">狀態</text:span>下，是<text:span text:style-name="T6">決</text:span>不<text:span text:style-name="T6">會</text:span>有什么出路的。</text:p>
      <text:p text:style-name="P1"><text:soft-page-break/></text:p>
      <text:p text:style-name="P3">九二，<text:span text:style-name="T6">貞</text:span>吉。</text:p>
      <text:p text:style-name="P1"/>
      <text:p text:style-name="P3">白<text:span text:style-name="T6">話</text:span>，九二，<text:span text:style-name="T6">堅</text:span>守正道而<text:span text:style-name="T6">獲</text:span>得吉祥。</text:p>
      <text:p text:style-name="P1"/>
      <text:p text:style-name="P3">《象》曰：九二“<text:span text:style-name="T6">貞</text:span>吉”，以中也。</text:p>
      <text:p text:style-name="P1"/>
      <text:p text:style-name="P3">【白<text:span text:style-name="T6">話</text:span>】《象<text:span text:style-name="T6">辭</text:span>》<text:span text:style-name="T6">說</text:span>：《大<text:span text:style-name="T6">壯</text:span>卦》的第二爻位（九二）之所以能<text:span text:style-name="T6">夠堅</text:span>守正道而<text:span text:style-name="T6">獲</text:span>得吉祥，是因<text:span text:style-name="T6">為</text:span>它位置居中，能<text:span text:style-name="T6">夠</text:span>以柔相出的原因。</text:p>
      <text:p text:style-name="P1"/>
      <text:p text:style-name="P3">九三，小人用<text:span text:style-name="T6">壯</text:span>，君子用罔；<text:span text:style-name="T6">貞厲</text:span>，羝羊<text:span text:style-name="T6">觸</text:span>藩，羸其角。</text:p>
      <text:p text:style-name="P1"/>
      <text:p text:style-name="P3">【白<text:span text:style-name="T6">話</text:span>】九三，小人恃<text:span text:style-name="T6">強</text:span>好<text:span text:style-name="T6">勝</text:span>，君子<text:span text:style-name="T6">卻</text:span>恰恰相反。而且，即使逞<text:span text:style-name="T6">強</text:span>好<text:span text:style-name="T6">勝</text:span>者能<text:span text:style-name="T6">夠</text:span>保持住<text:span text:style-name="T6">陽剛強</text:span>盛，其<text:span text:style-name="T6">結</text:span>果也<text:span text:style-name="T6">決</text:span>不<text:span text:style-name="T6">會</text:span>好。</text:p>
      <text:p text:style-name="P1"/>
      <text:p text:style-name="P3">就像<text:span text:style-name="T6">強壯</text:span>的大羊去<text:span text:style-name="T6">頂觸籬</text:span>笆，<text:span text:style-name="T6">結</text:span>果只<text:span text:style-name="T6">會</text:span>把角卡在<text:span text:style-name="T6">籬</text:span>笆中而<text:span text:style-name="T6">難</text:span>以<text:span text:style-name="T6">擺脫</text:span>。</text:p>
      <text:p text:style-name="P1"/>
      <text:p text:style-name="P3">《象》曰：小人用<text:span text:style-name="T6">壯</text:span>，君子罔也。</text:p>
      <text:p text:style-name="P1"/>
      <text:p text:style-name="P3">【白<text:span text:style-name="T6">話</text:span>】《象<text:span text:style-name="T6">辭</text:span>》<text:span text:style-name="T6">說</text:span>：小人恃<text:span text:style-name="T6">強</text:span>好<text:span text:style-name="T6">勝</text:span>，君子<text:span text:style-name="T6">卻</text:span>不<text:span text:style-name="T6">這樣</text:span>。</text:p>
      <text:p text:style-name="P1"/>
      <text:p text:style-name="P3">九四，<text:span text:style-name="T6">貞</text:span>吉，悔亡；藩<text:span text:style-name="T6">決</text:span>不羸，<text:span text:style-name="T6">壯於</text:span>大<text:span text:style-name="T6">輿</text:span>之輹。</text:p>
      <text:p text:style-name="P1"/>
      <text:p text:style-name="P3">【白<text:span text:style-name="T6">話</text:span>】九四，<text:span text:style-name="T6">堅</text:span>守正道，必<text:span text:style-name="T6">獲</text:span>吉祥，悔恨也<text:span text:style-name="T6">會</text:span>消失；因<text:span text:style-name="T6">為陽剛</text:span>十分<text:span text:style-name="T6">強</text:span>盛，既像<text:span text:style-name="T6">籬</text:span>笆已<text:span text:style-name="T6">經</text:span>崩<text:span text:style-name="T6">潰</text:span>，羊角<text:span text:style-name="T6">從</text:span>系累中解<text:span text:style-name="T6">脫</text:span>出<text:span text:style-name="T6">來</text:span>，又像<text:span text:style-name="T6">堅</text:span>固的<text:span text:style-name="T6">車輪</text:span>能<text:span text:style-name="T6">負</text:span>重<text:span text:style-name="T6">載遠</text:span>那<text:span text:style-name="T6">樣</text:span>。</text:p>
      <text:p text:style-name="P1"/>
      <text:p text:style-name="P3">《象》曰：“藩<text:span text:style-name="T6">決</text:span>不羸”，尚往也。</text:p>
      <text:p text:style-name="P1"/>
      <text:p text:style-name="P3">【白<text:span text:style-name="T6">話</text:span>】《象<text:span text:style-name="T6">辭</text:span>》<text:span text:style-name="T6">說</text:span>：“<text:span text:style-name="T6">籬</text:span>笆崩<text:span text:style-name="T6">潰</text:span>，羊角<text:span text:style-name="T6">從</text:span>系累中解<text:span text:style-name="T6">脫</text:span>出<text:span text:style-name="T6">來</text:span>”的<text:span text:style-name="T6">內</text:span>在含<text:span text:style-name="T6">義</text:span>是，鼓<text:span text:style-name="T6">勵</text:span>君子要充分行<text:span text:style-name="T6">動</text:span>起<text:span text:style-name="T6">來</text:span>，<text:span text:style-name="T6">積極</text:span>向前<text:span text:style-name="T6">進</text:span>取。</text:p>
      <text:p text:style-name="P1"/>
      <text:p text:style-name="P3">六五，<text:span text:style-name="T6">喪</text:span>羊<text:span text:style-name="T6">於</text:span>易，<text:span text:style-name="T6">無</text:span>悔。</text:p>
      <text:p text:style-name="P1"/>
      <text:p text:style-name="P3">【白<text:span text:style-name="T6">話</text:span>】六五，在田<text:span text:style-name="T6">邊</text:span>地<text:span text:style-name="T6">頭丟</text:span>失了羊，<text:span text:style-name="T6">卻</text:span>并<text:span text:style-name="T6">沒</text:span>有什么可<text:span text:style-name="T6">遺</text:span>憾的，不<text:span text:style-name="T6">會</text:span>有什么不利的情<text:span text:style-name="T6">況發</text:span>生。</text:p>
      <text:p text:style-name="P1"/>
      <text:p text:style-name="P3">《象》曰：“<text:span text:style-name="T6">喪</text:span>羊<text:span text:style-name="T6">於</text:span>易”，位不<text:span text:style-name="T6">當</text:span>也。</text:p>
      <text:p text:style-name="P1"/>
      <text:p text:style-name="P3">【白<text:span text:style-name="T6">話</text:span>】《象<text:span text:style-name="T6">辭</text:span>》<text:span text:style-name="T6">說</text:span>：“在田<text:span text:style-name="T6">邊</text:span>地<text:span text:style-name="T6">頭丟</text:span>失了羊”，是由<text:span text:style-name="T6">於</text:span>其位置不恰<text:span text:style-name="T6">當</text:span>。</text:p>
      <text:p text:style-name="P1"/>
      <text:p text:style-name="P3">上六，羝羊<text:span text:style-name="T6">觸</text:span>藩，不能退，不能遂，<text:span text:style-name="T6">無</text:span>攸利；<text:span text:style-name="T6">艱則</text:span>吉。</text:p>
      <text:p text:style-name="P1"/>
      <text:p text:style-name="P3">【白<text:span text:style-name="T6">話</text:span>】上六，<text:span text:style-name="T6">強壯</text:span>的羊因<text:span text:style-name="T6">頂觸籬</text:span>笆而被<text:span text:style-name="T6">掛</text:span>住了角，既不能后退，又不能前<text:span text:style-name="T6">進</text:span>，怎<text:span text:style-name="T6">樣掙</text:span>扎都<text:span text:style-name="T6">沒</text:span>有好<text:span text:style-name="T6">處</text:span>。在<text:span text:style-name="T6">這種</text:span>情<text:span text:style-name="T6">況</text:span>下，要能<text:span text:style-name="T6">夠</text:span>忍耐<text:span text:style-name="T6">堅</text:span>持，不被<text:span text:style-name="T6">艱難</text:span>困苦所<text:span text:style-name="T6">壓</text:span>垮，就<text:span text:style-name="T6">會</text:span>安然渡<text:span text:style-name="T6">過難關</text:span>，<text:span text:style-name="T6">獲</text:span>得吉祥。</text:p>
      <text:p text:style-name="P1"/>
      <text:p text:style-name="P3"><text:soft-page-break/>《象》曰：“不能退，不能遂”，不<text:span text:style-name="T6">詳</text:span>也；“<text:span text:style-name="T6">艱則</text:span>吉”咎不<text:span text:style-name="T6">長</text:span>也。</text:p>
      <text:p text:style-name="P1"/>
      <text:p text:style-name="P3">【白<text:span text:style-name="T6">話</text:span>】《象<text:span text:style-name="T6">辭</text:span>》<text:span text:style-name="T6">說</text:span>：“既不能后退，又不能前<text:span text:style-name="T6">進</text:span>”，<text:span text:style-name="T6">說</text:span>明行<text:span text:style-name="T6">動處</text:span>事不<text:span text:style-name="T6">夠圓滿</text:span>周到，<text:span text:style-name="T6">結</text:span>果陷入了<text:span text:style-name="T6">極為</text:span>被<text:span text:style-name="T6">動</text:span>的局面。而“忍耐<text:span text:style-name="T6">堅</text:span>持，承受<text:span text:style-name="T6">艱難</text:span>困苦而不被<text:span text:style-name="T6">壓</text:span>垮，就<text:span text:style-name="T6">會</text:span>吉祥”，<text:span text:style-name="T6">說</text:span>明，只要能<text:span text:style-name="T6">夠堅</text:span>持忍耐，就一定<text:span text:style-name="T6">會</text:span>渡<text:span text:style-name="T6">過難關</text:span>。 </text:p>
      <text:p text:style-name="P1"/>
      <text:p text:style-name="P1"/>
      <text:p text:style-name="P3">第三十五卦：《<text:span text:style-name="T6">晉</text:span>卦》</text:p>
      <text:p text:style-name="P1"><text:s/></text:p>
      <text:p text:style-name="P3"><text:span text:style-name="T6">晉</text:span>：康侯用<text:span text:style-name="T6">錫馬</text:span>蕃庶，<text:span text:style-name="T6">晝</text:span>日三接。</text:p>
      <text:p text:style-name="P1"/>
      <text:p text:style-name="P3">【白<text:span text:style-name="T6">話</text:span>】《<text:span text:style-name="T6">晉</text:span>卦》象<text:span text:style-name="T6">徵長進</text:span>：就像才干出<text:span text:style-name="T6">眾</text:span>的公侯得到了天子的<text:span text:style-name="T6">賞識</text:span>，不<text:span text:style-name="T6">僅賜給</text:span>他<text:span text:style-name="T6">許</text:span>多<text:span text:style-name="T6">車馬</text:span>，而且在一天之<text:span text:style-name="T6">內</text:span>多次接<text:span text:style-name="T6">見</text:span>他。</text:p>
      <text:p text:style-name="P1"/>
      <text:p text:style-name="P3">《象》曰：明出地上，<text:span text:style-name="T6">晉</text:span>；君子以自昭明德。</text:p>
      <text:p text:style-name="P1"/>
      <text:p text:style-name="P3">【白<text:span text:style-name="T6">話</text:span>】《象<text:span text:style-name="T6">辭</text:span>》<text:span text:style-name="T6">說</text:span>：“<text:span text:style-name="T6">陽</text:span>光<text:span text:style-name="T6">從</text:span>地面上升起，象<text:span text:style-name="T6">徵</text:span>着前<text:span text:style-name="T6">進</text:span>和昌盛，也象<text:span text:style-name="T6">徵</text:span>着<text:span text:style-name="T6">發</text:span>出自己的光和<text:span text:style-name="T6">熱</text:span>。所以，君子<text:span text:style-name="T6">應該</text:span>充分<text:span text:style-name="T6">顯</text:span>示自己的才<text:span text:style-name="T6">華</text:span>和美德，<text:span text:style-name="T6">發揮</text:span>自己的作用。</text:p>
      <text:p text:style-name="P1"/>
      <text:p text:style-name="P3">初六，<text:span text:style-name="T6">晉</text:span>如摧如，<text:span text:style-name="T6">貞</text:span>吉；罔孚，裕<text:span text:style-name="T6">無</text:span>咎。</text:p>
      <text:p text:style-name="P1"/>
      <text:p text:style-name="P3">【白<text:span text:style-name="T6">話</text:span>】初六，<text:span text:style-name="T6">剛開</text:span>始前<text:span text:style-name="T6">進</text:span>就遇到了障<text:span text:style-name="T6">礙</text:span>和阻<text:span text:style-name="T6">攔</text:span>，但是只要能<text:span text:style-name="T6">夠堅</text:span>守正道，始<text:span text:style-name="T6">終</text:span>如一，就一定<text:span text:style-name="T6">會</text:span>吉祥如意。由<text:span text:style-name="T6">於</text:span>它<text:span text:style-name="T6">還沒</text:span>有<text:span text:style-name="T6">樹</text:span>立起自己的威望，所以能<text:span text:style-name="T6">夠</text:span>不受<text:span text:style-name="T6">約</text:span>束地去<text:span text:style-name="T6">處</text:span>理<text:span text:style-name="T6">問題</text:span>，而不必<text:span text:style-name="T6">擔</text:span>心<text:span text:style-name="T6">會</text:span>有什么<text:span text:style-name="T6">過</text:span>失。</text:p>
      <text:p text:style-name="P1"/>
      <text:p text:style-name="P3">《象》曰：“<text:span text:style-name="T6">晉</text:span>如摧如”，<text:span text:style-name="T6">獨</text:span>行正也；“裕<text:span text:style-name="T6">無</text:span>咎”，未受命。</text:p>
      <text:p text:style-name="P1"/>
      <text:p text:style-name="P3">【白<text:span text:style-name="T6">話</text:span>】《象<text:span text:style-name="T6">辭</text:span>》<text:span text:style-name="T6">說</text:span>：“向前<text:span text:style-name="T6">進</text:span>遇到障<text:span text:style-name="T6">礙</text:span>和阻<text:span text:style-name="T6">攔時</text:span>”，要能<text:span text:style-name="T6">夠</text:span>持之以<text:span text:style-name="T6">恆</text:span>，按照自己所遵循的原<text:span text:style-name="T6">則繼續</text:span>不<text:span text:style-name="T6">斷</text:span>地努力，才<text:span text:style-name="T6">會</text:span>得到吉祥如意的<text:span text:style-name="T6">結</text:span>果。“<text:span text:style-name="T6">隨</text:span>意行<text:span text:style-name="T6">動</text:span>也不<text:span text:style-name="T6">會</text:span>有什么<text:span text:style-name="T6">過</text:span>失”，是因<text:span text:style-name="T6">為</text:span>它<text:span text:style-name="T6">還沒</text:span>有被<text:span text:style-name="T6">賦</text:span>予什么<text:span text:style-name="T6">權</text:span>力、<text:span text:style-name="T6">責</text:span>任和使命。</text:p>
      <text:p text:style-name="P1"/>
      <text:p text:style-name="P3">六二，<text:span text:style-name="T6">晉</text:span>如愁如，<text:span text:style-name="T6">貞</text:span>吉；受<text:span text:style-name="T6">玆</text:span>介福，<text:span text:style-name="T6">於</text:span>其王母。</text:p>
      <text:p text:style-name="P1"/>
      <text:p text:style-name="P3">【白<text:span text:style-name="T6">話</text:span>】六二，前<text:span text:style-name="T6">進時</text:span>充<text:span text:style-name="T6">滿憂</text:span>愁思<text:span text:style-name="T6">慮</text:span>，但是如果能<text:span text:style-name="T6">堅</text:span>守正道，始<text:span text:style-name="T6">終</text:span>如一，<text:span text:style-name="T6">將會</text:span>吉祥如意。而且<text:span text:style-name="T6">會獲</text:span>得<text:span text:style-name="T6">極</text:span>大的恩惠和福<text:span text:style-name="T6">澤</text:span>，是高高在上的王母所<text:span text:style-name="T6">賜給</text:span>他的。</text:p>
      <text:p text:style-name="P1"/>
      <text:p text:style-name="P3">《象》曰：“受<text:span text:style-name="T6">玆</text:span>介福”，以中正也。</text:p>
      <text:p text:style-name="P1"/>
      <text:p text:style-name="P3">【白<text:span text:style-name="T6">話</text:span>】《象<text:span text:style-name="T6">辭</text:span>》<text:span text:style-name="T6">說</text:span>：之所以能<text:span text:style-name="T6">夠</text:span>“<text:span text:style-name="T6">獲</text:span>得<text:span text:style-name="T6">極</text:span>大的恩惠和福<text:span text:style-name="T6">澤</text:span>”，是因<text:span text:style-name="T6">為</text:span>它位置居中，行<text:span text:style-name="T6">為</text:span>符合身份和正道。</text:p>
      <text:p text:style-name="P1"/>
      <text:p text:style-name="P3">六三，<text:span text:style-name="T6">眾</text:span>允，悔亡。</text:p>
      <text:p text:style-name="P1"/>
      <text:p text:style-name="P3">【白<text:span text:style-name="T6">話</text:span>】六三，它的所作所<text:span text:style-name="T6">為</text:span>已<text:span text:style-name="T6">經</text:span>得到了<text:span text:style-name="T6">眾</text:span>人的<text:span text:style-name="T6">認</text:span>可和<text:span text:style-name="T6">贊</text:span>同，努力<text:span text:style-name="T6">進</text:span>取，悔恨<text:span text:style-name="T6">將會</text:span>消失。</text:p>
      <text:p text:style-name="P1"><text:soft-page-break/></text:p>
      <text:p text:style-name="P3">《象》曰：“<text:span text:style-name="T6">眾</text:span>允”之志，上行也。</text:p>
      <text:p text:style-name="P1"/>
      <text:p text:style-name="P3">【白<text:span text:style-name="T6">話</text:span>】《象<text:span text:style-name="T6">辭</text:span>》<text:span text:style-name="T6">說</text:span>：“得到<text:span text:style-name="T6">眾</text:span>人<text:span text:style-name="T6">認</text:span>可和<text:span text:style-name="T6">贊</text:span>同”的志向，是要努力向前<text:span text:style-name="T6">奮</text:span>斗。</text:p>
      <text:p text:style-name="P1"/>
      <text:p text:style-name="P3">九四，<text:span text:style-name="T6">晉</text:span>如鼫鼠，<text:span text:style-name="T6">貞厲</text:span>。</text:p>
      <text:p text:style-name="P1"/>
      <text:p text:style-name="P3">【白<text:span text:style-name="T6">話</text:span>】九四，向上<text:span text:style-name="T6">邁進</text:span>像那既<text:span text:style-name="T6">貪</text:span>婪又怕人，而且<text:span text:style-name="T6">沒</text:span>有什么<text:span text:style-name="T6">專長</text:span>的梧鼠一<text:span text:style-name="T6">樣</text:span>，即使能<text:span text:style-name="T6">夠嚴</text:span>守自己的本分，也免不了<text:span text:style-name="T6">災禍</text:span>。</text:p>
      <text:p text:style-name="P1"/>
      <text:p text:style-name="P3">《象》曰：“鼫鼠<text:span text:style-name="T6">貞厲</text:span>”，位不<text:span text:style-name="T6">當</text:span>也。</text:p>
      <text:p text:style-name="P1"/>
      <text:p text:style-name="P3">【白<text:span text:style-name="T6">話</text:span>】《象<text:span text:style-name="T6">辭</text:span>》<text:span text:style-name="T6">說</text:span>：之所以“像梧鼠那<text:span text:style-name="T6">樣</text:span>，即使能<text:span text:style-name="T6">夠嚴</text:span>守自己的本分，也免不了<text:span text:style-name="T6">災禍</text:span>”，是因<text:span text:style-name="T6">為</text:span>它所在的位置不<text:span text:style-name="T6">對</text:span>。</text:p>
      <text:p text:style-name="P1"/>
      <text:p text:style-name="P3">六五，悔亡，失得勿<text:span text:style-name="T6">卹</text:span>；往吉，<text:span text:style-name="T6">無</text:span>不利。</text:p>
      <text:p text:style-name="P1"/>
      <text:p text:style-name="P3">【白<text:span text:style-name="T6">話</text:span>】六五，悔恨已<text:span text:style-name="T6">經</text:span>消失，也有不着考<text:span text:style-name="T6">慮</text:span>得失的<text:span text:style-name="T6">問題</text:span>。只要勇往直前，就<text:span text:style-name="T6">會</text:span>吉祥如意，所有的一切都<text:span text:style-name="T6">變</text:span>得是那<text:span text:style-name="T6">樣</text:span>的<text:span text:style-name="T6">順</text:span>利。</text:p>
      <text:p text:style-name="P1"/>
      <text:p text:style-name="P3">《象》曰：“失得勿<text:span text:style-name="T6">卹</text:span>”，往有<text:span text:style-name="T6">慶</text:span>也。</text:p>
      <text:p text:style-name="P1"/>
      <text:p text:style-name="P3">【白<text:span text:style-name="T6">話</text:span>】《象<text:span text:style-name="T6">辭</text:span>》<text:span text:style-name="T6">說</text:span>：“用不着考<text:span text:style-name="T6">慮丟</text:span>失”，只要<text:span text:style-name="T6">繼續</text:span>努力<text:span text:style-name="T6">奮</text:span>斗，就必然<text:span text:style-name="T6">會</text:span>有吉祥福<text:span text:style-name="T6">慶</text:span>的。</text:p>
      <text:p text:style-name="P1"/>
      <text:p text:style-name="P3">上九，<text:span text:style-name="T6">晉</text:span>其角，<text:span text:style-name="T6">維</text:span>用伐邑，<text:span text:style-name="T6">厲</text:span>右，<text:span text:style-name="T6">無</text:span>咎；<text:span text:style-name="T6">貞</text:span>吝。</text:p>
      <text:p text:style-name="P1"/>
      <text:p text:style-name="P3">【白<text:span text:style-name="T6">話</text:span>】上九，向前<text:span text:style-name="T6">邁進</text:span>似乎已<text:span text:style-name="T6">經達</text:span>到了<text:span text:style-name="T6">頂點</text:span>，就像到<text:span text:style-name="T6">達獸</text:span>角尖上一<text:span text:style-name="T6">樣</text:span>，盛大的<text:span text:style-name="T6">氣</text:span>象已不<text:span text:style-name="T6">復</text:span>存在了。只有像攻打城池那<text:span text:style-name="T6">樣</text:span>，建立新的功<text:span text:style-name="T6">勛</text:span>，或<text:span text:style-name="T6">許</text:span>可以避免<text:span text:style-name="T6">災難轉為</text:span>吉祥；而且一旦<text:span text:style-name="T6">這樣</text:span>做了，<text:span text:style-name="T6">將</text:span>不<text:span text:style-name="T6">會產</text:span>生<text:span text:style-name="T6">過</text:span>失。但即使如此，它以后的<text:span text:style-name="T6">發</text:span>展<text:span text:style-name="T6">趨勢</text:span>也只能是越<text:span text:style-name="T6">來</text:span>越差。</text:p>
      <text:p text:style-name="P1"/>
      <text:p text:style-name="P3">《象》曰：“<text:span text:style-name="T6">維</text:span>用伐邑”，道未光也。</text:p>
      <text:p text:style-name="P1"/>
      <text:p text:style-name="P3">【白<text:span text:style-name="T6">話</text:span>】《象<text:span text:style-name="T6">辭</text:span>》<text:span text:style-name="T6">說</text:span>：“只有像攻打城池那<text:span text:style-name="T6">樣</text:span>”，<text:span text:style-name="T6">說</text:span>明前<text:span text:style-name="T6">進</text:span>繁盛已<text:span text:style-name="T6">經達</text:span>到了<text:span text:style-name="T6">頂點</text:span>，再也<text:span text:style-name="T6">難</text:span>以<text:span text:style-name="T6">發</text:span>展光大了。 </text:p>
      <text:p text:style-name="P1"/>
      <text:p text:style-name="P1"/>
      <text:p text:style-name="P1">第三十六卦：《明夷卦》</text:p>
      <text:p text:style-name="P1"><text:s/></text:p>
      <text:p text:style-name="P3">明夷：利<text:span text:style-name="T6">艱貞</text:span>。</text:p>
      <text:p text:style-name="P1"/>
      <text:p text:style-name="P3">【白<text:span text:style-name="T6">話</text:span>】《明夷卦》象<text:span text:style-name="T6">徵</text:span>光明受阻：在<text:span text:style-name="T6">這種</text:span>情<text:span text:style-name="T6">況</text:span>下，最好是在<text:span text:style-name="T6">艱難</text:span>困苦中<text:span text:style-name="T6">堅</text:span>守正道，保持自身的<text:span text:style-name="T6">純潔</text:span>和善始善<text:span text:style-name="T6">終</text:span>的<text:span text:style-name="T6">恆</text:span>心。</text:p>
      <text:p text:style-name="P1"/>
      <text:p text:style-name="P3">《象》曰：明入地中，“明夷”；君子以<text:span text:style-name="T6">蒞眾</text:span>，用晦而明。</text:p>
      <text:p text:style-name="P1"><text:soft-page-break/></text:p>
      <text:p text:style-name="P3">【白<text:span text:style-name="T6">話</text:span>】《象<text:span text:style-name="T6">辭</text:span>》<text:span text:style-name="T6">說</text:span>：《明夷卦》的卦象是<text:span text:style-name="T6">離</text:span>（火）下坤（地）上，<text:span text:style-name="T6">離為</text:span>火，代表光明，<text:span text:style-name="T6">為</text:span>光明入地下之表象，象<text:span text:style-name="T6">徵</text:span>着“光明被阻”。君子要能<text:span text:style-name="T6">夠</text:span>遵循<text:span text:style-name="T6">這個</text:span>道理去管理民<text:span text:style-name="T6">眾</text:span>，即有意不表露自己的才能和智慧，反而能在不知不<text:span text:style-name="T6">覺</text:span>中使民<text:span text:style-name="T6">眾</text:span>得到治理。</text:p>
      <text:p text:style-name="P1"/>
      <text:p text:style-name="P3">初九，明夷<text:span text:style-name="T6">於飛</text:span>，垂其翼；君子<text:span text:style-name="T6">於</text:span>行，三是不食。有攸往，主人有言。</text:p>
      <text:p text:style-name="P1"/>
      <text:p text:style-name="P3">【白<text:span text:style-name="T6">話</text:span>】初九，在光明被阻的<text:span text:style-name="T6">時</text:span>候，要像<text:span text:style-name="T6">鳥兒</text:span>一<text:span text:style-name="T6">樣</text:span>地迅速<text:span text:style-name="T6">飛</text:span>走，而且要低垂着翅膀以免被人察<text:span text:style-name="T6">覺</text:span>。君子若要退避<text:span text:style-name="T6">隱</text:span>藏，就是<text:span text:style-name="T6">丟</text:span>掉<text:span text:style-name="T6">職</text:span>位、<text:span text:style-name="T6">沒</text:span>有<text:span text:style-name="T6">飯</text:span>吃也不在乎。但君子若在此<text:span text:style-name="T6">時</text:span>行<text:span text:style-name="T6">動</text:span>，必然要受到<text:span text:style-name="T6">當</text:span>政者的<text:span text:style-name="T6">責備</text:span>。</text:p>
      <text:p text:style-name="P1"/>
      <text:p text:style-name="P3">《象》曰：“君子<text:span text:style-name="T6">於</text:span>行“，<text:span text:style-name="T6">義</text:span>不食也。</text:p>
      <text:p text:style-name="P1"/>
      <text:p text:style-name="P3">【白<text:span text:style-name="T6">話</text:span>】《象<text:span text:style-name="T6">辭</text:span>》<text:span text:style-name="T6">說</text:span>：“君子<text:span text:style-name="T6">隱</text:span>藏退避“是由<text:span text:style-name="T6">於堅</text:span>持道<text:span text:style-name="T6">義</text:span>和原<text:span text:style-name="T6">則</text:span>而不<text:span text:style-name="T6">願</text:span>再拿<text:span text:style-name="T6">這</text:span>份俸<text:span text:style-name="T6">祿</text:span>了。</text:p>
      <text:p text:style-name="P1"/>
      <text:p text:style-name="P3">六二，明夷，夷<text:span text:style-name="T6">於</text:span>左股，用拯<text:span text:style-name="T6">馬壯</text:span>，吉。</text:p>
      <text:p text:style-name="P1"/>
      <text:p text:style-name="P3">【白<text:span text:style-name="T6">話</text:span>】《明夷卦》的第二爻位（六二），<text:span text:style-name="T6">處</text:span>在<text:span text:style-name="T6">這種</text:span>光明被阻的情<text:span text:style-name="T6">況</text:span>下，就像<text:span text:style-name="T6">傷</text:span>了左大腿一<text:span text:style-name="T6">樣</text:span>，如果能借用好<text:span text:style-name="T6">馬</text:span>，增加自己的力量，<text:span text:style-name="T6">將會</text:span>是有利的。</text:p>
      <text:p text:style-name="P1"/>
      <text:p text:style-name="P3">《象》曰：“六二之吉，<text:span text:style-name="T6">順</text:span>而<text:span text:style-name="T6">則</text:span>也。</text:p>
      <text:p text:style-name="P1"/>
      <text:p text:style-name="P3">【白<text:span text:style-name="T6">話</text:span>】《象<text:span text:style-name="T6">辭</text:span>》<text:span text:style-name="T6">說</text:span>：“六二爻之所以能<text:span text:style-name="T6">夠獲</text:span>得吉祥，是因<text:span text:style-name="T6">為</text:span>它柔<text:span text:style-name="T6">順</text:span>而又<text:span text:style-name="T6">堅</text:span>持原<text:span text:style-name="T6">則</text:span>。</text:p>
      <text:p text:style-name="P1"/>
      <text:p text:style-name="P3">九三，明夷<text:span text:style-name="T6">於</text:span>南狩，得其大首；不可疾，<text:span text:style-name="T6">貞</text:span>。</text:p>
      <text:p text:style-name="P1"/>
      <text:p text:style-name="P3">【白<text:span text:style-name="T6">話</text:span>】九三，君主在光明受阻的情<text:span text:style-name="T6">況</text:span>下，到南方去巡狩，<text:span text:style-name="T6">將</text:span>可以消<text:span text:style-name="T6">滅</text:span>罪<text:span text:style-name="T6">惡</text:span>的首<text:span text:style-name="T6">領</text:span>。但是<text:span text:style-name="T6">應該</text:span>注意不要操之<text:span text:style-name="T6">過</text:span>急，要能<text:span text:style-name="T6">夠堅</text:span>守正道，持之以<text:span text:style-name="T6">恆</text:span>。</text:p>
      <text:p text:style-name="P1"/>
      <text:p text:style-name="P1">《象》曰：“南狩之志，乃大得也。</text:p>
      <text:p text:style-name="P1"/>
      <text:p text:style-name="P3">【白<text:span text:style-name="T6">話</text:span>】《象<text:span text:style-name="T6">辭</text:span>》<text:span text:style-name="T6">說</text:span>：有到南方<text:span text:style-name="T6">徵</text:span>伐巡狩的志向，就<text:span text:style-name="T6">會</text:span>有非常大的收<text:span text:style-name="T6">獲</text:span>。</text:p>
      <text:p text:style-name="P1"/>
      <text:p text:style-name="P3">六四，入<text:span text:style-name="T6">於</text:span>左腹，<text:span text:style-name="T6">獲</text:span>明夷之心，<text:span text:style-name="T6">於</text:span>出<text:span text:style-name="T6">門</text:span>庭。</text:p>
      <text:p text:style-name="P1"/>
      <text:p text:style-name="P3">【白<text:span text:style-name="T6">話</text:span>】六四，<text:span text:style-name="T6">進</text:span>入左方腹部，能<text:span text:style-name="T6">夠</text:span>深入了解光明被阻的<text:span text:style-name="T6">內</text:span>中情<text:span text:style-name="T6">況</text:span>，<text:span text:style-name="T6">於</text:span>是<text:span text:style-name="T6">堅</text:span>定地跨出<text:span text:style-name="T6">門</text:span>庭，<text:span text:style-name="T6">離開這</text:span>里。</text:p>
      <text:p text:style-name="P1"/>
      <text:p text:style-name="P3">《象》曰：“入<text:span text:style-name="T6">於</text:span>左腹”，<text:span text:style-name="T6">獲</text:span>心意也。</text:p>
      <text:p text:style-name="P1"/>
      <text:p text:style-name="P3">【白<text:span text:style-name="T6">話</text:span>】《象<text:span text:style-name="T6">辭</text:span>》<text:span text:style-name="T6">說</text:span>：“<text:span text:style-name="T6">進</text:span>入左方腹部”，因此能<text:span text:style-name="T6">夠從內</text:span>部深刻了解光明受阻的情形。</text:p>
      <text:p text:style-name="P1"/>
      <text:p text:style-name="P3">六五，箕子之明夷，利<text:span text:style-name="T6">貞</text:span>。</text:p>
      <text:p text:style-name="P1"/>
      <text:p text:style-name="P3"><text:soft-page-break/>【白<text:span text:style-name="T6">話</text:span>】，六五，<text:span text:style-name="T6">應釆</text:span>取箕子那<text:span text:style-name="T6">種</text:span>自掩其<text:span text:style-name="T6">聰</text:span>明才智的做法，<text:span text:style-name="T6">這樣</text:span>做有利<text:span text:style-name="T6">於堅</text:span>守正道。</text:p>
      <text:p text:style-name="P1"/>
      <text:p text:style-name="P3">《象》曰：“箕子之<text:span text:style-name="T6">貞</text:span>，明不可息也。</text:p>
      <text:p text:style-name="P1"/>
      <text:p text:style-name="P3">【白<text:span text:style-name="T6">話</text:span>】《象<text:span text:style-name="T6">辭</text:span>》<text:span text:style-name="T6">說</text:span>：箕子<text:span text:style-name="T6">堅</text:span>守正道，保持自我的行<text:span text:style-name="T6">為說</text:span>明，光明是不<text:span text:style-name="T6">會</text:span>熄<text:span text:style-name="T6">滅</text:span>的，只是<text:span text:style-name="T6">暫時</text:span>受阻<text:span text:style-name="T6">礙罷</text:span>了。</text:p>
      <text:p text:style-name="P1"/>
      <text:p text:style-name="P3">上六，不明晦；初登<text:span text:style-name="T6">於</text:span>天，后入<text:span text:style-name="T6">於</text:span>地。</text:p>
      <text:p text:style-name="P1"/>
      <text:p text:style-name="P3">【白<text:span text:style-name="T6">話</text:span>】上六，不但<text:span text:style-name="T6">沒</text:span>有光明，反而<text:span text:style-name="T6">帶來</text:span>黑暗。<text:span text:style-name="T6">剛開</text:span>始<text:span text:style-name="T6">時</text:span>升起在天空，而后<text:span text:style-name="T6">來卻墮</text:span>入地下。</text:p>
      <text:p text:style-name="P1"/>
      <text:p text:style-name="P3">《象》曰：“初登<text:span text:style-name="T6">於</text:span>天”，照四<text:span text:style-name="T6">國</text:span>也；“后入<text:span text:style-name="T6">於</text:span>地”失<text:span text:style-name="T6">則</text:span>也。</text:p>
      <text:p text:style-name="P1"/>
      <text:p text:style-name="P3">【白<text:span text:style-name="T6">話</text:span>】《象<text:span text:style-name="T6">辭</text:span>》<text:span text:style-name="T6">說</text:span>：“<text:span text:style-name="T6">剛開</text:span>始<text:span text:style-name="T6">時</text:span>升起在天空”，是<text:span text:style-name="T6">說</text:span>它的光明能<text:span text:style-name="T6">夠</text:span>普照四方各<text:span text:style-name="T6">國</text:span>；“而后<text:span text:style-name="T6">來卻墮</text:span>入地下”，是<text:span text:style-name="T6">說</text:span>它已<text:span text:style-name="T6">經</text:span>因<text:span text:style-name="T6">違</text:span>背正道而<text:span text:style-name="T6">喪</text:span>失了<text:span text:style-name="T6">應</text:span>有的作用，由光明<text:span text:style-name="T6">轉</text:span>入了黑暗。 </text:p>
      <text:p text:style-name="P1"/>
      <text:p text:style-name="P1"/>
      <text:p text:style-name="P1">第三十七卦：《家人卦》</text:p>
      <text:p text:style-name="P1"><text:s/></text:p>
      <text:p text:style-name="P3">家人：利女<text:span text:style-name="T6">貞</text:span>。</text:p>
      <text:p text:style-name="P1"/>
      <text:p text:style-name="P3">【白<text:span text:style-name="T6">話</text:span>】《家人卦》象<text:span text:style-name="T6">徵</text:span>家庭：特<text:span text:style-name="T6">別</text:span>注重女人在家中的作用，如果她能<text:span text:style-name="T6">夠堅</text:span>守正道，始<text:span text:style-name="T6">終</text:span>如一，<text:span text:style-name="T6">將會</text:span>非常有利。</text:p>
      <text:p text:style-name="P1"/>
      <text:p text:style-name="P3">《象》曰：<text:span text:style-name="T6">風</text:span>自火出，家人；君子以言有物而行有<text:span text:style-name="T6">恆</text:span>。</text:p>
      <text:p text:style-name="P1"/>
      <text:p text:style-name="P3">【白<text:span text:style-name="T6">話</text:span>】《象<text:span text:style-name="T6">辭</text:span>》<text:span text:style-name="T6">說</text:span>：《家人卦》的卦象是<text:span text:style-name="T6">離</text:span>（火）下巽（<text:span text:style-name="T6">風</text:span>）上，<text:span text:style-name="T6">為風從</text:span>火出之表象，象<text:span text:style-name="T6">徵</text:span>着外部的<text:span text:style-name="T6">風來</text:span>自<text:span text:style-name="T6">於</text:span>本身的火，就像家庭的影<text:span text:style-name="T6">響</text:span>和作用都<text:span text:style-name="T6">產</text:span>生<text:span text:style-name="T6">於</text:span>自己<text:span text:style-name="T6">內</text:span>部一<text:span text:style-name="T6">樣</text:span>。君子<text:span text:style-name="T6">應該</text:span>特<text:span text:style-name="T6">別</text:span>注意自己的一言一行，<text:span text:style-name="T6">說話</text:span>要有根<text:span text:style-name="T6">據</text:span>和<text:span text:style-name="T6">內</text:span>容，行<text:span text:style-name="T6">動</text:span>要有准<text:span text:style-name="T6">則</text:span>和<text:span text:style-name="T6">規</text:span>矩，不能朝三暮四和半途而<text:span text:style-name="T6">廢</text:span>。</text:p>
      <text:p text:style-name="P1"/>
      <text:p text:style-name="P3">初九，<text:span text:style-name="T6">閑</text:span>有家，悔亡。</text:p>
      <text:p text:style-name="P1"/>
      <text:p text:style-name="P3">【白<text:span text:style-name="T6">話</text:span>】，初九，治家<text:span text:style-name="T6">應從</text:span>一<text:span text:style-name="T6">開</text:span>始就打好基<text:span text:style-name="T6">礎</text:span>，立下<text:span text:style-name="T6">規</text:span>矩，防患<text:span text:style-name="T6">於</text:span>未然。如果<text:span text:style-name="T6">這樣</text:span>做了，就不<text:span text:style-name="T6">會</text:span>有什么<text:span text:style-name="T6">過</text:span>失了。</text:p>
      <text:p text:style-name="P1"/>
      <text:p text:style-name="P3">《象》曰：“<text:span text:style-name="T6">閑</text:span>有家”，志未<text:span text:style-name="T6">變</text:span>也。</text:p>
      <text:p text:style-name="P1"/>
      <text:p text:style-name="P3">【白<text:span text:style-name="T6">話</text:span>】《象<text:span text:style-name="T6">辭</text:span>》<text:span text:style-name="T6">說</text:span>：“治家<text:span text:style-name="T6">應從</text:span>一<text:span text:style-name="T6">開</text:span>始就打好基<text:span text:style-name="T6">礎</text:span>，立下<text:span text:style-name="T6">規</text:span>矩，防患<text:span text:style-name="T6">於</text:span>未然”，意<text:span text:style-name="T6">義</text:span>就在<text:span text:style-name="T6">於開</text:span>一<text:span text:style-name="T6">個</text:span>好<text:span text:style-name="T6">頭</text:span>十分重要。如果等到出<text:span text:style-name="T6">現</text:span>了<text:span text:style-name="T6">問題</text:span>再去想<text:span text:style-name="T6">辦</text:span>法，效果就差得多了。</text:p>
      <text:p text:style-name="P1"/>
      <text:p text:style-name="P3">六二，<text:span text:style-name="T6">無</text:span>攸遂，在中<text:span text:style-name="T6">饋</text:span>，<text:span text:style-name="T6">貞</text:span>吉。</text:p>
      <text:p text:style-name="P1"/>
      <text:p text:style-name="P3">【白<text:span text:style-name="T6">話</text:span>】六二，不要自作主<text:span text:style-name="T6">張</text:span>，追求功名，能<text:span text:style-name="T6">夠</text:span>料理好家中的<text:span text:style-name="T6">飲</text:span>食起居就行了，<text:span text:style-name="T6">結</text:span>果一定是吉祥的。</text:p>
      <text:p text:style-name="P3"><text:soft-page-break/>《象》曰：六二之吉，<text:span text:style-name="T6">順</text:span>以巽也。</text:p>
      <text:p text:style-name="P1"/>
      <text:p text:style-name="P3">【白<text:span text:style-name="T6">話</text:span>】《象<text:span text:style-name="T6">辭</text:span>》<text:span text:style-name="T6">說</text:span>：《家人卦》的第二爻位（六二）<text:span text:style-name="T6">這</text:span>所以能<text:span text:style-name="T6">夠</text:span>吉祥如意，是因<text:span text:style-name="T6">為</text:span>它位置居中，符合常<text:span text:style-name="T6">規</text:span>，而且<text:span text:style-name="T6">溫</text:span>柔<text:span text:style-name="T6">順從</text:span>的<text:span text:style-name="T6">緣</text:span>故。</text:p>
      <text:p text:style-name="P1"/>
      <text:p text:style-name="P3">九三，家人嗃嗃，悔<text:span text:style-name="T6">厲</text:span>，吉；<text:span text:style-name="T6">婦</text:span>子嘻嘻，<text:span text:style-name="T6">終</text:span>吝。</text:p>
      <text:p text:style-name="P1"/>
      <text:p text:style-name="P3">【白<text:span text:style-name="T6">話</text:span>】九三，由<text:span text:style-name="T6">於</text:span>治家<text:span text:style-name="T6">過</text:span>分<text:span text:style-name="T6">嚴厲</text:span>，使得家里人承受不了而怨言<text:span text:style-name="T6">叢</text:span>生，<text:span text:style-name="T6">這樣</text:span>做<text:span text:style-name="T6">雖</text:span>然有<text:span text:style-name="T6">過</text:span>失，<text:span text:style-name="T6">會帶來</text:span>麻<text:span text:style-name="T6">煩</text:span>，但是<text:span text:style-name="T6">從長遠</text:span>看，最<text:span text:style-name="T6">終會</text:span>得到吉祥的。可是如果不能<text:span text:style-name="T6">從嚴</text:span>治家，<text:span text:style-name="T6">聽憑婦</text:span>人和孩子<text:span text:style-name="T6">們隨</text:span>心所欲，最<text:span text:style-name="T6">終</text:span>的<text:span text:style-name="T6">發</text:span>展<text:span text:style-name="T6">結</text:span>果<text:span text:style-name="T6">卻決</text:span>不<text:span text:style-name="T6">會</text:span>好。</text:p>
      <text:p text:style-name="P1"/>
      <text:p text:style-name="P3">《象》曰：“家人嗃嗃”，未失也；“<text:span text:style-name="T6">婦</text:span>子嘻嘻”，失家<text:span text:style-name="T6">節</text:span>也。</text:p>
      <text:p text:style-name="P1"/>
      <text:p text:style-name="P3">【白<text:span text:style-name="T6">話</text:span>】《象<text:span text:style-name="T6">辭</text:span>》<text:span text:style-name="T6">說</text:span>：“由<text:span text:style-name="T6">於過</text:span>分<text:span text:style-name="T6">嚴厲</text:span>使得家中人怨言<text:span text:style-name="T6">叢</text:span>生，但最<text:span text:style-name="T6">終卻</text:span>可以得到吉祥”，是因<text:span text:style-name="T6">為這樣</text:span>做是符合治家的原<text:span text:style-name="T6">則</text:span>的，<text:span text:style-name="T6">雖</text:span>然有<text:span text:style-name="T6">過</text:span>失，但不失根本。而<text:span text:style-name="T6">聽憑</text:span>“<text:span text:style-name="T6">婦</text:span>人和孩子<text:span text:style-name="T6">隨</text:span>心所欲，最<text:span text:style-name="T6">終</text:span>的<text:span text:style-name="T6">發</text:span>展<text:span text:style-name="T6">結</text:span>果<text:span text:style-name="T6">卻決</text:span>不<text:span text:style-name="T6">會</text:span>好”，是因<text:span text:style-name="T6">為這樣</text:span>做<text:span text:style-name="T6">違</text:span>背了治家的原<text:span text:style-name="T6">則</text:span>和<text:span text:style-name="T6">規</text:span>矩。</text:p>
      <text:p text:style-name="P1"/>
      <text:p text:style-name="P1">六四，富家，大吉。</text:p>
      <text:p text:style-name="P1"/>
      <text:p text:style-name="P3">【白<text:span text:style-name="T6">話</text:span>】六四，能<text:span text:style-name="T6">夠</text:span>使家中的<text:span text:style-name="T6">財</text:span>富增加，就一定<text:span text:style-name="T6">會</text:span>非常吉祥如意。</text:p>
      <text:p text:style-name="P1"/>
      <text:p text:style-name="P3">《象》曰：“富家大吉”，<text:span text:style-name="T6">順</text:span>在位也。</text:p>
      <text:p text:style-name="P1"/>
      <text:p text:style-name="P3">【白<text:span text:style-name="T6">話</text:span>】《象<text:span text:style-name="T6">辭</text:span>》<text:span text:style-name="T6">說</text:span>：六四之所以“能<text:span text:style-name="T6">夠</text:span>使家中的<text:span text:style-name="T6">財</text:span>富增加，一定<text:span text:style-name="T6">會</text:span>非常吉祥如意”，是由<text:span text:style-name="T6">於</text:span>它柔<text:span text:style-name="T6">順</text:span>的本性<text:span text:style-name="T6">決</text:span>定的。</text:p>
      <text:p text:style-name="P1"/>
      <text:p text:style-name="P3">九五，王假有家，勿<text:span text:style-name="T6">卹</text:span>，吉。</text:p>
      <text:p text:style-name="P1"/>
      <text:p text:style-name="P3">【白<text:span text:style-name="T6">話</text:span>】九五，一家之主通<text:span text:style-name="T6">過</text:span>自己的行<text:span text:style-name="T6">為</text:span>感染<text:span text:style-name="T6">帶動</text:span>家里的人，使他<text:span text:style-name="T6">們</text:span>各自都按照自己的本分和<text:span text:style-name="T6">職責</text:span>去做，是<text:span text:style-name="T6">會</text:span>吉祥如意的。</text:p>
      <text:p text:style-name="P1"/>
      <text:p text:style-name="P3">《象》曰：“王假有家“，交相<text:span text:style-name="T6">愛</text:span>也。</text:p>
      <text:p text:style-name="P1"/>
      <text:p text:style-name="P3">【白<text:span text:style-name="T6">話</text:span>】《象<text:span text:style-name="T6">辭</text:span>》<text:span text:style-name="T6">說</text:span>：“一家之主通<text:span text:style-name="T6">過</text:span>自己的行<text:span text:style-name="T6">為</text:span>感染<text:span text:style-name="T6">帶動</text:span>家里的人，是<text:span text:style-name="T6">會</text:span>吉祥如意的”，<text:span text:style-name="T6">關鍵</text:span>是要能使全家人和睦相<text:span text:style-name="T6">處</text:span>，感情融洽，相<text:span text:style-name="T6">親</text:span>相<text:span text:style-name="T6">愛</text:span>。</text:p>
      <text:p text:style-name="P1"/>
      <text:p text:style-name="P3">上九，有孚，威如，<text:span text:style-name="T6">終</text:span>吉。</text:p>
      <text:p text:style-name="P3">【白<text:span text:style-name="T6">話</text:span>】，上九，治家的根本在<text:span text:style-name="T6">於嚴</text:span>格要求自己，如果自己能<text:span text:style-name="T6">夠誠實</text:span>有信，<text:span text:style-name="T6">樹</text:span>立起威信，<text:span text:style-name="T6">結</text:span>果一定<text:span text:style-name="T6">會獲</text:span>得吉祥。</text:p>
      <text:p text:style-name="P3">《象》曰：威如之吉，反身之<text:span text:style-name="T6">謂</text:span>也。</text:p>
      <text:p text:style-name="P1"/>
      <text:p text:style-name="P3">【白<text:span text:style-name="T6">話</text:span>】《象<text:span text:style-name="T6">辭</text:span>》<text:span text:style-name="T6">說</text:span>：之所以建立尊<text:span text:style-name="T6">嚴</text:span>和威信能<text:span text:style-name="T6">夠獲</text:span>得吉祥，是因<text:span text:style-name="T6">為這種</text:span>尊<text:span text:style-name="T6">嚴</text:span>和威信是通<text:span text:style-name="T6">過嚴</text:span>格要求自己得到的，而不是通<text:span text:style-name="T6">過</text:span>其他方式。 </text:p>
      <text:p text:style-name="P1"/>
      <text:p text:style-name="P1"><text:soft-page-break/></text:p>
      <text:p text:style-name="P1">第三十八卦：《睽卦》</text:p>
      <text:p text:style-name="P1"><text:s/></text:p>
      <text:p text:style-name="P1">睽；小事吉。</text:p>
      <text:p text:style-name="P1"/>
      <text:p text:style-name="P3">【白<text:span text:style-name="T6">話</text:span>】《睽卦》象<text:span text:style-name="T6">徵對</text:span>立；小心<text:span text:style-name="T6">謹</text:span>慎地去行<text:span text:style-name="T6">動</text:span>做事，就能<text:span text:style-name="T6">獲</text:span>得吉祥。</text:p>
      <text:p text:style-name="P1"/>
      <text:p text:style-name="P3">《象》曰：上火下<text:span text:style-name="T6">澤</text:span>，睽；君子以同而<text:span text:style-name="T6">異</text:span>。</text:p>
      <text:p text:style-name="P1"/>
      <text:p text:style-name="P3">【白<text:span text:style-name="T6">話</text:span>】《象<text:span text:style-name="T6">辭</text:span>》<text:span text:style-name="T6">說</text:span>：《睽卦》的卦象是<text:span text:style-name="T6">兌</text:span>（<text:span text:style-name="T6">澤</text:span>）下<text:span text:style-name="T6">離</text:span>（火）上，<text:span text:style-name="T6">為</text:span>水火相遇之表象，象<text:span text:style-name="T6">徵對</text:span>立。所以君子<text:span text:style-name="T6">應該</text:span>在求大同的前提下，保留小的差<text:span text:style-name="T6">別</text:span>和不同。</text:p>
      <text:p text:style-name="P1"/>
      <text:p text:style-name="P3">初九，悔亡；<text:span text:style-name="T6">喪馬</text:span>，勿逐自<text:span text:style-name="T6">復</text:span>；<text:span text:style-name="T6">見惡</text:span>人，<text:span text:style-name="T6">無</text:span>咎。</text:p>
      <text:p text:style-name="P1"/>
      <text:p text:style-name="P3">白<text:span text:style-name="T6">話</text:span>，初九，悔恨消失；跑掉的<text:span text:style-name="T6">馬</text:span>不要去<text:span text:style-name="T6">攆</text:span>它，它自己就<text:span text:style-name="T6">會</text:span>回<text:span text:style-name="T6">來</text:span>。接近同自己<text:span text:style-name="T6">對</text:span>立<text:span text:style-name="T6">敵視</text:span>的人，不<text:span text:style-name="T6">會</text:span>有什么<text:span text:style-name="T6">禍</text:span>患。</text:p>
      <text:p text:style-name="P1"/>
      <text:p text:style-name="P3">《象》曰：“<text:span text:style-name="T6">見惡</text:span>人”，以辟咎也。</text:p>
      <text:p text:style-name="P1"/>
      <text:p text:style-name="P3">【白<text:span text:style-name="T6">話</text:span>】《象<text:span text:style-name="T6">辭</text:span>》<text:span text:style-name="T6">說</text:span>：“接近同自己相<text:span text:style-name="T6">對</text:span>立<text:span text:style-name="T6">敵視</text:span>的人”，通<text:span text:style-name="T6">過這種</text:span>方法彼此<text:span text:style-name="T6">溝</text:span>通，以避免因更加<text:span text:style-name="T6">對</text:span>立而<text:span text:style-name="T6">帶來</text:span>的危害。</text:p>
      <text:p text:style-name="P1"/>
      <text:p text:style-name="P3">九二，遇主<text:span text:style-name="T6">於</text:span>巷，<text:span text:style-name="T6">無</text:span>咎。</text:p>
      <text:p text:style-name="P1"/>
      <text:p text:style-name="P3">【白<text:span text:style-name="T6">話</text:span>】九二，在小巷中碰到了居<text:span text:style-name="T6">於</text:span>高位者，<text:span text:style-name="T6">雖</text:span>然不合常<text:span text:style-name="T6">規</text:span>，但是<text:span text:style-name="T6">卻沒</text:span>有什么危<text:span text:style-name="T6">險</text:span>和<text:span text:style-name="T6">災難</text:span>。</text:p>
      <text:p text:style-name="P1"/>
      <text:p text:style-name="P3">《象》曰：“遇主<text:span text:style-name="T6">於</text:span>巷”，未失道也。</text:p>
      <text:p text:style-name="P1"/>
      <text:p text:style-name="P3">【白<text:span text:style-name="T6">話</text:span>】《象<text:span text:style-name="T6">辭</text:span>》<text:span text:style-name="T6">說</text:span>：“在小巷中碰到了居高位者”，<text:span text:style-name="T6">雖</text:span>然<text:span text:style-name="T6">這</text:span>不合常<text:span text:style-name="T6">規</text:span>，但是<text:span text:style-name="T6">卻</text:span>并不<text:span text:style-name="T6">違</text:span>背原<text:span text:style-name="T6">則</text:span>。</text:p>
      <text:p text:style-name="P1"/>
      <text:p text:style-name="P3">六三，<text:span text:style-name="T6">見輿</text:span>曳，其牛掣；其人天且劓。<text:span text:style-name="T6">無</text:span>初有<text:span text:style-name="T6">終</text:span>。</text:p>
      <text:p text:style-name="P1"/>
      <text:p text:style-name="P3">【白<text:span text:style-name="T6">話</text:span>】六三，就像后<text:span text:style-name="T6">邊</text:span>的<text:span text:style-name="T6">車</text:span>被托住，前面的牛又被限制，<text:span text:style-name="T6">處</text:span>境<text:span text:style-name="T6">極為</text:span>困<text:span text:style-name="T6">難</text:span>；又像是受了除掉<text:span text:style-name="T6">頭發</text:span>和割掉鼻子的刑<text:span text:style-name="T6">罰</text:span>；<text:span text:style-name="T6">雖</text:span>然<text:span text:style-name="T6">開</text:span>始<text:span text:style-name="T6">時</text:span>是<text:span text:style-name="T6">這樣</text:span>的困<text:span text:style-name="T6">難</text:span>和<text:span text:style-name="T6">難</text:span>以相合，但最<text:span text:style-name="T6">終還</text:span>是可以<text:span text:style-name="T6">達</text:span>到自己的目的的。</text:p>
      <text:p text:style-name="P1"/>
      <text:p text:style-name="P3">《象》曰：“<text:span text:style-name="T6">見輿</text:span>曳”，位不<text:span text:style-name="T6">當</text:span>也；“<text:span text:style-name="T6">無</text:span>初有<text:span text:style-name="T6">終</text:span>”，遇<text:span text:style-name="T6">剛</text:span>也。</text:p>
      <text:p text:style-name="P1"/>
      <text:p text:style-name="P3">【白<text:span text:style-name="T6">話</text:span>】《象<text:span text:style-name="T6">辭</text:span>》<text:span text:style-name="T6">說</text:span>：“像<text:span text:style-name="T6">車</text:span>子被拖住”的情形是因<text:span text:style-name="T6">為</text:span>六三爻所<text:span text:style-name="T6">處</text:span>的位置不恰<text:span text:style-name="T6">當</text:span>。“<text:span text:style-name="T6">開</text:span>始<text:span text:style-name="T6">時極為</text:span>困<text:span text:style-name="T6">難</text:span>，但最<text:span text:style-name="T6">終還</text:span>是可以<text:span text:style-name="T6">達</text:span>到目的”的原因，在<text:span text:style-name="T6">於</text:span>能和<text:span text:style-name="T6">陽剛</text:span>相<text:span text:style-name="T6">應</text:span>合。</text:p>
      <text:p text:style-name="P1"/>
      <text:p text:style-name="P3">九四，睽孤；遇元夫，交孚，<text:span text:style-name="T6">厲無</text:span>咎。</text:p>
      <text:p text:style-name="P1"/>
      <text:p text:style-name="P3">【白<text:span text:style-name="T6">話</text:span>】九四，到<text:span text:style-name="T6">處</text:span>都是<text:span text:style-name="T6">對</text:span>立，孤<text:span text:style-name="T6">獨無</text:span>援，但正好遇到了一位充<text:span text:style-name="T6">滿陽剛</text:span>的大丈夫，彼此信任，相<text:soft-page-break/>互理解，<text:span text:style-name="T6">雖</text:span>有危<text:span text:style-name="T6">險</text:span>，但<text:span text:style-name="T6">卻</text:span>能免去<text:span text:style-name="T6">災禍</text:span>。</text:p>
      <text:p text:style-name="P1"/>
      <text:p text:style-name="P3">《象》曰：“交孚<text:span text:style-name="T6">無</text:span>咎”，志行也。</text:p>
      <text:p text:style-name="P1"/>
      <text:p text:style-name="P3">【白<text:span text:style-name="T6">話</text:span>】《象<text:span text:style-name="T6">辭</text:span>》<text:span text:style-name="T6">說</text:span>：“相互理解，<text:span text:style-name="T6">雖</text:span>有危<text:span text:style-name="T6">險</text:span>，但<text:span text:style-name="T6">卻</text:span>能免去<text:span text:style-name="T6">災禍</text:span>”，就在<text:span text:style-name="T6">於</text:span>他<text:span text:style-name="T6">們</text:span>有着共同的志向和行<text:span text:style-name="T6">動</text:span>。</text:p>
      <text:p text:style-name="P1"/>
      <text:p text:style-name="P3">六五，悔亡，厥宗噬<text:span text:style-name="T6">膚</text:span>，往何咎？</text:p>
      <text:p text:style-name="P1"/>
      <text:p text:style-name="P3">【白<text:span text:style-name="T6">話</text:span>】六五，悔恨消失，像柔<text:span text:style-name="T6">軟</text:span>的皮<text:span text:style-name="T6">膚</text:span>那<text:span text:style-name="T6">樣</text:span>一咬就入，放<text:span text:style-name="T6">開</text:span>前<text:span text:style-name="T6">進</text:span>，能有什么危害呢？</text:p>
      <text:p text:style-name="P1"/>
      <text:p text:style-name="P3">《象》曰：“厥宗噬<text:span text:style-name="T6">膚</text:span>”，往有<text:span text:style-name="T6">慶</text:span>也。</text:p>
      <text:p text:style-name="P1"/>
      <text:p text:style-name="P3">【白<text:span text:style-name="T6">話</text:span>】《象<text:span text:style-name="T6">辭</text:span>》<text:span text:style-name="T6">說</text:span>：“像柔<text:span text:style-name="T6">軟</text:span>的皮<text:span text:style-name="T6">膚</text:span>那<text:span text:style-name="T6">樣</text:span>一咬就入”，表明前<text:span text:style-name="T6">進</text:span>必然<text:span text:style-name="T6">會</text:span>有值得<text:span text:style-name="T6">慶賀</text:span>的事情。</text:p>
      <text:p text:style-name="P1"/>
      <text:p text:style-name="P3">上九，睽孤，<text:span text:style-name="T6">見</text:span>豕<text:span text:style-name="T6">負塗</text:span>，<text:span text:style-name="T6">載</text:span>鬼一<text:span text:style-name="T6">車</text:span>，先<text:span text:style-name="T6">張</text:span>之弧，后<text:span text:style-name="T6">說</text:span>之弧；匪寇，婚媾；往遇雨<text:span text:style-name="T6">則</text:span>吉。</text:p>
      <text:p text:style-name="P1"/>
      <text:p text:style-name="P3">【白<text:span text:style-name="T6">話</text:span>】上九，<text:span text:style-name="T6">對</text:span>立已<text:span text:style-name="T6">達</text:span>到了<text:span text:style-name="T6">頂點</text:span>，似乎看到一只沾<text:span text:style-name="T6">滿</text:span>污泥的<text:span text:style-name="T6">豬</text:span>和<text:span text:style-name="T6">裝滿</text:span>了鬼的<text:span text:style-name="T6">車</text:span>子，<text:span text:style-name="T6">於</text:span>是就拉<text:span text:style-name="T6">開</text:span>了弓准<text:span text:style-name="T6">備對</text:span>付它，但是后<text:span text:style-name="T6">來</text:span>又放下了弓。因<text:span text:style-name="T6">為</text:span>冷<text:span text:style-name="T6">靜</text:span>下<text:span text:style-name="T6">來</text:span>一看，<text:span text:style-name="T6">發現</text:span>并不是<text:span text:style-name="T6">強盜</text:span>，而是要和自己<text:span text:style-name="T6">結</text:span>婚的伴<text:span text:style-name="T6">侶</text:span>。所以<text:span text:style-name="T6">這時</text:span>如果能前往，就<text:span text:style-name="T6">會</text:span>像遇到<text:span text:style-name="T6">陰陽</text:span>相配形成<text:span text:style-name="T6">潤澤</text:span>的雨一<text:span text:style-name="T6">樣</text:span>，<text:span text:style-name="T6">順</text:span>乎自然，合乎天意，<text:span text:style-name="T6">將</text:span>一定<text:span text:style-name="T6">會獲</text:span>得吉祥。</text:p>
      <text:p text:style-name="P1"/>
      <text:p text:style-name="P1">《象》曰：“遇雨之吉”，群疑亡也。</text:p>
      <text:p text:style-name="P1"/>
      <text:p text:style-name="P3">【白<text:span text:style-name="T6">話</text:span>】《象<text:span text:style-name="T6">辭</text:span>》<text:span text:style-name="T6">說</text:span>：“像遇到<text:span text:style-name="T6">陰陽</text:span>相配形成<text:span text:style-name="T6">潤澤</text:span>的雨一<text:span text:style-name="T6">樣</text:span>，<text:span text:style-name="T6">會獲</text:span>吉祥”，是<text:span text:style-name="T6">說</text:span>原<text:span text:style-name="T6">來</text:span>的<text:span text:style-name="T6">種種懷</text:span>疑都已<text:span text:style-name="T6">經煙</text:span>消云散，不<text:span text:style-name="T6">復</text:span>存在了。 </text:p>
      <text:p text:style-name="P1"/>
      <text:p text:style-name="P1"/>
      <text:p text:style-name="P1">第三十九卦：《蹇卦》</text:p>
      <text:p text:style-name="P1"><text:s/></text:p>
      <text:p text:style-name="P3">蹇：利西南，不利<text:span text:style-name="T6">東</text:span>北；利<text:span text:style-name="T6">見</text:span>大人，<text:span text:style-name="T6">貞</text:span>吉。</text:p>
      <text:p text:style-name="P1"/>
      <text:p text:style-name="P3">【白<text:span text:style-name="T6">話</text:span>】蹇卦，象<text:span text:style-name="T6">徵</text:span>陷入困境，<text:span text:style-name="T6">難</text:span>以前<text:span text:style-name="T6">進</text:span>；面<text:span text:style-name="T6">對這種</text:span>情<text:span text:style-name="T6">況</text:span>，利<text:span text:style-name="T6">於</text:span>向西南行<text:span text:style-name="T6">動</text:span>，不利<text:span text:style-name="T6">於</text:span>向<text:span text:style-name="T6">東</text:span>北行<text:span text:style-name="T6">動</text:span>。此<text:span text:style-name="T6">時</text:span>利<text:span text:style-name="T6">於</text:span>出<text:span text:style-name="T6">現</text:span>大人物，只要能<text:span text:style-name="T6">夠堅</text:span>守正道，始<text:span text:style-name="T6">終</text:span>如一，就一定可以<text:span text:style-name="T6">獲</text:span>得吉祥。</text:p>
      <text:p text:style-name="P1"/>
      <text:p text:style-name="P1">《象》曰：“山上有水，蹇；君子以反身修德。</text:p>
      <text:p text:style-name="P1"/>
      <text:p text:style-name="P3">【白<text:span text:style-name="T6">話</text:span>】《象<text:span text:style-name="T6">辭</text:span>》<text:span text:style-name="T6">說</text:span>：《蹇卦》的卦象是（山）下坎（水）上，<text:span text:style-name="T6">為</text:span>高山上<text:span text:style-name="T6">積</text:span>水之表象，象<text:span text:style-name="T6">徵艱難險</text:span>阻，行<text:span text:style-name="T6">動</text:span>困<text:span text:style-name="T6">難</text:span>。面<text:span text:style-name="T6">對這種</text:span>情<text:span text:style-name="T6">況</text:span>，君子<text:span text:style-name="T6">應該</text:span>很好地反省自己，提高自己的品德修<text:span text:style-name="T6">養</text:span>，以通<text:span text:style-name="T6">過</text:span>自身的努力渡<text:span text:style-name="T6">過</text:span>困境。</text:p>
      <text:p text:style-name="P1"/>
      <text:p text:style-name="P3">初六，往蹇，<text:span text:style-name="T6">來譽</text:span>。</text:p>
      <text:p text:style-name="P1"/>
      <text:p text:style-name="P3">【白<text:span text:style-name="T6">話</text:span>】初六，前<text:span text:style-name="T6">進將會進</text:span>入<text:span text:style-name="T6">險</text:span>境，后退<text:span text:style-name="T6">將</text:span>得到<text:span text:style-name="T6">贊</text:span>美。</text:p>
      <text:p text:style-name="P1"><text:soft-page-break/></text:p>
      <text:p text:style-name="P3">《象》曰：“往蹇<text:span text:style-name="T6">來譽</text:span>”，宜待也。</text:p>
      <text:p text:style-name="P1"/>
      <text:p text:style-name="P3">【白<text:span text:style-name="T6">話</text:span>】《象<text:span text:style-name="T6">辭</text:span>》<text:span text:style-name="T6">說</text:span>：“前<text:span text:style-name="T6">進將會進</text:span>入<text:span text:style-name="T6">險</text:span>境，后退<text:span text:style-name="T6">將</text:span>得到<text:span text:style-name="T6">贊</text:span>美”，<text:span text:style-name="T6">處</text:span>在<text:span text:style-name="T6">這種</text:span>情<text:span text:style-name="T6">況</text:span>下，最好是安心等待，<text:span text:style-name="T6">尋</text:span>找<text:span text:style-name="T6">時機</text:span>，不要<text:span text:style-name="T6">輕舉</text:span>妄<text:span text:style-name="T6">動</text:span>。</text:p>
      <text:p text:style-name="P1"/>
      <text:p text:style-name="P1">六二，王臣蹇蹇，匪躬之故。</text:p>
      <text:p text:style-name="P1"/>
      <text:p text:style-name="P3">【白<text:span text:style-name="T6">話</text:span>】六二，臣子<text:span text:style-name="T6">為</text:span>了解救君王的困境努力奔走在危<text:span text:style-name="T6">難</text:span>之中。如果是<text:span text:style-name="T6">為</text:span>了自己，他是用不着<text:span text:style-name="T6">這樣</text:span>做的。</text:p>
      <text:p text:style-name="P1"/>
      <text:p text:style-name="P3">《象》曰：“王臣蹇蹇”，<text:span text:style-name="T6">終無</text:span>尤也。</text:p>
      <text:p text:style-name="P1"/>
      <text:p text:style-name="P3">【白<text:span text:style-name="T6">話</text:span>】《象<text:span text:style-name="T6">辭</text:span>》<text:span text:style-name="T6">說</text:span>：“臣子<text:span text:style-name="T6">為</text:span>了解救君主的困境而努力奔走在危<text:span text:style-name="T6">難</text:span>之中”，那么<text:span text:style-name="T6">結</text:span>果<text:span text:style-name="T6">將</text:span>不<text:span text:style-name="T6">會</text:span>有什么<text:span text:style-name="T6">過</text:span>失。</text:p>
      <text:p text:style-name="P1"/>
      <text:p text:style-name="P3">九三，往蹇，<text:span text:style-name="T6">來</text:span>反。</text:p>
      <text:p text:style-name="P1"/>
      <text:p text:style-name="P3">【白<text:span text:style-name="T6">話</text:span>】九三，前<text:span text:style-name="T6">進</text:span>陷<text:span text:style-name="T6">於</text:span>危<text:span text:style-name="T6">難</text:span>，最好<text:span text:style-name="T6">還</text:span>是退回原地，不要再<text:span text:style-name="T6">繼續</text:span>往前走了。</text:p>
      <text:p text:style-name="P1"/>
      <text:p text:style-name="P3">《象》曰：“往蹇<text:span text:style-name="T6">來</text:span>反”，<text:span text:style-name="T6">內</text:span>喜之也。</text:p>
      <text:p text:style-name="P1"/>
      <text:p text:style-name="P3">【白<text:span text:style-name="T6">話</text:span>】《象<text:span text:style-name="T6">辭</text:span>》<text:span text:style-name="T6">說</text:span>：“前<text:span text:style-name="T6">進將</text:span>陷<text:span text:style-name="T6">於</text:span>危<text:span text:style-name="T6">難</text:span>，最好<text:span text:style-name="T6">還</text:span>是回原地”，<text:span text:style-name="T6">這樣內</text:span>部的力量必<text:span text:style-name="T6">會來</text:span>依附<text:span text:style-name="T6">於</text:span>己。</text:p>
      <text:p text:style-name="P1"/>
      <text:p text:style-name="P3">六四，往蹇，<text:span text:style-name="T6">來連</text:span>。</text:p>
      <text:p text:style-name="P1"/>
      <text:p text:style-name="P3">【白<text:span text:style-name="T6">話</text:span>】六四，如果它要奔赴危<text:span text:style-name="T6">難</text:span>，就<text:span text:style-name="T6">該聯</text:span>合其他的力量，只有<text:span text:style-name="T6">這樣</text:span>，才有可能解救危<text:span text:style-name="T6">難</text:span>。</text:p>
      <text:p text:style-name="P3">《象》曰：“往蹇<text:span text:style-name="T6">來連</text:span>”位<text:span text:style-name="T6">當實</text:span>也。</text:p>
      <text:p text:style-name="P1"/>
      <text:p text:style-name="P3">【白<text:span text:style-name="T6">話</text:span>】《象<text:span text:style-name="T6">辭</text:span>》<text:span text:style-name="T6">說</text:span>：“前去解救危<text:span text:style-name="T6">難</text:span>，<text:span text:style-name="T6">應該聯</text:span>合其他的力量”，是指<text:span text:style-name="T6">這</text:span>一爻所<text:span text:style-name="T6">處</text:span>的位置<text:span text:style-name="T6">決</text:span>定了他<text:span text:style-name="T6">應該這樣</text:span>去做。</text:p>
      <text:p text:style-name="P1"/>
      <text:p text:style-name="P3">九五，大蹇，朋<text:span text:style-name="T6">來</text:span>。</text:p>
      <text:p text:style-name="P1"/>
      <text:p text:style-name="P3">【白<text:span text:style-name="T6">話</text:span>】九五，<text:span text:style-name="T6">處</text:span>境<text:span text:style-name="T6">極為艱難</text:span>，<text:span text:style-name="T6">卻</text:span>有<text:span text:style-name="T6">眾</text:span>多的人<text:span text:style-name="T6">來協</text:span>助他渡<text:span text:style-name="T6">過</text:span>危<text:span text:style-name="T6">難</text:span>。</text:p>
      <text:p text:style-name="P1"/>
      <text:p text:style-name="P3">《象》曰：“大蹇朋<text:span text:style-name="T6">來</text:span>”以中<text:span text:style-name="T6">節</text:span>也。</text:p>
      <text:p text:style-name="P1"/>
      <text:p text:style-name="P3">【白<text:span text:style-name="T6">話</text:span>】《象<text:span text:style-name="T6">辭</text:span>》<text:span text:style-name="T6">說</text:span>：“<text:span text:style-name="T6">處</text:span>境<text:span text:style-name="T6">極為艱難</text:span>，<text:span text:style-name="T6">卻</text:span>有<text:span text:style-name="T6">眾</text:span>多的人<text:span text:style-name="T6">來協</text:span>助他渡<text:span text:style-name="T6">過</text:span>危<text:span text:style-name="T6">難</text:span>”，表明他能<text:span text:style-name="T6">夠堅</text:span>守正道，行<text:span text:style-name="T6">為</text:span>合乎准<text:span text:style-name="T6">則</text:span>，所以有<text:span text:style-name="T6">眾</text:span>多的人前<text:span text:style-name="T6">來協</text:span>助他。</text:p>
      <text:p text:style-name="P1"/>
      <text:p text:style-name="P3">上六，往蹇，<text:span text:style-name="T6">來碩</text:span>；吉；利<text:span text:style-name="T6">見</text:span>大人。</text:p>
      <text:p text:style-name="P1"/>
      <text:p text:style-name="P3">【白<text:span text:style-name="T6">話</text:span>】上六，如果前<text:span text:style-name="T6">進</text:span>就<text:span text:style-name="T6">會</text:span>陷入<text:span text:style-name="T6">險</text:span>境，退回<text:span text:style-name="T6">來卻</text:span>可以大有收<text:span text:style-name="T6">獲</text:span>；<text:span text:style-name="T6">這樣</text:span>做就<text:span text:style-name="T6">會</text:span>吉祥如意；有利<text:span text:style-name="T6">於</text:span><text:soft-page-break/>出<text:span text:style-name="T6">現</text:span>大人物。</text:p>
      <text:p text:style-name="P1"/>
      <text:p text:style-name="P3">《象》曰：“往蹇<text:span text:style-name="T6">來碩</text:span>”，志在<text:span text:style-name="T6">內</text:span>也；“利<text:span text:style-name="T6">見</text:span>大人”，以<text:span text:style-name="T6">從貴</text:span>也。</text:p>
      <text:p text:style-name="P1"/>
      <text:p text:style-name="P3">【白<text:span text:style-name="T6">話</text:span>】《象<text:span text:style-name="T6">辭</text:span>》<text:span text:style-name="T6">說</text:span>：“如果前<text:span text:style-name="T6">進</text:span>就<text:span text:style-name="T6">會</text:span>陷入<text:span text:style-name="T6">險</text:span>境，退回<text:span text:style-name="T6">來卻</text:span>可以大有收<text:span text:style-name="T6">獲</text:span>”，是因<text:span text:style-name="T6">為關</text:span>鍵在<text:span text:style-name="T6">於</text:span>首先要<text:span text:style-name="T6">聯</text:span>合自己<text:span text:style-name="T6">內</text:span>部的各<text:span text:style-name="T6">種</text:span>力量才能<text:span text:style-name="T6">夠</text:span>共同度<text:span text:style-name="T6">過艱難時</text:span>世。“利<text:span text:style-name="T6">於</text:span>出<text:span text:style-name="T6">現</text:span>大人物”，<text:span text:style-name="T6">說</text:span>明<text:span text:style-name="T6">應當</text:span>追<text:span text:style-name="T6">隨</text:span>尊<text:span text:style-name="T6">貴</text:span>的君主去建功立<text:span text:style-name="T6">業</text:span>。 </text:p>
      <text:p text:style-name="P1"/>
      <text:p text:style-name="P1"/>
      <text:p text:style-name="P1">第四十卦：《解卦》</text:p>
      <text:p text:style-name="P1"><text:s/></text:p>
      <text:p text:style-name="P3">解：利西南；<text:span text:style-name="T6">無</text:span>所往，其<text:span text:style-name="T6">來復</text:span>吉；有攸往，夙吉。</text:p>
      <text:p text:style-name="P1"/>
      <text:p text:style-name="P3">【白<text:span text:style-name="T6">話</text:span>】《解卦》象<text:span text:style-name="T6">徵</text:span>着<text:span text:style-name="T6">災禍</text:span>危<text:span text:style-name="T6">難</text:span>的舒解：利<text:span text:style-name="T6">於</text:span>往西南方行事。如果<text:span text:style-name="T6">沒</text:span>有什么<text:span text:style-name="T6">災禍</text:span>，只要<text:span text:style-name="T6">嚴</text:span>守自己的本分和<text:span text:style-name="T6">職責</text:span>，就一定<text:span text:style-name="T6">會</text:span>吉祥如意的。但是如果<text:span text:style-name="T6">發</text:span>生了<text:span text:style-name="T6">禍</text:span>患，就<text:span text:style-name="T6">應該</text:span>及<text:span text:style-name="T6">時</text:span>地想<text:span text:style-name="T6">辦</text:span>法加以解<text:span text:style-name="T6">決</text:span>，<text:span text:style-name="T6">這樣</text:span>才能<text:span text:style-name="T6">獲</text:span>得吉祥。</text:p>
      <text:p text:style-name="P1"/>
      <text:p text:style-name="P3">《象》曰：雷雨作，解；君子以赦<text:span text:style-name="T6">過</text:span>宥罪。</text:p>
      <text:p text:style-name="P1"/>
      <text:p text:style-name="P3">【白<text:span text:style-name="T6">話</text:span>】《象<text:span text:style-name="T6">辭</text:span>》<text:span text:style-name="T6">說</text:span>：《解卦》的卦象是坎（水）下震（雷）上，坎又代表雨；<text:span text:style-name="T6">為</text:span>春雷<text:span text:style-name="T6">陣陣</text:span>，春雨瀟瀟，<text:span text:style-name="T6">萬</text:span>物舒展生<text:span text:style-name="T6">長</text:span>之表象，充分<text:span text:style-name="T6">顯</text:span>示了解卦所<text:span text:style-name="T6">蘊</text:span>含的解除危<text:span text:style-name="T6">難</text:span>的含<text:span text:style-name="T6">義</text:span>，因此，君子也<text:span text:style-name="T6">應該</text:span>勇<text:span text:style-name="T6">於</text:span>赦免那些有<text:span text:style-name="T6">過錯</text:span>的，<text:span text:style-name="T6">饒</text:span>恕那些有罪<text:span text:style-name="T6">過</text:span>的，使他<text:span text:style-name="T6">們</text:span>在<text:span text:style-name="T6">寬</text:span>松的<text:span text:style-name="T6">環</text:span>境下，得到解<text:span text:style-name="T6">脫</text:span>和新生。</text:p>
      <text:p text:style-name="P1"/>
      <text:p text:style-name="P3">初六，<text:span text:style-name="T6">無</text:span>咎。</text:p>
      <text:p text:style-name="P1"/>
      <text:p text:style-name="P3">【白<text:span text:style-name="T6">話</text:span>】初六，<text:span text:style-name="T6">處</text:span>在危<text:span text:style-name="T6">難</text:span>才解的情形下，是<text:span text:style-name="T6">沒</text:span>有什么<text:span text:style-name="T6">過</text:span>失和不<text:span text:style-name="T6">當</text:span>的。</text:p>
      <text:p text:style-name="P1"/>
      <text:p text:style-name="P3">《象》曰：<text:span text:style-name="T6">剛</text:span>柔之<text:span text:style-name="T6">際</text:span>，<text:span text:style-name="T6">義無</text:span>咎也。</text:p>
      <text:p text:style-name="P1"/>
      <text:p text:style-name="P3">【白<text:span text:style-name="T6">話</text:span>】《象<text:span text:style-name="T6">辭</text:span>》<text:span text:style-name="T6">說</text:span>：<text:span text:style-name="T6">處</text:span>在<text:span text:style-name="T6">剛</text:span>柔相<text:span text:style-name="T6">濟</text:span>、相<text:span text:style-name="T6">輔</text:span>相成的地位，是不<text:span text:style-name="T6">會</text:span>有什么<text:span text:style-name="T6">過</text:span>失和不<text:span text:style-name="T6">當</text:span>的。</text:p>
      <text:p text:style-name="P1"/>
      <text:p text:style-name="P3">九二，田<text:span text:style-name="T6">獲</text:span>三狐，得<text:span text:style-name="T6">黃</text:span>矢；<text:span text:style-name="T6">貞</text:span>吉。</text:p>
      <text:p text:style-name="P1"/>
      <text:p text:style-name="P3">【白<text:span text:style-name="T6">話</text:span>】九二，打<text:span text:style-name="T6">獵時</text:span>捕<text:span text:style-name="T6">獲許</text:span>多只狐狸，又得到了象<text:span text:style-name="T6">徵</text:span>美德的<text:span text:style-name="T6">黃</text:span>色箭矢，保持<text:span text:style-name="T6">這種</text:span>品德并<text:span text:style-name="T6">堅</text:span>守自己的<text:span text:style-name="T6">職責</text:span>而持之以<text:span text:style-name="T6">恆</text:span>，那<text:span text:style-name="T6">將會</text:span>是非常吉祥的。</text:p>
      <text:p text:style-name="P1"/>
      <text:p text:style-name="P3">《象》曰：九二<text:span text:style-name="T6">貞</text:span>吉，得中道也。</text:p>
      <text:p text:style-name="P1"/>
      <text:p text:style-name="P3">【白<text:span text:style-name="T6">話</text:span>】《象<text:span text:style-name="T6">辭</text:span>》<text:span text:style-name="T6">說</text:span>：《解卦》的第二爻位（九二）之所以能<text:span text:style-name="T6">獲</text:span>得吉祥，是因<text:span text:style-name="T6">為</text:span>它能<text:span text:style-name="T6">夠</text:span>遵循中正之道，符合事物<text:span text:style-name="T6">發</text:span>展的<text:span text:style-name="T6">規</text:span>律。</text:p>
      <text:p text:style-name="P1"/>
      <text:p text:style-name="P3">六三，<text:span text:style-name="T6">負</text:span>且乘，致寇至；<text:span text:style-name="T6">貞</text:span>吝。</text:p>
      <text:p text:style-name="P1"/>
      <text:p text:style-name="P3">【白<text:span text:style-name="T6">話</text:span>】六三，肩扛着沉重的<text:span text:style-name="T6">東</text:span>西，<text:span text:style-name="T6">卻</text:span>又坐在<text:span text:style-name="T6">華麗</text:span>的大<text:span text:style-name="T6">車</text:span>上，由<text:span text:style-name="T6">於</text:span>地位和身份不相<text:span text:style-name="T6">稱</text:span>，必然招<text:span text:style-name="T6">來</text:span><text:soft-page-break/><text:span text:style-name="T6">強盜</text:span>。因而，即使他能<text:span text:style-name="T6">夠堅</text:span>守本分，其<text:span text:style-name="T6">結</text:span>果也<text:span text:style-name="T6">決</text:span>不<text:span text:style-name="T6">會</text:span>好的。</text:p>
      <text:p text:style-name="P1"/>
      <text:p text:style-name="P3">《象》曰：“<text:span text:style-name="T6">負</text:span>且乘“，亦可丑也；自我致戎，又<text:span text:style-name="T6">誰</text:span>咎也？</text:p>
      <text:p text:style-name="P1"/>
      <text:p text:style-name="P3">【白<text:span text:style-name="T6">話</text:span>】《象<text:span text:style-name="T6">辭</text:span>》<text:span text:style-name="T6">說</text:span>：“肩扛着沉重的<text:span text:style-name="T6">東</text:span>西，<text:span text:style-name="T6">卻</text:span>又坐在<text:span text:style-name="T6">華麗</text:span>的大<text:span text:style-name="T6">車</text:span>上“，<text:span text:style-name="T6">這樣</text:span>的行<text:span text:style-name="T6">為簡</text:span>直是太丑陋了，必然<text:span text:style-name="T6">會帶來災禍</text:span>。由<text:span text:style-name="T6">於</text:span>自己的原因而招致<text:span text:style-name="T6">戰禍</text:span>，<text:span text:style-name="T6">這</text:span>又能去<text:span text:style-name="T6">責</text:span>怪<text:span text:style-name="T6">誰</text:span>呢？只能是自作自受<text:span text:style-name="T6">罷</text:span>了。</text:p>
      <text:p text:style-name="P1"/>
      <text:p text:style-name="P1">九四，解而拇，朋至斯孚。</text:p>
      <text:p text:style-name="P1"/>
      <text:p text:style-name="P3">【白<text:span text:style-name="T6">話</text:span>】九四，如果能像伸展自<text:span text:style-name="T6">懷</text:span>的拇指那<text:span text:style-name="T6">樣擺脫</text:span>小人<text:span text:style-name="T6">對</text:span>自己的<text:span text:style-name="T6">糾纏</text:span>，志同道合的人就<text:span text:style-name="T6">會</text:span>真心信任，坦<text:span text:style-name="T6">誠</text:span>相助。</text:p>
      <text:p text:style-name="P1"/>
      <text:p text:style-name="P3">《象》曰：“解而拇“，未<text:span text:style-name="T6">當</text:span>位也。</text:p>
      <text:p text:style-name="P1"/>
      <text:p text:style-name="P3">【白<text:span text:style-name="T6">話</text:span>】《象<text:span text:style-name="T6">辭</text:span>》<text:span text:style-name="T6">說</text:span>：“像伸展自己的拇指那<text:span text:style-name="T6">樣</text:span>去<text:span text:style-name="T6">擺脫</text:span>小人的<text:span text:style-name="T6">糾纏</text:span>”，是因<text:span text:style-name="T6">為</text:span>其所<text:span text:style-name="T6">處</text:span>位置不正的<text:span text:style-name="T6">緣</text:span>故。</text:p>
      <text:p text:style-name="P1"/>
      <text:p text:style-name="P3">六五，君子<text:span text:style-name="T6">維</text:span>有解，吉，有孚<text:span text:style-name="T6">於</text:span>小人。</text:p>
      <text:p text:style-name="P1"/>
      <text:p text:style-name="P3">【白<text:span text:style-name="T6">話</text:span>】六五，君子只有消除解<text:span text:style-name="T6">脫</text:span>了危<text:span text:style-name="T6">難禍</text:span>患，才<text:span text:style-name="T6">會</text:span>有吉祥如意；同<text:span text:style-name="T6">時</text:span>，也只有<text:span text:style-name="T6">這樣</text:span>，才有可能去<text:span text:style-name="T6">贏</text:span>得小人的信服。</text:p>
      <text:p text:style-name="P1"/>
      <text:p text:style-name="P1">《象》曰：君子有解，小人退也。</text:p>
      <text:p text:style-name="P1"/>
      <text:p text:style-name="P3">【白<text:span text:style-name="T6">話</text:span>】《象<text:span text:style-name="T6">辭</text:span>》<text:span text:style-name="T6">說</text:span>：君子如果能<text:span text:style-name="T6">夠</text:span>消除解<text:span text:style-name="T6">脫</text:span>危<text:span text:style-name="T6">難禍</text:span>患，小人就自然<text:span text:style-name="T6">會</text:span>畏<text:span text:style-name="T6">懼</text:span>退避的。</text:p>
      <text:p text:style-name="P1"/>
      <text:p text:style-name="P3">上六，公用射隼<text:span text:style-name="T6">於</text:span>高墉之上，<text:span text:style-name="T6">獲</text:span>之，<text:span text:style-name="T6">無</text:span>不利。</text:p>
      <text:p text:style-name="P1"/>
      <text:p text:style-name="P3">【白<text:span text:style-name="T6">話</text:span>】上六，卓越的王公，用箭去射那<text:span text:style-name="T6">槃</text:span>踞在高城上的<text:span text:style-name="T6">惡鳥</text:span>，一箭射中，<text:span text:style-name="T6">沒</text:span>有什么不利的。</text:p>
      <text:p text:style-name="P1">《象》曰：“公用射隼，以解悖也。</text:p>
      <text:p text:style-name="P1"/>
      <text:p text:style-name="P3">【白<text:span text:style-name="T6">話</text:span>】《象<text:span text:style-name="T6">辭</text:span>》<text:span text:style-name="T6">說</text:span>：“像王公用箭射<text:span text:style-name="T6">殺惡鳥</text:span>”那<text:span text:style-name="T6">樣</text:span>，君主<text:span text:style-name="T6">應</text:span>如此去解除因悖逆所造成的危<text:span text:style-name="T6">難</text:span> </text:p>
      <text:p text:style-name="P1"/>
      <text:p text:style-name="P1"/>
      <text:p text:style-name="P3">第四十一卦：《<text:span text:style-name="T6">損</text:span>卦》</text:p>
      <text:p text:style-name="P1"><text:s/></text:p>
      <text:p text:style-name="P3"><text:span text:style-name="T6">損</text:span>：有孚，元吉，<text:span text:style-name="T6">無</text:span>咎，可<text:span text:style-name="T6">貞</text:span>，利有攸往。曷之用？二簋可用享。</text:p>
      <text:p text:style-name="P1"/>
      <text:p text:style-name="P3">【白<text:span text:style-name="T6">話</text:span>】《<text:span text:style-name="T6">損</text:span>卦》象<text:span text:style-name="T6">徵減損</text:span>：<text:span text:style-name="T6">內</text:span>心有<text:span text:style-name="T6">誠</text:span>意，最<text:span text:style-name="T6">為</text:span>吉祥，不<text:span text:style-name="T6">會</text:span>招<text:span text:style-name="T6">來禍</text:span>患，可以<text:span text:style-name="T6">堅</text:span>守正道，利<text:span text:style-name="T6">於</text:span>前去行事。用什么祭祀神<text:span text:style-name="T6">靈</text:span>呢？<text:span text:style-name="T6">兩</text:span>簋（古代盛食物的器具，<text:span text:style-name="T6">圓</text:span>口，有<text:span text:style-name="T6">兩個</text:span>耳子）粗淡的食物就足<text:span text:style-name="T6">夠</text:span>了。</text:p>
      <text:p text:style-name="P3">《象》曰：山下有<text:span text:style-name="T6">澤</text:span>，<text:span text:style-name="T6">損</text:span>；君子以<text:span text:style-name="T6">懲</text:span>忿窒欲。</text:p>
      <text:p text:style-name="P1"/>
      <text:p text:style-name="P3">【白<text:span text:style-name="T6">話</text:span>】《象<text:span text:style-name="T6">辭</text:span>》<text:span text:style-name="T6">說</text:span>：《<text:span text:style-name="T6">損</text:span>卦》的卦象是<text:span text:style-name="T6">兌</text:span>（<text:span text:style-name="T6">澤</text:span>）下艮（山）上，<text:span text:style-name="T6">為</text:span>山下有湖<text:span text:style-name="T6">澤</text:span>之表象，湖<text:span text:style-name="T6">澤漸</text:span>深而<text:soft-page-break/>高山愈<text:span text:style-name="T6">來</text:span>愈高，象<text:span text:style-name="T6">徵</text:span>着<text:span text:style-name="T6">減損</text:span>；按照<text:span text:style-name="T6">這</text:span>一<text:span text:style-name="T6">現</text:span>象中包含的哲理<text:span text:style-name="T6">來</text:span>做人，君子就<text:span text:style-name="T6">應該</text:span>抑制狂怒暴躁的脾性，杜<text:span text:style-name="T6">絕</text:span>世俗的欲望，也就是摒<text:span text:style-name="T6">棄</text:span>格<text:span text:style-name="T6">調</text:span>不高的低<text:span text:style-name="T6">級</text:span>趣味，不<text:span text:style-name="T6">斷</text:span>培<text:span text:style-name="T6">養</text:span>高尚的品德。</text:p>
      <text:p text:style-name="P1"/>
      <text:p text:style-name="P3">初九，已事遄往，<text:span text:style-name="T6">無</text:span>咎；酌<text:span text:style-name="T6">損</text:span>之。</text:p>
      <text:p text:style-name="P1"/>
      <text:p text:style-name="P3">【白<text:span text:style-name="T6">話</text:span>】初九，停下正在做的事情<text:span text:style-name="T6">趕</text:span>快前去助人，就不<text:span text:style-name="T6">會</text:span>有<text:span text:style-name="T6">災難臨頭</text:span>，<text:span text:style-name="T6">損</text:span>已助人<text:span text:style-name="T6">時</text:span>要再三斟酌把握分寸。</text:p>
      <text:p text:style-name="P1"/>
      <text:p text:style-name="P1">《象》曰：“已事遄往“，尚合志也。</text:p>
      <text:p text:style-name="P1"/>
      <text:p text:style-name="P3">【白<text:span text:style-name="T6">話</text:span>】《象<text:span text:style-name="T6">辭</text:span>》<text:span text:style-name="T6">說</text:span>：“停下正在做的事情<text:span text:style-name="T6">趕</text:span>快前去助人”，<text:span text:style-name="T6">處</text:span>在尊位的柔弱之<text:span text:style-name="T6">輩</text:span>正需要<text:span text:style-name="T6">幫</text:span>助，地位卑下的<text:span text:style-name="T6">陽剛</text:span>之士首<text:span text:style-name="T6">當</text:span>其<text:span text:style-name="T6">沖</text:span>，<text:span text:style-name="T6">義</text:span>不容<text:span text:style-name="T6">辭</text:span>，立刻<text:span text:style-name="T6">犧</text:span>牲自己的事<text:span text:style-name="T6">業</text:span>而成人之美，表<text:span text:style-name="T6">現</text:span>出尊<text:span text:style-name="T6">貴</text:span>者心心相印的<text:span text:style-name="T6">關</text:span>系。</text:p>
      <text:p text:style-name="P1"/>
      <text:p text:style-name="P3">九二，利<text:span text:style-name="T6">貞</text:span>，<text:span text:style-name="T6">徵</text:span>凶；弗<text:span text:style-name="T6">損</text:span>益之。</text:p>
      <text:p text:style-name="P1"/>
      <text:p text:style-name="P3">【白<text:span text:style-name="T6">話</text:span>】九二，利<text:span text:style-name="T6">於堅</text:span>守正道，主<text:span text:style-name="T6">動</text:span>出<text:span text:style-name="T6">擊會</text:span>有凶<text:span text:style-name="T6">險</text:span>；几乎用不着自我<text:span text:style-name="T6">減損</text:span>就可以使尊<text:span text:style-name="T6">貴</text:span>者受益。</text:p>
      <text:p text:style-name="P1"/>
      <text:p text:style-name="P3">《象》曰：九二利<text:span text:style-name="T6">貞</text:span>，中以<text:span text:style-name="T6">為</text:span>志也。</text:p>
      <text:p text:style-name="P1"/>
      <text:p text:style-name="P3">【白<text:span text:style-name="T6">話</text:span>】《象<text:span text:style-name="T6">辭</text:span>》<text:span text:style-name="T6">說</text:span>：《<text:span text:style-name="T6">損</text:span>卦》的第二爻位（九二）之所以利<text:span text:style-name="T6">於堅</text:span>守正道，是因<text:span text:style-name="T6">為處</text:span>在不高不下的<text:span text:style-name="T6">適</text:span>中位置上，本身地位又不很<text:span text:style-name="T6">穩</text:span>固，不宜<text:span text:style-name="T6">於積極</text:span>行<text:span text:style-name="T6">動</text:span>。只有持不偏不激也不<text:span text:style-name="T6">過於</text:span>保守的中庸<text:span text:style-name="T6">態</text:span>度，作<text:span text:style-name="T6">為</text:span>始<text:span text:style-name="T6">終</text:span>不<text:span text:style-name="T6">變</text:span>的志向，才能<text:span text:style-name="T6">夠</text:span>使他人受益。</text:p>
      <text:p text:style-name="P1"/>
      <text:p text:style-name="P3">六三，三人行，<text:span text:style-name="T6">則損</text:span>一人；一人行，<text:span text:style-name="T6">則</text:span>得其友。</text:p>
      <text:p text:style-name="P1"/>
      <text:p text:style-name="P3">【白<text:span text:style-name="T6">話</text:span>】六三，三<text:span text:style-name="T6">個</text:span>人一同前<text:span text:style-name="T6">進</text:span>，由<text:span text:style-name="T6">於</text:span>互相掣肘<text:span text:style-name="T6">會</text:span>使一<text:span text:style-name="T6">個</text:span>人受到<text:span text:style-name="T6">傷</text:span>害；一<text:span text:style-name="T6">個</text:span>人<text:span text:style-name="T6">獨</text:span>自行<text:span text:style-name="T6">動</text:span>，就<text:span text:style-name="T6">會專</text:span>心一意地<text:span text:style-name="T6">尋</text:span>求伙伴，最<text:span text:style-name="T6">終</text:span>必定能遇到志同道合的朋友。</text:p>
      <text:p text:style-name="P1"/>
      <text:p text:style-name="P3">《象》曰：一人行，三<text:span text:style-name="T6">則</text:span>疑也。</text:p>
      <text:p text:style-name="P1"/>
      <text:p text:style-name="P3">【白<text:span text:style-name="T6">話</text:span>】《象<text:span text:style-name="T6">辭</text:span>》<text:span text:style-name="T6">說</text:span>：一<text:span text:style-name="T6">個</text:span>人前去<text:span text:style-name="T6">無牽無掛</text:span>，目的明<text:span text:style-name="T6">確</text:span>，可以<text:span text:style-name="T6">順</text:span>利地得到接<text:span text:style-name="T6">應</text:span>，取得成功。三<text:span text:style-name="T6">個</text:span>人一<text:span text:style-name="T6">齊</text:span>前去，<text:span text:style-name="T6">則會</text:span>相互猜疑而<text:span text:style-name="T6">達</text:span>不到<text:span text:style-name="T6">預</text:span>期的目的。<text:span text:style-name="T6">說</text:span>明<text:span text:style-name="T6">損</text:span>下益上不能不分情<text:span text:style-name="T6">況</text:span>地一<text:span text:style-name="T6">窩</text:span>蜂上，而要<text:span text:style-name="T6">審時</text:span>度<text:span text:style-name="T6">勢</text:span>，<text:span text:style-name="T6">講</text:span>求<text:span text:style-name="T6">實</text:span>效。</text:p>
      <text:p text:style-name="P1"/>
      <text:p text:style-name="P3">六四，<text:span text:style-name="T6">損</text:span>其疾，使遄有喜。<text:span text:style-name="T6">無</text:span>咎。</text:p>
      <text:p text:style-name="P1"/>
      <text:p text:style-name="P3">【白<text:span text:style-name="T6">話</text:span>】六四，<text:span text:style-name="T6">盡</text:span>量<text:span text:style-name="T6">減損</text:span>克服自身的弱<text:span text:style-name="T6">點</text:span>，准<text:span text:style-name="T6">備</text:span>迎接<text:span text:style-name="T6">馬</text:span>上到<text:span text:style-name="T6">來</text:span>的喜<text:span text:style-name="T6">慶</text:span>，不<text:span text:style-name="T6">會</text:span>有任何<text:span text:style-name="T6">災禍</text:span>。</text:p>
      <text:p text:style-name="P1"/>
      <text:p text:style-name="P3">《象》曰：“<text:span text:style-name="T6">損</text:span>其疾”，亦可喜也。</text:p>
      <text:p text:style-name="P1"/>
      <text:p text:style-name="P3">【白<text:span text:style-name="T6">話</text:span>】《象<text:span text:style-name="T6">辭</text:span>》<text:span text:style-name="T6">說</text:span>：“<text:span text:style-name="T6">盡</text:span>量<text:span text:style-name="T6">減損</text:span>克服自身的弱弱<text:span text:style-name="T6">點</text:span>”，意思是<text:span text:style-name="T6">說</text:span>，本身很柔弱，又<text:span text:style-name="T6">處</text:span>在比<text:span text:style-name="T6">較</text:span>尊<text:span text:style-name="T6">貴</text:span>的地位上，不可能通<text:span text:style-name="T6">過</text:span>自我<text:span text:style-name="T6">減損來</text:span>使他人受益。只有<text:span text:style-name="T6">盡</text:span>量<text:span text:style-name="T6">減損</text:span>克服自身的弱<text:span text:style-name="T6">點</text:span>，等待接受<text:span text:style-name="T6">別</text:span>人助益。但<text:span text:style-name="T6">無論</text:span>哪<text:span text:style-name="T6">種減損</text:span>，哪怕是<text:span text:style-name="T6">這種減損</text:span>克服自身弱<text:span text:style-name="T6">點</text:span>的<text:span text:style-name="T6">舉動</text:span>，也是十分可喜的事情。</text:p>
      <text:p text:style-name="P1"><text:soft-page-break/></text:p>
      <text:p text:style-name="P3">六五，或益之十朋之<text:span text:style-name="T6">龜</text:span>，弗克<text:span text:style-name="T6">違</text:span>，元吉。</text:p>
      <text:p text:style-name="P1"/>
      <text:p text:style-name="P3">【白<text:span text:style-name="T6">話</text:span>】六五，有人送<text:span text:style-name="T6">來價</text:span>值十朋（古<text:span text:style-name="T6">時</text:span>候<text:span text:style-name="T6">貨幣單</text:span>位，<text:span text:style-name="T6">雙貝為</text:span>一朋）的大<text:span text:style-name="T6">寶龜</text:span>，想推<text:span text:style-name="T6">辭</text:span>都不行，大吉大利。</text:p>
      <text:p text:style-name="P1"/>
      <text:p text:style-name="P1">《象》曰：六五元吉，自上佑也。</text:p>
      <text:p text:style-name="P1"/>
      <text:p text:style-name="P3">【白<text:span text:style-name="T6">話</text:span>】《象<text:span text:style-name="T6">辭</text:span>》<text:span text:style-name="T6">說</text:span>：《<text:span text:style-name="T6">損</text:span>卦》的第五爻位（六五）之所以<text:span text:style-name="T6">獲</text:span>得大吉大利，完全是上天保佑的<text:span text:style-name="T6">結</text:span>果。因<text:span text:style-name="T6">為</text:span>六五爻本身<text:span text:style-name="T6">陰</text:span>柔，居<text:span text:style-name="T6">於</text:span>尊位，仍想着自我<text:span text:style-name="T6">減損</text:span>而使他人受益。<text:span text:style-name="T6">這樣</text:span>不但得到大<text:span text:style-name="T6">眾</text:span>的<text:span text:style-name="T6">廣</text:span>泛助益，也搏得了上天的好感。</text:p>
      <text:p text:style-name="P1"/>
      <text:p text:style-name="P3">上九，弗<text:span text:style-name="T6">損</text:span>益之；<text:span text:style-name="T6">無</text:span>咎，<text:span text:style-name="T6">貞</text:span>吉，有攸往，得臣<text:span text:style-name="T6">無</text:span>家。</text:p>
      <text:p text:style-name="P1"/>
      <text:p text:style-name="P3">【白<text:span text:style-name="T6">話</text:span>】上九，用不着自我<text:span text:style-name="T6">減損</text:span>就可以使他人受益；<text:span text:style-name="T6">沒</text:span>有一<text:span text:style-name="T6">點災</text:span>患，占卜的<text:span text:style-name="T6">結</text:span>果十分吉利，前去行事，定能<text:span text:style-name="T6">獲</text:span>得天下<text:span text:style-name="T6">萬</text:span>民<text:span text:style-name="T6">歸</text:span>心。</text:p>
      <text:p text:style-name="P1"/>
      <text:p text:style-name="P3">《象》曰：“弗<text:span text:style-name="T6">損</text:span>益之“，大得志也。</text:p>
      <text:p text:style-name="P1"/>
      <text:p text:style-name="P3">【白<text:span text:style-name="T6">話</text:span>】《象<text:span text:style-name="T6">辭</text:span>》<text:span text:style-name="T6">說</text:span>：“用不着自我<text:span text:style-name="T6">減損</text:span>就可以使他人受益“，是因<text:span text:style-name="T6">為處</text:span>在<text:span text:style-name="T6">損</text:span>卦最高位置，<text:span text:style-name="T6">損極</text:span>必反，本身所<text:span text:style-name="T6">獲</text:span>取的大量的助益，使得能<text:span text:style-name="T6">夠</text:span>不用自我<text:span text:style-name="T6">減損</text:span>就可以有益他人，<text:span text:style-name="T6">這當</text:span>然是<text:span text:style-name="T6">損</text:span>卦<text:span text:style-name="T6">損</text:span>已益人的最高境界，因而使得<text:span text:style-name="T6">損</text:span>已益人的心意得到<text:span text:style-name="T6">極</text:span>大的<text:span text:style-name="T6">滿</text:span>足。 </text:p>
      <text:p text:style-name="P1"/>
      <text:p text:style-name="P1"/>
      <text:p text:style-name="P1">第四十二卦：《益卦》</text:p>
      <text:p text:style-name="P1"><text:s/></text:p>
      <text:p text:style-name="P1">益；利有攸往，利涉大川。</text:p>
      <text:p text:style-name="P1"/>
      <text:p text:style-name="P3">【白<text:span text:style-name="T6">話</text:span>】《益卦》象<text:span text:style-name="T6">徵</text:span>增益：利<text:span text:style-name="T6">於</text:span>前去行事，利<text:span text:style-name="T6">於</text:span>渡大河越巨流。</text:p>
      <text:p text:style-name="P1"/>
      <text:p text:style-name="P3">《象》曰：<text:span text:style-name="T6">風</text:span>雷，益；君子以<text:span text:style-name="T6">見</text:span>善<text:span text:style-name="T6">則遷</text:span>，有<text:span text:style-name="T6">過則</text:span>改。</text:p>
      <text:p text:style-name="P1"/>
      <text:p text:style-name="P3">【白<text:span text:style-name="T6">話</text:span>】《象<text:span text:style-name="T6">辭</text:span>》<text:span text:style-name="T6">說</text:span>：《益卦》的卦象是震（雷）下巽（<text:span text:style-name="T6">風</text:span>）上，<text:span text:style-name="T6">為</text:span>狂<text:span text:style-name="T6">風</text:span>和<text:span text:style-name="T6">驚</text:span>雷互相激<text:span text:style-name="T6">蕩</text:span>，相得益彰之表象，象<text:span text:style-name="T6">徵</text:span>“增益”的意思；<text:span text:style-name="T6">從</text:span>中得到的<text:span text:style-name="T6">啟</text:span>示就是：君子<text:span text:style-name="T6">應當</text:span>看到良好的行<text:span text:style-name="T6">為</text:span>就<text:span text:style-name="T6">馬</text:span>上向它看<text:span text:style-name="T6">齊</text:span>，有了<text:span text:style-name="T6">過錯</text:span>就<text:span text:style-name="T6">馬</text:span>上改正，不<text:span text:style-name="T6">斷</text:span>增<text:span text:style-name="T6">強</text:span>自身的美好品德。</text:p>
      <text:p text:style-name="P1"/>
      <text:p text:style-name="P3">初九，利用<text:span text:style-name="T6">為</text:span>大作，元吉，<text:span text:style-name="T6">無</text:span>咎。</text:p>
      <text:p text:style-name="P1"/>
      <text:p text:style-name="P3">【白<text:span text:style-name="T6">話</text:span>】初九，利<text:span text:style-name="T6">於</text:span>大<text:span text:style-name="T6">顯</text:span>身手干一番事<text:span text:style-name="T6">業</text:span>，如果能<text:span text:style-name="T6">獲</text:span>得大吉大利，就不<text:span text:style-name="T6">會</text:span>遭到<text:span text:style-name="T6">責難</text:span>。</text:p>
      <text:p text:style-name="P1"/>
      <text:p text:style-name="P3">《象》曰：“元吉<text:span text:style-name="T6">無</text:span>咎”，不厚事也。</text:p>
      <text:p text:style-name="P1"/>
      <text:p text:style-name="P3">【白<text:span text:style-name="T6">話</text:span>】《象<text:span text:style-name="T6">辭</text:span>》<text:span text:style-name="T6">說</text:span>：“如果能<text:span text:style-name="T6">獲</text:span>得大吉大利，就不<text:span text:style-name="T6">會</text:span>遭到<text:span text:style-name="T6">責難</text:span>”，表明在大<text:span text:style-name="T6">顯</text:span>身手干事<text:span text:style-name="T6">業</text:span>的<text:span text:style-name="T6">時</text:span>候，一定要<text:span text:style-name="T6">謹</text:span>慎小心，<text:span text:style-name="T6">盡</text:span>量不要<text:span text:style-name="T6">過</text:span>分<text:span text:style-name="T6">鋪張</text:span>奢侈，不能好大喜功而使民<text:span text:style-name="T6">眾過</text:span>分辛<text:span text:style-name="T6">勞</text:span>。只有<text:span text:style-name="T6">這樣</text:span>才<text:soft-page-break/>能<text:span text:style-name="T6">獲</text:span>大吉而免遭<text:span text:style-name="T6">責難</text:span>。</text:p>
      <text:p text:style-name="P1"/>
      <text:p text:style-name="P3">六二，或益之十朋之<text:span text:style-name="T6">龜</text:span>，弗克<text:span text:style-name="T6">違</text:span>，永<text:span text:style-name="T6">貞</text:span>吉；王用享<text:span text:style-name="T6">於</text:span>帝，吉。</text:p>
      <text:p text:style-name="P1"/>
      <text:p text:style-name="P3">【白<text:span text:style-name="T6">話</text:span>】六二，有人送<text:span text:style-name="T6">來價</text:span>值昂<text:span text:style-name="T6">貴</text:span>的大<text:span text:style-name="T6">烏龜</text:span>，<text:span text:style-name="T6">沒</text:span>有<text:span text:style-name="T6">辦</text:span>法<text:span text:style-name="T6">辭讓</text:span>，遇到<text:span text:style-name="T6">這種</text:span>情<text:span text:style-name="T6">況</text:span>，在任何<text:span text:style-name="T6">時</text:span>候占卜其<text:span text:style-name="T6">結堅</text:span>果永<text:span text:style-name="T6">遠</text:span>是吉祥如意的；君王如果在此<text:span text:style-name="T6">時</text:span>祭祀天神，祈求降福保佑，也<text:span text:style-name="T6">會</text:span>如<text:span text:style-name="T6">願</text:span>以<text:span text:style-name="T6">償獲</text:span>得吉利。</text:p>
      <text:p text:style-name="P1"/>
      <text:p text:style-name="P3">《象》曰：“或益之”自外<text:span text:style-name="T6">來</text:span>也。</text:p>
      <text:p text:style-name="P1"/>
      <text:p text:style-name="P3">【白<text:span text:style-name="T6">話</text:span>】《象<text:span text:style-name="T6">辭</text:span>》<text:span text:style-name="T6">說</text:span>：“有人送<text:span text:style-name="T6">來</text:span>（<text:span text:style-name="T6">價</text:span>值昂<text:span text:style-name="T6">貴</text:span>的大<text:span text:style-name="T6">烏龜</text:span>）”，<text:span text:style-name="T6">這樣</text:span>的大好事并不是由<text:span text:style-name="T6">於貪</text:span>婪而主<text:span text:style-name="T6">動</text:span>索取的<text:span text:style-name="T6">結</text:span>果，完全是他人心甘情<text:span text:style-name="T6">願</text:span>送上<text:span text:style-name="T6">門來</text:span>的意外收<text:span text:style-name="T6">獲</text:span>。</text:p>
      <text:p text:style-name="P1"/>
      <text:p text:style-name="P3">六三，益之用凶事，<text:span text:style-name="T6">無</text:span>咎；有孚中行，告公用圭。</text:p>
      <text:p text:style-name="P1"/>
      <text:p text:style-name="P3">【白<text:span text:style-name="T6">話</text:span>】六三，<text:span text:style-name="T6">將</text:span>所得到的好<text:span text:style-name="T6">處</text:span>用<text:span text:style-name="T6">來幫</text:span>助他人解除危<text:span text:style-name="T6">難</text:span>和<text:span text:style-name="T6">災禍</text:span>，<text:span text:style-name="T6">這樣</text:span>才不<text:span text:style-name="T6">會</text:span>引起麻<text:span text:style-name="T6">煩</text:span>；要<text:span text:style-name="T6">滿懷誠</text:span>意地按照中庸之道行事，<text:span text:style-name="T6">進見</text:span>王公<text:span text:style-name="T6">貴</text:span>人<text:span text:style-name="T6">時</text:span>一定要手<text:span text:style-name="T6">執</text:span>象<text:span text:style-name="T6">徵</text:span>虔<text:span text:style-name="T6">誠</text:span>守信的圭玉。</text:p>
      <text:p text:style-name="P1"/>
      <text:p text:style-name="P1">《象》曰：益用凶事，固有之也。</text:p>
      <text:p text:style-name="P1"/>
      <text:p text:style-name="P3">【白<text:span text:style-name="T6">話</text:span>】《象<text:span text:style-name="T6">辭</text:span>》<text:span text:style-name="T6">說</text:span>：<text:span text:style-name="T6">將</text:span>得到的好<text:span text:style-name="T6">處</text:span>用<text:span text:style-name="T6">來</text:span>解救他人的危<text:span text:style-name="T6">難</text:span>之事，是保全自身的最好<text:span text:style-name="T6">辦</text:span>法。因<text:span text:style-name="T6">為</text:span>身<text:span text:style-name="T6">處顯</text:span>赫地位，得到<text:span text:style-name="T6">許</text:span>多好<text:span text:style-name="T6">處</text:span>，同<text:span text:style-name="T6">時</text:span>也埋下了<text:span text:style-name="T6">禍</text:span>根，只有把<text:span text:style-name="T6">這</text:span>些好<text:span text:style-name="T6">處</text:span>用<text:span text:style-name="T6">來</text:span>助人，才能得人心，免除<text:span text:style-name="T6">災禍</text:span>，<text:span text:style-name="T6">從</text:span>而可以牢固地保持所得到的好<text:span text:style-name="T6">處</text:span>。</text:p>
      <text:p text:style-name="P1"/>
      <text:p text:style-name="P3">六四，中行告公<text:span text:style-name="T6">從</text:span>，利用<text:span text:style-name="T6">為</text:span>依<text:span text:style-name="T6">遷國</text:span>。</text:p>
      <text:p text:style-name="P1"/>
      <text:p text:style-name="P3">【白<text:span text:style-name="T6">話</text:span>】六四，<text:span text:style-name="T6">釆</text:span>取<text:span text:style-name="T6">溫</text:span>和<text:span text:style-name="T6">寬</text:span>厚的中庸<text:span text:style-name="T6">態</text:span>度行事，有事求告<text:span text:style-name="T6">於</text:span>王公的<text:span text:style-name="T6">話</text:span>，王公<text:span text:style-name="T6">會</text:span>很<text:span text:style-name="T6">樂</text:span>意的答<text:span text:style-name="T6">應</text:span>，此<text:span text:style-name="T6">時</text:span>最有利<text:span text:style-name="T6">於</text:span>借重王公的威望<text:span text:style-name="T6">來決</text:span>定<text:span text:style-name="T6">遷</text:span>徙<text:span text:style-name="T6">國</text:span>都<text:span text:style-name="T6">這樣</text:span>的大事。</text:p>
      <text:p text:style-name="P1"/>
      <text:p text:style-name="P3">《象》曰：“告公<text:span text:style-name="T6">從</text:span>”，以益志也。</text:p>
      <text:p text:style-name="P1"/>
      <text:p text:style-name="P3">【白<text:span text:style-name="T6">話</text:span>】《象<text:span text:style-name="T6">辭</text:span>》<text:span text:style-name="T6">說</text:span>：“有事求告<text:span text:style-name="T6">於</text:span>王公的<text:span text:style-name="T6">話</text:span>，王公<text:span text:style-name="T6">會</text:span>很<text:span text:style-name="T6">樂</text:span>意地答<text:span text:style-name="T6">應</text:span>”并不是由<text:span text:style-name="T6">於別</text:span>的原因，完全是甘<text:span text:style-name="T6">願</text:span>自我<text:span text:style-name="T6">減損</text:span>而使天下大<text:span text:style-name="T6">眾</text:span>受益的志向感<text:span text:style-name="T6">動</text:span>了王公<text:span text:style-name="T6">貴</text:span>人。</text:p>
      <text:p text:style-name="P1"/>
      <text:p text:style-name="P3">九五，有孚惠心，勿<text:span text:style-name="T6">問</text:span>元吉：有孚惠我德。</text:p>
      <text:p text:style-name="P1"/>
      <text:p text:style-name="P3">【白<text:span text:style-name="T6">話</text:span>】九五，<text:span text:style-name="T6">滿</text:span>腹虔<text:span text:style-name="T6">誠</text:span>地<text:span text:style-name="T6">懷</text:span>着一<text:span text:style-name="T6">顆</text:span>使天下人受惠的仁慈之心，不用占卦<text:span text:style-name="T6">問</text:span>卜就知道是大吉大利：<text:span text:style-name="T6">將</text:span>心比心天下人必然也都虔<text:span text:style-name="T6">誠</text:span>地<text:span text:style-name="T6">懷</text:span>着施惠<text:span text:style-name="T6">於</text:span>我、感我恩德的心<text:span text:style-name="T6">願</text:span>。</text:p>
      <text:p text:style-name="P1"/>
      <text:p text:style-name="P3">《象》曰：“有孚惠心”，勿<text:span text:style-name="T6">問</text:span>之矣；惠我德，大得志也。</text:p>
      <text:p text:style-name="P1"/>
      <text:p text:style-name="P3">【白<text:span text:style-name="T6">話</text:span>】《象<text:span text:style-name="T6">辭</text:span>》<text:span text:style-name="T6">說</text:span>：“<text:span text:style-name="T6">滿</text:span>腹虔<text:span text:style-name="T6">誠</text:span>地<text:span text:style-name="T6">懷</text:span>着一<text:span text:style-name="T6">顆</text:span>使天下受惠的仁慈之心”，作<text:span text:style-name="T6">為</text:span>至高<text:span text:style-name="T6">無</text:span>上的君<text:span text:style-name="T6">長</text:span>，能<text:span text:style-name="T6">夠</text:span>做到<text:span text:style-name="T6">這樣確實難</text:span>能可<text:span text:style-name="T6">貴</text:span>，根本用不着占卦<text:span text:style-name="T6">問</text:span>卜，吉祥如意<text:span text:style-name="T6">將</text:span>永<text:span text:style-name="T6">運</text:span>伴<text:span text:style-name="T6">隨</text:span>着他；天下人都虔<text:span text:style-name="T6">誠</text:span>地感激我的大恩大德，<text:span text:style-name="T6">這種萬</text:span>民<text:span text:style-name="T6">歸</text:span>心的盛<text:span text:style-name="T6">況</text:span>，使我自行<text:span text:style-name="T6">減損</text:span>造福大<text:span text:style-name="T6">眾</text:span>的心志得到了<text:span text:style-name="T6">極</text:span>大的<text:span text:style-name="T6">滿</text:span>足。</text:p>
      <text:p text:style-name="P1"><text:soft-page-break/></text:p>
      <text:p text:style-name="P3">上九，莫益之，或<text:span text:style-name="T6">擊</text:span>之；立心勿<text:span text:style-name="T6">恆</text:span>，凶。</text:p>
      <text:p text:style-name="P1"/>
      <text:p text:style-name="P3">【白<text:span text:style-name="T6">話</text:span>】上九，<text:span text:style-name="T6">沒</text:span>有<text:span text:style-name="T6">誰來讓</text:span>他受益，倒是有人<text:span text:style-name="T6">來</text:span>攻<text:span text:style-name="T6">擊</text:span>他；<text:span text:style-name="T6">內</text:span>心拿定主意<text:span text:style-name="T6">卻</text:span>不能持之以<text:span text:style-name="T6">恆</text:span>，必然<text:span text:style-name="T6">會</text:span>有凶<text:span text:style-name="T6">險臨頭</text:span>。</text:p>
      <text:p text:style-name="P1"/>
      <text:p text:style-name="P3">《象》曰：“莫益之”，偏<text:span text:style-name="T6">辭</text:span>也；“或<text:span text:style-name="T6">擊</text:span>之”，自外<text:span text:style-name="T6">來</text:span>也。</text:p>
      <text:p text:style-name="P1"/>
      <text:p text:style-name="P3">【白<text:span text:style-name="T6">話</text:span>】《象<text:span text:style-name="T6">辭</text:span>》<text:span text:style-name="T6">說</text:span>：“<text:span text:style-name="T6">沒</text:span>有<text:span text:style-name="T6">誰來讓</text:span>他受益”，是因<text:span text:style-name="T6">為</text:span>背<text:span text:style-name="T6">離</text:span>了益卦<text:span text:style-name="T6">損</text:span>己益人的宗旨，由<text:span text:style-name="T6">損</text:span>上益下<text:span text:style-name="T6">變為損</text:span>下益上，必然遭到世人的唾<text:span text:style-name="T6">棄</text:span>，他要求受益的呼<text:span text:style-name="T6">聲</text:span>就只能是一<text:span text:style-name="T6">廂</text:span>情<text:span text:style-name="T6">願</text:span>之<text:span text:style-name="T6">辭</text:span>；“倒是有人<text:span text:style-name="T6">來</text:span>攻<text:span text:style-name="T6">擊</text:span>他”因<text:span text:style-name="T6">為</text:span>他凌<text:span text:style-name="T6">駕於</text:span>君王之上，位置不<text:span text:style-name="T6">當</text:span>，而且<text:span text:style-name="T6">貪圖</text:span>受益，搞得天怒人怨，遭到外<text:span text:style-name="T6">來</text:span>的攻<text:span text:style-name="T6">擊</text:span>也就毫不奇怪。 </text:p>
      <text:p text:style-name="P1"/>
      <text:p text:style-name="P1"/>
      <text:p text:style-name="P1">第四十三卦：《夬卦》</text:p>
      <text:p text:style-name="P1"><text:s/></text:p>
      <text:p text:style-name="P3">夬：<text:span text:style-name="T6">揚於</text:span>王庭，孚<text:span text:style-name="T6">號</text:span>有<text:span text:style-name="T6">厲</text:span>；告自邑，不利即戎；利有攸往。</text:p>
      <text:p text:style-name="P1"/>
      <text:p text:style-name="P3">【白<text:span text:style-name="T6">話</text:span>】《夬卦》象<text:span text:style-name="T6">徵</text:span>果<text:span text:style-name="T6">決</text:span>：在君王的<text:span text:style-name="T6">宮</text:span>廷之上<text:span text:style-name="T6">當</text:span>面宣<text:span text:style-name="T6">揚</text:span>小人的罪<text:span text:style-name="T6">過</text:span>，<text:span text:style-name="T6">誠</text:span>心<text:span text:style-name="T6">實</text:span>意地大<text:span text:style-name="T6">聲</text:span>疾呼，告<text:span text:style-name="T6">誡</text:span>人<text:span text:style-name="T6">們</text:span>危<text:span text:style-name="T6">險</text:span>依然存在；告<text:span text:style-name="T6">訴國</text:span>人，不利<text:span text:style-name="T6">於動</text:span>用武力；利<text:span text:style-name="T6">於馬</text:span>上前去有理有<text:span text:style-name="T6">節</text:span>地解<text:span text:style-name="T6">決問題</text:span>。</text:p>
      <text:p text:style-name="P1"/>
      <text:p text:style-name="P3">《象》曰：<text:span text:style-name="T6">澤</text:span>上<text:span text:style-name="T6">於</text:span>天，夬；君子以施<text:span text:style-name="T6">祿</text:span>及下，居德<text:span text:style-name="T6">則</text:span>忌。</text:p>
      <text:p text:style-name="P1"/>
      <text:p text:style-name="P3">【白<text:span text:style-name="T6">話</text:span>】《象<text:span text:style-name="T6">辭</text:span>》<text:span text:style-name="T6">說</text:span>：《夬卦》的卦象是乾（天）下<text:span text:style-name="T6">兌</text:span>（<text:span text:style-name="T6">澤</text:span>）上，<text:span text:style-name="T6">為</text:span>湖水蒸<text:span text:style-name="T6">發</text:span>上天，即<text:span text:style-name="T6">將</text:span>化<text:span text:style-name="T6">為</text:span>雨<text:span text:style-name="T6">傾</text:span>注而下之表象，以此象<text:span text:style-name="T6">徵決斷</text:span>。君子<text:span text:style-name="T6">從</text:span>中得一<text:span text:style-name="T6">啟</text:span>迪：<text:span text:style-name="T6">應該</text:span>自<text:span text:style-name="T6">覺</text:span>地向下<text:span text:style-name="T6">層</text:span>民<text:span text:style-name="T6">眾廣</text:span>施恩德，否<text:span text:style-name="T6">則</text:span>如果高高在上，不施恩德，就<text:span text:style-name="T6">會</text:span>遭到忌恨。</text:p>
      <text:p text:style-name="P1"/>
      <text:p text:style-name="P3">初九，<text:span text:style-name="T6">壯於</text:span>前趾，往不<text:span text:style-name="T6">勝為</text:span>咎。</text:p>
      <text:p text:style-name="P1"/>
      <text:p text:style-name="P3">【白<text:span text:style-name="T6">話</text:span>】初九，前面的<text:span text:style-name="T6">腳</text:span>趾粗<text:span text:style-name="T6">壯</text:span>，若急匆匆前去，不能完成制裁小人的使命，<text:span text:style-name="T6">還會</text:span>遇到<text:span text:style-name="T6">災禍</text:span>。</text:p>
      <text:p text:style-name="P1"/>
      <text:p text:style-name="P3">《象》曰：不<text:span text:style-name="T6">勝</text:span>而往，咎也。</text:p>
      <text:p text:style-name="P1"/>
      <text:p text:style-name="P3">【白<text:span text:style-name="T6">話</text:span>】《象<text:span text:style-name="T6">辭</text:span>》<text:span text:style-name="T6">說</text:span>：初九爻地位最低下，本<text:span text:style-name="T6">應該積</text:span>蓄力量等待<text:span text:style-name="T6">時機</text:span>，<text:span text:style-name="T6">卻輕</text:span>率急躁地前往，孤<text:span text:style-name="T6">軍</text:span>深入只能遭到失<text:span text:style-name="T6">敗</text:span>。不<text:span text:style-name="T6">僅</text:span>完不成制裁小人的使命，<text:span text:style-name="T6">還會給</text:span>自身<text:span text:style-name="T6">帶來災禍</text:span>。</text:p>
      <text:p text:style-name="P1"/>
      <text:p text:style-name="P3">九二，惕<text:span text:style-name="T6">號</text:span>，莫夜有戎，勿<text:span text:style-name="T6">卹</text:span>。</text:p>
      <text:p text:style-name="P1"/>
      <text:p text:style-name="P3">【白<text:span text:style-name="T6">話</text:span>】九二，忽然<text:span text:style-name="T6">聽</text:span>到<text:span text:style-name="T6">驚</text:span>叫<text:span text:style-name="T6">聲</text:span>，深夜里小人<text:span text:style-name="T6">來</text:span>犯，用不着<text:span text:style-name="T6">擔憂</text:span>。</text:p>
      <text:p text:style-name="P1"/>
      <text:p text:style-name="P3">《象》曰：“有戎勿<text:span text:style-name="T6">卹</text:span>“，得中道也。</text:p>
      <text:p text:style-name="P1"/>
      <text:p text:style-name="P3">【白<text:span text:style-name="T6">話</text:span>】《象<text:span text:style-name="T6">辭</text:span>》<text:span text:style-name="T6">說</text:span>：“深夜小人<text:span text:style-name="T6">來</text:span>犯，用不着<text:span text:style-name="T6">擔憂</text:span>”，<text:span text:style-name="T6">這</text:span>是因<text:span text:style-name="T6">為</text:span>九二爻<text:span text:style-name="T6">處</text:span>在下卦的中位，能<text:span text:style-name="T6">夠</text:span>信守中庸之道，<text:span text:style-name="T6">盡</text:span>管遭到小人的<text:span text:style-name="T6">騷擾</text:span>，<text:span text:style-name="T6">終</text:span>究是有<text:span text:style-name="T6">驚無險</text:span>，可以化<text:span text:style-name="T6">險為</text:span>夷。</text:p>
      <text:p text:style-name="P1"><text:soft-page-break/></text:p>
      <text:p text:style-name="P3">九三，<text:span text:style-name="T6">壯於</text:span>頄，有凶；君子夬夬<text:span text:style-name="T6">獨</text:span>行，遇雨若濡，有<text:span text:style-name="T6">慍</text:span>，<text:span text:style-name="T6">無</text:span>咎。</text:p>
      <text:p text:style-name="P1"/>
      <text:p text:style-name="P3">【白<text:span text:style-name="T6">話</text:span>】九三，<text:span text:style-name="T6">顴</text:span>骨高突怒容<text:span text:style-name="T6">滿</text:span>面，去<text:span text:style-name="T6">與</text:span>小人<text:span text:style-name="T6">較</text:span>量必然有凶<text:span text:style-name="T6">險</text:span>；若是以君子<text:span text:style-name="T6">氣</text:span>度毅然<text:span text:style-name="T6">決</text:span>然地前去，即使遇上大雨<text:span text:style-name="T6">渾</text:span>身<text:span text:style-name="T6">溼</text:span>透而心<text:span text:style-name="T6">懷惱</text:span>怒，<text:span text:style-name="T6">卻</text:span>不<text:span text:style-name="T6">會</text:span>有任何<text:span text:style-name="T6">災禍</text:span>。</text:p>
      <text:p text:style-name="P1"/>
      <text:p text:style-name="P3">《象》曰：“君子夬夬”，<text:span text:style-name="T6">終無</text:span>咎也。</text:p>
      <text:p text:style-name="P1"/>
      <text:p text:style-name="P3">【白<text:span text:style-name="T6">話</text:span>】《象<text:span text:style-name="T6">辭</text:span>》<text:span text:style-name="T6">說</text:span>：“若是君子<text:span text:style-name="T6">氣</text:span>度毅然<text:span text:style-name="T6">決</text:span>然地前去”，不露<text:span text:style-name="T6">聲</text:span>色地<text:span text:style-name="T6">與</text:span>小人周旋，就能<text:span text:style-name="T6">夠</text:span>避免打草<text:span text:style-name="T6">驚</text:span>蛇引起不<text:span text:style-name="T6">測</text:span>，又可<text:span text:style-name="T6">斬斷</text:span>感情<text:span text:style-name="T6">糾</text:span>葛，避免<text:span text:style-name="T6">優</text:span>柔寡<text:span text:style-name="T6">斷</text:span>，因而不<text:span text:style-name="T6">會</text:span>遇到<text:span text:style-name="T6">災禍</text:span>。</text:p>
      <text:p text:style-name="P1"/>
      <text:p text:style-name="P3">九四，臀<text:span text:style-name="T6">無膚</text:span>，其行次且；<text:span text:style-name="T6">牽</text:span>羊悔亡，<text:span text:style-name="T6">聞</text:span>言不信。</text:p>
      <text:p text:style-name="P1"/>
      <text:p text:style-name="P3">【白<text:span text:style-name="T6">話</text:span>】九四，屁股上蹭破了皮，前去制裁小人的行程必然步履<text:span text:style-name="T6">維艱</text:span>；若是<text:span text:style-name="T6">緊緊牽</text:span>着羊（象<text:span text:style-name="T6">徵陽剛</text:span>）行走，就不<text:span text:style-name="T6">會</text:span>出<text:span text:style-name="T6">現</text:span>令人后悔的事，<text:span text:style-name="T6">無</text:span>奈<text:span text:style-name="T6">聽</text:span>了<text:span text:style-name="T6">這話</text:span>的人并不相信。</text:p>
      <text:p text:style-name="P1"/>
      <text:p text:style-name="P3">《象》曰：“其行次且”，位不<text:span text:style-name="T6">當</text:span>也；“<text:span text:style-name="T6">聞</text:span>言不信”，<text:span text:style-name="T6">聰</text:span>不明也。</text:p>
      <text:p text:style-name="P1"/>
      <text:p text:style-name="P3">【白<text:span text:style-name="T6">話</text:span>】《象<text:span text:style-name="T6">辭</text:span>》<text:span text:style-name="T6">說</text:span>：“前去制裁小人的行程必然步履<text:span text:style-name="T6">維艱</text:span>”，是因<text:span text:style-name="T6">為</text:span>所<text:span text:style-name="T6">處</text:span>位置失<text:span text:style-name="T6">當</text:span>，<text:span text:style-name="T6">處處</text:span>受到君王的掣肘，好像屁股蹭破了皮，走起路<text:span text:style-name="T6">來</text:span>十分<text:span text:style-name="T6">艱難</text:span>。“<text:span text:style-name="T6">無</text:span>奈<text:span text:style-name="T6">聽</text:span>了<text:span text:style-name="T6">這話</text:span>的人并不相信”，<text:span text:style-name="T6">說</text:span>明<text:span text:style-name="T6">處</text:span>境<text:span text:style-name="T6">艱難</text:span>，<text:span text:style-name="T6">別</text:span>人建<text:span text:style-name="T6">議</text:span>他借重<text:span text:style-name="T6">強</text:span>有利的<text:span text:style-name="T6">陽剛</text:span>君子的<text:span text:style-name="T6">幫</text:span>助，他<text:span text:style-name="T6">卻聽</text:span>不<text:span text:style-name="T6">進</text:span>去，<text:span text:style-name="T6">聽覺</text:span>正常而<text:span text:style-name="T6">決斷</text:span>不明。</text:p>
      <text:p text:style-name="P1"/>
      <text:p text:style-name="P3">九五，<text:span text:style-name="T6">莧陸</text:span>夬夬，中行<text:span text:style-name="T6">無</text:span>咎。</text:p>
      <text:p text:style-name="P1"/>
      <text:p text:style-name="P3">【白<text:span text:style-name="T6">話</text:span>】九五，毅然<text:span text:style-name="T6">決</text:span>然地做出<text:span text:style-name="T6">決斷</text:span>，一<text:span text:style-name="T6">舉懲處</text:span>小人就像<text:span text:style-name="T6">鏟</text:span>除<text:span text:style-name="T6">莧陸</text:span>草一<text:span text:style-name="T6">樣</text:span>，只要注意<text:span text:style-name="T6">時時</text:span>信守中庸之道，就不<text:span text:style-name="T6">會</text:span>遇到<text:span text:style-name="T6">災禍</text:span>。</text:p>
      <text:p text:style-name="P1"/>
      <text:p text:style-name="P3">《象》曰：“中行<text:span text:style-name="T6">無</text:span>咎”，中未光也。</text:p>
      <text:p text:style-name="P1"/>
      <text:p text:style-name="P3">【白<text:span text:style-name="T6">話</text:span>】《象<text:span text:style-name="T6">辭</text:span>》<text:span text:style-name="T6">說</text:span>：“只要注意<text:span text:style-name="T6">時時</text:span>信守中庸之道，就不<text:span text:style-name="T6">會</text:span>遇到<text:span text:style-name="T6">災禍</text:span>”，表明<text:span text:style-name="T6">盡</text:span>管<text:span text:style-name="T6">處</text:span>在尊<text:span text:style-name="T6">貴</text:span>地位，要解<text:span text:style-name="T6">決</text:span>小人<text:span text:style-name="T6">為亂</text:span>易如反掌，<text:span text:style-name="T6">卻</text:span>也不能做得太<text:span text:style-name="T6">過</text:span>分，要恰到好<text:span text:style-name="T6">處</text:span>才能避免<text:span text:style-name="T6">災禍</text:span>。<text:span text:style-name="T6">這</text:span>也<text:span text:style-name="T6">說</text:span>明<text:span text:style-name="T6">堅</text:span>守正道的<text:span text:style-name="T6">舉動</text:span>并未大放光彩，<text:span text:style-name="T6">僅僅</text:span>起到免除<text:span text:style-name="T6">禍</text:span>殃的作用而已。</text:p>
      <text:p text:style-name="P1"/>
      <text:p text:style-name="P3">上六，<text:span text:style-name="T6">無號</text:span>，<text:span text:style-name="T6">終</text:span>有凶。</text:p>
      <text:p text:style-name="P1"/>
      <text:p text:style-name="P3">【白<text:span text:style-name="T6">話</text:span>】上六，嚎啕大哭也<text:span text:style-name="T6">沒</text:span>有用，最<text:span text:style-name="T6">終</text:span>必然有凶<text:span text:style-name="T6">險臨頭</text:span>。</text:p>
      <text:p text:style-name="P1"/>
      <text:p text:style-name="P3">《象》曰：“晚<text:span text:style-name="T6">號</text:span>之凶”，<text:span text:style-name="T6">終</text:span>不可<text:span text:style-name="T6">長</text:span>也。</text:p>
      <text:p text:style-name="P1"/>
      <text:p text:style-name="P3">【白<text:span text:style-name="T6">話</text:span>】《象<text:span text:style-name="T6">辭</text:span>》<text:span text:style-name="T6">說</text:span>：“嚎啕大哭也<text:span text:style-name="T6">沒</text:span>有用，最<text:span text:style-name="T6">終</text:span>必然有凶<text:span text:style-name="T6">險臨頭</text:span>”，表明上六以<text:span text:style-name="T6">陰</text:span>柔小人凌<text:span text:style-name="T6">駕於陽剛</text:span>君子特<text:span text:style-name="T6">別</text:span>是君王之上，是<text:span text:style-name="T6">眾</text:span>矢之的。其倒行逆施的<text:span text:style-name="T6">狀況</text:span>不<text:span text:style-name="T6">會</text:span>持<text:span text:style-name="T6">續</text:span>很<text:span text:style-name="T6">長時間</text:span>，最<text:span text:style-name="T6">終難</text:span>以逃<text:span text:style-name="T6">脫</text:span>被制裁的命<text:span text:style-name="T6">運</text:span>。 </text:p>
      <text:p text:style-name="P1"/>
      <text:p text:style-name="P1"/>
      <text:p text:style-name="P1"><text:soft-page-break/>第四十四卦：《姤卦》</text:p>
      <text:p text:style-name="P1"><text:s/></text:p>
      <text:p text:style-name="P3">姤：女<text:span text:style-name="T6">壯</text:span>，勿用取女。</text:p>
      <text:p text:style-name="P1"/>
      <text:p text:style-name="P3">【白<text:span text:style-name="T6">話</text:span>】《姤卦》象<text:span text:style-name="T6">徵</text:span>相遇：女子<text:span text:style-name="T6">過</text:span>分<text:span text:style-name="T6">強壯</text:span>，不<text:span text:style-name="T6">適</text:span>合娶<text:span text:style-name="T6">來</text:span>作妻子。</text:p>
      <text:p text:style-name="P1"/>
      <text:p text:style-name="P3">《象》曰：“天下有<text:span text:style-name="T6">風</text:span>，姤；后以施命<text:span text:style-name="T6">誥</text:span>四方。</text:p>
      <text:p text:style-name="P1"/>
      <text:p text:style-name="P3">【白<text:span text:style-name="T6">話</text:span>】《象<text:span text:style-name="T6">辭</text:span>》<text:span text:style-name="T6">說</text:span>：《姤卦》的卦象是巽（<text:span text:style-name="T6">風</text:span>）下乾（天）上，<text:span text:style-name="T6">為</text:span>天底下刮着<text:span text:style-name="T6">風</text:span>，<text:span text:style-name="T6">風</text:span>吹遍天地<text:span text:style-name="T6">間</text:span>各<text:span text:style-name="T6">個</text:span>角落，<text:span text:style-name="T6">與萬</text:span>物相依之表象，象<text:span text:style-name="T6">徵</text:span>着“相遇”；正如<text:span text:style-name="T6">風</text:span>吹拂大地的情形一<text:span text:style-name="T6">樣</text:span>，君王也<text:span text:style-name="T6">應該頒</text:span>布政令通告四面八方。</text:p>
      <text:p text:style-name="P1"/>
      <text:p text:style-name="P3">初六，系<text:span text:style-name="T6">於</text:span>金柅，<text:span text:style-name="T6">貞</text:span>吉；有攸往，<text:span text:style-name="T6">見</text:span>凶，<text:span text:style-name="T6">贏</text:span>豕孚蹢躅。</text:p>
      <text:p text:style-name="P1"/>
      <text:p text:style-name="P3">【白<text:span text:style-name="T6">話</text:span>】初六，<text:span text:style-name="T6">綁</text:span>上<text:span text:style-name="T6">堅</text:span>固<text:span text:style-name="T6">結實</text:span>的<text:span text:style-name="T6">車閘</text:span>，占卜<text:span text:style-name="T6">結</text:span>果<text:span text:style-name="T6">會</text:span>很吉祥；前去行事，<text:span text:style-name="T6">會</text:span>遇到凶<text:span text:style-name="T6">險</text:span>，瘦弱的<text:span text:style-name="T6">豬</text:span>因<text:span text:style-name="T6">煩</text:span>躁而<text:span text:style-name="T6">團團亂轉</text:span>。</text:p>
      <text:p text:style-name="P1"/>
      <text:p text:style-name="P3">《象》曰：“系<text:span text:style-name="T6">於</text:span>金柅”，柔道<text:span text:style-name="T6">牽</text:span>也。</text:p>
      <text:p text:style-name="P1"/>
      <text:p text:style-name="P3">【白<text:span text:style-name="T6">話</text:span>】《象<text:span text:style-name="T6">辭</text:span>》<text:span text:style-name="T6">說</text:span>：“<text:span text:style-name="T6">綁</text:span>上<text:span text:style-name="T6">堅</text:span>固<text:span text:style-name="T6">結實</text:span>的<text:span text:style-name="T6">車閘</text:span>”，<text:span text:style-name="T6">緊</text:span>急<text:span text:style-name="T6">關頭</text:span>就可以使<text:span text:style-name="T6">車輪與車閘</text:span>“相遇”，而使狂奔的<text:span text:style-name="T6">車</text:span>子<text:span text:style-name="T6">剎</text:span>住。引伸<text:span text:style-name="T6">為</text:span>遇到<text:span text:style-name="T6">強</text:span>硬的<text:span text:style-name="T6">對</text:span>手，不要去硬碰，<text:span text:style-name="T6">應該</text:span>用柔<text:span text:style-name="T6">韌</text:span>的手段<text:span text:style-name="T6">牽</text:span>制<text:span text:style-name="T6">對</text:span>手，<text:span text:style-name="T6">達</text:span>到以柔克<text:span text:style-name="T6">剛</text:span>的效果。</text:p>
      <text:p text:style-name="P1"/>
      <text:p text:style-name="P3">九二，包有<text:span text:style-name="T6">魚</text:span>，<text:span text:style-name="T6">無</text:span>咎；不利<text:span text:style-name="T6">賓</text:span>。</text:p>
      <text:p text:style-name="P1"/>
      <text:p text:style-name="P3">【白<text:span text:style-name="T6">話</text:span>】九二，<text:span text:style-name="T6">廚</text:span>房里<text:span text:style-name="T6">發現魚</text:span>，不<text:span text:style-name="T6">會</text:span>有<text:span text:style-name="T6">災禍</text:span>；但不利<text:span text:style-name="T6">於</text:span>拿<text:span text:style-name="T6">來</text:span>宴<text:span text:style-name="T6">請賓</text:span>客。</text:p>
      <text:p text:style-name="P1"/>
      <text:p text:style-name="P3">《象》曰：“包有<text:span text:style-name="T6">魚</text:span>”，<text:span text:style-name="T6">義</text:span>不及<text:span text:style-name="T6">賓</text:span>也。</text:p>
      <text:p text:style-name="P1"/>
      <text:p text:style-name="P3">【白<text:span text:style-name="T6">話</text:span>】《象<text:span text:style-name="T6">辭</text:span>》<text:span text:style-name="T6">說</text:span>：“<text:span text:style-name="T6">廚</text:span>房里<text:span text:style-name="T6">發現魚</text:span>”，<text:span text:style-name="T6">還</text:span>不<text:span text:style-name="T6">會</text:span>出<text:span text:style-name="T6">現災禍</text:span>，但不宜用<text:span text:style-name="T6">魚來</text:span>宴<text:span text:style-name="T6">賓</text:span>。因<text:span text:style-name="T6">為</text:span>不<text:span text:style-name="T6">義</text:span>之<text:span text:style-name="T6">財</text:span>不可取。</text:p>
      <text:p text:style-name="P1"/>
      <text:p text:style-name="P3">九三，臀<text:span text:style-name="T6">無膚</text:span>，其行次且；<text:span text:style-name="T6">厲</text:span>，<text:span text:style-name="T6">無</text:span>大咎。</text:p>
      <text:p text:style-name="P1"/>
      <text:p text:style-name="P3">【白<text:span text:style-name="T6">話</text:span>】九三，屁股上蹭破了皮，走起路<text:span text:style-name="T6">來</text:span>很困<text:span text:style-name="T6">難</text:span>；<text:span text:style-name="T6">會</text:span>遇到危<text:span text:style-name="T6">險</text:span>，但不<text:span text:style-name="T6">會</text:span>有大的<text:span text:style-name="T6">災禍</text:span>。</text:p>
      <text:p text:style-name="P1"/>
      <text:p text:style-name="P3">《象》曰：“其行次且”，行未<text:span text:style-name="T6">牽</text:span>也。</text:p>
      <text:p text:style-name="P1"/>
      <text:p text:style-name="P3">【白<text:span text:style-name="T6">話</text:span>】《象<text:span text:style-name="T6">辭</text:span>》<text:span text:style-name="T6">說</text:span>：“走起路<text:span text:style-name="T6">來</text:span>很困<text:span text:style-name="T6">難</text:span>”，表明在路上<text:span text:style-name="T6">會</text:span>遇到<text:span text:style-name="T6">艱險</text:span>，但<text:span text:style-name="T6">盡</text:span>管<text:span text:style-name="T6">艱難</text:span>，<text:span text:style-name="T6">卻</text:span>并未完全受到<text:span text:style-name="T6">牽</text:span>制，<text:span text:style-name="T6">還</text:span>可以<text:span text:style-name="T6">繼續</text:span>前<text:span text:style-name="T6">進</text:span>。</text:p>
      <text:p text:style-name="P1"/>
      <text:p text:style-name="P3">九四，包<text:span text:style-name="T6">無魚</text:span>，起凶。</text:p>
      <text:p text:style-name="P1"/>
      <text:p text:style-name="P3">【白<text:span text:style-name="T6">話</text:span>】九四，<text:span text:style-name="T6">廚</text:span>房里<text:span text:style-name="T6">沒</text:span>有<text:span text:style-name="T6">魚</text:span>，<text:span text:style-name="T6">會發</text:span>生凶<text:span text:style-name="T6">險</text:span>。</text:p>
      <text:p text:style-name="P1"><text:soft-page-break/></text:p>
      <text:p text:style-name="P3">《象》曰：<text:span text:style-name="T6">無魚</text:span>之凶，<text:span text:style-name="T6">遠</text:span>民也。</text:p>
      <text:p text:style-name="P1"/>
      <text:p text:style-name="P3">【白<text:span text:style-name="T6">話</text:span>】《象<text:span text:style-name="T6">辭</text:span>》<text:span text:style-name="T6">說</text:span>：<text:span text:style-name="T6">廚</text:span>房里<text:span text:style-name="T6">沒</text:span>有<text:span text:style-name="T6">魚</text:span>而引起凶<text:span text:style-name="T6">險</text:span>，就好像君主失去民<text:span text:style-name="T6">眾</text:span>百姓的支持，因<text:span text:style-name="T6">為脫離</text:span>民<text:span text:style-name="T6">眾</text:span>，<text:span text:style-name="T6">當</text:span>然<text:span text:style-name="T6">會發</text:span>生凶<text:span text:style-name="T6">險</text:span>。</text:p>
      <text:p text:style-name="P1"/>
      <text:p text:style-name="P3">九五，以杞包瓜，含章，有<text:span text:style-name="T6">隕</text:span>自天。</text:p>
      <text:p text:style-name="P1"/>
      <text:p text:style-name="P3">【白<text:span text:style-name="T6">話</text:span>】九五，用杞<text:span text:style-name="T6">樹</text:span>枝<text:span text:style-name="T6">葉</text:span>包住甜瓜，好比<text:span text:style-name="T6">內</text:span>心<text:span text:style-name="T6">懷</text:span>着美好的品德，不必奔忙，<text:span text:style-name="T6">稱</text:span>心的<text:span text:style-name="T6">機</text:span>遇就<text:span text:style-name="T6">會</text:span>自天而降。</text:p>
      <text:p text:style-name="P1"/>
      <text:p text:style-name="P3">《象》曰：九五含章，中正也；有<text:span text:style-name="T6">隕</text:span>自天，志不舍命也。</text:p>
      <text:p text:style-name="P1"/>
      <text:p text:style-name="P3">【白<text:span text:style-name="T6">話</text:span>】《象<text:span text:style-name="T6">辭</text:span>》<text:span text:style-name="T6">說</text:span>：《姤卦》的第五爻位（九五）<text:span text:style-name="T6">內</text:span>心<text:span text:style-name="T6">懷</text:span>着美好的品德，表明<text:span text:style-name="T6">盡</text:span>管<text:span text:style-name="T6">處</text:span>在最尊<text:span text:style-name="T6">貴</text:span>的地位，<text:span text:style-name="T6">卻</text:span>能<text:span text:style-name="T6">夠堅</text:span>守中道，心地<text:span text:style-name="T6">純</text:span>正。<text:span text:style-name="T6">這樣</text:span>一<text:span text:style-name="T6">來</text:span>，其相遇的情形也是最完美的，用不着上下奔忙，就能<text:span text:style-name="T6">與</text:span>上天恩<text:span text:style-name="T6">賜</text:span>的福佑相遇。充分<text:span text:style-name="T6">說</text:span>明只要不<text:span text:style-name="T6">違</text:span>天命，就能有好的遇合。</text:p>
      <text:p text:style-name="P1"/>
      <text:p text:style-name="P3">上九，姤其角；吝，<text:span text:style-name="T6">無</text:span>咎。</text:p>
      <text:p text:style-name="P1"/>
      <text:p text:style-name="P3">【白<text:span text:style-name="T6">話</text:span>】上九，<text:span text:style-name="T6">頭</text:span>上<text:span text:style-name="T6">長</text:span>角，<text:span text:style-name="T6">處</text:span>境<text:span text:style-name="T6">艱難</text:span>，不<text:span text:style-name="T6">過</text:span>也不<text:span text:style-name="T6">會</text:span>有大的<text:span text:style-name="T6">災禍</text:span>。</text:p>
      <text:p text:style-name="P1"/>
      <text:p text:style-name="P3">《象》曰：“姤其角”，上<text:span text:style-name="T6">窮</text:span>吝也。</text:p>
      <text:p text:style-name="P1"/>
      <text:p text:style-name="P3">【白<text:span text:style-name="T6">話</text:span>】《象<text:span text:style-name="T6">辭</text:span>》<text:span text:style-name="T6">說</text:span>：“<text:span text:style-name="T6">頭</text:span>上<text:span text:style-name="T6">長</text:span>角”，孤芳自<text:span text:style-name="T6">賞</text:span>，根本不<text:span text:style-name="T6">會</text:span>有志同道合的伙伴<text:span text:style-name="T6">與</text:span>之相遇，而失去大<text:span text:style-name="T6">眾</text:span>的支持，等待着的只有困<text:span text:style-name="T6">窮</text:span>不通的命<text:span text:style-name="T6">運</text:span>。 </text:p>
      <text:p text:style-name="P1"/>
      <text:p text:style-name="P1"/>
      <text:p text:style-name="P1">第四十五卦：《萃卦》</text:p>
      <text:p text:style-name="P1"><text:s/></text:p>
      <text:p text:style-name="P3">萃：亨；王假有<text:span text:style-name="T6">廟</text:span>，利<text:span text:style-name="T6">見</text:span>大人，亨利<text:span text:style-name="T6">貞</text:span>，用大牲吉，利有攸往。</text:p>
      <text:p text:style-name="P1"/>
      <text:p text:style-name="P3">【白<text:span text:style-name="T6">話</text:span>】《萃卦》象<text:span text:style-name="T6">徵</text:span>聚合：亨通；君王到宗<text:span text:style-name="T6">廟</text:span>里祭祀，祈求神<text:span text:style-name="T6">靈</text:span>保佑，利<text:span text:style-name="T6">於</text:span>出<text:span text:style-name="T6">現</text:span>德高望重的大人物，亨通<text:span text:style-name="T6">無</text:span>阻而且有利<text:span text:style-name="T6">於樹</text:span>立<text:span text:style-name="T6">純</text:span>正的道德<text:span text:style-name="T6">風</text:span>尚；用牛羊等大的祭品<text:span text:style-name="T6">獻</text:span>祭能<text:span text:style-name="T6">夠帶來</text:span>吉祥如意，利<text:span text:style-name="T6">於</text:span>前去行事。</text:p>
      <text:p text:style-name="P1"/>
      <text:p text:style-name="P3">《象》曰：“<text:span text:style-name="T6">澤</text:span>上<text:span text:style-name="T6">於</text:span>地，萃；君子以除戎器，戎不虞。</text:p>
      <text:p text:style-name="P1"/>
      <text:p text:style-name="P3">【白<text:span text:style-name="T6">話</text:span>】《象<text:span text:style-name="T6">辭</text:span>》<text:span text:style-name="T6">說</text:span>：《萃卦》的卦象是：坤（地）下<text:span text:style-name="T6">兌</text:span>（<text:span text:style-name="T6">澤</text:span>）上，<text:span text:style-name="T6">為</text:span>地上有湖，四面八方的<text:span text:style-name="T6">細</text:span>流都源源不<text:span text:style-name="T6">斷匯</text:span>入湖中之表象，象<text:span text:style-name="T6">徵</text:span>着聚合；在<text:span text:style-name="T6">這種眾</text:span>流<text:span text:style-name="T6">會</text:span>聚的<text:span text:style-name="T6">時</text:span>候，必然<text:span text:style-name="T6">會現魚龍</text:span>混<text:span text:style-name="T6">雜</text:span>、泥沙俱下的情<text:span text:style-name="T6">況</text:span>，因此君子<text:span text:style-name="T6">應當</text:span>修<text:span text:style-name="T6">繕</text:span>甲杖兵器，以防<text:span text:style-name="T6">發</text:span>生意想不到的<text:span text:style-name="T6">變</text:span>故。</text:p>
      <text:p text:style-name="P1"/>
      <text:p text:style-name="P3">初六，有孚不<text:span text:style-name="T6">終</text:span>，乃<text:span text:style-name="T6">亂</text:span>乃萃；若<text:span text:style-name="T6">號</text:span>，一握<text:span text:style-name="T6">為</text:span>笑；勿<text:span text:style-name="T6">卹</text:span>，往<text:span text:style-name="T6">無</text:span>咎。</text:p>
      <text:p text:style-name="P1"/>
      <text:p text:style-name="P3">【白<text:span text:style-name="T6">話</text:span>】初六，如果<text:span text:style-name="T6">對</text:span>神<text:span text:style-name="T6">靈</text:span>的一片<text:span text:style-name="T6">誠</text:span>心不能始<text:span text:style-name="T6">終</text:span>如一，各<text:span text:style-name="T6">種亂</text:span>子就<text:span text:style-name="T6">會發</text:span>生而<text:span text:style-name="T6">湊</text:span>到一起；<text:span text:style-name="T6">眾</text:span>人喧<text:soft-page-break/><text:span text:style-name="T6">嘩</text:span>呼<text:span text:style-name="T6">號</text:span>，只要彼此握手交流感情，就能化<text:span text:style-name="T6">眾</text:span>怒<text:span text:style-name="T6">為歡</text:span>笑；用不着<text:span text:style-name="T6">憂慮</text:span>，前去行事不<text:span text:style-name="T6">會</text:span>遇到<text:span text:style-name="T6">災禍</text:span>。</text:p>
      <text:p text:style-name="P1"/>
      <text:p text:style-name="P3">《象》曰：“乃<text:span text:style-name="T6">亂</text:span>乃萃“，其志<text:span text:style-name="T6">亂</text:span>也。</text:p>
      <text:p text:style-name="P1"/>
      <text:p text:style-name="P3">【白<text:span text:style-name="T6">話</text:span>】《象<text:span text:style-name="T6">辭</text:span>》<text:span text:style-name="T6">說</text:span>：“各<text:span text:style-name="T6">種亂</text:span>子就<text:span text:style-name="T6">會發</text:span>生而<text:span text:style-name="T6">湊</text:span>到一起”，不是由<text:span text:style-name="T6">於別</text:span>的原因，主要是因<text:span text:style-name="T6">為內</text:span>心的虔<text:span text:style-name="T6">誠</text:span>不能始<text:span text:style-name="T6">終</text:span>如一，陷<text:span text:style-name="T6">於</text:span>迷惑混<text:span text:style-name="T6">亂</text:span>所致。</text:p>
      <text:p text:style-name="P1"/>
      <text:p text:style-name="P3">六二，引吉，<text:span text:style-name="T6">無</text:span>咎；孚乃利用禴。</text:p>
      <text:p text:style-name="P1"/>
      <text:p text:style-name="P3">【白<text:span text:style-name="T6">話</text:span>】六二，引退<text:span text:style-name="T6">謙讓會帶來</text:span>吉祥，<text:span text:style-name="T6">沒</text:span>有害<text:span text:style-name="T6">處</text:span>；只要<text:span text:style-name="T6">內</text:span>心<text:span text:style-name="T6">懷</text:span>着虔<text:span text:style-name="T6">誠</text:span>，即使<text:span text:style-name="T6">舉</text:span>行微薄的禴祭（即春祭，古代四季祭祀之一）也能<text:span text:style-name="T6">帶來</text:span>吉祥。</text:p>
      <text:p text:style-name="P1"/>
      <text:p text:style-name="P3">《象》曰：“引吉<text:span text:style-name="T6">無</text:span>咎”中未<text:span text:style-name="T6">變</text:span>也。</text:p>
      <text:p text:style-name="P1"/>
      <text:p text:style-name="P3">【白<text:span text:style-name="T6">話</text:span>】《象<text:span text:style-name="T6">辭</text:span>》<text:span text:style-name="T6">說</text:span>：“引退<text:span text:style-name="T6">謙讓會帶來</text:span>吉祥，<text:span text:style-name="T6">沒</text:span>有<text:span text:style-name="T6">災難</text:span>“，<text:span text:style-name="T6">這</text:span>是因<text:span text:style-name="T6">為該</text:span>爻位置居中而<text:span text:style-name="T6">適當</text:span>，<text:span text:style-name="T6">當會</text:span>聚的<text:span text:style-name="T6">時</text:span>候，它既不偏不激也不<text:span text:style-name="T6">過於</text:span>保守，虔<text:span text:style-name="T6">誠</text:span>地遵循中庸之道始<text:span text:style-name="T6">終</text:span>不曾改<text:span text:style-name="T6">變</text:span>，因而能<text:span text:style-name="T6">夠謙讓</text:span>而逢凶化吉。</text:p>
      <text:p text:style-name="P1"/>
      <text:p text:style-name="P3">六三，萃如嗟如，<text:span text:style-name="T6">無</text:span>攸利；往<text:span text:style-name="T6">無</text:span>咎，小吝。</text:p>
      <text:p text:style-name="P1"/>
      <text:p text:style-name="P3">【白<text:span text:style-name="T6">話</text:span>】六三，聚合的希望在<text:span text:style-name="T6">嘆</text:span>息<text:span text:style-name="T6">聲</text:span>中破<text:span text:style-name="T6">滅</text:span>，干什么都不<text:span text:style-name="T6">會順</text:span>利；前去行事不<text:span text:style-name="T6">會</text:span>遇到<text:span text:style-name="T6">災禍</text:span>，只有一<text:span text:style-name="T6">點</text:span>小小麻<text:span text:style-name="T6">煩</text:span>。</text:p>
      <text:p text:style-name="P1"/>
      <text:p text:style-name="P3">《象》曰：“往<text:span text:style-name="T6">無</text:span>咎”，上巽也。</text:p>
      <text:p text:style-name="P1"/>
      <text:p text:style-name="P3">【白<text:span text:style-name="T6">話</text:span>】《象<text:span text:style-name="T6">辭</text:span>》<text:span text:style-name="T6">說</text:span>：“前去行事不<text:span text:style-name="T6">會</text:span>遇到<text:span text:style-name="T6">災禍</text:span>”<text:span text:style-name="T6">這</text:span>是因<text:span text:style-name="T6">為</text:span>遇到居<text:span text:style-name="T6">於</text:span>上位的<text:span text:style-name="T6">陽剛氣</text:span>十足者。但居<text:span text:style-name="T6">於</text:span>下方的<text:span text:style-name="T6">陰</text:span>柔一方<text:span text:style-name="T6">總</text:span>能表<text:span text:style-name="T6">現</text:span>出<text:span text:style-name="T6">謙遜</text:span>而<text:span text:style-name="T6">順從</text:span>，<text:span text:style-name="T6">從</text:span>而免去了可能出<text:span text:style-name="T6">現</text:span>的<text:span text:style-name="T6">災禍</text:span>。</text:p>
      <text:p text:style-name="P1"/>
      <text:p text:style-name="P3">九四，大吉，<text:span text:style-name="T6">無</text:span>咎。</text:p>
      <text:p text:style-name="P1"/>
      <text:p text:style-name="P3">【白<text:span text:style-name="T6">話</text:span>】九四，只有在大吉大利的情<text:span text:style-name="T6">況</text:span>下，才能<text:span text:style-name="T6">夠沒</text:span>有<text:span text:style-name="T6">災禍</text:span>。</text:p>
      <text:p text:style-name="P1"/>
      <text:p text:style-name="P3">《象》曰：“大吉<text:span text:style-name="T6">無</text:span>咎”，位不<text:span text:style-name="T6">當</text:span>也。</text:p>
      <text:p text:style-name="P1"/>
      <text:p text:style-name="P3">【白<text:span text:style-name="T6">話</text:span>】《象<text:span text:style-name="T6">辭</text:span>》<text:span text:style-name="T6">說</text:span>：“只有在大吉大利的情<text:span text:style-name="T6">況</text:span>下，才能<text:span text:style-name="T6">夠沒</text:span>有<text:span text:style-name="T6">災</text:span>害”，<text:span text:style-name="T6">這</text:span>是因<text:span text:style-name="T6">為</text:span>所<text:span text:style-name="T6">處</text:span>位置不<text:span text:style-name="T6">適當</text:span>，<text:span text:style-name="T6">隨時</text:span>有可能受到<text:span text:style-name="T6">傷</text:span>害，只有在大吉大利的<text:span text:style-name="T6">時</text:span>候才可以避免受害。</text:p>
      <text:p text:style-name="P1"/>
      <text:p text:style-name="P3">灸五，萃有位，<text:span text:style-name="T6">無</text:span>咎，匪孚；元永<text:span text:style-name="T6">貞</text:span>；悔亡。</text:p>
      <text:p text:style-name="P1"/>
      <text:p text:style-name="P3">【白<text:span text:style-name="T6">話</text:span>】九五，<text:span text:style-name="T6">當萬</text:span>方聚合之<text:span text:style-name="T6">時</text:span>居<text:span text:style-name="T6">於</text:span>尊<text:span text:style-name="T6">貴</text:span>的高位，不<text:span text:style-name="T6">會</text:span>遇到<text:span text:style-name="T6">災難</text:span>，但也并<text:span text:style-name="T6">沒</text:span>有取得大<text:span text:style-name="T6">眾</text:span>的主<text:span text:style-name="T6">悅誠</text:span>服；德高望重的君<text:span text:style-name="T6">長</text:span>如果能<text:span text:style-name="T6">堅</text:span>定不移地主持正<text:span text:style-name="T6">義</text:span>，倡<text:span text:style-name="T6">導純</text:span>正的<text:span text:style-name="T6">風</text:span>尚，就可以避免因做<text:span text:style-name="T6">錯</text:span>事而引起的后悔。</text:p>
      <text:p text:style-name="P1">《象》曰：“萃有位”，志未光也。</text:p>
      <text:p text:style-name="P1"/>
      <text:p text:style-name="P3"><text:soft-page-break/>【白<text:span text:style-name="T6">話</text:span>】《象<text:span text:style-name="T6">辭</text:span>》<text:span text:style-name="T6">說</text:span>：“<text:span text:style-name="T6">萬</text:span>方聚合之<text:span text:style-name="T6">時</text:span>居<text:span text:style-name="T6">於</text:span>尊<text:span text:style-name="T6">貴</text:span>的高位”，并不能表明大<text:span text:style-name="T6">會</text:span>天下、四海<text:span text:style-name="T6">歸</text:span>心的志向得到了<text:span text:style-name="T6">發揚</text:span>光大，<text:span text:style-name="T6">還</text:span>需要修持德行，<text:span text:style-name="T6">樹</text:span>立威望，使大<text:span text:style-name="T6">眾</text:span>心<text:span text:style-name="T6">悅誠</text:span>服。</text:p>
      <text:p text:style-name="P1"/>
      <text:p text:style-name="P3">上六，<text:span text:style-name="T6">齊</text:span>咨涕洟，<text:span text:style-name="T6">無</text:span>咎。</text:p>
      <text:p text:style-name="P1"/>
      <text:p text:style-name="P3">【白<text:span text:style-name="T6">話</text:span>】上六，唉<text:span text:style-name="T6">聲嘆氣</text:span>而又哭哭啼啼，不<text:span text:style-name="T6">會</text:span>遇到<text:span text:style-name="T6">災禍</text:span>。</text:p>
      <text:p text:style-name="P1"/>
      <text:p text:style-name="P3">《象》曰：“<text:span text:style-name="T6">齊</text:span>咨涕洟”，未安上也。</text:p>
      <text:p text:style-name="P1"/>
      <text:p text:style-name="P3">【白<text:span text:style-name="T6">話</text:span>】《象<text:span text:style-name="T6">辭</text:span>》<text:span text:style-name="T6">說</text:span>：“唉<text:span text:style-name="T6">聲嘆氣</text:span>而又哭哭啼啼”，是因<text:span text:style-name="T6">為雖</text:span>然身在外，但<text:span text:style-name="T6">無</text:span>一日惦念<text:span text:style-name="T6">處於</text:span>京中的君主。 </text:p>
      <text:p text:style-name="P1"/>
      <text:p text:style-name="P1"/>
      <text:p text:style-name="P1">第四十六卦：《升卦》</text:p>
      <text:p text:style-name="P1"><text:s/></text:p>
      <text:p text:style-name="P3">升：元亨，用<text:span text:style-name="T6">見</text:span>大人，勿<text:span text:style-name="T6">卹</text:span>，南<text:span text:style-name="T6">徵</text:span>吉。</text:p>
      <text:p text:style-name="P1"/>
      <text:p text:style-name="P3">【白<text:span text:style-name="T6">話</text:span>】《升卦》象<text:span text:style-name="T6">徵</text:span>上升：亨通，宜<text:span text:style-name="T6">於</text:span>出<text:span text:style-name="T6">現權</text:span>高位尊的大人物，用不着<text:span text:style-name="T6">憂慮</text:span>，向南方出<text:span text:style-name="T6">徵會帶來</text:span>吉祥。</text:p>
      <text:p text:style-name="P1"/>
      <text:p text:style-name="P3">《象》曰：地中生木，升；君子以<text:span text:style-name="T6">順</text:span>德，<text:span text:style-name="T6">積</text:span>小以高大。</text:p>
      <text:p text:style-name="P1"/>
      <text:p text:style-name="P3">【白<text:span text:style-name="T6">話</text:span>】《象<text:span text:style-name="T6">辭</text:span>》<text:span text:style-name="T6">說</text:span>：《升卦》的卦象是巽（<text:span text:style-name="T6">風</text:span>）下坤（地）上，而巽又象<text:span text:style-name="T6">徵</text:span>高大<text:span text:style-name="T6">樹</text:span>木，<text:span text:style-name="T6">這樣</text:span>就成<text:span text:style-name="T6">為</text:span>地里<text:span text:style-name="T6">邊</text:span>生<text:span text:style-name="T6">長樹</text:span>木之表象。<text:span text:style-name="T6">樹</text:span>木由矮小到高大，象<text:span text:style-name="T6">徵</text:span>上升；<text:span text:style-name="T6">與</text:span>此相<text:span text:style-name="T6">應</text:span>，君子通<text:span text:style-name="T6">過順應</text:span>自然<text:span text:style-name="T6">規</text:span>律<text:span text:style-name="T6">來</text:span>培<text:span text:style-name="T6">養</text:span>自己的品德，<text:span text:style-name="T6">積</text:span>累微小的<text:span text:style-name="T6">進</text:span>步<text:span text:style-name="T6">來</text:span>塑造高大完美的人格。</text:p>
      <text:p text:style-name="P1"/>
      <text:p text:style-name="P1">初六，允升，大吉。</text:p>
      <text:p text:style-name="P1"/>
      <text:p text:style-name="P3">【白<text:span text:style-name="T6">話</text:span>】初六，宜<text:span text:style-name="T6">於</text:span>上升，大吉大利。</text:p>
      <text:p text:style-name="P1"/>
      <text:p text:style-name="P1">《象》曰：“允升大吉“上合志也。</text:p>
      <text:p text:style-name="P1"/>
      <text:p text:style-name="P3">【白<text:span text:style-name="T6">話</text:span>】《象<text:span text:style-name="T6">辭</text:span>》<text:span text:style-name="T6">說</text:span>：“宜<text:span text:style-name="T6">於</text:span>上升而大吉大利”，是因<text:span text:style-name="T6">為陰</text:span>柔<text:span text:style-name="T6">處</text:span>在最卑下的地位，位<text:span text:style-name="T6">於</text:span>其上的<text:span text:style-name="T6">陽剛</text:span>者同情其<text:span text:style-name="T6">處</text:span>境，希望其<text:span text:style-name="T6">盡</text:span>快上升，所以其上正合乎上面的意思。</text:p>
      <text:p text:style-name="P1"/>
      <text:p text:style-name="P3">九二，孚乃利用禴，<text:span text:style-name="T6">無</text:span>咎。</text:p>
      <text:p text:style-name="P1"/>
      <text:p text:style-name="P3">【白<text:span text:style-name="T6">話</text:span>】九二，<text:span text:style-name="T6">內</text:span>心恭敬虔<text:span text:style-name="T6">誠</text:span>，即使微薄的禴祭也可以感<text:span text:style-name="T6">動</text:span>神<text:span text:style-name="T6">靈</text:span>，免除<text:span text:style-name="T6">災禍</text:span>。</text:p>
      <text:p text:style-name="P1"/>
      <text:p text:style-name="P1">《象》曰：九二之孚，有喜也。</text:p>
      <text:p text:style-name="P1"/>
      <text:p text:style-name="P3">【白<text:span text:style-name="T6">話</text:span>】《象<text:span text:style-name="T6">辭</text:span>》<text:span text:style-name="T6">說</text:span>：《升卦》的第二爻位（九二）<text:span text:style-name="T6">內</text:span>心虔<text:span text:style-name="T6">誠</text:span>仁厚，一心成人之美，深得<text:span text:style-name="T6">眾</text:span>人信服，必定<text:span text:style-name="T6">會給</text:span>自身<text:span text:style-name="T6">帶來</text:span>喜<text:span text:style-name="T6">慶</text:span>。</text:p>
      <text:p text:style-name="P1"/>
      <text:p text:style-name="P3"><text:soft-page-break/>九三，升<text:span text:style-name="T6">虛</text:span>邑。</text:p>
      <text:p text:style-name="P1"/>
      <text:p text:style-name="P3">【白<text:span text:style-name="T6">話</text:span>】九三，上升到空<text:span text:style-name="T6">曠</text:span>的城邑，如入<text:span text:style-name="T6">無</text:span>人之境。</text:p>
      <text:p text:style-name="P1"/>
      <text:p text:style-name="P3">《象》曰：“升<text:span text:style-name="T6">虛</text:span>邑”，<text:span text:style-name="T6">無</text:span>所疑也。</text:p>
      <text:p text:style-name="P1"/>
      <text:p text:style-name="P3">【白<text:span text:style-name="T6">話</text:span>】《象<text:span text:style-name="T6">辭</text:span>》<text:span text:style-name="T6">說</text:span>：“上升到空<text:span text:style-name="T6">曠</text:span>的城邑”，<text:span text:style-name="T6">這</text:span>是因<text:span text:style-name="T6">為沒</text:span>有任何阻<text:span text:style-name="T6">礙</text:span>，上升得十分<text:span text:style-name="T6">順</text:span>利，不要有半<text:span text:style-name="T6">點遲</text:span>疑。</text:p>
      <text:p text:style-name="P1"/>
      <text:p text:style-name="P3">六四，王用亨<text:span text:style-name="T6">於</text:span>岐山，吉，<text:span text:style-name="T6">無</text:span>咎。</text:p>
      <text:p text:style-name="P1"/>
      <text:p text:style-name="P3">【白<text:span text:style-name="T6">話</text:span>】六四，君王到岐山祭祀神<text:span text:style-name="T6">靈</text:span>，吉祥如意，<text:span text:style-name="T6">沒</text:span>有<text:span text:style-name="T6">災禍</text:span>。</text:p>
      <text:p text:style-name="P1"/>
      <text:p text:style-name="P3">《象》曰：“王用亨<text:span text:style-name="T6">於</text:span>岐山”，<text:span text:style-name="T6">順</text:span>事也。</text:p>
      <text:p text:style-name="P1"/>
      <text:p text:style-name="P3">【白<text:span text:style-name="T6">話</text:span>】《象<text:span text:style-name="T6">辭</text:span>》<text:span text:style-name="T6">說</text:span>：“君王到岐山祭祀神<text:span text:style-name="T6">靈</text:span>”，就是向神<text:span text:style-name="T6">靈</text:span>表示恭<text:span text:style-name="T6">順</text:span>，<text:span text:style-name="T6">誠</text:span>惶<text:span text:style-name="T6">誠</text:span>恐地供奉神<text:span text:style-name="T6">靈</text:span>，<text:span text:style-name="T6">結</text:span>果必然<text:span text:style-name="T6">會帶來</text:span>吉祥如意。</text:p>
      <text:p text:style-name="P1"/>
      <text:p text:style-name="P3">六五，<text:span text:style-name="T6">貞</text:span>吉，升<text:span text:style-name="T6">階</text:span>。</text:p>
      <text:p text:style-name="P1"/>
      <text:p text:style-name="P3">【白<text:span text:style-name="T6">話</text:span>】六五，占卜<text:span text:style-name="T6">結</text:span>果吉祥如意，乘<text:span text:style-name="T6">勢</text:span>沿着台<text:span text:style-name="T6">階穩</text:span>步上升。</text:p>
      <text:p text:style-name="P1"/>
      <text:p text:style-name="P3">《象》曰：“<text:span text:style-name="T6">貞</text:span>吉升<text:span text:style-name="T6">階</text:span>”，大得志也。</text:p>
      <text:p text:style-name="P1"/>
      <text:p text:style-name="P3">【白<text:span text:style-name="T6">話</text:span>】《象<text:span text:style-name="T6">辭</text:span>》<text:span text:style-name="T6">說</text:span>：“占卜<text:span text:style-name="T6">結</text:span>果吉祥如意，乘<text:span text:style-name="T6">勢</text:span>沿着台<text:span text:style-name="T6">階穩</text:span>步上<text:span text:style-name="T6">長</text:span>”，表明上升已<text:span text:style-name="T6">達</text:span>到鼎盛<text:span text:style-name="T6">時</text:span>期，接近光<text:span text:style-name="T6">輝</text:span>的<text:span text:style-name="T6">頂點</text:span>。真可<text:span text:style-name="T6">說</text:span>得上是春<text:span text:style-name="T6">風</text:span>得意，<text:span text:style-name="T6">躊</text:span>躇<text:span text:style-name="T6">滿</text:span>志。同<text:span text:style-name="T6">時</text:span>也表明<text:span text:style-name="T6">陰</text:span>柔居<text:span text:style-name="T6">於</text:span>尊位，必<text:span text:style-name="T6">須穩</text:span>健行事，循序<text:span text:style-name="T6">漸進</text:span>，不可像“升<text:span text:style-name="T6">虛</text:span>邑”那<text:span text:style-name="T6">樣</text:span>冒<text:span text:style-name="T6">進</text:span>。</text:p>
      <text:p text:style-name="P1"/>
      <text:p text:style-name="P3">上六，冥升，利<text:span text:style-name="T6">於</text:span>不息之<text:span text:style-name="T6">貞</text:span>。</text:p>
      <text:p text:style-name="P1"/>
      <text:p text:style-name="P3">【白<text:span text:style-name="T6">話</text:span>】上六，在昏暗幽冥<text:span text:style-name="T6">狀態</text:span>下依然上升，只有<text:span text:style-name="T6">堅</text:span>持不懈地保持<text:span text:style-name="T6">純</text:span>正品性，才能<text:span text:style-name="T6">獲</text:span>得好的<text:span text:style-name="T6">結</text:span>果。</text:p>
      <text:p text:style-name="P1">《象》曰：冥升在上，消不富也。</text:p>
      <text:p text:style-name="P1"/>
      <text:p text:style-name="P3">【白<text:span text:style-name="T6">話</text:span>】《象<text:span text:style-name="T6">辭</text:span>》<text:span text:style-name="T6">說</text:span>：昏暗幽冥<text:span text:style-name="T6">狀態</text:span>下仍然上升，本身又已<text:span text:style-name="T6">處</text:span>在《升卦》的最高位置，按照盛<text:span text:style-name="T6">極</text:span>而衰的道理，上升的<text:span text:style-name="T6">勢頭</text:span>必然<text:span text:style-name="T6">會</text:span>逐<text:span text:style-name="T6">漸</text:span>消退，再不<text:span text:style-name="T6">會</text:span>如原<text:span text:style-name="T6">來</text:span>那<text:span text:style-name="T6">樣</text:span>富有<text:span text:style-name="T6">進</text:span>取精神了 </text:p>
      <text:p text:style-name="P1"/>
      <text:p text:style-name="P1"/>
      <text:p text:style-name="P1">第四十七卦：《困卦》</text:p>
      <text:p text:style-name="P1"><text:s/></text:p>
      <text:p text:style-name="P3">困：亨；<text:span text:style-name="T6">貞</text:span>，大人吉，<text:span text:style-name="T6">無</text:span>咎；有言不信。</text:p>
      <text:p text:style-name="P1"/>
      <text:p text:style-name="P3">【白<text:span text:style-name="T6">話</text:span>】《困卦》象<text:span text:style-name="T6">徵</text:span>困<text:span text:style-name="T6">頓</text:span>：亨通；占卜<text:span text:style-name="T6">結</text:span>果表明，神通<text:span text:style-name="T6">廣</text:span>大的大人物可以<text:span text:style-name="T6">獲</text:span>得吉祥，<text:span text:style-name="T6">沒</text:span>有<text:span text:style-name="T6">災禍</text:span>；此<text:span text:style-name="T6">時許</text:span>下的<text:span text:style-name="T6">諾</text:span>言很<text:span text:style-name="T6">難</text:span>令人相信。</text:p>
      <text:p text:style-name="P1"><text:soft-page-break/></text:p>
      <text:p text:style-name="P3">《象》曰：<text:span text:style-name="T6">澤無</text:span>水，困；君子以致命遂志。</text:p>
      <text:p text:style-name="P1"/>
      <text:p text:style-name="P3">【白<text:span text:style-name="T6">話</text:span>】《象<text:span text:style-name="T6">辭</text:span>》<text:span text:style-name="T6">說</text:span>：《困卦》的卦象是坎（水）下<text:span text:style-name="T6">兌</text:span>（<text:span text:style-name="T6">澤</text:span>）上，<text:span text:style-name="T6">為澤</text:span>中<text:span text:style-name="T6">無</text:span>水之表象，象<text:span text:style-name="T6">徵</text:span>困<text:span text:style-name="T6">頓</text:span>；作<text:span text:style-name="T6">為</text:span>君子<text:span text:style-name="T6">應該</text:span>身<text:span text:style-name="T6">處窮</text:span>困而不<text:span text:style-name="T6">氣餒</text:span>，<text:span text:style-name="T6">為實現</text:span>自己的志向，不惜<text:span text:style-name="T6">犧</text:span>牲生命。</text:p>
      <text:p text:style-name="P1"/>
      <text:p text:style-name="P3">初六，臀困<text:span text:style-name="T6">於</text:span>株木，入<text:span text:style-name="T6">於</text:span>幽谷，三<text:span text:style-name="T6">歲</text:span>不<text:span text:style-name="T6">覿</text:span>。</text:p>
      <text:p text:style-name="P1"/>
      <text:p text:style-name="P3">【白<text:span text:style-name="T6">話</text:span>】初六，屁股卡在木<text:span text:style-name="T6">樁</text:span>上坐立不安，退<text:span text:style-name="T6">隱</text:span>到幽深的山谷里，三年不<text:span text:style-name="T6">與</text:span>外人相<text:span text:style-name="T6">見</text:span>。</text:p>
      <text:p text:style-name="P1"/>
      <text:p text:style-name="P3">《象》曰：“入<text:span text:style-name="T6">於</text:span>幽谷“，幽不明也。</text:p>
      <text:p text:style-name="P1"/>
      <text:p text:style-name="P3">【白<text:span text:style-name="T6">話</text:span>】《象<text:span text:style-name="T6">辭</text:span>》<text:span text:style-name="T6">說</text:span>：“退<text:span text:style-name="T6">隱</text:span>到幽深的山谷里”，就是<text:span text:style-name="T6">進</text:span>入荒僻<text:span text:style-name="T6">陰</text:span>暗不<text:span text:style-name="T6">見</text:span>天日的地方，比喻<text:span text:style-name="T6">處</text:span>境<text:span text:style-name="T6">極</text:span>其困<text:span text:style-name="T6">難</text:span>，看不到一<text:span text:style-name="T6">線</text:span>希望。</text:p>
      <text:p text:style-name="P1"/>
      <text:p text:style-name="P3">九二，困<text:span text:style-name="T6">於</text:span>酒食，朱<text:span text:style-name="T6">紱</text:span>方<text:span text:style-name="T6">來</text:span>，利用享祀；<text:span text:style-name="T6">徵</text:span>凶，<text:span text:style-name="T6">無</text:span>咎。</text:p>
      <text:p text:style-name="P1"/>
      <text:p text:style-name="P3">【白<text:span text:style-name="T6">話</text:span>】九二，<text:span text:style-name="T6">為</text:span>醇酒美食所困<text:span text:style-name="T6">擾</text:span>而<text:span text:style-name="T6">窮於應</text:span>付，高官厚<text:span text:style-name="T6">祿</text:span>就<text:span text:style-name="T6">將來</text:span>到，<text:span text:style-name="T6">應當</text:span>用丰美的酒食祭祀神<text:span text:style-name="T6">靈</text:span>；出兵<text:span text:style-name="T6">徵戰</text:span>即使遇到凶<text:span text:style-name="T6">險</text:span>，也不<text:span text:style-name="T6">會</text:span>受到<text:span text:style-name="T6">傷</text:span>害。</text:p>
      <text:p text:style-name="P1"/>
      <text:p text:style-name="P3">《象》曰：“困<text:span text:style-name="T6">於</text:span>酒食”，中有<text:span text:style-name="T6">慶</text:span>也。</text:p>
      <text:p text:style-name="P1"/>
      <text:p text:style-name="P3">【白<text:span text:style-name="T6">話</text:span>】《象<text:span text:style-name="T6">辭</text:span>》<text:span text:style-name="T6">說</text:span>：“<text:span text:style-name="T6">為</text:span>醇酒美食所困<text:span text:style-name="T6">擾</text:span>而<text:span text:style-name="T6">窮於應</text:span>付”，并不是很可怕的事，只要<text:span text:style-name="T6">內</text:span>心<text:span text:style-name="T6">堅</text:span>持中道，<text:span text:style-name="T6">純</text:span>正而有主<text:span text:style-name="T6">見</text:span>，就<text:span text:style-name="T6">會</text:span>有喜<text:span text:style-name="T6">慶</text:span>之事到<text:span text:style-name="T6">來</text:span>。</text:p>
      <text:p text:style-name="P1"/>
      <text:p text:style-name="P3">六三，困<text:span text:style-name="T6">於</text:span>石，<text:span text:style-name="T6">據於</text:span>蒺藜；入<text:span text:style-name="T6">於</text:span>其<text:span text:style-name="T6">宮</text:span>，不<text:span text:style-name="T6">見</text:span>其妻，凶。</text:p>
      <text:p text:style-name="P1"/>
      <text:p text:style-name="P3">【白<text:span text:style-name="T6">話</text:span>】六三，困在石<text:span text:style-name="T6">頭</text:span>下面，站在蒺藜之上；<text:span text:style-name="T6">剛剛</text:span>回到家中，又不<text:span text:style-name="T6">見</text:span>了自家妻室，凶<text:span text:style-name="T6">險</text:span>接二<text:span text:style-name="T6">連</text:span>三<text:span text:style-name="T6">來</text:span>到身<text:span text:style-name="T6">邊</text:span>。</text:p>
      <text:p text:style-name="P1"/>
      <text:p text:style-name="P3">《象》曰：“<text:span text:style-name="T6">據於</text:span>蒺藜”，乘<text:span text:style-name="T6">剛</text:span>也；“入<text:span text:style-name="T6">於</text:span>其<text:span text:style-name="T6">宮</text:span>，不<text:span text:style-name="T6">見</text:span>其妻”，不祥也。</text:p>
      <text:p text:style-name="P1"/>
      <text:p text:style-name="P3">【白<text:span text:style-name="T6">話</text:span>】《象<text:span text:style-name="T6">辭</text:span>》<text:span text:style-name="T6">說</text:span>：“站在蒺藜之上”，就是<text:span text:style-name="T6">說陰</text:span>柔凌<text:span text:style-name="T6">駕</text:span>在<text:span text:style-name="T6">陽剛</text:span>之上，情形就像是站在刺人的蒺藜上面，十分困窘。“<text:span text:style-name="T6">剛剛</text:span>回到家中，又不<text:span text:style-name="T6">見</text:span>了自家妻室”，<text:span text:style-name="T6">說</text:span>明<text:span text:style-name="T6">禍</text:span>不<text:span text:style-name="T6">單</text:span>行，已<text:span text:style-name="T6">經飽</text:span>受各<text:span text:style-name="T6">種</text:span>困<text:span text:style-name="T6">擾</text:span>，家<text:span text:style-name="T6">門</text:span>又<text:span text:style-name="T6">慘</text:span>遭不幸，<text:span text:style-name="T6">實</text:span>在是不吉祥的兆<text:span text:style-name="T6">頭</text:span>。</text:p>
      <text:p text:style-name="P1"/>
      <text:p text:style-name="P3">九四，<text:span text:style-name="T6">來</text:span>徐徐，困<text:span text:style-name="T6">於</text:span>金<text:span text:style-name="T6">車</text:span>，吝，有<text:span text:style-name="T6">終</text:span>。</text:p>
      <text:p text:style-name="P1"/>
      <text:p text:style-name="P3">【白<text:span text:style-name="T6">話</text:span>】九四，慢<text:span text:style-name="T6">騰騰姍姍來遲</text:span>，原<text:span text:style-name="T6">來</text:span>是被一<text:span text:style-name="T6">輛</text:span>豪<text:span text:style-name="T6">華</text:span>金<text:span text:style-name="T6">車</text:span>所困而不能<text:span text:style-name="T6">脫</text:span>身，<text:span text:style-name="T6">會</text:span>遇到一些困<text:span text:style-name="T6">難</text:span>，但最<text:span text:style-name="T6">終會</text:span>有好的<text:span text:style-name="T6">結</text:span>局。</text:p>
      <text:p text:style-name="P1"/>
      <text:p text:style-name="P3">《象》曰：“<text:span text:style-name="T6">來</text:span>徐徐”，志在下也；<text:span text:style-name="T6">雖</text:span>不<text:span text:style-name="T6">當</text:span>位，有<text:span text:style-name="T6">與</text:span>也。</text:p>
      <text:p text:style-name="P1"/>
      <text:p text:style-name="P3">【白<text:span text:style-name="T6">話</text:span>】《象<text:span text:style-name="T6">辭</text:span>》<text:span text:style-name="T6">說</text:span>：“慢<text:span text:style-name="T6">騰騰姍姍來遲</text:span>”，表明<text:span text:style-name="T6">沒</text:span>有<text:span text:style-name="T6">飛黃騰達</text:span>的奢望，一心想着屈尊下士<text:span text:style-name="T6">來擺</text:span><text:soft-page-break/><text:span text:style-name="T6">脫</text:span>困境；<text:span text:style-name="T6">雖</text:span>然所<text:span text:style-name="T6">處</text:span>地位不妥<text:span text:style-name="T6">當</text:span>，不能<text:span text:style-name="T6">勝</text:span>任<text:span text:style-name="T6">職務</text:span>，<text:span text:style-name="T6">卻</text:span>能得到志同道合者的支持。</text:p>
      <text:p text:style-name="P1"/>
      <text:p text:style-name="P3">九五，劓刖，困<text:span text:style-name="T6">於</text:span>赤<text:span text:style-name="T6">紱</text:span>；乃徐有<text:span text:style-name="T6">說</text:span>，利用祭祀。</text:p>
      <text:p text:style-name="P1"/>
      <text:p text:style-name="P3">【白<text:span text:style-name="T6">話</text:span>】九五，用割鼻子剁<text:span text:style-name="T6">腳</text:span>的酷刑治理天下，就<text:span text:style-name="T6">會</text:span>被自身所<text:span text:style-name="T6">處</text:span>的尊<text:span text:style-name="T6">貴</text:span>地位所困<text:span text:style-name="T6">擾</text:span>；但慢慢地又<text:span text:style-name="T6">會</text:span>走出困境，<text:span text:style-name="T6">應當</text:span>虔<text:span text:style-name="T6">誠</text:span>地祭祀神<text:span text:style-name="T6">靈</text:span>，才能保<text:span text:style-name="T6">證</text:span>前景<text:span text:style-name="T6">順</text:span>利。</text:p>
      <text:p text:style-name="P1"/>
      <text:p text:style-name="P3">《象》曰：“劓刖”，志未得也；“乃徐有<text:span text:style-name="T6">說</text:span>”，以中直也；“利用祭祀”，受福也。</text:p>
      <text:p text:style-name="P1"/>
      <text:p text:style-name="P3">【白<text:span text:style-name="T6">話</text:span>】《象<text:span text:style-name="T6">辭</text:span>》<text:span text:style-name="T6">說</text:span>：“用割鼻子剁<text:span text:style-name="T6">腳</text:span>的酷刑治理天下”，表明<text:span text:style-name="T6">處</text:span>在至高<text:span text:style-name="T6">無</text:span>上的<text:span text:style-name="T6">顯</text:span>赫位置上，如果不<text:span text:style-name="T6">卹</text:span>民命，<text:span text:style-name="T6">濫</text:span>施酷刑，就<text:span text:style-name="T6">會</text:span>落得<text:span text:style-name="T6">個</text:span>孤家寡人，被困在<text:span text:style-name="T6">眾</text:span>叛<text:span text:style-name="T6">親離</text:span>的尊位上，<text:span text:style-name="T6">擺脫</text:span>困境走向亨通的志向就<text:span text:style-name="T6">難</text:span>以<text:span text:style-name="T6">實現</text:span>。“慢慢地又<text:span text:style-name="T6">會</text:span>走困境”，完全是由<text:span text:style-name="T6">於堅</text:span>守中庸、保持正直品德的<text:span text:style-name="T6">結</text:span>果；“<text:span text:style-name="T6">應當</text:span>虔<text:span text:style-name="T6">誠</text:span>地祭祀神<text:span text:style-name="T6">靈</text:span>，才能保<text:span text:style-name="T6">證</text:span>前景<text:span text:style-name="T6">順</text:span>利”，就是<text:span text:style-name="T6">說誠</text:span>心敬神，可以<text:span text:style-name="T6">時時</text:span>接受神<text:span text:style-name="T6">靈</text:span>恩<text:span text:style-name="T6">賜</text:span>的福分，求得吉祥<text:span text:style-name="T6">順</text:span>利。</text:p>
      <text:p text:style-name="P1"/>
      <text:p text:style-name="P3">上六，困<text:span text:style-name="T6">於</text:span>葛藟，<text:span text:style-name="T6">於</text:span>臲曚；曰<text:span text:style-name="T6">動</text:span>悔有悔，<text:span text:style-name="T6">徵</text:span>吉。</text:p>
      <text:p text:style-name="P1"/>
      <text:p text:style-name="P3">【白<text:span text:style-name="T6">話</text:span>】上六，困在<text:span text:style-name="T6">紛亂纏繞</text:span>的葛藤中，身<text:span text:style-name="T6">臨搖搖</text:span>欲<text:span text:style-name="T6">墜</text:span>的山石之<text:span text:style-name="T6">間</text:span>，假如<text:span text:style-name="T6">說動輒會</text:span>后悔，那就早<text:span text:style-name="T6">點</text:span>行<text:span text:style-name="T6">動</text:span>，<text:span text:style-name="T6">讓</text:span>悔悟快<text:span text:style-name="T6">點</text:span>到<text:span text:style-name="T6">來</text:span>，向前<text:span text:style-name="T6">進軍會</text:span>迎<text:span text:style-name="T6">來</text:span>吉祥。</text:p>
      <text:p text:style-name="P1"/>
      <text:p text:style-name="P3">《象》曰：“困<text:span text:style-name="T6">於</text:span>葛藟”，未<text:span text:style-name="T6">當</text:span>也；“<text:span text:style-name="T6">動</text:span>悔有悔”，吉行也。</text:p>
      <text:p text:style-name="P1"/>
      <text:p text:style-name="P3">【白<text:span text:style-name="T6">話</text:span>】《象<text:span text:style-name="T6">辭</text:span>》<text:span text:style-name="T6">說</text:span>：“困在<text:span text:style-name="T6">紛亂纏繞</text:span>的葛藤中”，<text:span text:style-name="T6">說</text:span>明所<text:span text:style-name="T6">處</text:span>位置不是十分妥<text:span text:style-name="T6">當</text:span>，<text:span text:style-name="T6">腳</text:span>下尚有<text:span text:style-name="T6">難</text:span>以解<text:span text:style-name="T6">脫</text:span>的<text:span text:style-name="T6">絆</text:span>索，因此困<text:span text:style-name="T6">難</text:span>重重。“假如<text:span text:style-name="T6">說動輒會</text:span>后悔，那就早<text:span text:style-name="T6">點</text:span>行<text:span text:style-name="T6">動</text:span>，<text:span text:style-name="T6">讓</text:span>悔悟快<text:span text:style-name="T6">點</text:span>到<text:span text:style-name="T6">來</text:span>”，<text:span text:style-name="T6">這</text:span>是十分明智的<text:span text:style-name="T6">舉動</text:span>，早些悔悟，把危<text:span text:style-name="T6">險拋</text:span>在身后，前途就<text:span text:style-name="T6">會無</text:span>比吉祥<text:span text:style-name="T6">順</text:span>利。 </text:p>
      <text:p text:style-name="P1"/>
      <text:p text:style-name="P1"/>
      <text:p text:style-name="P1">第四十八卦：《井卦》</text:p>
      <text:p text:style-name="P1"><text:s/></text:p>
      <text:p text:style-name="P3">井：改邑不改井，<text:span text:style-name="T6">無喪無</text:span>得，往<text:span text:style-name="T6">來</text:span>井井。汔至亦未繘井，羸其瓶，凶。</text:p>
      <text:p text:style-name="P1"/>
      <text:p text:style-name="P3">【白<text:span text:style-name="T6">話</text:span>】《井卦》：象<text:span text:style-name="T6">徵無窮</text:span>：改<text:span text:style-name="T6">變遷</text:span>移城邑不<text:span text:style-name="T6">會</text:span>使水井<text:span text:style-name="T6">發</text:span>生改<text:span text:style-name="T6">變</text:span>和<text:span text:style-name="T6">遷</text:span>徙，井水不<text:span text:style-name="T6">會</text:span>枯竭也不<text:span text:style-name="T6">會</text:span>溢<text:span text:style-name="T6">滿</text:span>，<text:span text:style-name="T6">來來</text:span>往往的人都到井里<text:span text:style-name="T6">來</text:span>打水。提水提到井口眼看就要上<text:span text:style-name="T6">來</text:span>了，<text:span text:style-name="T6">卻</text:span>把水瓶打翻了，<text:span text:style-name="T6">這</text:span>是凶<text:span text:style-name="T6">險</text:span>的兆<text:span text:style-name="T6">頭</text:span>。</text:p>
      <text:p text:style-name="P1"/>
      <text:p text:style-name="P3">《象》曰：木上有水，井；君子以<text:span text:style-name="T6">勞</text:span>民<text:span text:style-name="T6">勸</text:span>相。</text:p>
      <text:p text:style-name="P1"/>
      <text:p text:style-name="P3">【白<text:span text:style-name="T6">話</text:span>】《象<text:span text:style-name="T6">辭</text:span>》<text:span text:style-name="T6">說</text:span>：《井卦》的卦象是巽（木）下坎（水）上，即是<text:span text:style-name="T6">說</text:span>水分沿着<text:span text:style-name="T6">樹</text:span>身向上<text:span text:style-name="T6">運</text:span>行，直<text:span text:style-name="T6">達樹</text:span>冠，<text:span text:style-name="T6">為</text:span>井水源源不<text:span text:style-name="T6">斷</text:span>地被汲引到地面之表象，因此象<text:span text:style-name="T6">徵無窮</text:span>；井水<text:span text:style-name="T6">無窮無盡</text:span>，孜孜不倦地<text:span text:style-name="T6">養</text:span>育着人<text:span text:style-name="T6">們</text:span>，君子<text:span text:style-name="T6">應當</text:span>效法<text:span text:style-name="T6">這種</text:span>美德，不<text:span text:style-name="T6">辭勞</text:span>苦地<text:span text:style-name="T6">為</text:span>大<text:span text:style-name="T6">眾謀</text:span>福利，倡<text:span text:style-name="T6">導</text:span>助人<text:span text:style-name="T6">為樂</text:span>的社<text:span text:style-name="T6">會風</text:span>尚。</text:p>
      <text:p text:style-name="P1"/>
      <text:p text:style-name="P3">初六，井泥不食，<text:span text:style-name="T6">舊</text:span>井<text:span text:style-name="T6">無</text:span>禽。</text:p>
      <text:p text:style-name="P1"/>
      <text:p text:style-name="P3">【白<text:span text:style-name="T6">話</text:span>】初六，井底淤<text:span text:style-name="T6">滿</text:span>了污泥不能供人<text:span text:style-name="T6">飲</text:span>用，<text:span text:style-name="T6">曆盡滄</text:span>桑，年久失修的老井<text:span text:style-name="T6">連鳥</text:span>雀都不<text:span text:style-name="T6">來</text:span>光<text:span text:style-name="T6">顧</text:span>。</text:p>
      <text:p text:style-name="P1"><text:soft-page-break/></text:p>
      <text:p text:style-name="P3">《象》曰：“井泥不食”，下也；“<text:span text:style-name="T6">舊</text:span>井<text:span text:style-name="T6">無</text:span>禽”，<text:span text:style-name="T6">時</text:span>舍也。</text:p>
      <text:p text:style-name="P1"/>
      <text:p text:style-name="P3">【白<text:span text:style-name="T6">話</text:span>】《象<text:span text:style-name="T6">辭</text:span>》<text:span text:style-name="T6">說</text:span>：“井底淤<text:span text:style-name="T6">滿</text:span>了污泥不能供人<text:span text:style-name="T6">飲</text:span>用”，完全是因<text:span text:style-name="T6">為</text:span>位置<text:span text:style-name="T6">處</text:span>在最下面，相<text:span text:style-name="T6">當於</text:span>井底部位，水中泥沙不<text:span text:style-name="T6">斷</text:span>沉<text:span text:style-name="T6">澱</text:span>最后都淤<text:span text:style-name="T6">積</text:span>在<text:span text:style-name="T6">這</text:span>里；“<text:span text:style-name="T6">曆盡滄</text:span>桑、年久失修的老井<text:span text:style-name="T6">連鳥</text:span>雀都不<text:span text:style-name="T6">來</text:span>光<text:span text:style-name="T6">顧</text:span>”，反映出一<text:span text:style-name="T6">種時過</text:span>境<text:span text:style-name="T6">遷</text:span>，被世<text:span text:style-name="T6">間萬</text:span>物所<text:span text:style-name="T6">遺</text:span>忘<text:span text:style-name="T6">拋棄</text:span>的<text:span text:style-name="T6">悽涼</text:span>遭遇。</text:p>
      <text:p text:style-name="P1"/>
      <text:p text:style-name="P3">九二，井谷射<text:span text:style-name="T6">鮒</text:span>，<text:span text:style-name="T6">甕</text:span>敝漏。</text:p>
      <text:p text:style-name="P1"/>
      <text:p text:style-name="P3">【白<text:span text:style-name="T6">話</text:span>】九二，井底容水的凹穴被<text:span text:style-name="T6">當</text:span>作捉<text:span text:style-name="T6">魚</text:span>的<text:span text:style-name="T6">場</text:span>所，汲水的<text:span text:style-name="T6">甕</text:span>也破<text:span text:style-name="T6">損</text:span>漏水不能再用。</text:p>
      <text:p text:style-name="P1"/>
      <text:p text:style-name="P3">《象》曰：“井谷射<text:span text:style-name="T6">鮒</text:span>”，<text:span text:style-name="T6">無與</text:span>也。</text:p>
      <text:p text:style-name="P1"/>
      <text:p text:style-name="P3">【白<text:span text:style-name="T6">話</text:span>】《象<text:span text:style-name="T6">辭</text:span>》<text:span text:style-name="T6">說</text:span>：“井底容水的凹穴被<text:span text:style-name="T6">當</text:span>作捉<text:span text:style-name="T6">魚</text:span>的<text:span text:style-name="T6">場</text:span>所”，主要是由<text:span text:style-name="T6">於</text:span>上面<text:span text:style-name="T6">沒</text:span>有接<text:span text:style-name="T6">應</text:span>，<text:span text:style-name="T6">難</text:span>以把水送到地面上去供人<text:span text:style-name="T6">飲</text:span>用。<text:span text:style-name="T6">於</text:span>是井的作用得不到<text:span text:style-name="T6">發揮</text:span>，只好退而求其次，盛水的地方成了抓<text:span text:style-name="T6">魚</text:span>的所在。由<text:span text:style-name="T6">於</text:span>水井陷<text:span text:style-name="T6">於癱瘓狀態</text:span>，因而汲水的器具也破<text:span text:style-name="T6">損</text:span>不堪用不成了。</text:p>
      <text:p text:style-name="P1"/>
      <text:p text:style-name="P3">九三，井渫不食，<text:span text:style-name="T6">為</text:span>我心<text:span text:style-name="T6">惻</text:span>；可用汲，王明并受其福。</text:p>
      <text:p text:style-name="P1"/>
      <text:p text:style-name="P3">【白<text:span text:style-name="T6">話</text:span>】九三，井水淘干<text:span text:style-name="T6">淨</text:span>了<text:span text:style-name="T6">卻</text:span>不<text:span text:style-name="T6">飲</text:span>用，使我心中不免失望；可以<text:span text:style-name="T6">趕</text:span>快汲<text:span text:style-name="T6">來盡</text:span>情享用，君王<text:span text:style-name="T6">賢</text:span>明是大家共同的福<text:span text:style-name="T6">氣</text:span>。</text:p>
      <text:p text:style-name="P1"/>
      <text:p text:style-name="P3">《象》曰：“井渫不食”，行<text:span text:style-name="T6">惻</text:span>也；求“王明”，受福也。</text:p>
      <text:p text:style-name="P1"/>
      <text:p text:style-name="P3">【白<text:span text:style-name="T6">話</text:span>】《象<text:span text:style-name="T6">辭</text:span>》<text:span text:style-name="T6">說</text:span>：“井水淘干<text:span text:style-name="T6">淨</text:span>了<text:span text:style-name="T6">卻</text:span>不<text:span text:style-name="T6">飲</text:span>用”，表明<text:span text:style-name="T6">盡</text:span>管血<text:span text:style-name="T6">氣</text:span>方<text:span text:style-name="T6">剛</text:span>，一心想有所作<text:span text:style-name="T6">為</text:span>而使世人受益，<text:span text:style-name="T6">卻</text:span>苦<text:span text:style-name="T6">於</text:span>一片好心<text:span text:style-name="T6">無</text:span>人<text:span text:style-name="T6">領</text:span>受，<text:span text:style-name="T6">滿懷熱</text:span>情的善行只落了<text:span text:style-name="T6">個</text:span>令人悲<text:span text:style-name="T6">嘆</text:span>的<text:span text:style-name="T6">結</text:span>局；希望“君王<text:span text:style-name="T6">賢</text:span>明”，直接<text:span text:style-name="T6">從</text:span>井水<text:span text:style-name="T6">說</text:span>到人事，盼望<text:span text:style-name="T6">聖</text:span>明的君主出<text:span text:style-name="T6">現</text:span>，思<text:span text:style-name="T6">賢</text:span>若渴，像汲水一<text:span text:style-name="T6">樣選</text:span>拔吸收重用人才，就能<text:span text:style-name="T6">給國</text:span>家<text:span text:style-name="T6">帶來</text:span>吉祥，君臣<text:span text:style-name="T6">萬</text:span>民都可以享受到由此<text:span text:style-name="T6">帶來</text:span>的恩惠。</text:p>
      <text:p text:style-name="P1"/>
      <text:p text:style-name="P3">六四，井甃，<text:span text:style-name="T6">無</text:span>咎。</text:p>
      <text:p text:style-name="P1"/>
      <text:p text:style-name="P3">【白<text:span text:style-name="T6">話</text:span>】六四，用<text:span text:style-name="T6">磚</text:span>石<text:span text:style-name="T6">壘</text:span>砌加固井壁，不<text:span text:style-name="T6">會</text:span>遇到<text:span text:style-name="T6">災禍</text:span>。</text:p>
      <text:p text:style-name="P1"/>
      <text:p text:style-name="P3">《象》曰：“井甃<text:span text:style-name="T6">無</text:span>咎”，修井也。</text:p>
      <text:p text:style-name="P1"/>
      <text:p text:style-name="P3">【白<text:span text:style-name="T6">話</text:span>】《象<text:span text:style-name="T6">辭</text:span>》<text:span text:style-name="T6">說</text:span>：“用<text:span text:style-name="T6">磚</text:span>石<text:span text:style-name="T6">壘</text:span>砌加固井壁，不<text:span text:style-name="T6">會</text:span>遇到<text:span text:style-name="T6">災禍</text:span>”，表明六四爻以<text:span text:style-name="T6">陰</text:span>柔之象<text:span text:style-name="T6">處</text:span>在《井卦》居中部位，正好相<text:span text:style-name="T6">當於</text:span>井壁的<text:span text:style-name="T6">關鍵</text:span>部位，不可有<text:span text:style-name="T6">絲</text:span>毫<text:span text:style-name="T6">閃</text:span>失。因此<text:span text:style-name="T6">應當</text:span>及<text:span text:style-name="T6">時</text:span>修<text:span text:style-name="T6">繕</text:span>使其<text:span text:style-name="T6">堅</text:span>固，才能免除<text:span text:style-name="T6">災禍</text:span>。</text:p>
      <text:p text:style-name="P1"/>
      <text:p text:style-name="P1">九五，井洌，寒泉食。</text:p>
      <text:p text:style-name="P1"/>
      <text:p text:style-name="P3">【白<text:span text:style-name="T6">話</text:span>】九五，井水清澈明<text:span text:style-name="T6">淨</text:span>，就像甘甜<text:span text:style-name="T6">涼</text:span>爽的泉水一<text:span text:style-name="T6">樣</text:span>可供天下人<text:span text:style-name="T6">飲</text:span>用。</text:p>
      <text:p text:style-name="P1"/>
      <text:p text:style-name="P1">《象》曰：“寒泉之食”，中正也。</text:p>
      <text:p text:style-name="P1"><text:soft-page-break/></text:p>
      <text:p text:style-name="P3">【白<text:span text:style-name="T6">話</text:span>】《象<text:span text:style-name="T6">辭</text:span>》<text:span text:style-name="T6">說</text:span>：“像甘甜<text:span text:style-name="T6">涼</text:span>爽的泉水一<text:span text:style-name="T6">樣</text:span>可供天下人<text:span text:style-name="T6">飲</text:span>用”，<text:span text:style-name="T6">這</text:span>是因<text:span text:style-name="T6">為</text:span>九五爻<text:span text:style-name="T6">處</text:span>在最尊<text:span text:style-name="T6">貴</text:span>的地位，位置<text:span text:style-name="T6">適</text:span>中而且十分妥<text:span text:style-name="T6">當</text:span>。象<text:span text:style-name="T6">徵</text:span>行<text:span text:style-name="T6">為</text:span>不偏不倚，<text:span text:style-name="T6">內</text:span>心<text:span text:style-name="T6">純</text:span>正<text:span text:style-name="T6">無</text:span>私。因而能<text:span text:style-name="T6">夠</text:span>集中<text:span text:style-name="T6">體現</text:span>水井滋<text:span text:style-name="T6">潤萬</text:span>物，造福大<text:span text:style-name="T6">眾</text:span>的美德。</text:p>
      <text:p text:style-name="P1"/>
      <text:p text:style-name="P1">上六，井收，勿幕；有孚，元吉。</text:p>
      <text:p text:style-name="P1"/>
      <text:p text:style-name="P3">【白<text:span text:style-name="T6">話</text:span>】上六，水井<text:span text:style-name="T6">養</text:span>人<text:span text:style-name="T6">潤</text:span>物的功德<text:span text:style-name="T6">業</text:span>已完成，不要<text:span text:style-name="T6">蓋</text:span>上井口；<text:span text:style-name="T6">內</text:span>心<text:span text:style-name="T6">懷</text:span>着一片<text:span text:style-name="T6">誠</text:span>意，定能<text:span text:style-name="T6">帶來</text:span>大吉大利。</text:p>
      <text:p text:style-name="P1"/>
      <text:p text:style-name="P1">《象》曰：“元吉”在上，大成也。</text:p>
      <text:p text:style-name="P1"/>
      <text:p text:style-name="P3">【白<text:span text:style-name="T6">話</text:span>】《象<text:span text:style-name="T6">辭</text:span>》<text:span text:style-name="T6">說</text:span>：“大吉大利”的情<text:span text:style-name="T6">況</text:span>出<text:span text:style-name="T6">現</text:span>在《井卦》最上面的位置，是因<text:span text:style-name="T6">為</text:span>上下照<text:span text:style-name="T6">應</text:span>，同心<text:span text:style-name="T6">協</text:span>力可<text:span text:style-name="T6">將</text:span>水提出井口。而且在<text:span text:style-name="T6">這</text:span>以后并不把井口<text:span text:style-name="T6">蓋嚴</text:span>，<text:span text:style-name="T6">繼續懷</text:span>着<text:span text:style-name="T6">誠</text:span>心<text:span text:style-name="T6">為</text:span>人<text:span text:style-name="T6">們</text:span>不<text:span text:style-name="T6">斷</text:span>提供<text:span text:style-name="T6">飲</text:span>水的方便，功德<text:span text:style-name="T6">無</text:span>量，必然<text:span text:style-name="T6">會</text:span>有大吉大利到<text:span text:style-name="T6">來</text:span>。<text:span text:style-name="T6">從</text:span>而<text:span text:style-name="T6">標</text:span>志着滋<text:span text:style-name="T6">養</text:span>世人的宏<text:span text:style-name="T6">偉</text:span>事<text:span text:style-name="T6">業獲</text:span>得了巨大的成功。 </text:p>
      <text:p text:style-name="P1"/>
      <text:p text:style-name="P1"/>
      <text:p text:style-name="P1">第四十九卦：《革卦》</text:p>
      <text:p text:style-name="P1"><text:s/></text:p>
      <text:p text:style-name="P3">革：己日乃孚，元亨，利<text:span text:style-name="T6">貞</text:span>，悔亡。</text:p>
      <text:p text:style-name="P1"/>
      <text:p text:style-name="P3">【白<text:span text:style-name="T6">話</text:span>】《革卦》象<text:span text:style-name="T6">徵變</text:span>革：在己日<text:span text:style-name="T6">變</text:span>革<text:span text:style-name="T6">舊</text:span>的事物，能<text:span text:style-name="T6">夠</text:span>使民<text:span text:style-name="T6">眾</text:span>深深的信服，前途通<text:span text:style-name="T6">暢</text:span>，<text:span text:style-name="T6">堅</text:span>守正道，最后就<text:span text:style-name="T6">會</text:span>取得成功，悔恨<text:span text:style-name="T6">終將會</text:span>消<text:span text:style-name="T6">釋</text:span>。</text:p>
      <text:p text:style-name="P1"/>
      <text:p text:style-name="P3">《象》曰：“<text:span text:style-name="T6">澤</text:span>中有火，革；君子以治<text:span text:style-name="T6">曆</text:span>明<text:span text:style-name="T6">時</text:span>。</text:p>
      <text:p text:style-name="P1"/>
      <text:p text:style-name="P3">【白<text:span text:style-name="T6">話</text:span>】《象<text:span text:style-name="T6">辭</text:span>》<text:span text:style-name="T6">說</text:span>：《革卦》的卦象是<text:span text:style-name="T6">離</text:span>（火）下<text:span text:style-name="T6">兌</text:span>（<text:span text:style-name="T6">澤</text:span>）上，<text:span text:style-name="T6">為澤</text:span>中有火之表象。大水可以使火熄<text:span text:style-name="T6">滅</text:span>；大火也可以使水蒸<text:span text:style-name="T6">發</text:span>，如此，水火相克相生，<text:span text:style-name="T6">從</text:span>而<text:span text:style-name="T6">產</text:span>生<text:span text:style-name="T6">變</text:span>革。君子根<text:span text:style-name="T6">據變</text:span>革的<text:span text:style-name="T6">規</text:span>律制定<text:span text:style-name="T6">曆</text:span>法以明辨春、夏、秋、冬四季的<text:span text:style-name="T6">變</text:span>化。</text:p>
      <text:p text:style-name="P1"/>
      <text:p text:style-name="P3">初九，<text:span text:style-name="T6">鞏</text:span>用<text:span text:style-name="T6">黃</text:span>牛之革。</text:p>
      <text:p text:style-name="P1"/>
      <text:p text:style-name="P3">【白<text:span text:style-name="T6">話</text:span>】初九，<text:span text:style-name="T6">應該</text:span>用<text:span text:style-name="T6">黃</text:span>牛的皮革牢牢地捆<text:span text:style-name="T6">綁</text:span>住。</text:p>
      <text:p text:style-name="P1"/>
      <text:p text:style-name="P3">《象》曰：“<text:span text:style-name="T6">鞏</text:span>用<text:span text:style-name="T6">黃</text:span>牛”，不可以有<text:span text:style-name="T6">為</text:span>也。</text:p>
      <text:p text:style-name="P1"/>
      <text:p text:style-name="P3">【白<text:span text:style-name="T6">話</text:span>】《象<text:span text:style-name="T6">辭</text:span>》<text:span text:style-name="T6">說</text:span>：“用<text:span text:style-name="T6">黃</text:span>牛的皮革牢牢地捆<text:span text:style-name="T6">綁</text:span>住”，因<text:span text:style-name="T6">為</text:span>初九在卦的最下位，位卑微而不可能有所作<text:span text:style-name="T6">為</text:span>。</text:p>
      <text:p text:style-name="P1"/>
      <text:p text:style-name="P3">六二，己日乃革之，<text:span text:style-name="T6">徵</text:span>吉，<text:span text:style-name="T6">無</text:span>咎。</text:p>
      <text:p text:style-name="P1"/>
      <text:p text:style-name="P3">【白<text:span text:style-name="T6">話</text:span>】六二，在己日<text:span text:style-name="T6">進</text:span>行<text:span text:style-name="T6">變</text:span>革，前途必<text:span text:style-name="T6">獲</text:span>吉祥，不<text:span text:style-name="T6">會</text:span>有<text:span text:style-name="T6">災禍</text:span>。</text:p>
      <text:p text:style-name="P1"/>
      <text:p text:style-name="P1"><text:soft-page-break/>《象》曰：“己日革之”，行有佳也。</text:p>
      <text:p text:style-name="P1"/>
      <text:p text:style-name="P3">【白<text:span text:style-name="T6">話</text:span>】《象<text:span text:style-name="T6">辭</text:span>》<text:span text:style-name="T6">說</text:span>：“在己日<text:span text:style-name="T6">進</text:span>行<text:span text:style-name="T6">變</text:span>革”，必然<text:span text:style-name="T6">會</text:span>有好的功效。</text:p>
      <text:p text:style-name="P1"/>
      <text:p text:style-name="P3">九三，<text:span text:style-name="T6">徵</text:span>凶，<text:span text:style-name="T6">貞厲</text:span>；革言三就，有孚。</text:p>
      <text:p text:style-name="P1"/>
      <text:p text:style-name="P3">【白<text:span text:style-name="T6">話</text:span>】九三，急<text:span text:style-name="T6">進會發</text:span>生凶<text:span text:style-name="T6">險</text:span>，要以正防危；<text:span text:style-name="T6">對於變</text:span>革的言<text:span text:style-name="T6">論</text:span>，要多次研究周密考<text:span text:style-name="T6">慮</text:span>，<text:span text:style-name="T6">贏</text:span>得人<text:span text:style-name="T6">們</text:span>的信<text:span text:style-name="T6">賴</text:span>，就可以<text:span text:style-name="T6">進</text:span>行<text:span text:style-name="T6">變</text:span>革了。</text:p>
      <text:p text:style-name="P1"/>
      <text:p text:style-name="P1">《象》曰：“革言三就”，又何之矣！</text:p>
      <text:p text:style-name="P1"/>
      <text:p text:style-name="P3">【白<text:span text:style-name="T6">話</text:span>】《象<text:span text:style-name="T6">辭</text:span>》<text:span text:style-name="T6">說</text:span>：“<text:span text:style-name="T6">對於變</text:span>革的言<text:span text:style-name="T6">論</text:span>，要多次研究周密考<text:span text:style-name="T6">慮</text:span>”，其他的路是<text:span text:style-name="T6">沒</text:span>有的，<text:span text:style-name="T6">變</text:span>革已<text:span text:style-name="T6">經勢</text:span>在必行，只有走<text:span text:style-name="T6">變</text:span>革的道路。</text:p>
      <text:p text:style-name="P1"/>
      <text:p text:style-name="P1">九四，悔亡，有孚改命，吉。</text:p>
      <text:p text:style-name="P1"/>
      <text:p text:style-name="P3">【白<text:span text:style-name="T6">話</text:span>】九四，悔恨已<text:span text:style-name="T6">經</text:span>消<text:span text:style-name="T6">釋</text:span>，仍<text:span text:style-name="T6">舊</text:span>需要人<text:span text:style-name="T6">們</text:span>的信<text:span text:style-name="T6">賴</text:span>以革除<text:span text:style-name="T6">舊</text:span>的事物，<text:span text:style-name="T6">這樣</text:span>做是吉祥的。</text:p>
      <text:p text:style-name="P1"/>
      <text:p text:style-name="P1">《象》曰：“改命之吉，信志也。</text:p>
      <text:p text:style-name="P1"/>
      <text:p text:style-name="P3">【白<text:span text:style-name="T6">話</text:span>】《象<text:span text:style-name="T6">辭</text:span>》<text:span text:style-name="T6">說</text:span>：革除<text:span text:style-name="T6">舊</text:span>的事物，<text:span text:style-name="T6">這樣</text:span>做是吉祥的，因<text:span text:style-name="T6">為這</text:span>符合<text:span text:style-name="T6">變</text:span>革的志向。</text:p>
      <text:p text:style-name="P1"/>
      <text:p text:style-name="P3">九五，大人虎<text:span text:style-name="T6">變</text:span>，未占有孚。</text:p>
      <text:p text:style-name="P1"/>
      <text:p text:style-name="P3">【白<text:span text:style-name="T6">話</text:span>】九五，<text:span text:style-name="T6">偉</text:span>大的人物像猛虎一般<text:span text:style-name="T6">進</text:span>行<text:span text:style-name="T6">變</text:span>革，不必置疑一定能光大<text:span text:style-name="T6">誠</text:span>信的美德。</text:p>
      <text:p text:style-name="P1"/>
      <text:p text:style-name="P3">《象》曰：“大人虎<text:span text:style-name="T6">變</text:span>”，其文炳也。</text:p>
      <text:p text:style-name="P1"/>
      <text:p text:style-name="P3">【白<text:span text:style-name="T6">話</text:span>】《象<text:span text:style-name="T6">辭</text:span>》<text:span text:style-name="T6">說</text:span>：“<text:span text:style-name="T6">偉</text:span>大的人物像猛虎一般<text:span text:style-name="T6">進</text:span>行<text:span text:style-name="T6">變</text:span>革”，表明<text:span text:style-name="T6">變</text:span>革必然成功，其美德光照天下。</text:p>
      <text:p text:style-name="P3">上六，君子豹<text:span text:style-name="T6">變</text:span>，小人革面；<text:span text:style-name="T6">徵</text:span>凶，居<text:span text:style-name="T6">貞</text:span>吉。</text:p>
      <text:p text:style-name="P1"/>
      <text:p text:style-name="P3">【白<text:span text:style-name="T6">話</text:span>】上六，君子像有斑<text:span text:style-name="T6">紋</text:span>的豹子那<text:span text:style-name="T6">樣進</text:span>行<text:span text:style-name="T6">變</text:span>革，<text:span text:style-name="T6">連</text:span>小人也<text:span text:style-name="T6">順應變</text:span>革改<text:span text:style-name="T6">變舊</text:span>日<text:span text:style-name="T6">傾</text:span>向；急<text:span text:style-name="T6">進會</text:span>有凶<text:span text:style-name="T6">險</text:span>，居而守正可以得到吉祥。</text:p>
      <text:p text:style-name="P1"/>
      <text:p text:style-name="P3">《象》曰：“君子豹<text:span text:style-name="T6">變</text:span>”，其文蔚也；“小人革面”，<text:span text:style-name="T6">順</text:span>以<text:span text:style-name="T6">從</text:span>君也。</text:p>
      <text:p text:style-name="P1"/>
      <text:p text:style-name="P3">【白<text:span text:style-name="T6">話</text:span>】《象<text:span text:style-name="T6">辭</text:span>》<text:span text:style-name="T6">說</text:span>：“君子像有斑<text:span text:style-name="T6">紋</text:span>的豹子那<text:span text:style-name="T6">樣進</text:span>行<text:span text:style-name="T6">變</text:span>革”，<text:span text:style-name="T6">說</text:span>明君子<text:span text:style-name="T6">協</text:span>助有道德的大人物一起<text:span text:style-name="T6">變</text:span>革，必然使<text:span text:style-name="T6">變</text:span>革的成就更加光<text:span text:style-name="T6">輝燦爛</text:span>；“<text:span text:style-name="T6">連</text:span>小人也<text:span text:style-name="T6">順應變</text:span>革改<text:span text:style-name="T6">變舊</text:span>日<text:span text:style-name="T6">傾</text:span>向”，<text:span text:style-name="T6">說</text:span>明大<text:span text:style-name="T6">勢</text:span>所<text:span text:style-name="T6">趨</text:span>，小人也不得不<text:span text:style-name="T6">順從</text:span>君子的<text:span text:style-name="T6">變</text:span>革。 </text:p>
      <text:p text:style-name="P1"/>
      <text:p text:style-name="P1"/>
      <text:p text:style-name="P1">第五十卦：《鼎卦》</text:p>
      <text:p text:style-name="P1"><text:s/></text:p>
      <text:p text:style-name="P1"><text:soft-page-break/>鼎：元吉，亨。</text:p>
      <text:p text:style-name="P1"/>
      <text:p text:style-name="P3">【白<text:span text:style-name="T6">話</text:span>】《鼎卦》象<text:span text:style-name="T6">徵</text:span>革故鼎新：十分吉祥，亨通。</text:p>
      <text:p text:style-name="P1"/>
      <text:p text:style-name="P1">《象》曰：木上有火，鼎，君子以正位凝命。</text:p>
      <text:p text:style-name="P1"/>
      <text:p text:style-name="P3">【白<text:span text:style-name="T6">話</text:span>】《象<text:span text:style-name="T6">辭</text:span>》<text:span text:style-name="T6">說</text:span>：《鼎卦》的卦象是巽（木）下<text:span text:style-name="T6">離</text:span>（火）上，<text:span text:style-name="T6">為</text:span>木上燃着火之表象，是烹<text:span text:style-name="T6">飪</text:span>的象<text:span text:style-name="T6">徵</text:span>，<text:span text:style-name="T6">稱為</text:span>鼎；君子<text:span text:style-name="T6">應當</text:span>像鼎那<text:span text:style-name="T6">樣</text:span>端正而<text:span text:style-name="T6">穩</text:span>重，以此完成使命。</text:p>
      <text:p text:style-name="P1"/>
      <text:p text:style-name="P3">初六，鼎<text:span text:style-name="T6">顛</text:span>趾，利出否；得妾以其子<text:span text:style-name="T6">無</text:span>咎。</text:p>
      <text:p text:style-name="P1"/>
      <text:p text:style-name="P3">【白<text:span text:style-name="T6">話</text:span>】初六，烹<text:span text:style-name="T6">飪</text:span>食物的鼎足<text:span text:style-name="T6">顛</text:span>翻，<text:span text:style-name="T6">卻順</text:span>利地倒出了鼎中<text:span text:style-name="T6">陳積</text:span>的污<text:span text:style-name="T6">穢</text:span>之物；就好像娶妾可以生子一<text:span text:style-name="T6">樣</text:span>，不<text:span text:style-name="T6">會發</text:span>生<text:span text:style-name="T6">災禍</text:span>。</text:p>
      <text:p text:style-name="P1"/>
      <text:p text:style-name="P3">《象》曰：“鼎<text:span text:style-name="T6">顛</text:span>趾”，未悖也；“利出否”，以<text:span text:style-name="T6">從貴</text:span>也。</text:p>
      <text:p text:style-name="P1"/>
      <text:p text:style-name="P3">【白<text:span text:style-name="T6">話</text:span>】《象<text:span text:style-name="T6">辭</text:span>》<text:span text:style-name="T6">說</text:span>：“烹<text:span text:style-name="T6">飪</text:span>食物的鼎足<text:span text:style-name="T6">顛</text:span>翻”，看似反常，<text:span text:style-name="T6">實則</text:span>不然；“<text:span text:style-name="T6">卻順</text:span>利地倒出了鼎中<text:span text:style-name="T6">陳積</text:span>的污<text:span text:style-name="T6">穢</text:span>之物”，便<text:span text:style-name="T6">於</text:span>除<text:span text:style-name="T6">舊</text:span>布新，反常的<text:span text:style-name="T6">現</text:span>象得以向好的方面<text:span text:style-name="T6">轉</text:span>化。</text:p>
      <text:p text:style-name="P1"/>
      <text:p text:style-name="P3">九二，鼎有<text:span text:style-name="T6">實</text:span>；我仇有疾，不我能即，吉。</text:p>
      <text:p text:style-name="P1"/>
      <text:p text:style-name="P3">【白<text:span text:style-name="T6">話</text:span>】九二，鼎中盛<text:span text:style-name="T6">滿</text:span>了烹<text:span text:style-name="T6">飪</text:span>的食物，好比一<text:span text:style-name="T6">個</text:span>人有才干；我的<text:span text:style-name="T6">對</text:span>立面嫉妒我，<text:span text:style-name="T6">卻</text:span>不能把我怎么<text:span text:style-name="T6">樣</text:span>，是吉祥的。</text:p>
      <text:p text:style-name="P1"/>
      <text:p text:style-name="P3">《象》曰：“鼎有<text:span text:style-name="T6">實</text:span>”，慎所之也；“我仇有疾”，<text:span text:style-name="T6">終無</text:span>尤也。</text:p>
      <text:p text:style-name="P1"/>
      <text:p text:style-name="P3">【白<text:span text:style-name="T6">話</text:span>】《象<text:span text:style-name="T6">辭</text:span>》<text:span text:style-name="T6">說</text:span>：“鼎中盛<text:span text:style-name="T6">滿</text:span>了烹<text:span text:style-name="T6">飪</text:span>的食物，好比人有才干”，<text:span text:style-name="T6">應該謹</text:span>慎行事，不要走<text:span text:style-name="T6">錯</text:span>方向；“我的<text:span text:style-name="T6">對</text:span>立面嫉妒我”，但因<text:span text:style-name="T6">無</text:span>隙可乘，故<text:span text:style-name="T6">終將無</text:span>所怨尤。</text:p>
      <text:p text:style-name="P1"/>
      <text:p text:style-name="P3">九三，鼎耳革，其行塞，雉膏不食；方雨<text:span text:style-name="T6">虧</text:span>悔，<text:span text:style-name="T6">終</text:span>吉。</text:p>
      <text:p text:style-name="P1"/>
      <text:p text:style-name="P3">【白<text:span text:style-name="T6">話</text:span>】九三，鼎器的耳部<text:span text:style-name="T6">發</text:span>生了<text:span text:style-name="T6">變</text:span>化，<text:span text:style-name="T6">無</text:span>法<text:span text:style-name="T6">將</text:span>插杠插入鼎耳移鼎，精美的野<text:span text:style-name="T6">雞</text:span>肉不能得到<text:span text:style-name="T6">無</text:span>法食用；待到<text:span text:style-name="T6">陰陽調</text:span>和，<text:span text:style-name="T6">潤</text:span>雨出<text:span text:style-name="T6">現</text:span>才能消<text:span text:style-name="T6">釋</text:span>悔恨，最<text:span text:style-name="T6">終還</text:span>可以<text:span text:style-name="T6">獲</text:span>得吉祥。</text:p>
      <text:p text:style-name="P1"/>
      <text:p text:style-name="P3">《象》曰：“鼎耳革”，失其<text:span text:style-name="T6">義</text:span>也。</text:p>
      <text:p text:style-name="P1"/>
      <text:p text:style-name="P3">【白<text:span text:style-name="T6">話</text:span>】《象<text:span text:style-name="T6">辭</text:span>》<text:span text:style-name="T6">說</text:span>：“鼎器的耳部<text:span text:style-name="T6">發</text:span>生了<text:span text:style-name="T6">變</text:span>化”，鼎<text:span text:style-name="T6">無</text:span>法移<text:span text:style-name="T6">動</text:span>，也就失去了它<text:span text:style-name="T6">虛</text:span>中<text:span text:style-name="T6">納</text:span>物的意<text:span text:style-name="T6">義</text:span>。</text:p>
      <text:p text:style-name="P3">九四，鼎折足，覆公<text:span text:style-name="T6">訴</text:span>，其形渥，凶。</text:p>
      <text:p text:style-name="P1"/>
      <text:p text:style-name="P3">【白<text:span text:style-name="T6">話</text:span>】九四，鼎的足折<text:span text:style-name="T6">斷</text:span>了，王公鼎里的粥<text:span text:style-name="T6">飯傾</text:span>倒出<text:span text:style-name="T6">來</text:span>了，鼎身被玷污，凶<text:span text:style-name="T6">險</text:span>。</text:p>
      <text:p text:style-name="P1"/>
      <text:p text:style-name="P3">《象》曰：“覆公<text:span text:style-name="T6">訴</text:span>”，信如何也！</text:p>
      <text:p text:style-name="P1"/>
      <text:p text:style-name="P3">【白<text:span text:style-name="T6">話</text:span>】《象<text:span text:style-name="T6">辭</text:span>》<text:span text:style-name="T6">說</text:span>：“王公鼎里的粥<text:span text:style-name="T6">飯傾</text:span>倒出<text:span text:style-name="T6">來</text:span>了”，哪里<text:span text:style-name="T6">還</text:span>有什么信<text:span text:style-name="T6">譽</text:span>可言呢！</text:p>
      <text:p text:style-name="P1"><text:soft-page-break/></text:p>
      <text:p text:style-name="P3">六五，鼎<text:span text:style-name="T6">黃</text:span>耳金<text:span text:style-name="T6">鉉</text:span>，利<text:span text:style-name="T6">貞</text:span>。</text:p>
      <text:p text:style-name="P1"/>
      <text:p text:style-name="P3">【白<text:span text:style-name="T6">話</text:span>】六五，鼎配上<text:span text:style-name="T6">黃</text:span>色的鼎耳，插上<text:span text:style-name="T6">堅</text:span>固的扛鼎之器，利<text:span text:style-name="T6">於堅</text:span>守正道。</text:p>
      <text:p text:style-name="P1"/>
      <text:p text:style-name="P3">《象》曰：“鼎<text:span text:style-name="T6">黃</text:span>耳”中以<text:span text:style-name="T6">為實</text:span>也。</text:p>
      <text:p text:style-name="P1"/>
      <text:p text:style-name="P3">【白<text:span text:style-name="T6">話</text:span>】《象<text:span text:style-name="T6">辭</text:span>》<text:span text:style-name="T6">說</text:span>：“鼎配上<text:span text:style-name="T6">黃</text:span>色的鼎耳”，是由<text:span text:style-name="T6">於</text:span>六五爻居中，自然可<text:span text:style-name="T6">獲</text:span>得<text:span text:style-name="T6">實</text:span>惠。</text:p>
      <text:p text:style-name="P1"/>
      <text:p text:style-name="P3">上九，鼎玉<text:span text:style-name="T6">鉉</text:span>，大吉，<text:span text:style-name="T6">無</text:span>不利。</text:p>
      <text:p text:style-name="P1"/>
      <text:p text:style-name="P3">【白<text:span text:style-name="T6">話</text:span>】上九，鼎配上玉制的鼎杠，十分吉祥，不<text:span text:style-name="T6">會</text:span>有什么不利。</text:p>
      <text:p text:style-name="P1"/>
      <text:p text:style-name="P3">《象》曰：玉<text:span text:style-name="T6">鉉</text:span>在上，<text:span text:style-name="T6">剛</text:span>柔<text:span text:style-name="T6">節</text:span>也。</text:p>
      <text:p text:style-name="P1"/>
      <text:p text:style-name="P3">【白<text:span text:style-name="T6">話</text:span>】《象<text:span text:style-name="T6">辭</text:span>》<text:span text:style-name="T6">說</text:span>：“玉制的鼎杠高<text:span text:style-name="T6">處</text:span>上方，表明<text:span text:style-name="T6">剛</text:span>柔相<text:span text:style-name="T6">濟</text:span>，互相<text:span text:style-name="T6">調節</text:span>。 </text:p>
      <text:p text:style-name="P1"/>
      <text:p text:style-name="P1"/>
      <text:p text:style-name="P1">第五十一卦：《震卦》</text:p>
      <text:p text:style-name="P1"><text:s/></text:p>
      <text:p text:style-name="P3">震：亨。震<text:span text:style-name="T6">來</text:span>虩虩，笑言<text:span text:style-name="T6">啞啞</text:span>；震<text:span text:style-name="T6">驚</text:span>百里，不<text:span text:style-name="T6">喪</text:span>匕鬯。</text:p>
      <text:p text:style-name="P1"/>
      <text:p text:style-name="P3">【白<text:span text:style-name="T6">話</text:span>】《震卦》象<text:span text:style-name="T6">徵</text:span>震<text:span text:style-name="T6">動</text:span>的雷<text:span text:style-name="T6">聲</text:span>：可致亨通。<text:span text:style-name="T6">當驚</text:span>雷震<text:span text:style-name="T6">動</text:span>的<text:span text:style-name="T6">時</text:span>候，天下<text:span text:style-name="T6">萬</text:span>物都感到恐<text:span text:style-name="T6">懼</text:span>，然而君子<text:span text:style-name="T6">卻</text:span>能安之若素，言笑如故；即使雷<text:span text:style-name="T6">聲</text:span>震<text:span text:style-name="T6">驚</text:span>百里之<text:span text:style-name="T6">遙</text:span>，主管祭祀的人<text:span text:style-name="T6">卻</text:span>能做到<text:span text:style-name="T6">從</text:span>容不迫，手中的匙和酒都未失落。大丈夫威武不能屈，所以能成就大事。</text:p>
      <text:p text:style-name="P1"/>
      <text:p text:style-name="P3">《象》曰：“洊雷，震；君子以恐<text:span text:style-name="T6">懼</text:span>修省。</text:p>
      <text:p text:style-name="P1"/>
      <text:p text:style-name="P3">【白<text:span text:style-name="T6">話</text:span>】《象<text:span text:style-name="T6">辭</text:span>》<text:span text:style-name="T6">說</text:span>：《震卦》的卦象是震（雷）下震（雷）上，<text:span text:style-name="T6">為</text:span>雷相重<text:span text:style-name="T6">疊</text:span>之表象，好像震<text:span text:style-name="T6">動</text:span>的雷<text:span text:style-name="T6">聲</text:span>；君子<text:span text:style-name="T6">應</text:span>悟知恐<text:span text:style-name="T6">懼驚</text:span>惕，修身省<text:span text:style-name="T6">過</text:span>。</text:p>
      <text:p text:style-name="P1"/>
      <text:p text:style-name="P3">初九，震<text:span text:style-name="T6">來</text:span>虩；虩，后笑言<text:span text:style-name="T6">啞啞</text:span>；吉。</text:p>
      <text:p text:style-name="P1"/>
      <text:p text:style-name="P3">【白<text:span text:style-name="T6">話</text:span>】初九，<text:span text:style-name="T6">當驚</text:span>雷震<text:span text:style-name="T6">動</text:span>的<text:span text:style-name="T6">時</text:span>候，天下<text:span text:style-name="T6">萬</text:span>物都感到恐<text:span text:style-name="T6">懼</text:span>，君子亦<text:span text:style-name="T6">應</text:span>知恐<text:span text:style-name="T6">懼</text:span>而修省；<text:span text:style-name="T6">當驚</text:span>雷震<text:span text:style-name="T6">動</text:span>的<text:span text:style-name="T6">時</text:span>候，君子亦<text:span text:style-name="T6">應</text:span>言笑自若，<text:span text:style-name="T6">結</text:span>果是吉祥的。</text:p>
      <text:p text:style-name="P1"/>
      <text:p text:style-name="P3">《象》曰：“震<text:span text:style-name="T6">來</text:span>虩虩”，恐致福也；“笑言<text:span text:style-name="T6">啞啞</text:span>”，后有<text:span text:style-name="T6">則</text:span>也。</text:p>
      <text:p text:style-name="P1"/>
      <text:p text:style-name="P3">【白<text:span text:style-name="T6">話</text:span>】《象<text:span text:style-name="T6">辭</text:span>》<text:span text:style-name="T6">說</text:span>：“<text:span text:style-name="T6">當驚</text:span>雷震<text:span text:style-name="T6">動</text:span>的<text:span text:style-name="T6">時</text:span>候，天下<text:span text:style-name="T6">萬</text:span>物都感到恐<text:span text:style-name="T6">懼</text:span>”，表明恐<text:span text:style-name="T6">懼</text:span>之后<text:span text:style-name="T6">從</text:span>而<text:span text:style-name="T6">謹</text:span>慎<text:span text:style-name="T6">從</text:span>事，能<text:span text:style-name="T6">夠</text:span>致福；“而君子<text:span text:style-name="T6">卻</text:span>能安之若素，言笑如故”，<text:span text:style-name="T6">說</text:span>明君子懂得做人的法<text:span text:style-name="T6">則</text:span>。</text:p>
      <text:p text:style-name="P1"/>
      <text:p text:style-name="P3">六二，震<text:span text:style-name="T6">來</text:span>，<text:span text:style-name="T6">厲</text:span>；<text:span text:style-name="T6">億喪貝</text:span>，<text:span text:style-name="T6">躋於</text:span>九陵，勿逐，七日得。</text:p>
      <text:p text:style-name="P1"/>
      <text:p text:style-name="P3">【白<text:span text:style-name="T6">話</text:span>】六二，<text:span text:style-name="T6">驚</text:span>雷震<text:span text:style-name="T6">動</text:span>，有危<text:span text:style-name="T6">難</text:span>；<text:span text:style-name="T6">丟</text:span>失大量金<text:span text:style-name="T6">錢</text:span>，<text:span text:style-name="T6">應當</text:span>攀登到高高的九陵上<text:span text:style-name="T6">邊</text:span>去躲避，不去追<text:soft-page-break/><text:span text:style-name="T6">尋</text:span>它，待到七天自<text:span text:style-name="T6">會</text:span>失而<text:span text:style-name="T6">復</text:span>得。</text:p>
      <text:p text:style-name="P1"/>
      <text:p text:style-name="P3">《象》曰：“震<text:span text:style-name="T6">來厲</text:span>”，乘<text:span text:style-name="T6">剛</text:span>也。</text:p>
      <text:p text:style-name="P1"/>
      <text:p text:style-name="P3">【白<text:span text:style-name="T6">話</text:span>】《象<text:span text:style-name="T6">辭</text:span>》<text:span text:style-name="T6">說</text:span>：“<text:span text:style-name="T6">驚</text:span>雷震<text:span text:style-name="T6">動</text:span>，有危<text:span text:style-name="T6">難</text:span>”，六二爻凌<text:span text:style-name="T6">駕於</text:span>初九爻<text:span text:style-name="T6">陽剛</text:span>的上面，故可能出<text:span text:style-name="T6">現</text:span>危<text:span text:style-name="T6">險</text:span>。</text:p>
      <text:p text:style-name="P3">六三，震<text:span text:style-name="T6">蘇蘇</text:span>，震行<text:span text:style-name="T6">無</text:span>眚。</text:p>
      <text:p text:style-name="P1"/>
      <text:p text:style-name="P3">【白<text:span text:style-name="T6">話</text:span>】六三，雷震<text:span text:style-name="T6">動時雖</text:span>恐<text:span text:style-name="T6">懼</text:span>不安，但是因<text:span text:style-name="T6">為</text:span>震<text:span text:style-name="T6">懼</text:span>而能<text:span text:style-name="T6">謹</text:span>慎行事，因此不<text:span text:style-name="T6">會</text:span>有<text:span text:style-name="T6">災異</text:span>。</text:p>
      <text:p text:style-name="P1"/>
      <text:p text:style-name="P3">《象》曰：“震<text:span text:style-name="T6">蘇蘇</text:span>“，位不<text:span text:style-name="T6">當</text:span>也。</text:p>
      <text:p text:style-name="P1"/>
      <text:p text:style-name="P3">【白<text:span text:style-name="T6">話</text:span>】《象<text:span text:style-name="T6">辭</text:span>》<text:span text:style-name="T6">說</text:span>：“雷震<text:span text:style-name="T6">動</text:span>恐<text:span text:style-name="T6">懼</text:span>不安“，<text:span text:style-name="T6">說</text:span>明六三爻所<text:span text:style-name="T6">處</text:span>的位置，不中不正，不<text:span text:style-name="T6">適當</text:span>。</text:p>
      <text:p text:style-name="P1"/>
      <text:p text:style-name="P1">九四，震遂泥。</text:p>
      <text:p text:style-name="P1"/>
      <text:p text:style-name="P3">【白<text:span text:style-name="T6">話</text:span>】九四，由<text:span text:style-name="T6">於</text:span>雷震<text:span text:style-name="T6">動</text:span>而<text:span text:style-name="T6">墜</text:span>陷泥污中，不能自拔。</text:p>
      <text:p text:style-name="P1"/>
      <text:p text:style-name="P1">《象》曰：“震遂泥”，未光也。</text:p>
      <text:p text:style-name="P1"/>
      <text:p text:style-name="P3">【白<text:span text:style-name="T6">話</text:span>】《象<text:span text:style-name="T6">辭</text:span>》<text:span text:style-name="T6">說</text:span>：“由<text:span text:style-name="T6">於</text:span>雷震<text:span text:style-name="T6">動</text:span>而<text:span text:style-name="T6">墜</text:span>陷泥污中，不能自拔”，<text:span text:style-name="T6">說</text:span>明其志<text:span text:style-name="T6">氣</text:span>不能<text:span text:style-name="T6">發揚</text:span>光大。</text:p>
      <text:p text:style-name="P1"/>
      <text:p text:style-name="P3">六五，震往<text:span text:style-name="T6">來</text:span>，<text:span text:style-name="T6">厲</text:span>；<text:span text:style-name="T6">億無喪</text:span>，有事。</text:p>
      <text:p text:style-name="P1"/>
      <text:p text:style-name="P3">【白<text:span text:style-name="T6">話</text:span>】六五，雷上下震<text:span text:style-name="T6">動</text:span>均有危<text:span text:style-name="T6">難</text:span>；以恐<text:span text:style-name="T6">懼</text:span>之心<text:span text:style-name="T6">謹</text:span>守中道就<text:span text:style-name="T6">會萬無</text:span>一失，宗<text:span text:style-name="T6">廟</text:span>社稷也可以<text:span text:style-name="T6">長</text:span>盛不衰。</text:p>
      <text:p text:style-name="P1"/>
      <text:p text:style-name="P3">《象》曰：“震往<text:span text:style-name="T6">來厲</text:span>”，危行也；其事在中，大<text:span text:style-name="T6">無喪</text:span>也。</text:p>
      <text:p text:style-name="P1"/>
      <text:p text:style-name="P3">【白<text:span text:style-name="T6">話</text:span>】《象<text:span text:style-name="T6">辭</text:span>》<text:span text:style-name="T6">說</text:span>：“雷上下震<text:span text:style-name="T6">動</text:span>均有危<text:span text:style-name="T6">難</text:span>”，但能知恐<text:span text:style-name="T6">懼</text:span>而<text:span text:style-name="T6">謹</text:span>慎行<text:span text:style-name="T6">動</text:span>；<text:span text:style-name="T6">處</text:span>事恪守中道，就不<text:span text:style-name="T6">會</text:span>有什么大的<text:span text:style-name="T6">損</text:span>失。</text:p>
      <text:p text:style-name="P1"/>
      <text:p text:style-name="P3">上六，震索索，<text:span text:style-name="T6">視</text:span>矍矍，<text:span text:style-name="T6">徵</text:span>凶；震不<text:span text:style-name="T6">於</text:span>其躬，<text:span text:style-name="T6">於</text:span>其<text:span text:style-name="T6">鄰</text:span>，<text:span text:style-name="T6">無</text:span>咎；婚媾有言。</text:p>
      <text:p text:style-name="P1"/>
      <text:p text:style-name="P3">【白<text:span text:style-name="T6">話</text:span>】上六，由<text:span text:style-name="T6">於</text:span>雷震<text:span text:style-name="T6">動</text:span>恐<text:span text:style-name="T6">懼</text:span>而畏<text:span text:style-name="T6">縮</text:span>不前，<text:span text:style-name="T6">兩</text:span>眼旁<text:span text:style-name="T6">視</text:span>而不安，如果行<text:span text:style-name="T6">動</text:span>就<text:span text:style-name="T6">會</text:span>有凶<text:span text:style-name="T6">險</text:span>；不<text:span text:style-name="T6">過</text:span>，<text:span text:style-name="T6">當</text:span>雷震<text:span text:style-name="T6">還沒</text:span>有到<text:span text:style-name="T6">達</text:span>自己身上<text:span text:style-name="T6">時</text:span>，就早作戎<text:span text:style-name="T6">備謹</text:span>慎行事，<text:span text:style-name="T6">則</text:span>不致受害；涉及婚配之事<text:span text:style-name="T6">則將會產</text:span>生言<text:span text:style-name="T6">語紛爭</text:span>。</text:p>
      <text:p text:style-name="P1"/>
      <text:p text:style-name="P3">《象》曰：“震索索”，中未得也；<text:span text:style-name="T6">雖</text:span>凶<text:span text:style-name="T6">無</text:span>咎，畏<text:span text:style-name="T6">鄰</text:span>戎也。</text:p>
      <text:p text:style-name="P1"/>
      <text:p text:style-name="P3">【白<text:span text:style-name="T6">話</text:span>】《象<text:span text:style-name="T6">辭</text:span>》<text:span text:style-name="T6">說</text:span>：“由<text:span text:style-name="T6">於</text:span>雷震<text:span text:style-name="T6">動</text:span>恐<text:span text:style-name="T6">懼</text:span>而畏<text:span text:style-name="T6">縮</text:span>不前”，因<text:span text:style-name="T6">為</text:span>上六爻其位不正；<text:span text:style-name="T6">雖</text:span>然有凶<text:span text:style-name="T6">險卻</text:span>不致受害，<text:span text:style-name="T6">這</text:span>是因<text:span text:style-name="T6">為</text:span>能<text:span text:style-name="T6">夠</text:span>看<text:span text:style-name="T6">見</text:span>近<text:span text:style-name="T6">鄰</text:span>的危<text:span text:style-name="T6">險</text:span>及<text:span text:style-name="T6">時</text:span>戎<text:span text:style-name="T6">備</text:span>，因而能防患<text:span text:style-name="T6">於</text:span>未然。 </text:p>
      <text:p text:style-name="P1"/>
      <text:p text:style-name="P1"/>
      <text:p text:style-name="P1"><text:soft-page-break/>第五十二卦：《艮卦》</text:p>
      <text:p text:style-name="P1"><text:s/></text:p>
      <text:p text:style-name="P3">艮：艮其背，不<text:span text:style-name="T6">獲</text:span>其身；行其庭，不<text:span text:style-name="T6">見</text:span>其人，<text:span text:style-name="T6">無</text:span>咎。</text:p>
      <text:p text:style-name="P1"/>
      <text:p text:style-name="P3">【白<text:span text:style-name="T6">話</text:span>】《艮卦》象<text:span text:style-name="T6">徵</text:span>抑止：止<text:span text:style-name="T6">於</text:span>背部，不得使身<text:span text:style-name="T6">體</text:span>面向所止的地方；就好像在庭院里行走，<text:span text:style-name="T6">兩兩</text:span>相背，不曾感<text:span text:style-name="T6">覺</text:span>到有人的存在，<text:span text:style-name="T6">進</text:span>入<text:span text:style-name="T6">這</text:span>一境界，就不<text:span text:style-name="T6">會</text:span>受害。</text:p>
      <text:p text:style-name="P1"/>
      <text:p text:style-name="P1">《象》曰：兼山，艮；君子以思不出其位。</text:p>
      <text:p text:style-name="P1"/>
      <text:p text:style-name="P3">【白<text:span text:style-name="T6">話</text:span>】《象<text:span text:style-name="T6">辭</text:span>》<text:span text:style-name="T6">說</text:span>：《艮卦》的卦象是艮（山）下艮（山）上，<text:span text:style-name="T6">為兩</text:span>山重<text:span text:style-name="T6">疊</text:span>之表象，象<text:span text:style-name="T6">徵</text:span>着抑止；君子的思想<text:span text:style-name="T6">應當</text:span>切合<text:span text:style-name="T6">實際</text:span>，不可超越自己所<text:span text:style-name="T6">處</text:span>的地位。</text:p>
      <text:p text:style-name="P1"/>
      <text:p text:style-name="P3">初六，艮其趾，<text:span text:style-name="T6">無</text:span>咎，利永<text:span text:style-name="T6">貞</text:span>。</text:p>
      <text:p text:style-name="P1"/>
      <text:p text:style-name="P3">【白<text:span text:style-name="T6">話</text:span>】初六，抑止<text:span text:style-name="T6">應該</text:span>在<text:span text:style-name="T6">腳</text:span>趾<text:span text:style-name="T6">邁</text:span>出之前，<text:span text:style-name="T6">這樣</text:span>就不<text:span text:style-name="T6">會</text:span>受害，而且<text:span text:style-name="T6">將</text:span>有利<text:span text:style-name="T6">於長</text:span>久<text:span text:style-name="T6">堅</text:span>守正道。</text:p>
      <text:p text:style-name="P1"/>
      <text:p text:style-name="P1">《象》曰：“艮其趾”未失正也。</text:p>
      <text:p text:style-name="P1"/>
      <text:p text:style-name="P3">【白<text:span text:style-name="T6">話</text:span>】《象<text:span text:style-name="T6">辭</text:span>》<text:span text:style-name="T6">說</text:span>：“抑止<text:span text:style-name="T6">應該</text:span>在<text:span text:style-name="T6">腳</text:span>趾<text:span text:style-name="T6">邁</text:span>出之前”，<text:span text:style-name="T6">這</text:span>就<text:span text:style-name="T6">說</text:span>明<text:span text:style-name="T6">沒</text:span>有失去正道。</text:p>
      <text:p text:style-name="P1"/>
      <text:p text:style-name="P3">六二，艮其腓，不拯其<text:span text:style-name="T6">隨</text:span>，其心不快。</text:p>
      <text:p text:style-name="P1"/>
      <text:p text:style-name="P3">【白<text:span text:style-name="T6">話</text:span>】六二，抑止人的小腿的行<text:span text:style-name="T6">動</text:span>，不能<text:span text:style-name="T6">邁</text:span>步追<text:span text:style-name="T6">隨應該</text:span>追<text:span text:style-name="T6">隨</text:span>的人，他的心中是不<text:span text:style-name="T6">會</text:span>快<text:span text:style-name="T6">樂</text:span>的。</text:p>
      <text:p text:style-name="P1"/>
      <text:p text:style-name="P3">《象》曰：“不拯其<text:span text:style-name="T6">隨</text:span>”，未退<text:span text:style-name="T6">聽</text:span>也。</text:p>
      <text:p text:style-name="P1"/>
      <text:p text:style-name="P3">【白<text:span text:style-name="T6">話</text:span>】《象<text:span text:style-name="T6">辭</text:span>》<text:span text:style-name="T6">說</text:span>：“不能<text:span text:style-name="T6">邁</text:span>步追<text:span text:style-name="T6">隨應該</text:span>追<text:span text:style-name="T6">隨</text:span>的人”，又不能退下<text:span text:style-name="T6">來聽從</text:span>抑止的意<text:span text:style-name="T6">見</text:span>，因而心中不快。</text:p>
      <text:p text:style-name="P1"/>
      <text:p text:style-name="P3">九三，艮其限，列其夤，<text:span text:style-name="T6">厲</text:span>薰心。</text:p>
      <text:p text:style-name="P1"/>
      <text:p text:style-name="P3">【白<text:span text:style-name="T6">話</text:span>】九三，抑止腰部的行<text:span text:style-name="T6">動</text:span>，<text:span text:style-name="T6">斷</text:span>裂脊背的肉，危<text:span text:style-name="T6">難將</text:span>像熊熊的烈火一<text:span text:style-name="T6">樣燒</text:span>灼他的心。</text:p>
      <text:p text:style-name="P1"/>
      <text:p text:style-name="P1">《象》曰：“艮其限”，危薰心也。</text:p>
      <text:p text:style-name="P1"/>
      <text:p text:style-name="P3">【白<text:span text:style-name="T6">話</text:span>】《象<text:span text:style-name="T6">辭</text:span>》<text:span text:style-name="T6">說</text:span>：“抑止腰部的行<text:span text:style-name="T6">動</text:span>”，<text:span text:style-name="T6">說</text:span>明危<text:span text:style-name="T6">險將</text:span>像熊熊的烈火一<text:span text:style-name="T6">樣燒</text:span>灼他的心。</text:p>
      <text:p text:style-name="P1"/>
      <text:p text:style-name="P3">六四，艮其身，<text:span text:style-name="T6">無</text:span>咎。</text:p>
      <text:p text:style-name="P1"/>
      <text:p text:style-name="P3">【白<text:span text:style-name="T6">話</text:span>】六四，抑止身<text:span text:style-name="T6">體</text:span>上部不<text:span text:style-name="T6">動</text:span>，就不<text:span text:style-name="T6">會</text:span>受害。</text:p>
      <text:p text:style-name="P1"/>
      <text:p text:style-name="P3">《象》曰：“艮其身”，止<text:span text:style-name="T6">諸</text:span>躬也。</text:p>
      <text:p text:style-name="P1"/>
      <text:p text:style-name="P3">【白<text:span text:style-name="T6">話</text:span>】《象<text:span text:style-name="T6">辭</text:span>》<text:span text:style-name="T6">說</text:span>：“抑止身<text:span text:style-name="T6">體</text:span>上部不<text:span text:style-name="T6">動</text:span>”，自我控制不超越本身的地位。</text:p>
      <text:p text:style-name="P1"><text:soft-page-break/></text:p>
      <text:p text:style-name="P3">六五，艮其<text:span text:style-name="T6">輔</text:span>，言有序，悔亡。</text:p>
      <text:p text:style-name="P1"/>
      <text:p text:style-name="P3">【白<text:span text:style-name="T6">話</text:span>】六五，抑止<text:span text:style-name="T6">於</text:span>口不<text:span text:style-name="T6">隨</text:span>便<text:span text:style-name="T6">亂說</text:span>，<text:span text:style-name="T6">說話</text:span>很有<text:span text:style-name="T6">條</text:span>理，悔恨<text:span text:style-name="T6">將會</text:span>消失。</text:p>
      <text:p text:style-name="P1"/>
      <text:p text:style-name="P3">《象》曰：“艮其<text:span text:style-name="T6">輔</text:span>”，以中正也。 <text:s text:c="3"/></text:p>
      <text:p text:style-name="P1"/>
      <text:p text:style-name="P3">【白<text:span text:style-name="T6">話</text:span>】《象<text:span text:style-name="T6">辭</text:span>》<text:span text:style-name="T6">說</text:span>：“抑止<text:span text:style-name="T6">於</text:span>口不<text:span text:style-name="T6">隨</text:span>便<text:span text:style-name="T6">亂說</text:span>”，<text:span text:style-name="T6">說</text:span>明六五爻居<text:span text:style-name="T6">於</text:span>中位能守中道。</text:p>
      <text:p text:style-name="P1"/>
      <text:p text:style-name="P3">上九，<text:span text:style-name="T6">惇</text:span>艮，吉。</text:p>
      <text:p text:style-name="P1"/>
      <text:p text:style-name="P3">【白<text:span text:style-name="T6">話</text:span>】上九，能<text:span text:style-name="T6">夠</text:span>以<text:span text:style-name="T6">惇</text:span>厚<text:span text:style-name="T6">篤實</text:span>的德行抑止邪欲，就吉祥。</text:p>
      <text:p text:style-name="P1"/>
      <text:p text:style-name="P3">《象》曰：“<text:span text:style-name="T6">惇</text:span>艮之吉”，以厚<text:span text:style-name="T6">終</text:span>也。</text:p>
      <text:p text:style-name="P1"/>
      <text:p text:style-name="P3">【白<text:span text:style-name="T6">話</text:span>】《象<text:span text:style-name="T6">辭</text:span>》<text:span text:style-name="T6">說</text:span>：“能<text:span text:style-name="T6">夠</text:span>以<text:span text:style-name="T6">惇</text:span>厚<text:span text:style-name="T6">篤實</text:span>的德行抑止邪欲，就吉祥”，<text:span text:style-name="T6">說</text:span>明上九能<text:span text:style-name="T6">夠將惇</text:span>厚的德行保持至<text:span text:style-name="T6">終</text:span>。 </text:p>
      <text:p text:style-name="P1"/>
      <text:p text:style-name="P1"/>
      <text:p text:style-name="P3">第五十三卦：《<text:span text:style-name="T6">漸</text:span>卦》</text:p>
      <text:p text:style-name="P1"><text:s/></text:p>
      <text:p text:style-name="P3"><text:span text:style-name="T6">漸</text:span>：女<text:span text:style-name="T6">歸</text:span>吉，利<text:span text:style-name="T6">貞</text:span>。</text:p>
      <text:p text:style-name="P1"/>
      <text:p text:style-name="P3">【白<text:span text:style-name="T6">話</text:span>】《<text:span text:style-name="T6">漸</text:span>卦》象<text:span text:style-name="T6">徵</text:span>循序<text:span text:style-name="T6">漸進</text:span>：如同女子出嫁那<text:span text:style-name="T6">樣</text:span>，按照一切婚嫁的<text:span text:style-name="T6">禮節</text:span>循序<text:span text:style-name="T6">漸進</text:span>，就<text:span text:style-name="T6">會</text:span>得到吉祥，有利<text:span text:style-name="T6">於堅</text:span>守正道。</text:p>
      <text:p text:style-name="P1"/>
      <text:p text:style-name="P3">《象》曰：山上有木，<text:span text:style-name="T6">漸</text:span>；君子以居<text:span text:style-name="T6">賢</text:span>德善俗。</text:p>
      <text:p text:style-name="P1"/>
      <text:p text:style-name="P3">【白<text:span text:style-name="T6">話</text:span>】《象<text:span text:style-name="T6">辭</text:span>》<text:span text:style-name="T6">說</text:span>：《<text:span text:style-name="T6">漸</text:span>卦》的卦象是艮（山）下巽（<text:span text:style-name="T6">風</text:span>）上，表明高山上的<text:span text:style-name="T6">樹</text:span>木逐<text:span text:style-name="T6">漸長</text:span>得高大，象<text:span text:style-name="T6">徵</text:span>循序<text:span text:style-name="T6">漸進</text:span>；君子<text:span text:style-name="T6">觀</text:span>看高山上的<text:span text:style-name="T6">樹</text:span>木逐<text:span text:style-name="T6">漸長</text:span>得高大的情<text:span text:style-name="T6">況</text:span>，由是修<text:span text:style-name="T6">養</text:span>德性，改善社<text:span text:style-name="T6">會</text:span>的<text:span text:style-name="T6">風</text:span>尚、<text:span text:style-name="T6">禮節</text:span>和<text:span text:style-name="T6">習慣</text:span>。</text:p>
      <text:p text:style-name="P1"/>
      <text:p text:style-name="P3">初六，<text:span text:style-name="T6">鴻漸於</text:span>干；小子<text:span text:style-name="T6">厲</text:span>，有言，<text:span text:style-name="T6">無</text:span>咎。</text:p>
      <text:p text:style-name="P1"/>
      <text:p text:style-name="P3">【白<text:span text:style-name="T6">話</text:span>】初六，<text:span text:style-name="T6">鴻</text:span>雁<text:span text:style-name="T6">飛</text:span>起<text:span text:style-name="T6">來</text:span>逐<text:span text:style-name="T6">漸</text:span>前<text:span text:style-name="T6">進</text:span>到水涯旁<text:span text:style-name="T6">邊</text:span>，落伍<text:span text:style-name="T6">離</text:span>群，<text:span text:style-name="T6">顯</text:span>得不安；象<text:span text:style-name="T6">徵</text:span>着年幼<text:span text:style-name="T6">無</text:span>知的孩子有危<text:span text:style-name="T6">難</text:span>，受到言<text:span text:style-name="T6">語</text:span>中<text:span text:style-name="T6">傷</text:span>，如果能<text:span text:style-name="T6">夠</text:span>循序<text:span text:style-name="T6">漸進</text:span>，就不<text:span text:style-name="T6">會</text:span>受害。</text:p>
      <text:p text:style-name="P1"/>
      <text:p text:style-name="P3">《象》曰：“小子之<text:span text:style-name="T6">厲</text:span>”，<text:span text:style-name="T6">義無</text:span>咎也。</text:p>
      <text:p text:style-name="P1"/>
      <text:p text:style-name="P3">【白<text:span text:style-name="T6">話</text:span>】《象<text:span text:style-name="T6">辭</text:span>》<text:span text:style-name="T6">說</text:span>：“年幼<text:span text:style-name="T6">無</text:span>知的孩子有危<text:span text:style-name="T6">難</text:span>”，不<text:span text:style-name="T6">會發</text:span>生什么危<text:span text:style-name="T6">險</text:span>的。</text:p>
      <text:p text:style-name="P1"/>
      <text:p text:style-name="P3">六二，<text:span text:style-name="T6">鴻漸於</text:span>磐，<text:span text:style-name="T6">飲</text:span>食衎衎，吉。</text:p>
      <text:p text:style-name="P1"/>
      <text:p text:style-name="P3">【白<text:span text:style-name="T6">話</text:span>】六二，<text:span text:style-name="T6">鴻</text:span>雁<text:span text:style-name="T6">飛</text:span>起<text:span text:style-name="T6">來</text:span>逐<text:span text:style-name="T6">漸</text:span>前<text:span text:style-name="T6">進</text:span>到安<text:span text:style-name="T6">穩</text:span>的磐石之上，<text:span text:style-name="T6">飲</text:span>食和<text:span text:style-name="T6">樂</text:span>，吉祥。</text:p>
      <text:p text:style-name="P1"><text:soft-page-break/></text:p>
      <text:p text:style-name="P3">《象》曰：“<text:span text:style-name="T6">飲</text:span>食衎衎，不素<text:span text:style-name="T6">飽</text:span>也。</text:p>
      <text:p text:style-name="P1"/>
      <text:p text:style-name="P3">【白<text:span text:style-name="T6">話</text:span>】《象<text:span text:style-name="T6">辭</text:span>》<text:span text:style-name="T6">說</text:span>：“<text:span text:style-name="T6">飲</text:span>食和<text:span text:style-name="T6">樂</text:span>”，<text:span text:style-name="T6">說</text:span>明<text:span text:style-name="T6">決</text:span>不是尸位素餐不干事情的。</text:p>
      <text:p text:style-name="P1"/>
      <text:p text:style-name="P3">九三，<text:span text:style-name="T6">鴻漸於陸</text:span>，夫<text:span text:style-name="T6">徵</text:span>不<text:span text:style-name="T6">復</text:span>，<text:span text:style-name="T6">婦</text:span>孕不育，凶；利御寇。</text:p>
      <text:p text:style-name="P1"/>
      <text:p text:style-name="P3">【白<text:span text:style-name="T6">話</text:span>】九三，<text:span text:style-name="T6">鴻</text:span>雁<text:span text:style-name="T6">飛</text:span>起<text:span text:style-name="T6">來</text:span>逐<text:span text:style-name="T6">漸</text:span>前<text:span text:style-name="T6">進</text:span>到<text:span text:style-name="T6">較</text:span>平的山<text:span text:style-name="T6">頂</text:span>，好比丈夫<text:span text:style-name="T6">遠</text:span>去出<text:span text:style-name="T6">徵</text:span>而不<text:span text:style-name="T6">復還</text:span>，他的妻子非夫而孕<text:span text:style-name="T6">難</text:span>以生育，<text:span text:style-name="T6">這當</text:span>然是凶<text:span text:style-name="T6">險</text:span>的事；但<text:span text:style-name="T6">卻</text:span>能以<text:span text:style-name="T6">剛</text:span>烈御<text:span text:style-name="T6">強</text:span>寇。</text:p>
      <text:p text:style-name="P1"/>
      <text:p text:style-name="P3">《象》曰：“夫<text:span text:style-name="T6">徵</text:span>不<text:span text:style-name="T6">復</text:span>”，<text:span text:style-name="T6">離</text:span>群丑也；“<text:span text:style-name="T6">婦</text:span>孕不育”，失其道也；“利用御寇”，<text:span text:style-name="T6">順</text:span>相保也。</text:p>
      <text:p text:style-name="P1"/>
      <text:p text:style-name="P3">【白<text:span text:style-name="T6">話</text:span>】《象<text:span text:style-name="T6">辭</text:span>》<text:span text:style-name="T6">說</text:span>：“好比丈夫<text:span text:style-name="T6">遠</text:span>去出<text:span text:style-name="T6">徵</text:span>而不<text:span text:style-name="T6">復還</text:span>”，<text:span text:style-name="T6">離開</text:span>自己的同<text:span text:style-name="T6">類</text:span>是值得<text:span text:style-name="T6">憂慮</text:span>的；“他的妻子非夫而孕<text:span text:style-name="T6">難</text:span>以生育”，因<text:span text:style-name="T6">為違</text:span>反了<text:span text:style-name="T6">婦</text:span>道；“但<text:span text:style-name="T6">卻</text:span>能以<text:span text:style-name="T6">剛</text:span>烈御<text:span text:style-name="T6">強</text:span>寇”<text:span text:style-name="T6">說</text:span>明守正能<text:span text:style-name="T6">夠</text:span>使丈夫<text:span text:style-name="T6">與</text:span>妻子和<text:span text:style-name="T6">順</text:span>相保。</text:p>
      <text:p text:style-name="P1"/>
      <text:p text:style-name="P3">六四，<text:span text:style-name="T6">鴻漸於</text:span>木，或得其桷，<text:span text:style-name="T6">無</text:span>咎。</text:p>
      <text:p text:style-name="P1"/>
      <text:p text:style-name="P3">【白<text:span text:style-name="T6">話</text:span>】六四，<text:span text:style-name="T6">鴻</text:span>雁<text:span text:style-name="T6">飛</text:span>起<text:span text:style-name="T6">來</text:span>逐<text:span text:style-name="T6">漸</text:span>前<text:span text:style-name="T6">進</text:span>到高<text:span text:style-name="T6">樹</text:span>之上，或<text:span text:style-name="T6">許</text:span>能找到<text:span text:style-name="T6">較</text:span>平的枝杈得以<text:span text:style-name="T6">棲</text:span>息，<text:span text:style-name="T6">這樣</text:span>就<text:span text:style-name="T6">沒</text:span>有愆尤。</text:p>
      <text:p text:style-name="P1"/>
      <text:p text:style-name="P3">《象》曰：“或得其桷”，<text:span text:style-name="T6">順</text:span>以巽也。</text:p>
      <text:p text:style-name="P1"/>
      <text:p text:style-name="P3">【白<text:span text:style-name="T6">話</text:span>】《象<text:span text:style-name="T6">辭</text:span>》<text:span text:style-name="T6">說</text:span>：“或<text:span text:style-name="T6">許</text:span>能<text:span text:style-name="T6">尋</text:span>找到<text:span text:style-name="T6">較</text:span>平的枝杈得以<text:span text:style-name="T6">棲</text:span>息”，<text:span text:style-name="T6">說</text:span>明六四柔<text:span text:style-name="T6">順</text:span>和服<text:span text:style-name="T6">從</text:span>。</text:p>
      <text:p text:style-name="P1"/>
      <text:p text:style-name="P3">九五，<text:span text:style-name="T6">鴻漸於</text:span>陵，<text:span text:style-name="T6">婦</text:span>三<text:span text:style-name="T6">歲</text:span>不孕；<text:span text:style-name="T6">終</text:span>莫之<text:span text:style-name="T6">勝</text:span>，吉。</text:p>
      <text:p text:style-name="P1"/>
      <text:p text:style-name="P3">【白<text:span text:style-name="T6">話</text:span>】九五，<text:span text:style-name="T6">鴻</text:span>雁<text:span text:style-name="T6">飛</text:span>起<text:span text:style-name="T6">來</text:span>逐<text:span text:style-name="T6">漸</text:span>前<text:span text:style-name="T6">進</text:span>到丘陵上，好比丈夫<text:span text:style-name="T6">遠</text:span>出在外，妻子三年<text:span text:style-name="T6">沒</text:span>有<text:span text:style-name="T6">懷</text:span>孕；但邪<text:span text:style-name="T6">畢</text:span>竟不能<text:span text:style-name="T6">勝</text:span>正，因此最<text:span text:style-name="T6">終</text:span>得到吉祥。</text:p>
      <text:p text:style-name="P1"/>
      <text:p text:style-name="P3">《象》曰：“<text:span text:style-name="T6">終</text:span>莫之<text:span text:style-name="T6">勝</text:span>吉”，得所<text:span text:style-name="T6">願</text:span>也。</text:p>
      <text:p text:style-name="P1"/>
      <text:p text:style-name="P3">【白<text:span text:style-name="T6">話</text:span>】《象<text:span text:style-name="T6">辭</text:span>》<text:span text:style-name="T6">說</text:span>：“邪<text:span text:style-name="T6">終</text:span>久不能<text:span text:style-name="T6">勝</text:span>正，因此就得到吉祥”，<text:span text:style-name="T6">實現</text:span>了夫<text:span text:style-name="T6">婦</text:span>聚首的<text:span text:style-name="T6">願</text:span>望。</text:p>
      <text:p text:style-name="P1"/>
      <text:p text:style-name="P3">上九，<text:span text:style-name="T6">鴻漸於陸</text:span>，其羽可用<text:span text:style-name="T6">為儀</text:span>，吉。</text:p>
      <text:p text:style-name="P1"/>
      <text:p text:style-name="P3">【白<text:span text:style-name="T6">話</text:span>】上九，<text:span text:style-name="T6">鴻</text:span>雁<text:span text:style-name="T6">飛</text:span>起<text:span text:style-name="T6">來</text:span>逐<text:span text:style-name="T6">漸</text:span>前<text:span text:style-name="T6">進</text:span>到高山之上，漂亮的羽毛可以作<text:span text:style-name="T6">為</text:span>典<text:span text:style-name="T6">禮</text:span>上<text:span text:style-name="T6">潔</text:span>美的<text:span text:style-name="T6">裝飾</text:span>品，吉祥。</text:p>
      <text:p text:style-name="P3">《象》曰：“其羽可用<text:span text:style-name="T6">為儀</text:span>，吉”，不可<text:span text:style-name="T6">亂</text:span>也。</text:p>
      <text:p text:style-name="P1"/>
      <text:p text:style-name="P3">【白<text:span text:style-name="T6">話</text:span>】《象<text:span text:style-name="T6">辭</text:span>》<text:span text:style-name="T6">說</text:span>：“洪亮的羽毛可以作<text:span text:style-name="T6">為</text:span>典<text:span text:style-name="T6">禮</text:span>上<text:span text:style-name="T6">潔</text:span>美的<text:span text:style-name="T6">裝飾</text:span>品，吉祥”，<text:span text:style-name="T6">說</text:span>明<text:span text:style-name="T6">潔</text:span>美高尚的志向不能相<text:span text:style-name="T6">亂</text:span>的。 </text:p>
      <text:p text:style-name="P1"/>
      <text:p text:style-name="P1"/>
      <text:p text:style-name="P3"><text:soft-page-break/>第五十四卦：《<text:span text:style-name="T6">歸</text:span>妹卦》</text:p>
      <text:p text:style-name="P1"><text:s/></text:p>
      <text:p text:style-name="P3"><text:span text:style-name="T6">歸</text:span>妹：<text:span text:style-name="T6">徵</text:span>凶，<text:span text:style-name="T6">無</text:span>攸利。</text:p>
      <text:p text:style-name="P1"/>
      <text:p text:style-name="P3">【白<text:span text:style-name="T6">話</text:span>】《<text:span text:style-name="T6">歸</text:span>妹卦》象<text:span text:style-name="T6">徵</text:span>婚嫁：如果行<text:span text:style-name="T6">為</text:span>不正，前方<text:span text:style-name="T6">會</text:span>有凶<text:span text:style-name="T6">險</text:span>，不<text:span text:style-name="T6">會</text:span>有利益。</text:p>
      <text:p text:style-name="P1"/>
      <text:p text:style-name="P3">《象》曰：“<text:span text:style-name="T6">澤</text:span>上有雷，<text:span text:style-name="T6">歸</text:span>妹，君子以永<text:span text:style-name="T6">終</text:span>知敝。</text:p>
      <text:p text:style-name="P1"/>
      <text:p text:style-name="P3">【白<text:span text:style-name="T6">話</text:span>】《象<text:span text:style-name="T6">辭</text:span>》<text:span text:style-name="T6">說</text:span>：《<text:span text:style-name="T6">歸</text:span>妹卦》的卦象是<text:span text:style-name="T6">兌</text:span>（<text:span text:style-name="T6">澤</text:span>）下震（雷）上，<text:span text:style-name="T6">兌</text:span>又代表少女，震又代表<text:span text:style-name="T6">長</text:span>男<text:span text:style-name="T6">為</text:span>嫁出少女之表象；君子<text:span text:style-name="T6">應當</text:span>永<text:span text:style-name="T6">遠</text:span>使夫<text:span text:style-name="T6">婦</text:span>和<text:span text:style-name="T6">諧</text:span>，白<text:span text:style-name="T6">頭</text:span>偕老，防止夫<text:span text:style-name="T6">婦關</text:span>系被破<text:span text:style-name="T6">壞</text:span>。</text:p>
      <text:p text:style-name="P1"/>
      <text:p text:style-name="P3">初九，<text:span text:style-name="T6">歸</text:span>妹以娣，跛能履，<text:span text:style-name="T6">徵</text:span>吉。</text:p>
      <text:p text:style-name="P1"/>
      <text:p text:style-name="P3">【白<text:span text:style-name="T6">話</text:span>】初九，嫁出的少女作<text:span text:style-name="T6">為</text:span>偏房，好像跛<text:span text:style-name="T6">腳</text:span>而<text:span text:style-name="T6">奮</text:span>力向前行走，前<text:span text:style-name="T6">進</text:span>可<text:span text:style-name="T6">獲</text:span>得吉祥。</text:p>
      <text:p text:style-name="P1"/>
      <text:p text:style-name="P3">《象》曰：“<text:span text:style-name="T6">歸</text:span>妹以娣”，以<text:span text:style-name="T6">恆</text:span>也；跛能履，吉相承也。</text:p>
      <text:p text:style-name="P1"/>
      <text:p text:style-name="P3">【白<text:span text:style-name="T6">話</text:span>】《象<text:span text:style-name="T6">辭</text:span>》<text:span text:style-name="T6">說</text:span>：“嫁出的少女作<text:span text:style-name="T6">為</text:span>偏房”，<text:span text:style-name="T6">這</text:span>是婚嫁中的正常情<text:span text:style-name="T6">況</text:span>；“好像跛<text:span text:style-name="T6">腳</text:span>而<text:span text:style-name="T6">奮</text:span>力向前行走”，<text:span text:style-name="T6">說</text:span>明能以偏房<text:span text:style-name="T6">側</text:span>室的地位<text:span text:style-name="T6">輔</text:span>佐和照<text:span text:style-name="T6">顧</text:span>丈夫，必<text:span text:style-name="T6">獲</text:span>吉祥。</text:p>
      <text:p text:style-name="P1"/>
      <text:p text:style-name="P3">九二，眇能<text:span text:style-name="T6">視</text:span>，利幽人之<text:span text:style-name="T6">貞</text:span>。</text:p>
      <text:p text:style-name="P1"/>
      <text:p text:style-name="P3">【白<text:span text:style-name="T6">話</text:span>】九二，眼睛一瞎一明仍能看到<text:span text:style-name="T6">東</text:span>西，<text:span text:style-name="T6">說</text:span>明幽居之人利<text:span text:style-name="T6">於</text:span>守正。</text:p>
      <text:p text:style-name="P1"/>
      <text:p text:style-name="P3">《象》曰：“利幽人之<text:span text:style-name="T6">貞</text:span>”，未<text:span text:style-name="T6">變</text:span>常也。</text:p>
      <text:p text:style-name="P1"/>
      <text:p text:style-name="P3">【白<text:span text:style-name="T6">話</text:span>】《象<text:span text:style-name="T6">辭</text:span>》<text:span text:style-name="T6">說</text:span>“幽居之人利<text:span text:style-name="T6">於</text:span>守正”，<text:span text:style-name="T6">這</text:span>是因<text:span text:style-name="T6">為</text:span>能遵守<text:span text:style-name="T6">恆</text:span>常的<text:span text:style-name="T6">規則</text:span>。</text:p>
      <text:p text:style-name="P1"/>
      <text:p text:style-name="P3">六三，<text:span text:style-name="T6">歸</text:span>妹以<text:span text:style-name="T6">須</text:span>，反<text:span text:style-name="T6">歸</text:span>以娣。</text:p>
      <text:p text:style-name="P1"/>
      <text:p text:style-name="P3">【白<text:span text:style-name="T6">話</text:span>】六三，妹妹想冒充姐姐之位嫁<text:span text:style-name="T6">為</text:span>正室，<text:span text:style-name="T6">結</text:span>果<text:span text:style-name="T6">還</text:span>是作<text:span text:style-name="T6">為</text:span>妹妹嫁做偏房。</text:p>
      <text:p text:style-name="P1"/>
      <text:p text:style-name="P3">《象》曰：“<text:span text:style-name="T6">歸</text:span>妹以<text:span text:style-name="T6">須</text:span>”，未<text:span text:style-name="T6">當</text:span>也。</text:p>
      <text:p text:style-name="P1"/>
      <text:p text:style-name="P3">【白<text:span text:style-name="T6">話</text:span>】《象<text:span text:style-name="T6">辭</text:span>》<text:span text:style-name="T6">說</text:span>：“妹妹想冒充姐姐的地位嫁<text:span text:style-name="T6">為</text:span>正室”，<text:span text:style-name="T6">這</text:span>是不正<text:span text:style-name="T6">當</text:span>的。</text:p>
      <text:p text:style-name="P1"/>
      <text:p text:style-name="P3">九四，<text:span text:style-name="T6">歸</text:span>妹愆期，<text:span text:style-name="T6">遲歸</text:span>有<text:span text:style-name="T6">時</text:span>。</text:p>
      <text:p text:style-name="P1"/>
      <text:p text:style-name="P3">【白<text:span text:style-name="T6">話</text:span>】九四，待嫁少女<text:span text:style-name="T6">錯過</text:span>出嫁的<text:span text:style-name="T6">時機</text:span>，延<text:span text:style-name="T6">遲</text:span>日期待嫁，<text:span text:style-name="T6">靜</text:span>等好的<text:span text:style-name="T6">時機</text:span>。</text:p>
      <text:p text:style-name="P1"/>
      <text:p text:style-name="P1">《象》曰：愆期之志，有待而行也。</text:p>
      <text:p text:style-name="P1"/>
      <text:p text:style-name="P3">【白<text:span text:style-name="T6">話</text:span>】《象<text:span text:style-name="T6">辭</text:span>》<text:span text:style-name="T6">說</text:span>：<text:span text:style-name="T6">錯過</text:span>出嫁的<text:span text:style-name="T6">時機</text:span>，是<text:span text:style-name="T6">為</text:span>等待更好的<text:span text:style-name="T6">時機</text:span>到<text:span text:style-name="T6">來</text:span>再嫁。</text:p>
      <text:p text:style-name="P1"/>
      <text:p text:style-name="P3"><text:soft-page-break/>六五，帝乙<text:span text:style-name="T6">歸</text:span>妹，其君之袂，不如其娣之袂良；月几望，吉。</text:p>
      <text:p text:style-name="P1"/>
      <text:p text:style-name="P3">【白<text:span text:style-name="T6">話</text:span>】六五，帝乙嫁出少女，正房的服<text:span text:style-name="T6">飾</text:span>，反不如偏房的服<text:span text:style-name="T6">飾艷麗華</text:span>美；月近十五<text:span text:style-name="T6">將</text:span>要<text:span text:style-name="T6">圓</text:span>了，吉祥。</text:p>
      <text:p text:style-name="P1"/>
      <text:p text:style-name="P3">《象》曰：“帝乙<text:span text:style-name="T6">歸</text:span>妹，不如其娣之袂良”也；其位在中，以<text:span text:style-name="T6">貴</text:span>行也。</text:p>
      <text:p text:style-name="P1"/>
      <text:p text:style-name="P3">【白<text:span text:style-name="T6">話</text:span>】《象<text:span text:style-name="T6">辭</text:span>》<text:span text:style-name="T6">說</text:span>：“帝乙嫁出少女，正房的服<text:span text:style-name="T6">飾</text:span>，反不如偏房的服<text:span text:style-name="T6">飾艷麗華</text:span>美”；<text:span text:style-name="T6">說</text:span>明<text:span text:style-name="T6">雖</text:span>身居中位，十分尊<text:span text:style-name="T6">貴</text:span>，<text:span text:style-name="T6">卻</text:span>能保持勤<text:span text:style-name="T6">儉謙虛</text:span>的美德。</text:p>
      <text:p text:style-name="P1"/>
      <text:p text:style-name="P3">上六，女承筐，<text:span text:style-name="T6">無實</text:span>，士刲羊，<text:span text:style-name="T6">無</text:span>血。<text:span text:style-name="T6">無</text:span>攸利。</text:p>
      <text:p text:style-name="P1"/>
      <text:p text:style-name="P3">【白<text:span text:style-name="T6">話</text:span>】上六，女子的筐<text:span text:style-name="T6">籃</text:span>里空空<text:span text:style-name="T6">蕩蕩沒</text:span>有<text:span text:style-name="T6">實</text:span>物，男子用刀宰羊<text:span text:style-name="T6">卻</text:span>不<text:span text:style-name="T6">見</text:span>出血。<text:span text:style-name="T6">沒</text:span>有利益。</text:p>
      <text:p text:style-name="P1"/>
      <text:p text:style-name="P3">《象》曰：“上六<text:span text:style-name="T6">無實</text:span>，承<text:span text:style-name="T6">虛</text:span>筐也。</text:p>
      <text:p text:style-name="P1"/>
      <text:p text:style-name="P3">【白<text:span text:style-name="T6">話</text:span>】《象<text:span text:style-name="T6">辭</text:span>》<text:span text:style-name="T6">說</text:span>：《<text:span text:style-name="T6">歸</text:span>妹卦》的第六位（上六）空<text:span text:style-name="T6">虛無實</text:span>，好比手持空空的<text:span text:style-name="T6">籃</text:span>筐。 </text:p>
      <text:p text:style-name="P1"/>
      <text:p text:style-name="P1"/>
      <text:p text:style-name="P1">第五十五卦：《丰卦》</text:p>
      <text:p text:style-name="P1"><text:s/></text:p>
      <text:p text:style-name="P3">丰：亨，王假之；勿<text:span text:style-name="T6">憂</text:span>，宜日中。</text:p>
      <text:p text:style-name="P1"/>
      <text:p text:style-name="P3">【白<text:span text:style-name="T6">話</text:span>】《丰卦》象<text:span text:style-name="T6">徵</text:span>盛大丰<text:span text:style-name="T6">滿</text:span>：亨通，君王能<text:span text:style-name="T6">夠</text:span>使天下<text:span text:style-name="T6">達</text:span>到盛大丰<text:span text:style-name="T6">滿</text:span>；就不用<text:span text:style-name="T6">憂</text:span>愁，好比太<text:span text:style-name="T6">陽</text:span>位居中天，光芒<text:span text:style-name="T6">萬</text:span>丈。</text:p>
      <text:p text:style-name="P1"/>
      <text:p text:style-name="P3">《象》曰：“雷<text:span text:style-name="T6">電</text:span>皆至，丰；君子以折<text:span text:style-name="T6">獄</text:span>致刑。</text:p>
      <text:p text:style-name="P1"/>
      <text:p text:style-name="P3">【白<text:span text:style-name="T6">話</text:span>】《象<text:span text:style-name="T6">辭</text:span>》<text:span text:style-name="T6">說</text:span>：《丰卦》的卦象是<text:span text:style-name="T6">離</text:span>（火）下（震）雷上，<text:span text:style-name="T6">離</text:span>又代表<text:span text:style-name="T6">閃電</text:span>，震<text:span text:style-name="T6">為</text:span>雷，<text:span text:style-name="T6">為</text:span>雷<text:span text:style-name="T6">電</text:span>同<text:span text:style-name="T6">時</text:span>到<text:span text:style-name="T6">來</text:span>之表象，象<text:span text:style-name="T6">徵</text:span>着盛大丰<text:span text:style-name="T6">滿</text:span>；君子<text:span text:style-name="T6">應該</text:span>像雷<text:span text:style-name="T6">電</text:span>那<text:span text:style-name="T6">樣</text:span>，<text:span text:style-name="T6">審</text:span>案用刑正大光明。</text:p>
      <text:p text:style-name="P1"/>
      <text:p text:style-name="P3">初九，遇其配主，<text:span text:style-name="T6">雖</text:span>旬<text:span text:style-name="T6">無</text:span>咎，往有尚。</text:p>
      <text:p text:style-name="P1"/>
      <text:p text:style-name="P3">【白<text:span text:style-name="T6">話</text:span>】初九，遇<text:span text:style-name="T6">見</text:span>地位彼此相<text:span text:style-name="T6">當</text:span>的伙伴，<text:span text:style-name="T6">雖</text:span>然合作十天也不致受害，前往<text:span text:style-name="T6">會</text:span>受到尊敬重<text:span text:style-name="T6">視</text:span>。</text:p>
      <text:p text:style-name="P1"/>
      <text:p text:style-name="P3">《象》曰：“<text:span text:style-name="T6">雖</text:span>旬<text:span text:style-name="T6">無</text:span>咎”，<text:span text:style-name="T6">過</text:span>旬<text:span text:style-name="T6">災</text:span>也。</text:p>
      <text:p text:style-name="P1"/>
      <text:p text:style-name="P3">【白<text:span text:style-name="T6">話</text:span>】《象<text:span text:style-name="T6">辭</text:span>》<text:span text:style-name="T6">說</text:span>：“<text:span text:style-name="T6">雖</text:span>然合作十天也不致受害”，但是<text:span text:style-name="T6">過</text:span>了十天就可能<text:span text:style-name="T6">會</text:span>有<text:span text:style-name="T6">災禍</text:span>。</text:p>
      <text:p text:style-name="P1"/>
      <text:p text:style-name="P3">六二，丰其蔀，日<text:span text:style-name="T6">見</text:span>斗，往得疑疾；有孚<text:span text:style-name="T6">發</text:span>若，吉。</text:p>
      <text:p text:style-name="P1"/>
      <text:p text:style-name="P3">【白<text:span text:style-name="T6">話</text:span>】六二，光明遭到云的蒙蔽，好比明亮的白天<text:span text:style-name="T6">卻</text:span>看到了夜晚的北斗星，前往行事<text:span text:style-name="T6">會</text:span>被猜疑；如果能以自己的至<text:span text:style-name="T6">誠</text:span>之心去<text:span text:style-name="T6">啟</text:span>迪，那么最后是能<text:span text:style-name="T6">獲</text:span>得吉祥的。</text:p>
      <text:p text:style-name="P1"/>
      <text:p text:style-name="P3"><text:soft-page-break/>《象》曰：“有孚<text:span text:style-name="T6">發</text:span>若”，信以<text:span text:style-name="T6">發</text:span>志也。</text:p>
      <text:p text:style-name="P1"/>
      <text:p text:style-name="P3">【白<text:span text:style-name="T6">話</text:span>】《象<text:span text:style-name="T6">辭</text:span>》<text:span text:style-name="T6">說</text:span>：“能以自己的至<text:span text:style-name="T6">誠</text:span>之心去<text:span text:style-name="T6">啟</text:span>迪”，是有信以展拓其盛大之志。</text:p>
      <text:p text:style-name="P1"/>
      <text:p text:style-name="P3">九三，丰其沛，日中<text:span text:style-name="T6">見</text:span>沬；折其右肱，<text:span text:style-name="T6">無</text:span>咎。</text:p>
      <text:p text:style-name="P1"/>
      <text:p text:style-name="P3">【白<text:span text:style-name="T6">話</text:span>】九三，光明被云遮掩，明亮的白天看<text:span text:style-name="T6">見</text:span>了小星星；好比右臂被折<text:span text:style-name="T6">斷</text:span>而<text:span text:style-name="T6">難</text:span>以有所作<text:span text:style-name="T6">為</text:span>，但<text:span text:style-name="T6">終</text:span>究不<text:span text:style-name="T6">會</text:span>受害。</text:p>
      <text:p text:style-name="P1"/>
      <text:p text:style-name="P3">《象》曰：“丰其沛”，不可大事也；“折其右胘”，<text:span text:style-name="T6">終</text:span>不可用也。</text:p>
      <text:p text:style-name="P1"/>
      <text:p text:style-name="P3">【白<text:span text:style-name="T6">話</text:span>】《象<text:span text:style-name="T6">辭</text:span>》<text:span text:style-name="T6">說</text:span>：“光明被云遮掩”，不可成就<text:span text:style-name="T6">勝</text:span>任大事；“右臂折<text:span text:style-name="T6">斷</text:span>而<text:span text:style-name="T6">無為</text:span>慎守”，最<text:span text:style-name="T6">終</text:span>得不到重用或不可能有所作用了。</text:p>
      <text:p text:style-name="P1"/>
      <text:p text:style-name="P3">九四，丰其蔀，日中<text:span text:style-name="T6">見</text:span>斗；遇其夷主，吉。</text:p>
      <text:p text:style-name="P1"/>
      <text:p text:style-name="P3">【白<text:span text:style-name="T6">話</text:span>】九四，光明遭到云的蒙蔽，亮的白天<text:span text:style-name="T6">卻</text:span>看到了夜晚的北斗星；但若遇到明主<text:span text:style-name="T6">賞識還</text:span>是<text:span text:style-name="T6">會</text:span>吉祥的。</text:p>
      <text:p text:style-name="P1"/>
      <text:p text:style-name="P3">《象》是：“丰其蔀”，位不<text:span text:style-name="T6">當</text:span>也；“日中<text:span text:style-name="T6">見</text:span>斗”，幽不明也；“遇其夷主”，吉行也。</text:p>
      <text:p text:style-name="P1"/>
      <text:p text:style-name="P3">【白<text:span text:style-name="T6">話</text:span>】《象<text:span text:style-name="T6">辭</text:span>》<text:span text:style-name="T6">說</text:span>：“光明遭到云的蒙蔽”，是<text:span text:style-name="T6">說</text:span>九四爻所居的爻位不<text:span text:style-name="T6">當</text:span>；“明亮的白天<text:span text:style-name="T6">卻</text:span>看到了夜晚的北斗星”，<text:span text:style-name="T6">說</text:span>明由<text:span text:style-name="T6">於</text:span>蒙蔽而出<text:span text:style-name="T6">現</text:span>昏暗；“但若遇到明主<text:span text:style-name="T6">賞識</text:span>”，行<text:span text:style-name="T6">動還</text:span>是<text:span text:style-name="T6">會獲</text:span>得吉祥的。</text:p>
      <text:p text:style-name="P1"/>
      <text:p text:style-name="P3">六五，<text:span text:style-name="T6">來</text:span>章，有<text:span text:style-name="T6">慶譽</text:span>，吉。</text:p>
      <text:p text:style-name="P1"/>
      <text:p text:style-name="P3">【白<text:span text:style-name="T6">話</text:span>】六五，有美德的<text:span text:style-name="T6">賢</text:span>能之士<text:span text:style-name="T6">來輔</text:span>佐，<text:span text:style-name="T6">會</text:span>有喜<text:span text:style-name="T6">慶</text:span>和美<text:span text:style-name="T6">譽</text:span>，吉祥。</text:p>
      <text:p text:style-name="P1"/>
      <text:p text:style-name="P3">《象》曰：“六五之吉，有<text:span text:style-name="T6">慶</text:span>也。</text:p>
      <text:p text:style-name="P1"/>
      <text:p text:style-name="P3">【白<text:span text:style-name="T6">話</text:span>】《象<text:span text:style-name="T6">辭</text:span>》<text:span text:style-name="T6">說</text:span>：《丰卦》的第五爻位（六五）的吉祥，必定<text:span text:style-name="T6">會</text:span>有喜<text:span text:style-name="T6">慶</text:span>。</text:p>
      <text:p text:style-name="P1"/>
      <text:p text:style-name="P3">上六，丰其屋，蔀其家，闚其<text:span text:style-name="T6">戶</text:span>，<text:span text:style-name="T6">闃</text:span>其<text:span text:style-name="T6">無</text:span>人，三<text:span text:style-name="T6">歲</text:span>不<text:span text:style-name="T6">覿</text:span>，凶。</text:p>
      <text:p text:style-name="P1"/>
      <text:p text:style-name="P3">【白<text:span text:style-name="T6">話</text:span>】上六，房屋高大，蒙蔽居室，<text:span text:style-name="T6">窺視</text:span>窗<text:span text:style-name="T6">戶</text:span>，寂<text:span text:style-name="T6">靜</text:span>而<text:span text:style-name="T6">無</text:span>人，三年之久仍不<text:span text:style-name="T6">見</text:span>人，自蔽孤立，定有凶<text:span text:style-name="T6">險</text:span>。</text:p>
      <text:p text:style-name="P1"/>
      <text:p text:style-name="P3">《象》曰：“丰其屋”，天<text:span text:style-name="T6">際</text:span>翔也；“闚其<text:span text:style-name="T6">戶</text:span>，<text:span text:style-name="T6">闃</text:span>其<text:span text:style-name="T6">無</text:span>人”，自藏也。</text:p>
      <text:p text:style-name="P1"/>
      <text:p text:style-name="P3">【白<text:span text:style-name="T6">話</text:span>】《象<text:span text:style-name="T6">辭</text:span>》<text:span text:style-name="T6">說</text:span>：“高大的房屋”，居<text:span text:style-name="T6">內</text:span>自蔽，孤立<text:span text:style-name="T6">於</text:span>人，好似在天<text:span text:style-name="T6">際飛</text:span>翔；“<text:span text:style-name="T6">窺視</text:span>窗<text:span text:style-name="T6">戶</text:span>，寂<text:span text:style-name="T6">靜</text:span>而<text:span text:style-name="T6">無</text:span>人”，深深<text:span text:style-name="T6">隱</text:span>藏<text:span text:style-name="T6">蹤跡</text:span>。 </text:p>
      <text:p text:style-name="P1"/>
      <text:p text:style-name="P1"/>
      <text:p text:style-name="P1"><text:soft-page-break/>第五十六卦：《旅卦》</text:p>
      <text:p text:style-name="P1"><text:s/></text:p>
      <text:p text:style-name="P3">旅：小亨，旅<text:span text:style-name="T6">貞</text:span>吉。</text:p>
      <text:p text:style-name="P1"/>
      <text:p text:style-name="P3">【白<text:span text:style-name="T6">話</text:span>】《旅卦》象<text:span text:style-name="T6">徵</text:span>旅行：小心<text:span text:style-name="T6">謙順</text:span>可以亨通，旅行<text:span text:style-name="T6">雖</text:span>是小事，但能<text:span text:style-name="T6">堅</text:span>守正道必然吉祥。</text:p>
      <text:p text:style-name="P1"/>
      <text:p text:style-name="P3">《象》曰：山上有火，旅；君子以明慎用刑，而不留<text:span text:style-name="T6">獄</text:span>。</text:p>
      <text:p text:style-name="P1"/>
      <text:p text:style-name="P3">【白<text:span text:style-name="T6">話</text:span>】《象<text:span text:style-name="T6">辭</text:span>》<text:span text:style-name="T6">說</text:span>：《旅卦》的卦象是艮（山）下<text:span text:style-name="T6">離</text:span>（火）上，<text:span text:style-name="T6">為</text:span>火<text:span text:style-name="T6">勢</text:span>匆匆蔓延之表象，象<text:span text:style-name="T6">徵</text:span>行旅之人匆匆<text:span text:style-name="T6">趕</text:span>路；君子<text:span text:style-name="T6">觀</text:span>此<text:span text:style-name="T6">應謹</text:span>慎使用刑<text:span text:style-name="T6">罰</text:span>，明<text:span text:style-name="T6">斷決獄</text:span>。</text:p>
      <text:p text:style-name="P1"/>
      <text:p text:style-name="P3">初六，旅<text:span text:style-name="T6">瑣瑣</text:span>，斯其所取<text:span text:style-name="T6">災</text:span>。</text:p>
      <text:p text:style-name="P1"/>
      <text:p text:style-name="P3">【白<text:span text:style-name="T6">話</text:span>】初六，旅行之始猥<text:span text:style-name="T6">瑣</text:span>不堪，<text:span text:style-name="T6">這</text:span>是自己招<text:span text:style-name="T6">來</text:span>的<text:span text:style-name="T6">災禍</text:span>。</text:p>
      <text:p text:style-name="P1"/>
      <text:p text:style-name="P3">《象》曰：“旅<text:span text:style-name="T6">瑣瑣</text:span>”，志<text:span text:style-name="T6">窮災</text:span>也。</text:p>
      <text:p text:style-name="P1"/>
      <text:p text:style-name="P3">【白<text:span text:style-name="T6">話</text:span>】《象<text:span text:style-name="T6">辭</text:span>》<text:span text:style-name="T6">說</text:span>：“旅行之始猥<text:span text:style-name="T6">瑣</text:span>不堪”，是意志<text:span text:style-name="T6">窮</text:span>迫造成的<text:span text:style-name="T6">災禍</text:span>。</text:p>
      <text:p text:style-name="P1"/>
      <text:p text:style-name="P3">六二，旅即次，<text:span text:style-name="T6">懷</text:span>其<text:span text:style-name="T6">資</text:span>，得童仆，<text:span text:style-name="T6">貞</text:span>。</text:p>
      <text:p text:style-name="P1"/>
      <text:p text:style-name="P3">【白<text:span text:style-name="T6">話</text:span>】六二，旅客住在旅舍，<text:span text:style-name="T6">攜帶錢財</text:span>，有童仆照<text:span text:style-name="T6">顧</text:span>，能<text:span text:style-name="T6">堅</text:span>守正道。</text:p>
      <text:p text:style-name="P1"/>
      <text:p text:style-name="P3">《象》曰：“得童仆<text:span text:style-name="T6">貞</text:span>”，<text:span text:style-name="T6">終無</text:span>尤也。</text:p>
      <text:p text:style-name="P1"/>
      <text:p text:style-name="P3">【白<text:span text:style-name="T6">話</text:span>】《象<text:span text:style-name="T6">辭</text:span>》<text:span text:style-name="T6">說</text:span>：“有童仆照<text:span text:style-name="T6">顧</text:span>，能<text:span text:style-name="T6">堅</text:span>守正道”，故不<text:span text:style-name="T6">會</text:span>有<text:span text:style-name="T6">過</text:span>失。</text:p>
      <text:p text:style-name="P1"/>
      <text:p text:style-name="P3">九三，旅焚其次，<text:span text:style-name="T6">喪</text:span>其童仆；<text:span text:style-name="T6">貞厲</text:span>。</text:p>
      <text:p text:style-name="P1"/>
      <text:p text:style-name="P3">【白<text:span text:style-name="T6">話</text:span>】九三，旅途中施舍失火，<text:span text:style-name="T6">從</text:span>而<text:span text:style-name="T6">喪</text:span>失了照<text:span text:style-name="T6">顧</text:span>自己的童仆，失去正道，<text:span text:style-name="T6">會</text:span>出<text:span text:style-name="T6">現</text:span>危<text:span text:style-name="T6">險</text:span>。</text:p>
      <text:p text:style-name="P1"/>
      <text:p text:style-name="P3">《象》曰：“旅焚其次”，亦以<text:span text:style-name="T6">傷</text:span>矣；以旅<text:span text:style-name="T6">與</text:span>下，其<text:span text:style-name="T6">義喪</text:span>也。</text:p>
      <text:p text:style-name="P1"/>
      <text:p text:style-name="P3">【白<text:span text:style-name="T6">話</text:span>】《象<text:span text:style-name="T6">辭</text:span>》<text:span text:style-name="T6">說</text:span>：“旅途中施舍失火”，已<text:span text:style-name="T6">經</text:span>受到<text:span text:style-name="T6">損傷</text:span>；把童仆<text:span text:style-name="T6">視為</text:span>路人，童仆舍其而去，是必然的，合乎道理的。</text:p>
      <text:p text:style-name="P1"/>
      <text:p text:style-name="P3">九四，旅<text:span text:style-name="T6">於處</text:span>，得其<text:span text:style-name="T6">資</text:span>斧，我心不快。</text:p>
      <text:p text:style-name="P1"/>
      <text:p text:style-name="P3">【白<text:span text:style-name="T6">話</text:span>】九四，身<text:span text:style-name="T6">處異鄉暫為棲</text:span>身，不能安居，<text:span text:style-name="T6">雖</text:span>然得到路<text:span text:style-name="T6">費</text:span>，但我的心情仍然不愉快。</text:p>
      <text:p text:style-name="P1"/>
      <text:p text:style-name="P3">《象》曰：“旅<text:span text:style-name="T6">於處</text:span>”，未得位也；“得其<text:span text:style-name="T6">資</text:span>斧”，心未快也。</text:p>
      <text:p text:style-name="P1"/>
      <text:p text:style-name="P3">【白<text:span text:style-name="T6">話</text:span>】《象<text:span text:style-name="T6">辭</text:span>》<text:span text:style-name="T6">說</text:span>：“身<text:span text:style-name="T6">處異鄉暫為棲</text:span>身，不能安居”，因<text:span text:style-name="T6">為畢</text:span>竟未得到<text:span text:style-name="T6">長</text:span>久安身的地方；“<text:span text:style-name="T6">雖</text:span>然得到路<text:span text:style-name="T6">費</text:span>”，但仍然客居他<text:span text:style-name="T6">鄉</text:span>，故此<text:span text:style-name="T6">時</text:span>心中仍不<text:span text:style-name="T6">暢</text:span>快。</text:p>
      <text:p text:style-name="P1"><text:soft-page-break/></text:p>
      <text:p text:style-name="P3">六五，射雉，一矢亡；<text:span text:style-name="T6">終</text:span>以<text:span text:style-name="T6">譽</text:span>命。</text:p>
      <text:p text:style-name="P1"/>
      <text:p text:style-name="P3">【白<text:span text:style-name="T6">話</text:span>】六五，射野<text:span text:style-name="T6">雞</text:span>，<text:span text:style-name="T6">喪</text:span>失一枝箭；但最<text:span text:style-name="T6">終獲</text:span>得<text:span text:style-name="T6">榮譽</text:span>和爵命。</text:p>
      <text:p text:style-name="P1"/>
      <text:p text:style-name="P3">《象》曰：“<text:span text:style-name="T6">終</text:span>以<text:span text:style-name="T6">譽</text:span>命”，上逮也。</text:p>
      <text:p text:style-name="P1"/>
      <text:p text:style-name="P3">【白<text:span text:style-name="T6">話</text:span>】《象<text:span text:style-name="T6">辭</text:span>》<text:span text:style-name="T6">說</text:span>：“最<text:span text:style-name="T6">終獲</text:span>得<text:span text:style-name="T6">榮譽</text:span>和爵命”，是由<text:span text:style-name="T6">於</text:span>能<text:span text:style-name="T6">親</text:span>近居高位的尊者。</text:p>
      <text:p text:style-name="P1"/>
      <text:p text:style-name="P3">上九，<text:span text:style-name="T6">鳥</text:span>焚其巢，旅人先笑，后<text:span text:style-name="T6">號</text:span>咷；<text:span text:style-name="T6">喪</text:span>牛<text:span text:style-name="T6">於</text:span>易，凶。</text:p>
      <text:p text:style-name="P1"/>
      <text:p text:style-name="P3">【白<text:span text:style-name="T6">話</text:span>】上九，<text:span text:style-name="T6">鳥</text:span>巢失火被<text:span text:style-name="T6">燒</text:span>掉，行旅之人得高位先喜<text:span text:style-name="T6">悅歡</text:span>笑，后因遭<text:span text:style-name="T6">禍</text:span>事而<text:span text:style-name="T6">號</text:span>啕痛哭；牧人在牧<text:span text:style-name="T6">場丟</text:span>失了牛，有凶<text:span text:style-name="T6">險</text:span>。</text:p>
      <text:p text:style-name="P1"/>
      <text:p text:style-name="P3">《象》曰：以旅在上，其<text:span text:style-name="T6">義</text:span>焚也；<text:span text:style-name="T6">喪</text:span>牛<text:span text:style-name="T6">於</text:span>易，<text:span text:style-name="T6">終</text:span>莫之<text:span text:style-name="T6">聞</text:span>也。</text:p>
      <text:p text:style-name="P1"/>
      <text:p text:style-name="P3">【白<text:span text:style-name="T6">話</text:span>】《象<text:span text:style-name="T6">辭</text:span>》<text:span text:style-name="T6">說</text:span>：“作<text:span text:style-name="T6">為</text:span>旅客<text:span text:style-name="T6">卻</text:span>在<text:span text:style-name="T6">異鄉</text:span>身居高位，<text:span text:style-name="T6">這樣</text:span>必然要遭到焚巢之<text:span text:style-name="T6">災</text:span>；牧人在牧<text:span text:style-name="T6">場丟</text:span>失了牛，<text:span text:style-name="T6">這個</text:span>，可悲的<text:span text:style-name="T6">結</text:span>局是<text:span text:style-name="T6">無</text:span>可挽回的。 </text:p>
      <text:p text:style-name="P1"/>
      <text:p text:style-name="P1"/>
      <text:p text:style-name="P1">第五十七卦：《巽卦》</text:p>
      <text:p text:style-name="P1"><text:s/></text:p>
      <text:p text:style-name="P3">巽：小亨，利有攸往，利<text:span text:style-name="T6">見</text:span>大人。</text:p>
      <text:p text:style-name="P1"/>
      <text:p text:style-name="P3">【白<text:span text:style-name="T6">話</text:span>】《巽卦》象<text:span text:style-name="T6">徵順從</text:span>：<text:span text:style-name="T6">謙虛</text:span>柔<text:span text:style-name="T6">順</text:span>，小心<text:span text:style-name="T6">從</text:span>事可以<text:span text:style-name="T6">達</text:span>到亨通，<text:span text:style-name="T6">這樣</text:span>才能利<text:span text:style-name="T6">於</text:span>所要做的事情，利<text:span text:style-name="T6">於</text:span>出<text:span text:style-name="T6">現</text:span>有道德并居<text:span text:style-name="T6">於</text:span>高位的人物。</text:p>
      <text:p text:style-name="P1"/>
      <text:p text:style-name="P3">《象》曰：“<text:span text:style-name="T6">隨風</text:span>，巽；君子以申命行事。</text:p>
      <text:p text:style-name="P1"/>
      <text:p text:style-name="P3">【白<text:span text:style-name="T6">話</text:span>】《象<text:span text:style-name="T6">辭</text:span>》<text:span text:style-name="T6">說</text:span>：《巽卦》的卦象是巽（<text:span text:style-name="T6">風</text:span>）下巽（<text:span text:style-name="T6">風</text:span>）上，<text:span text:style-name="T6">為風</text:span>行起<text:span text:style-name="T6">來無</text:span>所不入之表象，由此表示<text:span text:style-name="T6">順從</text:span>。具有<text:span text:style-name="T6">賢</text:span>良公正美德的君主<text:span text:style-name="T6">應當</text:span>仿效<text:span text:style-name="T6">風</text:span>行而物<text:span text:style-name="T6">無</text:span>不<text:span text:style-name="T6">順</text:span>的<text:span text:style-name="T6">樣</text:span>子，下<text:span text:style-name="T6">達</text:span>命令，施行<text:span text:style-name="T6">統</text:span>治。</text:p>
      <text:p text:style-name="P1"/>
      <text:p text:style-name="P3">初六，<text:span text:style-name="T6">進</text:span>退，利武人之<text:span text:style-name="T6">貞</text:span>。</text:p>
      <text:p text:style-name="P1"/>
      <text:p text:style-name="P3">【白<text:span text:style-name="T6">話</text:span>】初六，<text:span text:style-name="T6">過</text:span>度<text:span text:style-name="T6">謙</text:span>卑，缺乏信心，<text:span text:style-name="T6">進</text:span>退<text:span text:style-name="T6">遲</text:span>疑，利<text:span text:style-name="T6">於</text:span>勇武之人<text:span text:style-name="T6">堅</text:span>守中正之道。</text:p>
      <text:p text:style-name="P1"/>
      <text:p text:style-name="P3">《象》曰：“<text:span text:style-name="T6">進</text:span>退”志疑也；“利武人之<text:span text:style-name="T6">貞</text:span>”，志治也。</text:p>
      <text:p text:style-name="P1"/>
      <text:p text:style-name="P3">【白<text:span text:style-name="T6">話</text:span>】《象<text:span text:style-name="T6">辭</text:span>》<text:span text:style-name="T6">說</text:span>：“<text:span text:style-name="T6">過</text:span>度<text:span text:style-name="T6">謙</text:span>卑，缺乏信心，<text:span text:style-name="T6">進</text:span>退<text:span text:style-name="T6">遲</text:span>疑”，是指意志懦弱<text:span text:style-name="T6">猶</text:span>豫；“利<text:span text:style-name="T6">於</text:span>勇武之人<text:span text:style-name="T6">堅</text:span>守中道”，是勉<text:span text:style-name="T6">勵</text:span>其修治，以<text:span text:style-name="T6">樹</text:span>立<text:span text:style-name="T6">堅強</text:span>的意志。</text:p>
      <text:p text:style-name="P1"/>
      <text:p text:style-name="P3">九二，巽在床下，用史、巫<text:span text:style-name="T6">紛</text:span>若吉，<text:span text:style-name="T6">無</text:span>咎。</text:p>
      <text:p text:style-name="P1"/>
      <text:p text:style-name="P3">【白<text:span text:style-name="T6">話</text:span>】九二，<text:span text:style-name="T6">過</text:span>度<text:span text:style-name="T6">謙</text:span>卑而屈居<text:span text:style-name="T6">於</text:span>床下，如果能像祝史、巫<text:span text:style-name="T6">覡</text:span>那<text:span text:style-name="T6">樣</text:span>用崇敬<text:span text:style-name="T6">謙</text:span>恭的<text:span text:style-name="T6">態</text:span>度事神<text:span text:style-name="T6">將</text:span>十<text:soft-page-break/>分吉祥，一定不<text:span text:style-name="T6">會</text:span>有什么<text:span text:style-name="T6">禍</text:span>患。</text:p>
      <text:p text:style-name="P1"/>
      <text:p text:style-name="P3">《象》曰：“<text:span text:style-name="T6">紛</text:span>若之吉”，得中也。</text:p>
      <text:p text:style-name="P1"/>
      <text:p text:style-name="P3">【白<text:span text:style-name="T6">話</text:span>】《象<text:span text:style-name="T6">辭</text:span>》<text:span text:style-name="T6">說</text:span>：“用崇敬<text:span text:style-name="T6">謙</text:span>恭的<text:span text:style-name="T6">態</text:span>度去行事<text:span text:style-name="T6">將</text:span>十分吉祥”，<text:span text:style-name="T6">這</text:span>是因<text:span text:style-name="T6">為</text:span>九二爻能<text:span text:style-name="T6">夠</text:span>居中守正的<text:span text:style-name="T6">緣</text:span>故。</text:p>
      <text:p text:style-name="P1"/>
      <text:p text:style-name="P3">九三，<text:span text:style-name="T6">頻</text:span>巽，吝。</text:p>
      <text:p text:style-name="P1"/>
      <text:p text:style-name="P3">【白<text:span text:style-name="T6">話</text:span>】朝令夕改，使人<text:span text:style-name="T6">無</text:span>所<text:span text:style-name="T6">適從</text:span>，<text:span text:style-name="T6">會</text:span>有<text:span text:style-name="T6">禍</text:span>患。</text:p>
      <text:p text:style-name="P1"/>
      <text:p text:style-name="P3">《象》曰：“<text:span text:style-name="T6">頻</text:span>巽之吝”，志<text:span text:style-name="T6">窮</text:span>也。</text:p>
      <text:p text:style-name="P1"/>
      <text:p text:style-name="P3">【白<text:span text:style-name="T6">話</text:span>】《象<text:span text:style-name="T6">辭</text:span>》<text:span text:style-name="T6">說</text:span>：“朝令夕改，使人<text:span text:style-name="T6">無</text:span>所<text:span text:style-name="T6">適從</text:span>，<text:span text:style-name="T6">會</text:span>有<text:span text:style-name="T6">禍</text:span>患”，是因<text:span text:style-name="T6">為當</text:span>政者缺乏<text:span text:style-name="T6">遠</text:span>大的志向。</text:p>
      <text:p text:style-name="P1"/>
      <text:p text:style-name="P3">六四，悔亡，田<text:span text:style-name="T6">獲</text:span>三品。</text:p>
      <text:p text:style-name="P1"/>
      <text:p text:style-name="P3">【白<text:span text:style-name="T6">話</text:span>】六四，悔恨消失，田<text:span text:style-name="T6">獵時</text:span>得到多<text:span text:style-name="T6">種</text:span>收<text:span text:style-name="T6">獲</text:span>。</text:p>
      <text:p text:style-name="P1"/>
      <text:p text:style-name="P3">《象》曰：“田<text:span text:style-name="T6">獲</text:span>三品，有功也。</text:p>
      <text:p text:style-name="P1"/>
      <text:p text:style-name="P3">【白<text:span text:style-name="T6">話</text:span>】《象<text:span text:style-name="T6">辭</text:span>》<text:span text:style-name="T6">說</text:span>：“田<text:span text:style-name="T6">獵時</text:span>得到多<text:span text:style-name="T6">種</text:span>收<text:span text:style-name="T6">獲</text:span>”，是因<text:span text:style-name="T6">為</text:span>能恪守“<text:span text:style-name="T6">順從</text:span>”之道，所以才有所建<text:span text:style-name="T6">樹</text:span>。</text:p>
      <text:p text:style-name="P1"/>
      <text:p text:style-name="P3">九五，<text:span text:style-name="T6">貞</text:span>吉，悔亡，<text:span text:style-name="T6">無</text:span>不利；<text:span text:style-name="T6">無</text:span>初有<text:span text:style-name="T6">終</text:span>；先庚三日，后庚三日，吉。</text:p>
      <text:p text:style-name="P1"/>
      <text:p text:style-name="P3">【白<text:span text:style-name="T6">話</text:span>】九五，<text:span text:style-name="T6">堅</text:span>守中道，可以得到吉祥，悔恨<text:span text:style-name="T6">會</text:span>消失，做任何事情<text:span text:style-name="T6">沒</text:span>有不<text:span text:style-name="T6">順</text:span>利的；<text:span text:style-name="T6">開</text:span>始<text:span text:style-name="T6">時</text:span>也<text:span text:style-name="T6">許</text:span>不<text:span text:style-name="T6">會</text:span>太<text:span text:style-name="T6">順</text:span>利，但最后一定<text:span text:style-name="T6">會</text:span>通<text:span text:style-name="T6">達</text:span>。比如<text:span text:style-name="T6">頒</text:span>行新的法令、政令，可以在象<text:span text:style-name="T6">徵變</text:span>更的“庚”日的前三天<text:span text:style-name="T6">發</text:span>布，在“庚”日后三天再<text:span text:style-name="T6">開</text:span>始施行<text:span text:style-name="T6">這</text:span>些命令，才能使命令深入人心，<text:span text:style-name="T6">從</text:span>而使上下皆<text:span text:style-name="T6">順從</text:span>，由此<text:span text:style-name="T6">獲</text:span>得好的效果。</text:p>
      <text:p text:style-name="P1"/>
      <text:p text:style-name="P1">《象》曰：“九五之吉，位中正也。</text:p>
      <text:p text:style-name="P1"/>
      <text:p text:style-name="P3">【白<text:span text:style-name="T6">話</text:span>】《象<text:span text:style-name="T6">辭</text:span>》<text:span text:style-name="T6">說</text:span>：《巽卦》的第五爻位（九五）之所以吉祥，是因<text:span text:style-name="T6">為</text:span>它居中端正，守持中道，慎始慎<text:span text:style-name="T6">終</text:span>。</text:p>
      <text:p text:style-name="P1"/>
      <text:p text:style-name="P3">上九，巽在床下，<text:span text:style-name="T6">喪</text:span>其<text:span text:style-name="T6">資</text:span>斧；<text:span text:style-name="T6">貞</text:span>凶。</text:p>
      <text:p text:style-name="P1"/>
      <text:p text:style-name="P3">【白<text:span text:style-name="T6">話</text:span>】上九，<text:span text:style-name="T6">謙</text:span>卑恭<text:span text:style-name="T6">順</text:span>到了<text:span text:style-name="T6">極點</text:span>而屈<text:span text:style-name="T6">於</text:span>床下，<text:span text:style-name="T6">喪</text:span>失了<text:span text:style-name="T6">賴</text:span>以<text:span text:style-name="T6">謀</text:span>生的<text:span text:style-name="T6">資</text:span>本，<text:span text:style-name="T6">喪</text:span>失了<text:span text:style-name="T6">剛</text:span>硬的本性，<text:span text:style-name="T6">結</text:span>果是凶<text:span text:style-name="T6">險</text:span>的。</text:p>
      <text:p text:style-name="P1"/>
      <text:p text:style-name="P3">《象》曰：“巽在床下”，上<text:span text:style-name="T6">窮</text:span>也；“<text:span text:style-name="T6">喪</text:span>其<text:span text:style-name="T6">資</text:span>斧”，正乎凶也。</text:p>
      <text:p text:style-name="P1"/>
      <text:p text:style-name="P3">【白<text:span text:style-name="T6">話</text:span>】《象<text:span text:style-name="T6">辭</text:span>》<text:span text:style-name="T6">說</text:span>：“<text:span text:style-name="T6">謙</text:span>卑恭<text:span text:style-name="T6">順</text:span>到了<text:span text:style-name="T6">極點</text:span>而屈居<text:span text:style-name="T6">於</text:span>床下”，<text:span text:style-name="T6">處於窮極</text:span>末路，<text:span text:style-name="T6">無</text:span>法前<text:span text:style-name="T6">進</text:span>；“<text:span text:style-name="T6">喪</text:span>失了<text:span text:style-name="T6">謀</text:span>生的<text:span text:style-name="T6">資</text:span>本”，失去了生活的能力，<text:span text:style-name="T6">結</text:span>果必然是凶<text:span text:style-name="T6">險</text:span>的。 </text:p>
      <text:p text:style-name="P1"><text:soft-page-break/></text:p>
      <text:p text:style-name="P1"/>
      <text:p text:style-name="P3">第五十八卦：《<text:span text:style-name="T6">兌</text:span>卦》</text:p>
      <text:p text:style-name="P1"><text:s/></text:p>
      <text:p text:style-name="P3"><text:span text:style-name="T6">兌</text:span>：亨，利<text:span text:style-name="T6">貞</text:span>。</text:p>
      <text:p text:style-name="P1"/>
      <text:p text:style-name="P3">【白<text:span text:style-name="T6">話</text:span>】《<text:span text:style-name="T6">兌</text:span>卦》象<text:span text:style-name="T6">徵</text:span>喜<text:span text:style-name="T6">悅</text:span>：亨通<text:span text:style-name="T6">暢達</text:span>，利<text:span text:style-name="T6">於堅</text:span>守中正之道。</text:p>
      <text:p text:style-name="P1"/>
      <text:p text:style-name="P3">《象》曰：<text:span text:style-name="T6">麗澤</text:span>，<text:span text:style-name="T6">兌</text:span>；君子以朋友<text:span text:style-name="T6">講習</text:span>。</text:p>
      <text:p text:style-name="P1"/>
      <text:p text:style-name="P3">【白<text:span text:style-name="T6">話</text:span>】《象<text:span text:style-name="T6">辭</text:span>》<text:span text:style-name="T6">說</text:span>：《<text:span text:style-name="T6">兌</text:span>卦》的卦象是<text:span text:style-name="T6">兌</text:span>（<text:span text:style-name="T6">澤</text:span>）下<text:span text:style-name="T6">兌</text:span>（<text:span text:style-name="T6">澤</text:span>）上，<text:span text:style-name="T6">為兩個澤</text:span>水并<text:span text:style-name="T6">連</text:span>之表象。<text:span text:style-name="T6">澤</text:span>水相互流通滋<text:span text:style-name="T6">潤</text:span>，彼此受益，因而又象<text:span text:style-name="T6">徵</text:span>喜<text:span text:style-name="T6">悅</text:span>；君子<text:span text:style-name="T6">應當</text:span>效法<text:span text:style-name="T6">這</text:span>一精神，<text:span text:style-name="T6">樂於</text:span>同志同道合的朋友一道研<text:span text:style-name="T6">討學業</text:span>，<text:span text:style-name="T6">講習</text:span>道<text:span text:style-name="T6">義</text:span>，<text:span text:style-name="T6">這</text:span>是人生最大的<text:span text:style-name="T6">樂</text:span>趣。</text:p>
      <text:p text:style-name="P1"/>
      <text:p text:style-name="P3">初九，和<text:span text:style-name="T6">兌</text:span>，吉。</text:p>
      <text:p text:style-name="P1"/>
      <text:p text:style-name="P3">【白<text:span text:style-name="T6">話</text:span>】初九，能以平和喜<text:span text:style-name="T6">悅</text:span>的<text:span text:style-name="T6">態</text:span>度待人，<text:span text:style-name="T6">獲</text:span>得吉祥。</text:p>
      <text:p text:style-name="P1"/>
      <text:p text:style-name="P3">《象》曰：“和<text:span text:style-name="T6">兌</text:span>之吉，行未疑也。</text:p>
      <text:p text:style-name="P1"/>
      <text:p text:style-name="P3">【白<text:span text:style-name="T6">話</text:span>】《象<text:span text:style-name="T6">辭</text:span>》<text:span text:style-name="T6">說</text:span>：用平和喜<text:span text:style-name="T6">悅</text:span>的<text:span text:style-name="T6">態</text:span>度待人，<text:span text:style-name="T6">獲</text:span>得吉祥，是因<text:span text:style-name="T6">為</text:span>行<text:span text:style-name="T6">為誠</text:span>信端正，不被人猜疑。</text:p>
      <text:p text:style-name="P1"/>
      <text:p text:style-name="P3">九二，孚<text:span text:style-name="T6">兌</text:span>，吉，悔亡。</text:p>
      <text:p text:style-name="P1"/>
      <text:p text:style-name="P3">【白<text:span text:style-name="T6">話</text:span>】九二，心中<text:span text:style-name="T6">誠</text:span>信<text:span text:style-name="T6">與</text:span>人和<text:span text:style-name="T6">悅</text:span>，故而得到吉祥；悔恨可以消失。</text:p>
      <text:p text:style-name="P1"/>
      <text:p text:style-name="P3">《象》曰：“孚<text:span text:style-name="T6">兌</text:span>之吉”，信志也。</text:p>
      <text:p text:style-name="P1"/>
      <text:p text:style-name="P3">【白<text:span text:style-name="T6">話</text:span>】《象<text:span text:style-name="T6">辭</text:span>》<text:span text:style-name="T6">說</text:span>：“心中<text:span text:style-name="T6">誠</text:span>信<text:span text:style-name="T6">與</text:span>人和<text:span text:style-name="T6">悅</text:span>，故而得到吉祥”，<text:span text:style-name="T6">說</text:span>明心志<text:span text:style-name="T6">誠</text:span>信、<text:span text:style-name="T6">篤實</text:span>，能<text:span text:style-name="T6">獲</text:span>得好的<text:span text:style-name="T6">結</text:span>果。</text:p>
      <text:p text:style-name="P1"/>
      <text:p text:style-name="P3">六三，<text:span text:style-name="T6">來兌</text:span>，凶。</text:p>
      <text:p text:style-name="P1"/>
      <text:p text:style-name="P3">【白<text:span text:style-name="T6">話</text:span>】六三，前<text:span text:style-name="T6">來尋</text:span>求欣<text:span text:style-name="T6">悅</text:span>，有凶<text:span text:style-name="T6">險</text:span>。</text:p>
      <text:p text:style-name="P1"/>
      <text:p text:style-name="P3">《象》曰：“<text:span text:style-name="T6">來兌</text:span>之凶”，位不<text:span text:style-name="T6">當</text:span>也。</text:p>
      <text:p text:style-name="P1"/>
      <text:p text:style-name="P3">【白<text:span text:style-name="T6">話</text:span>】《象<text:span text:style-name="T6">辭</text:span>》<text:span text:style-name="T6">說</text:span>：“前<text:span text:style-name="T6">來導</text:span>求欣<text:span text:style-name="T6">悅</text:span>，有凶<text:span text:style-name="T6">險</text:span>”，是因<text:span text:style-name="T6">為</text:span>居位不中不正的<text:span text:style-name="T6">緣</text:span>故。</text:p>
      <text:p text:style-name="P1"/>
      <text:p text:style-name="P3">九四，商<text:span text:style-name="T6">兌</text:span>，未<text:span text:style-name="T6">寧</text:span>，介疾有喜。</text:p>
      <text:p text:style-name="P1"/>
      <text:p text:style-name="P3">【白<text:span text:style-name="T6">話</text:span>】九四<text:span text:style-name="T6">剛</text:span>居柔位，<text:span text:style-name="T6">對</text:span>喜<text:span text:style-name="T6">悅</text:span>能保持一定的警惕，有所思量，心<text:span text:style-name="T6">緒</text:span>不<text:span text:style-name="T6">寧</text:span>，<text:span text:style-name="T6">須</text:span>排除凶<text:span text:style-name="T6">險</text:span>疾<text:span text:style-name="T6">惡</text:span>才<text:span text:style-name="T6">會</text:span>有喜<text:span text:style-name="T6">慶</text:span>的<text:span text:style-name="T6">結</text:span>果。</text:p>
      <text:p text:style-name="P1"/>
      <text:p text:style-name="P3"><text:soft-page-break/>《象》曰：“九四之喜，有<text:span text:style-name="T6">慶</text:span>也。</text:p>
      <text:p text:style-name="P1"/>
      <text:p text:style-name="P3">【白<text:span text:style-name="T6">話</text:span>】《象<text:span text:style-name="T6">辭</text:span>》<text:span text:style-name="T6">說</text:span>：《<text:span text:style-name="T6">兌</text:span>卦》的第四爻位（九四）能拒<text:span text:style-name="T6">絕誘</text:span>惑，毅然守正，因此出<text:span text:style-name="T6">現</text:span>好的兆<text:span text:style-name="T6">頭</text:span>，值得<text:span text:style-name="T6">慶賀</text:span>。</text:p>
      <text:p text:style-name="P1"/>
      <text:p text:style-name="P3">九五，孚<text:span text:style-name="T6">於剝</text:span>，有<text:span text:style-name="T6">厲</text:span>。</text:p>
      <text:p text:style-name="P1"/>
      <text:p text:style-name="P3">【白<text:span text:style-name="T6">話</text:span>】九五，<text:span text:style-name="T6">誠</text:span>心相信小人的巧言令色，必有危<text:span text:style-name="T6">險</text:span>。</text:p>
      <text:p text:style-name="P1"/>
      <text:p text:style-name="P3">《象》曰：“孚<text:span text:style-name="T6">於剝</text:span>”，位正<text:span text:style-name="T6">當</text:span>也！</text:p>
      <text:p text:style-name="P1"/>
      <text:p text:style-name="P3">【白<text:span text:style-name="T6">話</text:span>】《象<text:span text:style-name="T6">辭</text:span>》<text:span text:style-name="T6">說</text:span>：“<text:span text:style-name="T6">誠</text:span>心相信小人的巧言令色必有危<text:span text:style-name="T6">險</text:span>”，只可惜它所居的正<text:span text:style-name="T6">當</text:span>之位了。</text:p>
      <text:p text:style-name="P1"/>
      <text:p text:style-name="P3">上六，引<text:span text:style-name="T6">兌</text:span>。</text:p>
      <text:p text:style-name="P1"/>
      <text:p text:style-name="P3">【白<text:span text:style-name="T6">話</text:span>】上六，引<text:span text:style-name="T6">誘別</text:span>人一同<text:span text:style-name="T6">歡悅</text:span>。</text:p>
      <text:p text:style-name="P1"/>
      <text:p text:style-name="P3">《象》曰：上六“引<text:span text:style-name="T6">兌</text:span>”，未光也。</text:p>
      <text:p text:style-name="P1"/>
      <text:p text:style-name="P3">【白<text:span text:style-name="T6">話</text:span>】《象<text:span text:style-name="T6">辭</text:span>》<text:span text:style-name="T6">說</text:span>：《<text:span text:style-name="T6">兌</text:span>卦》的第六爻位（上六）“引<text:span text:style-name="T6">誘別</text:span>人一同<text:span text:style-name="T6">歡悅</text:span>”，不是光明正大的品行，而是偏<text:span text:style-name="T6">離</text:span>正德，<text:span text:style-name="T6">這種</text:span>所<text:span text:style-name="T6">謂</text:span>的<text:span text:style-name="T6">歡悅將導</text:span>致凶<text:span text:style-name="T6">險</text:span>。 </text:p>
      <text:p text:style-name="P1"/>
      <text:p text:style-name="P1"/>
      <text:p text:style-name="P3">第五十九卦：《<text:span text:style-name="T6">渙</text:span>卦》</text:p>
      <text:p text:style-name="P1"><text:s/></text:p>
      <text:p text:style-name="P3"><text:span text:style-name="T6">渙</text:span>：亨，王假有<text:span text:style-name="T6">廟</text:span>，利涉大川，利<text:span text:style-name="T6">貞</text:span>。</text:p>
      <text:p text:style-name="P1"/>
      <text:p text:style-name="P3">【白<text:span text:style-name="T6">話</text:span>】《<text:span text:style-name="T6">渙</text:span>卦》象<text:span text:style-name="T6">徵渙</text:span>散：<text:span text:style-name="T6">順暢</text:span>亨通，<text:span text:style-name="T6">賢</text:span>明的君主去祠<text:span text:style-name="T6">廟</text:span>祭祀神<text:span text:style-name="T6">靈</text:span>以祈求保佑，利<text:span text:style-name="T6">於</text:span>渡<text:span text:style-name="T6">過</text:span>大川河流，利<text:span text:style-name="T6">於堅</text:span>守中正之道。</text:p>
      <text:p text:style-name="P1"/>
      <text:p text:style-name="P3">《象》曰：<text:span text:style-name="T6">風</text:span>行水上，“<text:span text:style-name="T6">渙</text:span>”；先王以享<text:span text:style-name="T6">於</text:span>帝立<text:span text:style-name="T6">廟</text:span>。</text:p>
      <text:p text:style-name="P1"/>
      <text:p text:style-name="P3">【白<text:span text:style-name="T6">話</text:span>】《象<text:span text:style-name="T6">辭</text:span>》<text:span text:style-name="T6">說</text:span>：《<text:span text:style-name="T6">渙</text:span>卦》的卦象是坎（水）下巽（<text:span text:style-name="T6">風</text:span>）上，<text:span text:style-name="T6">為風</text:span>行水上之表象，象<text:span text:style-name="T6">徵渙</text:span>散、<text:span text:style-name="T6">離</text:span>散。先代君王<text:span text:style-name="T6">為</text:span>了收合<text:span text:style-name="T6">歸攏</text:span>人心便祭祀天帝，修建<text:span text:style-name="T6">廟</text:span>宇。</text:p>
      <text:p text:style-name="P1"/>
      <text:p text:style-name="P3">初六，用拯<text:span text:style-name="T6">馬壯</text:span>吉。</text:p>
      <text:p text:style-name="P1"/>
      <text:p text:style-name="P3">【白<text:span text:style-name="T6">話</text:span>】初六，借助健<text:span text:style-name="T6">壯</text:span>的好<text:span text:style-name="T6">馬來彌補</text:span>力量的不足，可以<text:span text:style-name="T6">獲</text:span>得吉祥。</text:p>
      <text:p text:style-name="P1"/>
      <text:p text:style-name="P3">《象》曰：初六之吉，<text:span text:style-name="T6">順</text:span>也。</text:p>
      <text:p text:style-name="P1"/>
      <text:p text:style-name="P3">【白<text:span text:style-name="T6">話</text:span>】《象<text:span text:style-name="T6">辭</text:span>》<text:span text:style-name="T6">說</text:span>：《<text:span text:style-name="T6">兌</text:span>卦》的第一位（初六）之所以是吉祥的，<text:span text:style-name="T6">這</text:span>是由<text:span text:style-name="T6">於</text:span>它能<text:span text:style-name="T6">順</text:span>承<text:span text:style-name="T6">陽剛</text:span>的<text:span text:style-name="T6">緣</text:span>故。</text:p>
      <text:p text:style-name="P3">九二，<text:span text:style-name="T6">渙</text:span>奔其<text:span text:style-name="T6">機</text:span>，悔亡。</text:p>
      <text:p text:style-name="P1"/>
      <text:p text:style-name="P3"><text:soft-page-break/>【白<text:span text:style-name="T6">話</text:span>】九二，<text:span text:style-name="T6">處</text:span>在<text:span text:style-name="T6">渙</text:span>散之<text:span text:style-name="T6">時</text:span>，要迅速<text:span text:style-name="T6">脫離險</text:span>境，<text:span text:style-name="T6">轉</text:span>移到安全的地方，悔恨便<text:span text:style-name="T6">會</text:span>消失。</text:p>
      <text:p text:style-name="P1"/>
      <text:p text:style-name="P3">《象》曰：“<text:span text:style-name="T6">渙</text:span>奔其<text:span text:style-name="T6">機</text:span>”，得<text:span text:style-name="T6">願</text:span>也。</text:p>
      <text:p text:style-name="P1"/>
      <text:p text:style-name="P3">【白<text:span text:style-name="T6">話</text:span>】《象<text:span text:style-name="T6">辭</text:span>》<text:span text:style-name="T6">說</text:span>：“<text:span text:style-name="T6">渙</text:span>散之<text:span text:style-name="T6">時</text:span>，要迅速<text:span text:style-name="T6">脫離險</text:span>境，<text:span text:style-name="T6">轉</text:span>移到安全的地方”，<text:span text:style-name="T6">脫離</text:span>了危<text:span text:style-name="T6">險</text:span>，消失了悔恨，<text:span text:style-name="T6">實現</text:span>了自己的<text:span text:style-name="T6">願</text:span>望。</text:p>
      <text:p text:style-name="P1"/>
      <text:p text:style-name="P3">六三，<text:span text:style-name="T6">渙</text:span>其躬，<text:span text:style-name="T6">無</text:span>悔。</text:p>
      <text:p text:style-name="P1"/>
      <text:p text:style-name="P3">白<text:span text:style-name="T6">話</text:span>，六三，<text:span text:style-name="T6">寧願</text:span>自身受到<text:span text:style-name="T6">損</text:span>失，因此<text:span text:style-name="T6">沒</text:span>有什么悔恨。</text:p>
      <text:p text:style-name="P1"/>
      <text:p text:style-name="P3">《象》曰：“<text:span text:style-name="T6">渙</text:span>其躬”，志在外也。</text:p>
      <text:p text:style-name="P1"/>
      <text:p text:style-name="P3">【白<text:span text:style-name="T6">話</text:span>】《象<text:span text:style-name="T6">辭</text:span>》<text:span text:style-name="T6">說</text:span>：“<text:span text:style-name="T6">寧願</text:span>自身受到<text:span text:style-name="T6">損</text:span>失”，<text:span text:style-name="T6">說</text:span>明志向在外。</text:p>
      <text:p text:style-name="P1"/>
      <text:p text:style-name="P3">六四，<text:span text:style-name="T6">渙</text:span>其群，元吉；<text:span text:style-name="T6">渙</text:span>有丘，匪夷所思。</text:p>
      <text:p text:style-name="P1"/>
      <text:p text:style-name="P3">【白<text:span text:style-name="T6">話</text:span>】六四，<text:span text:style-name="T6">盡</text:span>散朋<text:span text:style-name="T6">黨</text:span>，因而有大的吉祥；同<text:span text:style-name="T6">時</text:span>，它又能化解小群而聚成山丘一般大的群<text:span text:style-name="T6">體</text:span>，<text:span text:style-name="T6">這</text:span>不是常人所能想到的。</text:p>
      <text:p text:style-name="P1"/>
      <text:p text:style-name="P3">《象》曰：“<text:span text:style-name="T6">渙</text:span>其群元吉”，光大也。</text:p>
      <text:p text:style-name="P1"/>
      <text:p text:style-name="P3">【白<text:span text:style-name="T6">話</text:span>】《象<text:span text:style-name="T6">辭</text:span>》<text:span text:style-name="T6">說</text:span>：“<text:span text:style-name="T6">盡</text:span>散朋<text:span text:style-name="T6">黨</text:span>，因而有大的吉祥”，表明<text:span text:style-name="T6">無</text:span>自私自利之心，品行光明正大。</text:p>
      <text:p text:style-name="P1"/>
      <text:p text:style-name="P3">九五，<text:span text:style-name="T6">渙</text:span>汗其大<text:span text:style-name="T6">號</text:span>，<text:span text:style-name="T6">渙</text:span>王居，<text:span text:style-name="T6">無</text:span>咎。</text:p>
      <text:p text:style-name="P1"/>
      <text:p text:style-name="P3">【白<text:span text:style-name="T6">話</text:span>】九五，像<text:span text:style-name="T6">揮發</text:span>身上的汗水一<text:span text:style-name="T6">樣發</text:span>布重大的命令，同<text:span text:style-name="T6">時</text:span>亦能疏散君王的<text:span text:style-name="T6">積</text:span>蓄用以聚<text:span text:style-name="T6">攏</text:span>民心，<text:span text:style-name="T6">這樣</text:span>做一定不<text:span text:style-name="T6">會</text:span>有什么<text:span text:style-name="T6">禍</text:span>患。</text:p>
      <text:p text:style-name="P1"/>
      <text:p text:style-name="P3">《象》曰：“王居<text:span text:style-name="T6">無</text:span>咎”，正位也。</text:p>
      <text:p text:style-name="P1"/>
      <text:p text:style-name="P3">【白<text:span text:style-name="T6">話</text:span>】《象<text:span text:style-name="T6">辭</text:span>》<text:span text:style-name="T6">說</text:span>：“疏散君王的<text:span text:style-name="T6">積</text:span>蓄以聚<text:span text:style-name="T6">攏</text:span>民心，<text:span text:style-name="T6">這樣</text:span>做一定不<text:span text:style-name="T6">會</text:span>有什么<text:span text:style-name="T6">禍</text:span>患”，是因<text:span text:style-name="T6">為</text:span>九五爻居<text:span text:style-name="T6">於</text:span>正位，行事端正。</text:p>
      <text:p text:style-name="P1"/>
      <text:p text:style-name="P3">上九，<text:span text:style-name="T6">渙</text:span>其血去逖出，<text:span text:style-name="T6">無</text:span>咎。</text:p>
      <text:p text:style-name="P1"/>
      <text:p text:style-name="P3">【白<text:span text:style-name="T6">話</text:span>】上九，<text:span text:style-name="T6">擺脫傷</text:span>害，<text:span text:style-name="T6">遠遠</text:span>地避<text:span text:style-name="T6">開</text:span>它，不再接近它，不<text:span text:style-name="T6">會</text:span>有什么<text:span text:style-name="T6">禍</text:span>患。</text:p>
      <text:p text:style-name="P1"/>
      <text:p text:style-name="P3">《象》曰：“<text:span text:style-name="T6">渙</text:span>其血，<text:span text:style-name="T6">遠</text:span>害也。</text:p>
      <text:p text:style-name="P1"/>
      <text:p text:style-name="P3">【白<text:span text:style-name="T6">話</text:span>】《象<text:span text:style-name="T6">辭</text:span>》<text:span text:style-name="T6">說</text:span>：<text:span text:style-name="T6">擺脫傷</text:span>害，<text:span text:style-name="T6">這</text:span>就是避<text:span text:style-name="T6">禍</text:span>之道。 </text:p>
      <text:p text:style-name="P1"/>
      <text:p text:style-name="P1"/>
      <text:p text:style-name="P3">第六十卦：《<text:span text:style-name="T6">節</text:span>卦》</text:p>
      <text:p text:style-name="P1"><text:soft-page-break/><text:s/></text:p>
      <text:p text:style-name="P3"><text:span text:style-name="T6">節</text:span>：亨，苦<text:span text:style-name="T6">節</text:span>不可，<text:span text:style-name="T6">貞</text:span>。</text:p>
      <text:p text:style-name="P1"/>
      <text:p text:style-name="P3">【白<text:span text:style-name="T6">話</text:span>】《<text:span text:style-name="T6">節</text:span>卦》象<text:span text:style-name="T6">徵節</text:span>制：<text:span text:style-name="T6">節</text:span>制可致亨通；但<text:span text:style-name="T6">過</text:span>分的<text:span text:style-name="T6">節</text:span>制也不可以的，<text:span text:style-name="T6">應當</text:span>持正、<text:span text:style-name="T6">適</text:span>中。</text:p>
      <text:p text:style-name="P1"/>
      <text:p text:style-name="P3">《象》曰：<text:span text:style-name="T6">澤</text:span>上有水，<text:span text:style-name="T6">節</text:span>；君子以制<text:span text:style-name="T6">數</text:span>度，<text:span text:style-name="T6">議</text:span>德行。</text:p>
      <text:p text:style-name="P1"/>
      <text:p text:style-name="P3">【白<text:span text:style-name="T6">話</text:span>】《象<text:span text:style-name="T6">辭</text:span>》<text:span text:style-name="T6">說</text:span>：《<text:span text:style-name="T6">澤</text:span>卦》的卦象是<text:span text:style-name="T6">兌</text:span>（<text:span text:style-name="T6">澤</text:span>）下坎（水）上<text:span text:style-name="T6">為澤</text:span>上有水之表象，象<text:span text:style-name="T6">徵</text:span>以堤防<text:span text:style-name="T6">來節</text:span>制。水在<text:span text:style-name="T6">澤</text:span>中，一旦<text:span text:style-name="T6">滿</text:span>了就溢出<text:span text:style-name="T6">來</text:span>，而堤防本身就是用<text:span text:style-name="T6">來節</text:span>制水的盈<text:span text:style-name="T6">虛</text:span>的。君子<text:span text:style-name="T6">應當</text:span>效法《<text:span text:style-name="T6">節</text:span>卦》的<text:span text:style-name="T6">義</text:span>理，制定典章制度和必要的<text:span text:style-name="T6">禮儀</text:span>法度<text:span text:style-name="T6">來</text:span>作<text:span text:style-name="T6">為</text:span>行事的准<text:span text:style-name="T6">則</text:span>，以此<text:span text:style-name="T6">來節</text:span>制人<text:span text:style-name="T6">們</text:span>的行<text:span text:style-name="T6">為</text:span>。</text:p>
      <text:p text:style-name="P1"/>
      <text:p text:style-name="P3">初九，不出<text:span text:style-name="T6">戶</text:span>庭，<text:span text:style-name="T6">無</text:span>咎。</text:p>
      <text:p text:style-name="P1"/>
      <text:p text:style-name="P3">【白<text:span text:style-name="T6">話</text:span>】初九，不<text:span text:style-name="T6">邁</text:span>出庭院，<text:span text:style-name="T6">沒</text:span>有危害。</text:p>
      <text:p text:style-name="P1"/>
      <text:p text:style-name="P3">《象》曰：“不出<text:span text:style-name="T6">戶</text:span>庭”，知通塞也。</text:p>
      <text:p text:style-name="P1"/>
      <text:p text:style-name="P3">【白<text:span text:style-name="T6">話</text:span>】《象<text:span text:style-name="T6">辭</text:span>》<text:span text:style-name="T6">說</text:span>：“不<text:span text:style-name="T6">邁</text:span>出庭院”，<text:span text:style-name="T6">說</text:span>明知<text:span text:style-name="T6">曉</text:span>通<text:span text:style-name="T6">則當</text:span>行，阻<text:span text:style-name="T6">則當</text:span>止的道理。</text:p>
      <text:p text:style-name="P1"/>
      <text:p text:style-name="P3">九二，不出<text:span text:style-name="T6">門</text:span>庭，凶。</text:p>
      <text:p text:style-name="P1"/>
      <text:p text:style-name="P3">【白<text:span text:style-name="T6">話</text:span>】九二，因<text:span text:style-name="T6">過</text:span>分<text:span text:style-name="T6">節</text:span>制而不跨出<text:span text:style-name="T6">門</text:span>庭，<text:span text:style-name="T6">會</text:span>有凶<text:span text:style-name="T6">險</text:span>。</text:p>
      <text:p text:style-name="P1"/>
      <text:p text:style-name="P3">《象》曰：“不出<text:span text:style-name="T6">門</text:span>庭”，失<text:span text:style-name="T6">時極</text:span>也。</text:p>
      <text:p text:style-name="P1"/>
      <text:p text:style-name="P3">【白<text:span text:style-name="T6">話</text:span>】《象<text:span text:style-name="T6">辭</text:span>》<text:span text:style-name="T6">說</text:span>：“因<text:span text:style-name="T6">過</text:span>分<text:span text:style-name="T6">節</text:span>制而不跨出<text:span text:style-name="T6">門</text:span>庭”，因此失去了<text:span text:style-name="T6">適</text:span>中、妥<text:span text:style-name="T6">當</text:span>的<text:span text:style-name="T6">時機</text:span>。</text:p>
      <text:p text:style-name="P1"/>
      <text:p text:style-name="P3">六三，不<text:span text:style-name="T6">節</text:span>若，<text:span text:style-name="T6">則</text:span>嗟若，<text:span text:style-name="T6">無</text:span>咎。</text:p>
      <text:p text:style-name="P1"/>
      <text:p text:style-name="P3">【白<text:span text:style-name="T6">話</text:span>】六三，<text:span text:style-name="T6">雖</text:span>不能<text:span text:style-name="T6">節</text:span>制，但能嗟<text:span text:style-name="T6">嘆</text:span>自悔，<text:span text:style-name="T6">則沒</text:span>有<text:span text:style-name="T6">禍</text:span>患。</text:p>
      <text:p text:style-name="P1"/>
      <text:p text:style-name="P3">《象》曰：“不<text:span text:style-name="T6">節</text:span>之嗟”，又<text:span text:style-name="T6">誰</text:span>咎也！</text:p>
      <text:p text:style-name="P1"/>
      <text:p text:style-name="P3">【白<text:span text:style-name="T6">話</text:span>】《象<text:span text:style-name="T6">辭</text:span>》<text:span text:style-name="T6">說</text:span>：“<text:span text:style-name="T6">雖</text:span>然不能<text:span text:style-name="T6">節</text:span>制，但能嗟<text:span text:style-name="T6">嘆</text:span>自悔”，<text:span text:style-name="T6">這樣</text:span>的<text:span text:style-name="T6">話</text:span>，又有<text:span text:style-name="T6">誰</text:span>能<text:span text:style-name="T6">給</text:span>它造成<text:span text:style-name="T6">禍</text:span>患呢？</text:p>
      <text:p text:style-name="P1"/>
      <text:p text:style-name="P3">六四，安<text:span text:style-name="T6">節</text:span>，亨。</text:p>
      <text:p text:style-name="P1"/>
      <text:p text:style-name="P3">【白<text:span text:style-name="T6">話</text:span>】六四，能安然<text:span text:style-name="T6">實</text:span>行<text:span text:style-name="T6">節</text:span>制，故而亨通。</text:p>
      <text:p text:style-name="P1"/>
      <text:p text:style-name="P3">《象》曰：“安<text:span text:style-name="T6">節</text:span>之亨”，承上道也。</text:p>
      <text:p text:style-name="P1"/>
      <text:p text:style-name="P3">【白<text:span text:style-name="T6">話</text:span>】《象<text:span text:style-name="T6">辭</text:span>》<text:span text:style-name="T6">說</text:span>：“能安然<text:span text:style-name="T6">實</text:span>行<text:span text:style-name="T6">節</text:span>制，故而亨通”，<text:span text:style-name="T6">說</text:span>明<text:span text:style-name="T6">謹</text:span>守柔<text:span text:style-name="T6">順</text:span>尊上之道。</text:p>
      <text:p text:style-name="P1"/>
      <text:p text:style-name="P3">九五，甘<text:span text:style-name="T6">節</text:span>，吉，往有尚。</text:p>
      <text:p text:style-name="P1"><text:soft-page-break/></text:p>
      <text:p text:style-name="P3">【白<text:span text:style-name="T6">話</text:span>】九五，能<text:span text:style-name="T6">適</text:span>度<text:span text:style-name="T6">節</text:span>制<text:span text:style-name="T6">從</text:span>而<text:span text:style-name="T6">讓</text:span>人感到美而<text:span text:style-name="T6">適</text:span>中，是吉祥的；前行一定<text:span text:style-name="T6">會</text:span>受到褒<text:span text:style-name="T6">獎</text:span>。</text:p>
      <text:p text:style-name="P1"/>
      <text:p text:style-name="P3">《象》曰：甘<text:span text:style-name="T6">節</text:span>之吉，位居中也。</text:p>
      <text:p text:style-name="P1"/>
      <text:p text:style-name="P3">【白<text:span text:style-name="T6">話</text:span>】《象<text:span text:style-name="T6">辭</text:span>》<text:span text:style-name="T6">說</text:span>：“能<text:span text:style-name="T6">適</text:span>度<text:span text:style-name="T6">節</text:span>制<text:span text:style-name="T6">從</text:span>而<text:span text:style-name="T6">讓</text:span>人感到美而<text:span text:style-name="T6">適</text:span>中，是吉祥的”，<text:span text:style-name="T6">這</text:span>是由<text:span text:style-name="T6">於</text:span>居位中正的<text:span text:style-name="T6">緣</text:span>故。</text:p>
      <text:p text:style-name="P1"/>
      <text:p text:style-name="P3">上六，苦<text:span text:style-name="T6">節</text:span>；<text:span text:style-name="T6">貞</text:span>凶，悔亡。</text:p>
      <text:p text:style-name="P1"/>
      <text:p text:style-name="P3">【白<text:span text:style-name="T6">話</text:span>】上六，因<text:span text:style-name="T6">節</text:span>制<text:span text:style-name="T6">過</text:span>分，<text:span text:style-name="T6">則會</text:span>感到苦<text:span text:style-name="T6">澀</text:span>；而且<text:span text:style-name="T6">會發</text:span>生凶<text:span text:style-name="T6">險</text:span>，如果能<text:span text:style-name="T6">對過</text:span>分<text:span text:style-name="T6">節</text:span>制感到懊悔，<text:span text:style-name="T6">則</text:span>凶<text:span text:style-name="T6">險</text:span>有可能消失。</text:p>
      <text:p text:style-name="P1"/>
      <text:p text:style-name="P3">《象》曰：“苦<text:span text:style-name="T6">節貞</text:span>凶”，其道<text:span text:style-name="T6">窮</text:span>也。</text:p>
      <text:p text:style-name="P1"/>
      <text:p text:style-name="P3">【白<text:span text:style-name="T6">話</text:span>】《象<text:span text:style-name="T6">辭</text:span>》<text:span text:style-name="T6">說</text:span>：“因<text:span text:style-name="T6">節</text:span>制<text:span text:style-name="T6">過</text:span>分，<text:span text:style-name="T6">則會</text:span>感到苦<text:span text:style-name="T6">澀</text:span>，而且<text:span text:style-name="T6">會發</text:span>生凶<text:span text:style-name="T6">險</text:span>”，因<text:span text:style-name="T6">為過</text:span>分<text:span text:style-name="T6">節</text:span>制必然<text:span text:style-name="T6">導</text:span>致末路<text:span text:style-name="T6">窮</text:span>途。 </text:p>
      <text:p text:style-name="P1"/>
      <text:p text:style-name="P1"/>
      <text:p text:style-name="P1">第六十一卦：《中孚卦》</text:p>
      <text:p text:style-name="P1"><text:s/></text:p>
      <text:p text:style-name="P3">中孚：豚<text:span text:style-name="T6">魚</text:span>吉，利涉大川，利<text:span text:style-name="T6">貞</text:span>。</text:p>
      <text:p text:style-name="P1"/>
      <text:p text:style-name="P3">【白<text:span text:style-name="T6">話</text:span>】《中孚卦》象<text:span text:style-name="T6">徵誠</text:span>信：<text:span text:style-name="T6">誠</text:span>信施及到愚<text:span text:style-name="T6">鈍無</text:span>知的小<text:span text:style-name="T6">豬</text:span>小<text:span text:style-name="T6">魚</text:span>身上，<text:span text:style-name="T6">從</text:span>而感化了它<text:span text:style-name="T6">們</text:span>，因此<text:span text:style-name="T6">獲</text:span>得吉祥，利<text:span text:style-name="T6">於</text:span>涉越大河大川，利<text:span text:style-name="T6">於堅</text:span>守中正之道。</text:p>
      <text:p text:style-name="P1"/>
      <text:p text:style-name="P3">《象》曰：“<text:span text:style-name="T6">澤</text:span>上有<text:span text:style-name="T6">風</text:span>，中孚；君子以<text:span text:style-name="T6">議獄緩</text:span>死。</text:p>
      <text:p text:style-name="P1"/>
      <text:p text:style-name="P3">【白<text:span text:style-name="T6">話</text:span>】《象<text:span text:style-name="T6">辭</text:span>》<text:span text:style-name="T6">說</text:span>《中孚卦》的卦象是<text:span text:style-name="T6">兌</text:span>（<text:span text:style-name="T6">澤</text:span>）下巽（<text:span text:style-name="T6">風</text:span>）上，<text:span text:style-name="T6">為澤</text:span>上有<text:span text:style-name="T6">風</text:span>，<text:span text:style-name="T6">風</text:span>吹<text:span text:style-name="T6">動</text:span>着<text:span text:style-name="T6">澤</text:span>水之表象，比喻<text:span text:style-name="T6">沒</text:span>有<text:span text:style-name="T6">誠</text:span>信之德施及不到的地方，<text:span text:style-name="T6">說</text:span>明<text:span text:style-name="T6">極為誠</text:span>信；君子<text:span text:style-name="T6">應當</text:span>效法“中孚”之象，<text:span text:style-name="T6">廣</text:span>施信德，慎重地<text:span text:style-name="T6">議論</text:span>刑法<text:span text:style-name="T6">訟獄</text:span>，<text:span text:style-name="T6">寬緩</text:span>死刑。</text:p>
      <text:p text:style-name="P1"/>
      <text:p text:style-name="P1">初九，虞吉，有它不燕。</text:p>
      <text:p text:style-name="P1"/>
      <text:p text:style-name="P3">【白<text:span text:style-name="T6">話</text:span>】初九，能安守<text:span text:style-name="T6">誠</text:span>信，可以<text:span text:style-name="T6">獲</text:span>得吉祥，如果另有他求的<text:span text:style-name="T6">話</text:span>就<text:span text:style-name="T6">會</text:span>得不到安<text:span text:style-name="T6">寧</text:span>。</text:p>
      <text:p text:style-name="P1"/>
      <text:p text:style-name="P3">《象》曰：初九“虞吉”，志未<text:span text:style-name="T6">變</text:span>也。</text:p>
      <text:p text:style-name="P1"/>
      <text:p text:style-name="P3">【白<text:span text:style-name="T6">話</text:span>】《象<text:span text:style-name="T6">辭</text:span>》<text:span text:style-name="T6">說</text:span>：《中孚卦》的第一爻位（初九）“能安守<text:span text:style-name="T6">誠</text:span>信，可以<text:span text:style-name="T6">獲</text:span>得吉祥”，是因<text:span text:style-name="T6">為</text:span>其<text:span text:style-name="T6">沒</text:span>有他求的志向<text:span text:style-name="T6">沒</text:span>有改<text:span text:style-name="T6">變</text:span>。</text:p>
      <text:p text:style-name="P1"/>
      <text:p text:style-name="P3">九二，<text:span text:style-name="T6">鳴鶴</text:span>在<text:span text:style-name="T6">陰</text:span>，其子和之；我有好爵，吾<text:span text:style-name="T6">與爾</text:span>靡之。</text:p>
      <text:p text:style-name="P1"/>
      <text:p text:style-name="P3">【白<text:span text:style-name="T6">話</text:span>】<text:span text:style-name="T6">鶴</text:span>在山的北面<text:span text:style-name="T6">鳴</text:span>叫，它的那些同<text:span text:style-name="T6">類們</text:span>一<text:span text:style-name="T6">聲聲</text:span>地<text:span text:style-name="T6">應</text:span>和着它；我有醇香的酒<text:span text:style-name="T6">漿</text:span>，<text:span text:style-name="T6">願與</text:span>你一<text:soft-page-break/>同<text:span text:style-name="T6">暢飲</text:span>。</text:p>
      <text:p text:style-name="P1"/>
      <text:p text:style-name="P3">《象》曰：其子和之，中心<text:span text:style-name="T6">願</text:span>也。</text:p>
      <text:p text:style-name="P1"/>
      <text:p text:style-name="P3">【白<text:span text:style-name="T6">話</text:span>】《象<text:span text:style-name="T6">辭</text:span>》<text:span text:style-name="T6">說</text:span>：“<text:span text:style-name="T6">鶴</text:span>的那些同<text:span text:style-name="T6">類們</text:span>一<text:span text:style-name="T6">聲聲</text:span>地<text:span text:style-name="T6">應</text:span>和着它”，<text:span text:style-name="T6">說</text:span>明它<text:span text:style-name="T6">們</text:span>表露出了<text:span text:style-name="T6">內</text:span>心的意<text:span text:style-name="T6">願</text:span>。</text:p>
      <text:p text:style-name="P1"/>
      <text:p text:style-name="P3">六三，得<text:span text:style-name="T6">敵</text:span>，或鼓或<text:span text:style-name="T6">罷</text:span>，或泣或歌。</text:p>
      <text:p text:style-name="P1"/>
      <text:p text:style-name="P3">【白<text:span text:style-name="T6">話</text:span>】六三，面<text:span text:style-name="T6">臨強勁</text:span>的<text:span text:style-name="T6">敵</text:span>人，或者敲起<text:span text:style-name="T6">戰</text:span>鼓<text:span text:style-name="T6">發動進</text:span>攻，或者兵疲<text:span text:style-name="T6">將</text:span>乏而致<text:span text:style-name="T6">敗</text:span>退，或因<text:span text:style-name="T6">為懼</text:span>怕<text:span text:style-name="T6">敵</text:span>人的反<text:span text:style-name="T6">擊</text:span>而哭泣，或由<text:span text:style-name="T6">於敵</text:span>人不加侵害而高<text:span text:style-name="T6">興</text:span>地歌唱。</text:p>
      <text:p text:style-name="P1"/>
      <text:p text:style-name="P3">《象》曰：“或鼓或<text:span text:style-name="T6">罷</text:span>”，位不<text:span text:style-name="T6">當</text:span>也。</text:p>
      <text:p text:style-name="P1"/>
      <text:p text:style-name="P3">【白<text:span text:style-name="T6">話</text:span>】《象<text:span text:style-name="T6">辭</text:span>》<text:span text:style-name="T6">說</text:span>：“或者敲起<text:span text:style-name="T6">戰</text:span>鼓<text:span text:style-name="T6">發動進</text:span>攻，或者兵疲<text:span text:style-name="T6">將</text:span>乏而致<text:span text:style-name="T6">敗</text:span>退”，均是因<text:span text:style-name="T6">為</text:span>六三爻居位不正的<text:span text:style-name="T6">緣</text:span>故。</text:p>
      <text:p text:style-name="P1"/>
      <text:p text:style-name="P3">六四，月几望，<text:span text:style-name="T6">馬</text:span>匹亡，<text:span text:style-name="T6">無</text:span>咎。</text:p>
      <text:p text:style-name="P1"/>
      <text:p text:style-name="P3">【白<text:span text:style-name="T6">話</text:span>】六四，月亮<text:span text:style-name="T6">將圓</text:span>而未盈，好<text:span text:style-name="T6">馬</text:span>失掉了匹配，不<text:span text:style-name="T6">會</text:span>有什么<text:span text:style-name="T6">禍</text:span>害。</text:p>
      <text:p text:style-name="P1"/>
      <text:p text:style-name="P3">《象》曰：“<text:span text:style-name="T6">馬</text:span>匹亡”，<text:span text:style-name="T6">絕類</text:span>上也。</text:p>
      <text:p text:style-name="P1"/>
      <text:p text:style-name="P3">【白<text:span text:style-name="T6">話</text:span>】《象<text:span text:style-name="T6">辭</text:span>》<text:span text:style-name="T6">說</text:span>：“好<text:span text:style-name="T6">馬</text:span>失掉了匹配”，是指六四爻<text:span text:style-name="T6">誠</text:span>信<text:span text:style-name="T6">專</text:span>一，<text:span text:style-name="T6">斷絕與</text:span>同<text:span text:style-name="T6">類</text:span>之<text:span text:style-name="T6">間</text:span>的交往，而<text:span text:style-name="T6">專</text:span>心事奉君主。</text:p>
      <text:p text:style-name="P1"/>
      <text:p text:style-name="P3">九五，有孚<text:span text:style-name="T6">攣</text:span>如，<text:span text:style-name="T6">無</text:span>咎。</text:p>
      <text:p text:style-name="P1"/>
      <text:p text:style-name="P3">【白<text:span text:style-name="T6">話</text:span>】九五，具有<text:span text:style-name="T6">誠</text:span>信之德并以其<text:span text:style-name="T6">牽</text:span>系天下人心，天下的人也以<text:span text:style-name="T6">誠</text:span>信相和<text:span text:style-name="T6">應</text:span>，所以<text:span text:style-name="T6">沒</text:span>有<text:span text:style-name="T6">禍</text:span>患。</text:p>
      <text:p text:style-name="P1"/>
      <text:p text:style-name="P3">《象》曰：“有孚<text:span text:style-name="T6">攣</text:span>如”，位正<text:span text:style-name="T6">當</text:span>也。</text:p>
      <text:p text:style-name="P1"/>
      <text:p text:style-name="P3">【白<text:span text:style-name="T6">話</text:span>】《象<text:span text:style-name="T6">辭</text:span>》<text:span text:style-name="T6">說</text:span>：“具有<text:span text:style-name="T6">誠</text:span>信之德并以其<text:span text:style-name="T6">牽</text:span>系天下人心”，是指居位中正<text:span text:style-name="T6">適當</text:span>，<text:span text:style-name="T6">說</text:span>明中心<text:span text:style-name="T6">誠</text:span>信<text:span text:style-name="T6">這種</text:span>教化作用可以施及整<text:span text:style-name="T6">個</text:span>邦<text:span text:style-name="T6">國</text:span>。</text:p>
      <text:p text:style-name="P1"/>
      <text:p text:style-name="P3">上九，翰音登<text:span text:style-name="T6">於</text:span>天，<text:span text:style-name="T6">貞</text:span>凶。</text:p>
      <text:p text:style-name="P1"/>
      <text:p text:style-name="P3">【白<text:span text:style-name="T6">話</text:span>】上九，<text:span text:style-name="T6">鳥</text:span>高<text:span text:style-name="T6">飛</text:span>着，<text:span text:style-name="T6">鳴</text:span>叫<text:span text:style-name="T6">聲響徹</text:span>天空，有可能出<text:span text:style-name="T6">現</text:span>凶<text:span text:style-name="T6">險</text:span>。</text:p>
      <text:p text:style-name="P1"/>
      <text:p text:style-name="P3">《象》曰：“翰音登<text:span text:style-name="T6">於</text:span>天”，何可<text:span text:style-name="T6">長</text:span>也！</text:p>
      <text:p text:style-name="P1"/>
      <text:p text:style-name="P3">【白<text:span text:style-name="T6">話</text:span>】《象<text:span text:style-name="T6">辭</text:span>》<text:span text:style-name="T6">說</text:span>：“<text:span text:style-name="T6">鳥</text:span>高<text:span text:style-name="T6">飛</text:span>着，<text:span text:style-name="T6">鳴</text:span>叫<text:span text:style-name="T6">聲響徹</text:span>天空”，<text:span text:style-name="T6">這種聲</text:span>音<text:span text:style-name="T6">虛</text:span>而不<text:span text:style-name="T6">實</text:span>，<text:span text:style-name="T6">聲</text:span>高<text:span text:style-name="T6">於</text:span>情，怎么可能<text:span text:style-name="T6">長</text:span>久保持呢？ </text:p>
      <text:p text:style-name="P1"/>
      <text:p text:style-name="P1"/>
      <text:p text:style-name="P3"><text:soft-page-break/>第六十二卦：《小<text:span text:style-name="T6">過</text:span>卦》</text:p>
      <text:p text:style-name="P1"><text:s/></text:p>
      <text:p text:style-name="P3">小<text:span text:style-name="T6">過</text:span>：亨，利<text:span text:style-name="T6">貞</text:span>；可小事，不可大事，<text:span text:style-name="T6">飛鳥遺</text:span>之音，不宜上，宜下，大吉。</text:p>
      <text:p text:style-name="P1"/>
      <text:p text:style-name="P3">【白<text:span text:style-name="T6">話</text:span>】《小<text:span text:style-name="T6">過</text:span>卦》象<text:span text:style-name="T6">徵</text:span>略<text:span text:style-name="T6">為過</text:span>分：小<text:span text:style-name="T6">過</text:span>之<text:span text:style-name="T6">時</text:span>，可致亨通，但<text:span text:style-name="T6">應</text:span>以正<text:span text:style-name="T6">為</text:span>本，故而利<text:span text:style-name="T6">於堅</text:span>守中正之道；可以去干一些小事，但不可去涉足一些大事；<text:span text:style-name="T6">飛鳥</text:span>留下悲<text:span text:style-name="T6">鳴</text:span>之<text:span text:style-name="T6">時</text:span>，不<text:span text:style-name="T6">應該</text:span>向上<text:span text:style-name="T6">強飛</text:span>，而<text:span text:style-name="T6">應該</text:span>向下<text:span text:style-name="T6">棲</text:span>息，如此，大<text:span text:style-name="T6">為</text:span>吉祥。</text:p>
      <text:p text:style-name="P1"/>
      <text:p text:style-name="P3">《象》曰：山上有雷，小<text:span text:style-name="T6">過</text:span>；君子以行<text:span text:style-name="T6">過</text:span>乎恭，<text:span text:style-name="T6">喪過</text:span>乎哀，用<text:span text:style-name="T6">過</text:span>乎<text:span text:style-name="T6">儉</text:span>。</text:p>
      <text:p text:style-name="P1"/>
      <text:p text:style-name="P3">【白<text:span text:style-name="T6">話</text:span>】《象<text:span text:style-name="T6">辭</text:span>》<text:span text:style-name="T6">說</text:span>：《小<text:span text:style-name="T6">過</text:span>卦》的卦象是艮（山）下震（雷）上，<text:span text:style-name="T6">為</text:span>山上<text:span text:style-name="T6">響</text:span>雷之表象，雷<text:span text:style-name="T6">聲</text:span>超<text:span text:style-name="T6">過</text:span>了<text:span text:style-name="T6">尋</text:span>常的雷<text:span text:style-name="T6">鳴</text:span>，以此比喻“小有<text:span text:style-name="T6">過</text:span>越”，君子<text:span text:style-name="T6">應</text:span>效法“小<text:span text:style-name="T6">過</text:span>”之象，在一些<text:span text:style-name="T6">尋</text:span>常小事上能略有<text:span text:style-name="T6">過</text:span>分，如行止<text:span text:style-name="T6">時過</text:span>分恭敬，遇到<text:span text:style-name="T6">喪</text:span>事<text:span text:style-name="T6">時過</text:span>分悲哀，日常用度<text:span text:style-name="T6">過</text:span>分<text:span text:style-name="T6">節儉</text:span>，<text:span text:style-name="T6">為</text:span>的是<text:span text:style-name="T6">矯</text:span>枉<text:span text:style-name="T6">過</text:span>正。</text:p>
      <text:p text:style-name="P1"/>
      <text:p text:style-name="P3">初六，<text:span text:style-name="T6">飛鳥</text:span>以凶。</text:p>
      <text:p text:style-name="P1"/>
      <text:p text:style-name="P3">【白<text:span text:style-name="T6">話</text:span>】初六，<text:span text:style-name="T6">飛鳥</text:span>向上<text:span text:style-name="T6">強飛將會</text:span>出<text:span text:style-name="T6">現</text:span>凶<text:span text:style-name="T6">險</text:span>。</text:p>
      <text:p text:style-name="P1"/>
      <text:p text:style-name="P3">《象》曰：“<text:span text:style-name="T6">飛鳥</text:span>以凶”，不可如何也。</text:p>
      <text:p text:style-name="P1"/>
      <text:p text:style-name="P3">【白<text:span text:style-name="T6">話</text:span>】《象<text:span text:style-name="T6">辭</text:span>》<text:span text:style-name="T6">說</text:span>：“<text:span text:style-name="T6">飛鳥</text:span>向上<text:span text:style-name="T6">強飛將會</text:span>出<text:span text:style-name="T6">現</text:span>凶<text:span text:style-name="T6">險</text:span>”，是咎由自取，<text:span text:style-name="T6">無</text:span>可奈何。</text:p>
      <text:p text:style-name="P1"/>
      <text:p text:style-name="P3">六二，<text:span text:style-name="T6">過</text:span>其祖，遇其妣；不及其君，遇其臣，<text:span text:style-name="T6">無</text:span>咎。</text:p>
      <text:p text:style-name="P1"/>
      <text:p text:style-name="P3">【白<text:span text:style-name="T6">話</text:span>】六二，超<text:span text:style-name="T6">過</text:span>祖父，遇到祖母；但不能擅自越<text:span text:style-name="T6">過</text:span>君位，君臣遇合，一定<text:span text:style-name="T6">沒</text:span>有<text:span text:style-name="T6">禍</text:span>患。</text:p>
      <text:p text:style-name="P1"/>
      <text:p text:style-name="P3">《象》曰：“不及其君”，臣不可<text:span text:style-name="T6">過</text:span>也。</text:p>
      <text:p text:style-name="P1"/>
      <text:p text:style-name="P3">【白<text:span text:style-name="T6">話</text:span>】《象<text:span text:style-name="T6">辭</text:span>》<text:span text:style-name="T6">說</text:span>：“不能擅自越<text:span text:style-name="T6">過</text:span>君位”，因<text:span text:style-name="T6">為</text:span>作<text:span text:style-name="T6">為</text:span>臣子是不能超越至尊的。</text:p>
      <text:p text:style-name="P1"/>
      <text:p text:style-name="P3">九三，弗<text:span text:style-name="T6">過</text:span>防之，<text:span text:style-name="T6">從</text:span>或戕之，凶。</text:p>
      <text:p text:style-name="P1"/>
      <text:p text:style-name="P3">【白<text:span text:style-name="T6">話</text:span>】九三，自恃<text:span text:style-name="T6">強</text:span>盛而不<text:span text:style-name="T6">願過</text:span>分防<text:span text:style-name="T6">備</text:span>，<text:span text:style-name="T6">從</text:span>而<text:span text:style-name="T6">將</text:span>要<text:span text:style-name="T6">為</text:span>人所害，故有凶<text:span text:style-name="T6">險</text:span>。</text:p>
      <text:p text:style-name="P1"/>
      <text:p text:style-name="P3">《象》曰：“<text:span text:style-name="T6">從</text:span>或戕之”，凶如何也！</text:p>
      <text:p text:style-name="P1"/>
      <text:p text:style-name="P3">【白<text:span text:style-name="T6">話</text:span>】《象<text:span text:style-name="T6">辭</text:span>》<text:span text:style-name="T6">說</text:span>：“<text:span text:style-name="T6">將</text:span>要<text:span text:style-name="T6">為</text:span>人所害”，<text:span text:style-name="T6">說</text:span>明面<text:span text:style-name="T6">臨</text:span>的危<text:span text:style-name="T6">險</text:span>是多么的<text:span text:style-name="T6">嚴</text:span>重啊！</text:p>
      <text:p text:style-name="P1"/>
      <text:p text:style-name="P3">九四，<text:span text:style-name="T6">無</text:span>咎，弗<text:span text:style-name="T6">過</text:span>遇之；往<text:span text:style-name="T6">厲</text:span>必戒，勿用，永<text:span text:style-name="T6">貞</text:span>。</text:p>
      <text:p text:style-name="P1"/>
      <text:p text:style-name="P3">【白<text:span text:style-name="T6">話</text:span>】九四，<text:span text:style-name="T6">沒</text:span>有<text:span text:style-name="T6">禍</text:span>患，不<text:span text:style-name="T6">過</text:span>分恃<text:span text:style-name="T6">強</text:span>恃<text:span text:style-name="T6">剛</text:span>就能遇到<text:span text:style-name="T6">陰</text:span>柔；但是主<text:span text:style-name="T6">動</text:span>迎合<text:span text:style-name="T6">陰</text:span>柔<text:span text:style-name="T6">會</text:span>有凶<text:span text:style-name="T6">險</text:span>，因此，<text:span text:style-name="T6">務</text:span>必心存戒惕，不能去施展才用，要永<text:span text:style-name="T6">遠</text:span>守中正之道。</text:p>
      <text:p text:style-name="P1"/>
      <text:p text:style-name="P3">《象》曰：“弗<text:span text:style-name="T6">過</text:span>遇之”，位不<text:span text:style-name="T6">當</text:span>也；“往<text:span text:style-name="T6">厲</text:span>必戒”，<text:span text:style-name="T6">終</text:span>不可<text:span text:style-name="T6">長</text:span>也。</text:p>
      <text:p text:style-name="P1"><text:soft-page-break/></text:p>
      <text:p text:style-name="P3">【白<text:span text:style-name="T6">話</text:span>】《象<text:span text:style-name="T6">辭</text:span>》<text:span text:style-name="T6">說</text:span>：“不<text:span text:style-name="T6">過</text:span>分恃<text:span text:style-name="T6">強</text:span>恃<text:span text:style-name="T6">剛</text:span>就能遇到<text:span text:style-name="T6">陰</text:span>柔”，因<text:span text:style-name="T6">為</text:span>九四爻以<text:span text:style-name="T6">剛</text:span>居柔位，位置不正；“主<text:span text:style-name="T6">動</text:span>迎合<text:span text:style-name="T6">陰</text:span>柔<text:span text:style-name="T6">會</text:span>有凶<text:span text:style-name="T6">險</text:span>，<text:span text:style-name="T6">務</text:span>必要心存戒惕”，是<text:span text:style-name="T6">說</text:span>若主<text:span text:style-name="T6">動</text:span>迎合<text:span text:style-name="T6">陰</text:span>柔，最<text:span text:style-name="T6">終將</text:span>不可能<text:span text:style-name="T6">長</text:span>久<text:span text:style-name="T6">無</text:span>害。</text:p>
      <text:p text:style-name="P1"/>
      <text:p text:style-name="P1">六五，密云不雨，自我西郊；公弋取彼在穴。</text:p>
      <text:p text:style-name="P1"/>
      <text:p text:style-name="P3">【白<text:span text:style-name="T6">話</text:span>】六五，<text:span text:style-name="T6">烏</text:span>云密布在天空而不下雨，<text:span text:style-name="T6">這</text:span>些<text:span text:style-name="T6">烏</text:span>云是<text:span text:style-name="T6">從</text:span>城的西<text:span text:style-name="T6">邊飄過來</text:span>的；王公<text:span text:style-name="T6">們</text:span>用<text:span text:style-name="T6">細繩</text:span>系在箭上射取那些藏在穴中的野<text:span text:style-name="T6">獸</text:span>。</text:p>
      <text:p text:style-name="P1"/>
      <text:p text:style-name="P1">《象》曰：密云不雨，已上也。</text:p>
      <text:p text:style-name="P1"/>
      <text:p text:style-name="P3">【白<text:span text:style-name="T6">話</text:span>】《象<text:span text:style-name="T6">辭</text:span>》<text:span text:style-name="T6">說</text:span>：“<text:span text:style-name="T6">烏</text:span>云密布在天空而不下雨”，是因<text:span text:style-name="T6">為陰氣</text:span>超<text:span text:style-name="T6">過</text:span>了<text:span text:style-name="T6">陽氣</text:span>，<text:span text:style-name="T6">陰陽</text:span>不合，故而不能化雨。</text:p>
      <text:p text:style-name="P1"/>
      <text:p text:style-name="P3">上六，弗遇<text:span text:style-name="T6">過</text:span>之；<text:span text:style-name="T6">飛鳥離</text:span>之，凶，是<text:span text:style-name="T6">謂災</text:span>眚。</text:p>
      <text:p text:style-name="P1"/>
      <text:p text:style-name="P3">【白<text:span text:style-name="T6">話</text:span>】上六，不能遇合<text:span text:style-name="T6">陽剛卻</text:span>超越了<text:span text:style-name="T6">陽剛</text:span>，<text:span text:style-name="T6">無</text:span>安<text:span text:style-name="T6">棲</text:span>之所的<text:span text:style-name="T6">飛鳥</text:span>遭受射<text:span text:style-name="T6">殺</text:span>之<text:span text:style-name="T6">禍</text:span>，故而凶<text:span text:style-name="T6">險</text:span>，<text:span text:style-name="T6">這</text:span>就叫做<text:span text:style-name="T6">災</text:span>殃<text:span text:style-name="T6">禍</text:span>患。</text:p>
      <text:p text:style-name="P1"/>
      <text:p text:style-name="P3">《象》曰：“弗遇<text:span text:style-name="T6">過</text:span>之”，已亢也。</text:p>
      <text:p text:style-name="P1"/>
      <text:p text:style-name="P3">【白<text:span text:style-name="T6">話</text:span>】《象<text:span text:style-name="T6">辭</text:span>》<text:span text:style-name="T6">說</text:span>：“不能遇合<text:span text:style-name="T6">陽剛</text:span>而超越了<text:span text:style-name="T6">陽剛</text:span>”，是指其<text:span text:style-name="T6">過</text:span>分已<text:span text:style-name="T6">達</text:span>到<text:span text:style-name="T6">極點</text:span>，再危<text:span text:style-name="T6">險</text:span>不<text:span text:style-name="T6">過</text:span>了。 </text:p>
      <text:p text:style-name="P1"/>
      <text:p text:style-name="P1"/>
      <text:p text:style-name="P3">第六十三卦：《既<text:span text:style-name="T6">濟</text:span>卦》</text:p>
      <text:p text:style-name="P1"><text:s/></text:p>
      <text:p text:style-name="P3">既<text:span text:style-name="T6">濟</text:span>：亨小，利<text:span text:style-name="T6">貞</text:span>；初吉<text:span text:style-name="T6">終亂</text:span>。</text:p>
      <text:p text:style-name="P1"/>
      <text:p text:style-name="P3">【白<text:span text:style-name="T6">話</text:span>】《既<text:span text:style-name="T6">濟</text:span>卦》象<text:span text:style-name="T6">徵</text:span>成功：此<text:span text:style-name="T6">時</text:span>功德完<text:span text:style-name="T6">滿</text:span>，<text:span text:style-name="T6">連</text:span>柔小者都亨通<text:span text:style-name="T6">順</text:span>利，有利<text:span text:style-name="T6">於堅</text:span>守正道；<text:span text:style-name="T6">開</text:span>始<text:span text:style-name="T6">時</text:span>是吉祥的，但如有不慎，<text:span text:style-name="T6">終</text:span>久必<text:span text:style-name="T6">導</text:span>致混<text:span text:style-name="T6">亂</text:span>。</text:p>
      <text:p text:style-name="P1"/>
      <text:p text:style-name="P3">《象》曰：“水在火上，既<text:span text:style-name="T6">濟</text:span>；君子以思患而<text:span text:style-name="T6">預</text:span>防之。</text:p>
      <text:p text:style-name="P1"/>
      <text:p text:style-name="P3">【白<text:span text:style-name="T6">話</text:span>】《象<text:span text:style-name="T6">辭</text:span>》<text:span text:style-name="T6">說</text:span>：《既<text:span text:style-name="T6">濟</text:span>卦》的卦象是<text:span text:style-name="T6">離</text:span>（火）下坎（水）上，<text:span text:style-name="T6">為</text:span>水在火上之表象，比喻用火煮食物，食物已熟，象<text:span text:style-name="T6">徵</text:span>事情已<text:span text:style-name="T6">經</text:span>成功；君子<text:span text:style-name="T6">應</text:span>有<text:span text:style-name="T6">遠</text:span>大的目光，在事情成功之后，就要考<text:span text:style-name="T6">慮將來</text:span>可能出<text:span text:style-name="T6">現</text:span>的<text:span text:style-name="T6">種種</text:span>弊端，防患　<text:span text:style-name="T6">於</text:span>未然，<text:span text:style-name="T6">釆</text:span>取<text:span text:style-name="T6">預</text:span>防措施。</text:p>
      <text:p text:style-name="P1"/>
      <text:p text:style-name="P3">初九，曳其<text:span text:style-name="T6">輪</text:span>，濡其尾，<text:span text:style-name="T6">無</text:span>咎。</text:p>
      <text:p text:style-name="P1"/>
      <text:p text:style-name="P3">【白<text:span text:style-name="T6">話</text:span>】初九，拉住<text:span text:style-name="T6">車</text:span>的<text:span text:style-name="T6">輪</text:span>子，不使它快<text:span text:style-name="T6">進</text:span>，小狐狸渡河<text:span text:style-name="T6">時</text:span>沾<text:span text:style-name="T6">溼</text:span>了尾巴，<text:span text:style-name="T6">無</text:span>法快游，<text:span text:style-name="T6">沒</text:span>有<text:span text:style-name="T6">災禍</text:span>。</text:p>
      <text:p text:style-name="P1"/>
      <text:p text:style-name="P3">《象》曰：“曳其<text:span text:style-name="T6">輪</text:span>”，<text:span text:style-name="T6">義無</text:span>咎也。</text:p>
      <text:p text:style-name="P1"><text:soft-page-break/></text:p>
      <text:p text:style-name="P3">【白<text:span text:style-name="T6">話</text:span>】《象<text:span text:style-name="T6">辭</text:span>》<text:span text:style-name="T6">說</text:span>：“拉住<text:span text:style-name="T6">車</text:span>的<text:span text:style-name="T6">輪</text:span>子，不使它快<text:span text:style-name="T6">進</text:span>”，<text:span text:style-name="T6">說</text:span>明事情成功之后，必<text:span text:style-name="T6">須謹</text:span>慎<text:span text:style-name="T6">從</text:span>事，小心防<text:span text:style-name="T6">備</text:span>，才<text:span text:style-name="T6">沒</text:span>有<text:span text:style-name="T6">災禍</text:span>。</text:p>
      <text:p text:style-name="P1"/>
      <text:p text:style-name="P3">六二，<text:span text:style-name="T6">婦喪</text:span>其茀，勿逐，七日得。</text:p>
      <text:p text:style-name="P1"/>
      <text:p text:style-name="P3">【白<text:span text:style-name="T6">話</text:span>】六二，<text:span text:style-name="T6">丟</text:span>失了<text:span text:style-name="T6">婦</text:span>人乘<text:span text:style-name="T6">車</text:span>的遮<text:span text:style-name="T6">簾</text:span>，不用去<text:span text:style-name="T6">尋</text:span>找，<text:span text:style-name="T6">過</text:span>不了七天就<text:span text:style-name="T6">會</text:span>物<text:span text:style-name="T6">歸</text:span>原<text:span text:style-name="T6">處</text:span>。</text:p>
      <text:p text:style-name="P1"/>
      <text:p text:style-name="P1">《象》曰：“七日得”，以中道也。</text:p>
      <text:p text:style-name="P1"/>
      <text:p text:style-name="P3">【白<text:span text:style-name="T6">話</text:span>】《象<text:span text:style-name="T6">辭</text:span>》<text:span text:style-name="T6">說</text:span>：“<text:span text:style-name="T6">丟</text:span>失<text:span text:style-name="T6">婦</text:span>人乘<text:span text:style-name="T6">車</text:span>上的遮<text:span text:style-name="T6">簾</text:span>，<text:span text:style-name="T6">過</text:span>不了七日就<text:span text:style-name="T6">會</text:span>物<text:span text:style-name="T6">歸</text:span>原<text:span text:style-name="T6">處</text:span>”，<text:span text:style-name="T6">說</text:span>明此<text:span text:style-name="T6">時</text:span>正<text:span text:style-name="T6">處於</text:span>中位，<text:span text:style-name="T6">堅</text:span>守正道，不偏不倚，所以<text:span text:style-name="T6">丟</text:span>失了的<text:span text:style-name="T6">東</text:span>西可以失而<text:span text:style-name="T6">復</text:span>得。</text:p>
      <text:p text:style-name="P1"/>
      <text:p text:style-name="P1">九三，高宗伐鬼方，三年克之；小人勿用。</text:p>
      <text:p text:style-name="P1"/>
      <text:p text:style-name="P3">【白<text:span text:style-name="T6">話</text:span>】九三，殷高宗武丁<text:span text:style-name="T6">徵</text:span>伐地<text:span text:style-name="T6">處</text:span>西北的鬼方<text:span text:style-name="T6">國</text:span>，<text:span text:style-name="T6">經過</text:span>三年的<text:span text:style-name="T6">連續戰</text:span>斗才<text:span text:style-name="T6">獲</text:span>得<text:span text:style-name="T6">勝</text:span>利；不可任用急躁冒<text:span text:style-name="T6">進</text:span>的小人。</text:p>
      <text:p text:style-name="P1"/>
      <text:p text:style-name="P3">《象》曰：“三年克之”<text:span text:style-name="T6">憊</text:span>也。</text:p>
      <text:p text:style-name="P1"/>
      <text:p text:style-name="P3">【白<text:span text:style-name="T6">話</text:span>】《象<text:span text:style-name="T6">辭</text:span>》<text:span text:style-name="T6">說</text:span>：“<text:span text:style-name="T6">經過</text:span>三年的<text:span text:style-name="T6">連續戰</text:span>斗才攻克了鬼方<text:span text:style-name="T6">國</text:span>”，<text:span text:style-name="T6">說</text:span>明<text:span text:style-name="T6">戰爭</text:span>非常激烈又持<text:span text:style-name="T6">續</text:span>了三年之久，已<text:span text:style-name="T6">經</text:span>筋疲力<text:span text:style-name="T6">盡</text:span>了，<text:span text:style-name="T6">勝</text:span>利是<text:span text:style-name="T6">來</text:span>之不易的。</text:p>
      <text:p text:style-name="P1"/>
      <text:p text:style-name="P3">六四，繻有衣袽，<text:span text:style-name="T6">終</text:span>日戒。</text:p>
      <text:p text:style-name="P1"/>
      <text:p text:style-name="P3">【白<text:span text:style-name="T6">話</text:span>】六四，渡河的<text:span text:style-name="T6">時</text:span>候，<text:span text:style-name="T6">為</text:span>了防止船漏水，事先要准<text:span text:style-name="T6">備</text:span>破布棉絮，而且整天保持戒<text:span text:style-name="T6">備</text:span>，以防止<text:span text:style-name="T6">發</text:span>生<text:span text:style-name="T6">災禍</text:span>。</text:p>
      <text:p text:style-name="P1"/>
      <text:p text:style-name="P3">《象》曰：“<text:span text:style-name="T6">終</text:span>日戒”有所疑也。</text:p>
      <text:p text:style-name="P1"/>
      <text:p text:style-name="P3">【白<text:span text:style-name="T6">話</text:span>】《象<text:span text:style-name="T6">辭</text:span>》<text:span text:style-name="T6">說</text:span>：“整天保持戒<text:span text:style-name="T6">備</text:span>，以防止<text:span text:style-name="T6">災禍</text:span>的<text:span text:style-name="T6">發</text:span>生”，<text:span text:style-name="T6">說</text:span>明此<text:span text:style-name="T6">時</text:span>心中有所疑<text:span text:style-name="T6">慮</text:span>，感到恐<text:span text:style-name="T6">懼</text:span>。</text:p>
      <text:p text:style-name="P3">九五，<text:span text:style-name="T6">東鄰殺</text:span>牛，不如西郊之禴祭，<text:span text:style-name="T6">實</text:span>受其福。</text:p>
      <text:p text:style-name="P1"/>
      <text:p text:style-name="P3">【白<text:span text:style-name="T6">話</text:span>】九五，<text:span text:style-name="T6">東邊鄰國殺</text:span>牛羊<text:span text:style-name="T6">來舉</text:span>行盛大祭<text:span text:style-name="T6">禮</text:span>，不如西<text:span text:style-name="T6">邊</text:span>的<text:span text:style-name="T6">鄰國舉</text:span>行<text:span text:style-name="T6">簡單</text:span>而朴素的祭祀，<text:span text:style-name="T6">這樣</text:span>才能<text:span text:style-name="T6">實</text:span>在地得到神降<text:span text:style-name="T6">賜</text:span>的福分。</text:p>
      <text:p text:style-name="P1"/>
      <text:p text:style-name="P3">《象》曰：“<text:span text:style-name="T6">東鄰殺</text:span>牛”，不如西<text:span text:style-name="T6">鄰</text:span>之<text:span text:style-name="T6">時</text:span>也；“<text:span text:style-name="T6">實</text:span>受其福”，吉大<text:span text:style-name="T6">來</text:span>也。</text:p>
      <text:p text:style-name="P1"/>
      <text:p text:style-name="P3">【白<text:span text:style-name="T6">話</text:span>】《象<text:span text:style-name="T6">辭</text:span>》<text:span text:style-name="T6">說</text:span>：“<text:span text:style-name="T6">東邊</text:span>的<text:span text:style-name="T6">鄰國殺</text:span>牛宰羊<text:span text:style-name="T6">來舉</text:span>行盛大的祭<text:span text:style-name="T6">禮</text:span>”，<text:span text:style-name="T6">還</text:span>不如西<text:span text:style-name="T6">邊鄰國</text:span>能按<text:span text:style-name="T6">時舉</text:span>行虔<text:span text:style-name="T6">誠簡單</text:span>的<text:span text:style-name="T6">時</text:span>祭；西<text:span text:style-name="T6">鄰</text:span>“<text:span text:style-name="T6">實</text:span>在地得到上天神<text:span text:style-name="T6">靈</text:span>降<text:span text:style-name="T6">賜</text:span>的福分”，<text:span text:style-name="T6">說</text:span>明此是正<text:span text:style-name="T6">當</text:span>其位，吉祥福分<text:span text:style-name="T6">將</text:span>不<text:span text:style-name="T6">斷</text:span>隆<text:span text:style-name="T6">臨</text:span>，非常幸<text:span text:style-name="T6">運</text:span>。</text:p>
      <text:p text:style-name="P1"/>
      <text:p text:style-name="P3">上六，濡其道，<text:span text:style-name="T6">厲</text:span>。</text:p>
      <text:p text:style-name="P1"><text:soft-page-break/></text:p>
      <text:p text:style-name="P3">【白<text:span text:style-name="T6">話</text:span>】上六，小狐狸渡河<text:span text:style-name="T6">時</text:span>弄<text:span text:style-name="T6">溼</text:span>了<text:span text:style-name="T6">頭</text:span>，有危<text:span text:style-name="T6">險</text:span>。</text:p>
      <text:p text:style-name="P1"/>
      <text:p text:style-name="P3">《象》曰：“濡其道，<text:span text:style-name="T6">厲</text:span>”，何可久也！</text:p>
      <text:p text:style-name="P1"/>
      <text:p text:style-name="P3">【白<text:span text:style-name="T6">話</text:span>】《象<text:span text:style-name="T6">辭</text:span>》<text:span text:style-name="T6">說</text:span>：“小狐狸渡河<text:span text:style-name="T6">時</text:span>弄<text:span text:style-name="T6">溼</text:span>了<text:span text:style-name="T6">頭</text:span>，有危<text:span text:style-name="T6">險</text:span>”，<text:span text:style-name="T6">這</text:span>是警告在事情成功之后，要更加小心<text:span text:style-name="T6">謹</text:span>慎，不然怎能<text:span text:style-name="T6">長</text:span>久不<text:span text:style-name="T6">敗</text:span>！ </text:p>
      <text:p text:style-name="P1"/>
      <text:p text:style-name="P1"/>
      <text:p text:style-name="P3">第六十四卦：《未<text:span text:style-name="T6">濟</text:span>卦》</text:p>
      <text:p text:style-name="P1"><text:s/></text:p>
      <text:p text:style-name="P3">未<text:span text:style-name="T6">濟</text:span>：亨；小狐汔<text:span text:style-name="T6">濟</text:span>，濡其尾，<text:span text:style-name="T6">無</text:span>攸利。</text:p>
      <text:p text:style-name="P1"/>
      <text:p text:style-name="P3">【白<text:span text:style-name="T6">話</text:span>】《未<text:span text:style-name="T6">濟</text:span>卦》象<text:span text:style-name="T6">徵</text:span>事未完成：<text:span text:style-name="T6">經過</text:span>努力可以得到亨通；小狐狸渡河快到<text:span text:style-name="T6">對</text:span>岸了，<text:span text:style-name="T6">卻</text:span>浸<text:span text:style-name="T6">溼</text:span>了尾巴，<text:span text:style-name="T6">則沒</text:span>有什么吉利。</text:p>
      <text:p text:style-name="P1"/>
      <text:p text:style-name="P3">《象》曰：火在水上，未<text:span text:style-name="T6">濟</text:span>；君子以慎辨物居方。</text:p>
      <text:p text:style-name="P1"/>
      <text:p text:style-name="P3">【白<text:span text:style-name="T6">話</text:span>】《象<text:span text:style-name="T6">辭</text:span>》<text:span text:style-name="T6">說</text:span>：《未<text:span text:style-name="T6">濟</text:span>卦》的卦象是坎（水）下<text:span text:style-name="T6">離</text:span>（火）上，<text:span text:style-name="T6">為</text:span>火在水上之表象。火在水上，大火燃<text:span text:style-name="T6">燒</text:span>，水波浩浩，水火相<text:span text:style-name="T6">對</text:span>相克，象<text:span text:style-name="T6">徵</text:span>着未完成；君子此<text:span text:style-name="T6">時</text:span>要明辨各<text:span text:style-name="T6">種</text:span>事物，看到事物的本<text:span text:style-name="T6">質</text:span>，努力使事物的<text:span text:style-name="T6">變</text:span>化<text:span text:style-name="T6">趨</text:span>向好的方面，<text:span text:style-name="T6">這樣</text:span>做<text:span text:style-name="T6">則萬</text:span>事可成。</text:p>
      <text:p text:style-name="P1"/>
      <text:p text:style-name="P1">初六，濡其尾，吝。</text:p>
      <text:p text:style-name="P1"/>
      <text:p text:style-name="P3">【白<text:span text:style-name="T6">話</text:span>】初六，小狐狸渡河<text:span text:style-name="T6">時</text:span>被水浸<text:span text:style-name="T6">溼</text:span>了尾巴，<text:span text:style-name="T6">會</text:span>有麻<text:span text:style-name="T6">煩</text:span>。</text:p>
      <text:p text:style-name="P1"/>
      <text:p text:style-name="P3">《象》曰：“濡其尾”，亦不知<text:span text:style-name="T6">極</text:span>也。</text:p>
      <text:p text:style-name="P1"/>
      <text:p text:style-name="P3">【白<text:span text:style-name="T6">話</text:span>】《象<text:span text:style-name="T6">辭</text:span>》<text:span text:style-name="T6">說</text:span>：“小狐狸渡河<text:span text:style-name="T6">時</text:span>被水浸<text:span text:style-name="T6">溼</text:span>了尾巴”，<text:span text:style-name="T6">說</text:span>明其自不量力，不知道自己究竟能使多大的<text:span text:style-name="T6">氣</text:span>力，急躁冒<text:span text:style-name="T6">進</text:span>，<text:span text:style-name="T6">結</text:span>果招致麻<text:span text:style-name="T6">煩</text:span>。</text:p>
      <text:p text:style-name="P1"/>
      <text:p text:style-name="P3">九二，曳其<text:span text:style-name="T6">輪</text:span>，<text:span text:style-name="T6">貞</text:span>吉。</text:p>
      <text:p text:style-name="P3">【白<text:span text:style-name="T6">話</text:span>】九二，向后拖拉<text:span text:style-name="T6">車輪</text:span>，使<text:span text:style-name="T6">車</text:span>不快<text:span text:style-name="T6">進</text:span>，<text:span text:style-name="T6">堅</text:span>守正道可以得到吉祥。</text:p>
      <text:p text:style-name="P1"/>
      <text:p text:style-name="P3">《象》曰：九二<text:span text:style-name="T6">貞</text:span>吉，中以行正也。</text:p>
      <text:p text:style-name="P1"/>
      <text:p text:style-name="P3">【白<text:span text:style-name="T6">話</text:span>】《象<text:span text:style-name="T6">辭</text:span>》<text:span text:style-name="T6">說</text:span>：九二爻之所以可<text:span text:style-name="T6">獲</text:span>吉祥，是因其恃中不移，端正不偏倚，有所<text:span text:style-name="T6">節</text:span>制，<text:span text:style-name="T6">這樣</text:span>行事必<text:span text:style-name="T6">獲</text:span>吉祥。</text:p>
      <text:p text:style-name="P1"/>
      <text:p text:style-name="P3">六三，未<text:span text:style-name="T6">濟</text:span>，<text:span text:style-name="T6">徵</text:span>凶，利涉大川。</text:p>
      <text:p text:style-name="P1"/>
      <text:p text:style-name="P3">【白<text:span text:style-name="T6">話</text:span>】六三，事情未完成，急躁冒<text:span text:style-name="T6">進</text:span>去<text:span text:style-name="T6">遠</text:span>行，有凶<text:span text:style-name="T6">險</text:span>，但有利<text:span text:style-name="T6">於</text:span>渡<text:span text:style-name="T6">過</text:span>大河急流。</text:p>
      <text:p text:style-name="P1"/>
      <text:p text:style-name="P3">《象》曰：“未<text:span text:style-name="T6">濟</text:span>，<text:span text:style-name="T6">徵</text:span>凶”，位不<text:span text:style-name="T6">當</text:span>也。</text:p>
      <text:p text:style-name="P1"><text:soft-page-break/></text:p>
      <text:p text:style-name="P3">【白<text:span text:style-name="T6">話</text:span>】《象<text:span text:style-name="T6">辭</text:span>》<text:span text:style-name="T6">說</text:span>：“事情未完成，急躁冒<text:span text:style-name="T6">進</text:span>去<text:span text:style-name="T6">遠</text:span>行，有凶<text:span text:style-name="T6">險</text:span>”，<text:span text:style-name="T6">說</text:span>明此<text:span text:style-name="T6">時</text:span>所<text:span text:style-name="T6">處</text:span>的位置不<text:span text:style-name="T6">當</text:span>。</text:p>
      <text:p text:style-name="P1"/>
      <text:p text:style-name="P3">九四，<text:span text:style-name="T6">貞</text:span>吉，悔亡；震用伐鬼方，三年有<text:span text:style-name="T6">賞於</text:span>大<text:span text:style-name="T6">國</text:span>。</text:p>
      <text:p text:style-name="P1"/>
      <text:p text:style-name="P3">【白<text:span text:style-name="T6">話</text:span>】九四，<text:span text:style-name="T6">堅</text:span>守正道可<text:span text:style-name="T6">獲</text:span>吉祥，悔恨<text:span text:style-name="T6">會</text:span>消失；以雷霆<text:span text:style-name="T6">萬鈞</text:span>之<text:span text:style-name="T6">勢徵討</text:span>鬼方<text:span text:style-name="T6">國</text:span>，<text:span text:style-name="T6">經過</text:span>三年的激烈<text:span text:style-name="T6">戰</text:span>斗<text:span text:style-name="T6">終於</text:span>得到了<text:span text:style-name="T6">勝</text:span>利，被封<text:span text:style-name="T6">為</text:span>一<text:span text:style-name="T6">個</text:span>大<text:span text:style-name="T6">國</text:span>的<text:span text:style-name="T6">諸</text:span>侯。</text:p>
      <text:p text:style-name="P1"/>
      <text:p text:style-name="P3">《象》曰：“<text:span text:style-name="T6">貞</text:span>吉悔亡”，志行也。</text:p>
      <text:p text:style-name="P1"/>
      <text:p text:style-name="P3">【白<text:span text:style-name="T6">話</text:span>】《象<text:span text:style-name="T6">辭</text:span>》<text:span text:style-name="T6">說</text:span>：“<text:span text:style-name="T6">堅</text:span>守正道可<text:span text:style-name="T6">獲</text:span>吉祥，悔恨<text:span text:style-name="T6">會</text:span>消失”，<text:span text:style-name="T6">說</text:span>明<text:span text:style-name="T6">實現</text:span>了建功立<text:span text:style-name="T6">業</text:span>的志向。</text:p>
      <text:p text:style-name="P1"/>
      <text:p text:style-name="P3">六五，<text:span text:style-name="T6">貞</text:span>吉，<text:span text:style-name="T6">無</text:span>悔；君子之光，有孚吉。</text:p>
      <text:p text:style-name="P1"/>
      <text:p text:style-name="P3">【白<text:span text:style-name="T6">話</text:span>】六五，<text:span text:style-name="T6">堅</text:span>守正道或<text:span text:style-name="T6">獲</text:span>吉祥，<text:span text:style-name="T6">沒</text:span>有什么悔恨；<text:span text:style-name="T6">這</text:span>是君子所具有的美德的光<text:span text:style-name="T6">輝</text:span>，有<text:span text:style-name="T6">誠實</text:span>守信的德行可以<text:span text:style-name="T6">獲</text:span>得吉祥。</text:p>
      <text:p text:style-name="P1"/>
      <text:p text:style-name="P3">《象》曰：“君子之光”其<text:span text:style-name="T6">暉</text:span>吉也。</text:p>
      <text:p text:style-name="P1"/>
      <text:p text:style-name="P3">【白<text:span text:style-name="T6">話</text:span>】《象<text:span text:style-name="T6">辭</text:span>》<text:span text:style-name="T6">說</text:span>：“君子所具有的美德的光<text:span text:style-name="T6">輝</text:span>”，<text:span text:style-name="T6">說</text:span>明此<text:span text:style-name="T6">時</text:span>正在事情即<text:span text:style-name="T6">將</text:span>成功的<text:span text:style-name="T6">關鍵時</text:span>刻，<text:span text:style-name="T6">應該</text:span>具有<text:span text:style-name="T6">誠實</text:span>守信、光明正大的美德，才能<text:span text:style-name="T6">獲</text:span>得成功，光彩<text:span text:style-name="T6">煥發</text:span>，得到吉祥。</text:p>
      <text:p text:style-name="P1"/>
      <text:p text:style-name="P3">上九，有孚<text:span text:style-name="T6">於飲</text:span>酒，<text:span text:style-name="T6">無</text:span>咎；濡其首，有孚失是。</text:p>
      <text:p text:style-name="P1"/>
      <text:p text:style-name="P3">【白<text:span text:style-name="T6">話</text:span>】上九，<text:span text:style-name="T6">滿懷</text:span>信心，充分信任<text:span text:style-name="T6">眾</text:span>人，<text:span text:style-name="T6">這時</text:span>可以安<text:span text:style-name="T6">閑</text:span>自得地<text:span text:style-name="T6">飲</text:span>酒作<text:span text:style-name="T6">樂</text:span>，<text:span text:style-name="T6">沒</text:span>有什么<text:span text:style-name="T6">災禍</text:span>；<text:span text:style-name="T6">縱</text:span>情<text:span text:style-name="T6">濫飲</text:span>，被酒淋<text:span text:style-name="T6">溼</text:span>了<text:span text:style-name="T6">頭</text:span>，<text:span text:style-name="T6">則說</text:span>明<text:span text:style-name="T6">過</text:span>分信任他人，<text:span text:style-name="T6">將會損</text:span>害君子的正道。</text:p>
      <text:p text:style-name="P1"/>
      <text:p text:style-name="P3">《象》曰：“<text:span text:style-name="T6">飲</text:span>酒濡首，亦不知<text:span text:style-name="T6">節</text:span>也。</text:p>
      <text:p text:style-name="P1"/>
      <text:p text:style-name="P3">【白<text:span text:style-name="T6">話</text:span>】《象<text:span text:style-name="T6">辭</text:span>》<text:span text:style-name="T6">說</text:span>：“<text:span text:style-name="T6">縱</text:span>情<text:span text:style-name="T6">濫飲</text:span>，被酒淋<text:span text:style-name="T6">溼</text:span>了<text:span text:style-name="T6">頭</text:span>”，<text:span text:style-name="T6">這樣</text:span>喝得醉醺醺的，就<text:span text:style-name="T6">會誤</text:span>了大事，就有<text:span text:style-name="T6">滅頂</text:span>之<text:span text:style-name="T6">災</text:span>，<text:span text:style-name="T6">這</text:span>是放<text:span text:style-name="T6">縱</text:span>自己<text:span text:style-name="T6">沒</text:span>有<text:span text:style-name="T6">節</text:span>制的<text:span text:style-name="T6">結</text:span>果。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Times New Roman" svg:font-family="'Times New Roman'" style:font-family-generic="roman" style:font-pitch="variable"/>
    <style:font-face style:name="宋体" svg:font-family="宋体, SimSun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新細明體" style:font-size-asian="10.5pt" style:language-asian="zh" style:country-asian="TW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Times New Roman" fo:font-size="12pt" fo:language="en" fo:country="US" style:font-name-asian="新細明體" style:font-size-asian="10.5pt" style:language-asian="zh" style:country-asian="TW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writing-mode="lr-tb"/>
      <style:text-properties style:use-window-font-color="true" loext:opacity="0%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默认段落字体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/>
    <dc:subject/>
    <meta:keyword/>
    <meta:initial-creator>微软用户</meta:initial-creator>
    <meta:creation-date>2010-05-25T22:53:00</meta:creation-date>
    <dc:date>2025-02-14T16:04:49.698000000</dc:date>
    <meta:editing-cycles>3</meta:editing-cycles>
    <meta:editing-duration>PT4M</meta:editing-duration>
    <meta:document-statistic meta:table-count="0" meta:image-count="0" meta:object-count="0" meta:page-count="105" meta:paragraph-count="2019" meta:word-count="65792" meta:character-count="65941" meta:non-whitespace-character-count="65799"/>
    <meta:generator>LibreOffice/24.2.3.2$Windows_x86 LibreOffice_project/433d9c2ded56988e8a90e6b2e771ee4e6a5ab2ba</meta:generator>
  </office:meta>
</office:document-meta>
</file>